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table table:name="Sheet1" table:style-name="ta1">
        <table:table-column table:style-name="co1" table:number-columns-repeated="7" table:default-cell-style-name="ce1"/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office:value-type="float" office:value="0.24">
            <text:p>0.2400</text:p>
          </table:table-cell>
          <table:table-cell table:number-columns-repeated="14"/>
        </table:table-row>
        <table:table-row table:style-name="ro1">
          <table:table-cell/>
          <table:table-cell table:formula="of:=[.B7]" office:value-type="float" office:value="0">
            <text:p>0.0000</text:p>
          </table:table-cell>
          <table:table-cell table:formula="of:=[.C7]" office:value-type="float" office:value="0">
            <text:p>0.0000</text:p>
          </table:table-cell>
          <table:table-cell table:formula="of:=[.D7]" office:value-type="float" office:value="0">
            <text:p>0.0000</text:p>
          </table:table-cell>
          <table:table-cell table:formula="of:=[.E7]" office:value-type="float" office:value="0">
            <text:p>0.0000</text:p>
          </table:table-cell>
          <table:table-cell table:formula="of:=[.F7]" office:value-type="float" office:value="0">
            <text:p>0.0000</text:p>
          </table:table-cell>
          <table:table-cell table:number-columns-repeated="3"/>
          <table:table-cell table:formula="of:=[.B290]" office:value-type="float" office:value="179.39022612405">
            <text:p>179.3902</text:p>
          </table:table-cell>
          <table:table-cell table:formula="of:=[.C290]" office:value-type="float" office:value="202.637978527634">
            <text:p>202.6380</text:p>
          </table:table-cell>
          <table:table-cell table:formula="of:=[.D290]" office:value-type="float" office:value="228.031810486295">
            <text:p>228.0318</text:p>
          </table:table-cell>
          <table:table-cell table:formula="of:=[.E290]" office:value-type="float" office:value="202.573800991166">
            <text:p>202.5738</text:p>
          </table:table-cell>
          <table:table-cell table:formula="of:=[.F290]" office:value-type="float" office:value="179.341010871979">
            <text:p>179.3410</text:p>
          </table:table-cell>
          <table:table-cell/>
        </table:table-row>
        <table:table-row table:style-name="ro1">
          <table:table-cell table:formula="of:=[.F3]" office:value-type="float" office:value="0">
            <text:p>0.0000</text:p>
          </table:table-cell>
          <table:table-cell table:number-columns-repeated="5" office:value-type="float" office:value="0">
            <text:p>0.0000</text:p>
          </table:table-cell>
          <table:table-cell table:formula="of:=[.B3]" office:value-type="float" office:value="0">
            <text:p>0.0000</text:p>
          </table:table-cell>
          <table:table-cell/>
          <table:table-cell table:formula="of:=[.A291]" office:value-type="float" office:value="287.077724138913">
            <text:p>287.0777</text:p>
          </table:table-cell>
          <table:table-cell table:formula="of:=[.B291]" office:value-type="float" office:value="297.736238608597">
            <text:p>297.7362</text:p>
          </table:table-cell>
          <table:table-cell table:formula="of:=[.C291]" office:value-type="float" office:value="332.224252172013">
            <text:p>332.2243</text:p>
          </table:table-cell>
          <table:table-cell table:formula="of:=[.D291]" office:value-type="float" office:value="364.759247102143">
            <text:p>364.7592</text:p>
          </table:table-cell>
          <table:table-cell table:formula="of:=[.E291]" office:value-type="float" office:value="329.175787449785">
            <text:p>329.1758</text:p>
          </table:table-cell>
          <table:table-cell table:formula="of:=[.F291]" office:value-type="float" office:value="287.077724138913">
            <text:p>287.0777</text:p>
          </table:table-cell>
          <table:table-cell table:formula="of:=[.G291]" office:value-type="float" office:value="297.736238608597">
            <text:p>297.7362</text:p>
          </table:table-cell>
        </table:table-row>
        <table:table-row table:style-name="ro1">
          <table:table-cell table:formula="of:=[.F4]" office:value-type="float" office:value="0">
            <text:p>0.0000</text:p>
          </table:table-cell>
          <table:table-cell table:number-columns-repeated="5" office:value-type="float" office:value="0">
            <text:p>0.0000</text:p>
          </table:table-cell>
          <table:table-cell table:formula="of:=[.B4]" office:value-type="float" office:value="0">
            <text:p>0.0000</text:p>
          </table:table-cell>
          <table:table-cell/>
          <table:table-cell table:formula="of:=[.A292]" office:value-type="float" office:value="395.003848278157">
            <text:p>395.0038</text:p>
          </table:table-cell>
          <table:table-cell table:formula="of:=[.B292]" office:value-type="float" office:value="397.565266830127">
            <text:p>397.5653</text:p>
          </table:table-cell>
          <table:table-cell table:formula="of:=[.C292]" office:value-type="float" office:value="468.673174061458">
            <text:p>468.6732</text:p>
          </table:table-cell>
          <table:table-cell table:formula="of:=[.D292]" office:value-type="float" office:value="574.075654280104">
            <text:p>574.0757</text:p>
          </table:table-cell>
          <table:table-cell table:formula="of:=[.E292]" office:value-type="float" office:value="467.131020749227">
            <text:p>467.1310</text:p>
          </table:table-cell>
          <table:table-cell table:formula="of:=[.F292]" office:value-type="float" office:value="395.003848278157">
            <text:p>395.0038</text:p>
          </table:table-cell>
          <table:table-cell table:formula="of:=[.G292]" office:value-type="float" office:value="397.565266830127">
            <text:p>397.5653</text:p>
          </table:table-cell>
        </table:table-row>
        <table:table-row table:style-name="ro1">
          <table:table-cell table:formula="of:=[.F5]" office:value-type="float" office:value="0">
            <text:p>0.0000</text:p>
          </table:table-cell>
          <table:table-cell table:number-columns-repeated="2" office:value-type="float" office:value="0">
            <text:p>0.0000</text:p>
          </table:table-cell>
          <table:table-cell office:value-type="float" office:value="1000">
            <text:p>1000.0000</text:p>
          </table:table-cell>
          <table:table-cell table:number-columns-repeated="2" office:value-type="float" office:value="0">
            <text:p>0.0000</text:p>
          </table:table-cell>
          <table:table-cell table:formula="of:=[.B5]" office:value-type="float" office:value="0">
            <text:p>0.0000</text:p>
          </table:table-cell>
          <table:table-cell/>
          <table:table-cell table:formula="of:=[.A293]" office:value-type="float" office:value="434.559111234183">
            <text:p>434.5591</text:p>
          </table:table-cell>
          <table:table-cell table:formula="of:=[.B293]" office:value-type="float" office:value="435.224490184216">
            <text:p>435.2245</text:p>
          </table:table-cell>
          <table:table-cell table:formula="of:=[.C293]" office:value-type="float" office:value="576.309995135794">
            <text:p>576.3100</text:p>
          </table:table-cell>
          <table:table-cell table:formula="of:=[.D293]" office:value-type="float" office:value="1000">
            <text:p>1000.0000</text:p>
          </table:table-cell>
          <table:table-cell table:formula="of:=[.E293]" office:value-type="float" office:value="575.710201999089">
            <text:p>575.7102</text:p>
          </table:table-cell>
          <table:table-cell table:formula="of:=[.F293]" office:value-type="float" office:value="434.559111234183">
            <text:p>434.5591</text:p>
          </table:table-cell>
          <table:table-cell table:formula="of:=[.G293]" office:value-type="float" office:value="435.224490184216">
            <text:p>435.2245</text:p>
          </table:table-cell>
        </table:table-row>
        <table:table-row table:style-name="ro1">
          <table:table-cell table:formula="of:=[.F6]" office:value-type="float" office:value="0">
            <text:p>0.0000</text:p>
          </table:table-cell>
          <table:table-cell table:number-columns-repeated="5" office:value-type="float" office:value="0">
            <text:p>0.0000</text:p>
          </table:table-cell>
          <table:table-cell table:formula="of:=[.B6]" office:value-type="float" office:value="0">
            <text:p>0.0000</text:p>
          </table:table-cell>
          <table:table-cell/>
          <table:table-cell table:formula="of:=[.A294]" office:value-type="float" office:value="338.205807334803">
            <text:p>338.2058</text:p>
          </table:table-cell>
          <table:table-cell table:formula="of:=[.B294]" office:value-type="float" office:value="338.389554449657">
            <text:p>338.3896</text:p>
          </table:table-cell>
          <table:table-cell table:formula="of:=[.C294]" office:value-type="float" office:value="405.602733472624">
            <text:p>405.6027</text:p>
          </table:table-cell>
          <table:table-cell table:formula="of:=[.D294]" office:value-type="float" office:value="509.057686298528">
            <text:p>509.0577</text:p>
          </table:table-cell>
          <table:table-cell table:formula="of:=[.E294]" office:value-type="float" office:value="405.39266852786">
            <text:p>405.3927</text:p>
          </table:table-cell>
          <table:table-cell table:formula="of:=[.F294]" office:value-type="float" office:value="338.205807334803">
            <text:p>338.2058</text:p>
          </table:table-cell>
          <table:table-cell table:formula="of:=[.G294]" office:value-type="float" office:value="338.389554449657">
            <text:p>338.3896</text:p>
          </table:table-cell>
        </table:table-row>
        <table:table-row table:style-name="ro1">
          <table:table-cell table:formula="of:=[.F7]" office:value-type="float" office:value="0">
            <text:p>0.0000</text:p>
          </table:table-cell>
          <table:table-cell table:number-columns-repeated="5" office:value-type="float" office:value="0">
            <text:p>0.0000</text:p>
          </table:table-cell>
          <table:table-cell table:formula="of:=[.B7]" office:value-type="float" office:value="0">
            <text:p>0.0000</text:p>
          </table:table-cell>
          <table:table-cell/>
          <table:table-cell table:formula="of:=[.A295]" office:value-type="float" office:value="179.341010871979">
            <text:p>179.3410</text:p>
          </table:table-cell>
          <table:table-cell table:formula="of:=[.B295]" office:value-type="float" office:value="179.39022612405">
            <text:p>179.3902</text:p>
          </table:table-cell>
          <table:table-cell table:formula="of:=[.C295]" office:value-type="float" office:value="202.637978527634">
            <text:p>202.6380</text:p>
          </table:table-cell>
          <table:table-cell table:formula="of:=[.D295]" office:value-type="float" office:value="228.031810486295">
            <text:p>228.0318</text:p>
          </table:table-cell>
          <table:table-cell table:formula="of:=[.E295]" office:value-type="float" office:value="202.573800991166">
            <text:p>202.5738</text:p>
          </table:table-cell>
          <table:table-cell table:formula="of:=[.F295]" office:value-type="float" office:value="179.341010871979">
            <text:p>179.3410</text:p>
          </table:table-cell>
          <table:table-cell table:formula="of:=[.G295]" office:value-type="float" office:value="179.39022612405">
            <text:p>179.3902</text:p>
          </table:table-cell>
        </table:table-row>
        <table:table-row table:style-name="ro1">
          <table:table-cell/>
          <table:table-cell table:formula="of:=[.B3]" office:value-type="float" office:value="0">
            <text:p>0.0000</text:p>
          </table:table-cell>
          <table:table-cell table:formula="of:=[.C3]" office:value-type="float" office:value="0">
            <text:p>0.0000</text:p>
          </table:table-cell>
          <table:table-cell table:formula="of:=[.D3]" office:value-type="float" office:value="0">
            <text:p>0.0000</text:p>
          </table:table-cell>
          <table:table-cell table:formula="of:=[.E3]" office:value-type="float" office:value="0">
            <text:p>0.0000</text:p>
          </table:table-cell>
          <table:table-cell table:formula="of:=[.F3]" office:value-type="float" office:value="0">
            <text:p>0.0000</text:p>
          </table:table-cell>
          <table:table-cell table:number-columns-repeated="3"/>
          <table:table-cell table:formula="of:=[.B296]" office:value-type="float" office:value="297.736238608597">
            <text:p>297.7362</text:p>
          </table:table-cell>
          <table:table-cell table:formula="of:=[.C296]" office:value-type="float" office:value="332.224252172013">
            <text:p>332.2243</text:p>
          </table:table-cell>
          <table:table-cell table:formula="of:=[.D296]" office:value-type="float" office:value="364.759247102143">
            <text:p>364.7592</text:p>
          </table:table-cell>
          <table:table-cell table:formula="of:=[.E296]" office:value-type="float" office:value="329.175787449785">
            <text:p>329.1758</text:p>
          </table:table-cell>
          <table:table-cell table:formula="of:=[.F296]" office:value-type="float" office:value="287.077724138913">
            <text:p>287.0777</text:p>
          </table:table-cell>
          <table:table-cell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5]" office:value-type="float" office:value="0">
            <text:p>0.0000</text:p>
          </table:table-cell>
          <table:table-cell table:formula="of:=[.C15]" office:value-type="float" office:value="0">
            <text:p>0.0000</text:p>
          </table:table-cell>
          <table:table-cell table:formula="of:=[.D15]" office:value-type="float" office:value="0">
            <text:p>0.0000</text:p>
          </table:table-cell>
          <table:table-cell table:formula="of:=[.E15]" office:value-type="float" office:value="0">
            <text:p>0.0000</text:p>
          </table:table-cell>
          <table:table-cell table:formula="of:=[.F15]" office:value-type="float" office:value="0">
            <text:p>0.0000</text:p>
          </table:table-cell>
          <table:table-cell table:number-columns-repeated="9"/>
        </table:table-row>
        <table:table-row table:style-name="ro1">
          <table:table-cell table:formula="of:=[.F11]" office:value-type="float" office:value="0">
            <text:p>0.0000</text:p>
          </table:table-cell>
          <table:table-cell table:formula="of:=[.B3]+[.$A$1]*([.B2]-[.B3]+[.C3]-[.B3]+[.B4]-[.B3]+[.A3]-[.B3])" office:value-type="float" office:value="0">
            <text:p>0.0000</text:p>
          </table:table-cell>
          <table:table-cell table:formula="of:=[.C3]+[.$A$1]*([.C2]-[.C3]+[.D3]-[.C3]+[.C4]-[.C3]+[.B3]-[.C3])" office:value-type="float" office:value="0">
            <text:p>0.0000</text:p>
          </table:table-cell>
          <table:table-cell table:formula="of:=[.D3]+[.$A$1]*([.D2]-[.D3]+[.E3]-[.D3]+[.D4]-[.D3]+[.C3]-[.D3])" office:value-type="float" office:value="0">
            <text:p>0.0000</text:p>
          </table:table-cell>
          <table:table-cell table:formula="of:=[.E3]+[.$A$1]*([.E2]-[.E3]+[.F3]-[.E3]+[.E4]-[.E3]+[.D3]-[.E3])" office:value-type="float" office:value="0">
            <text:p>0.0000</text:p>
          </table:table-cell>
          <table:table-cell table:formula="of:=[.$A$1]*([.F2]+[.G3]+[.F4]+[.E3])" office:value-type="float" office:value="0">
            <text:p>0.0000</text:p>
          </table:table-cell>
          <table:table-cell table:formula="of:=[.B11]" office:value-type="float" office:value="0">
            <text:p>0.0000</text:p>
          </table:table-cell>
          <table:table-cell table:number-columns-repeated="8"/>
        </table:table-row>
        <table:table-row table:style-name="ro1">
          <table:table-cell table:formula="of:=[.F12]" office:value-type="float" office:value="0">
            <text:p>0.0000</text:p>
          </table:table-cell>
          <table:table-cell table:formula="of:=[.B4]+[.$A$1]*([.B3]-[.B4]+[.C4]-[.B4]+[.B5]-[.B4]+[.A4]-[.B4])" office:value-type="float" office:value="0">
            <text:p>0.0000</text:p>
          </table:table-cell>
          <table:table-cell table:formula="of:=[.C4]+[.$A$1]*([.C3]-[.C4]+[.D4]-[.C4]+[.C5]-[.C4]+[.B4]-[.C4])" office:value-type="float" office:value="0">
            <text:p>0.0000</text:p>
          </table:table-cell>
          <table:table-cell table:formula="of:=[.D4]+[.$A$1]*([.D3]-[.D4]+[.E4]-[.D4]+[.D5]-[.D4]+[.C4]-[.D4])" office:value-type="float" office:value="240">
            <text:p>240.0000</text:p>
          </table:table-cell>
          <table:table-cell table:formula="of:=[.E4]+[.$A$1]*([.E3]-[.E4]+[.F4]-[.E4]+[.E5]-[.E4]+[.D4]-[.E4])" office:value-type="float" office:value="0">
            <text:p>0.0000</text:p>
          </table:table-cell>
          <table:table-cell table:formula="of:=[.F4]+[.$A$1]*([.F3]-[.F4]+[.G4]-[.F4]+[.F5]-[.F4]+[.E4]-[.F4])" office:value-type="float" office:value="0">
            <text:p>0.0000</text:p>
          </table:table-cell>
          <table:table-cell table:formula="of:=[.B12]" office:value-type="float" office:value="0">
            <text:p>0.0000</text:p>
          </table:table-cell>
          <table:table-cell table:number-columns-repeated="8"/>
        </table:table-row>
        <table:table-row table:style-name="ro1">
          <table:table-cell table:formula="of:=[.F13]" office:value-type="float" office:value="0">
            <text:p>0.0000</text:p>
          </table:table-cell>
          <table:table-cell table:formula="of:=[.B5]+[.$A$1]*([.B4]-[.B5]+[.C5]-[.B5]+[.B6]-[.B5]+[.A5]-[.B5])" office:value-type="float" office:value="0">
            <text:p>0.0000</text:p>
          </table:table-cell>
          <table:table-cell table:formula="of:=[.C5]+[.$A$1]*([.C4]-[.C5]+[.D5]-[.C5]+[.C6]-[.C5]+[.B5]-[.C5])" office:value-type="float" office:value="240">
            <text:p>240.0000</text:p>
          </table:table-cell>
          <table:table-cell table:formula="of:=[.D5]" office:value-type="float" office:value="1000">
            <text:p>1000.0000</text:p>
          </table:table-cell>
          <table:table-cell table:formula="of:=[.E5]+[.$A$1]*([.E4]-[.E5]+[.F5]-[.E5]+[.E6]-[.E5]+[.D5]-[.E5])" office:value-type="float" office:value="240">
            <text:p>240.0000</text:p>
          </table:table-cell>
          <table:table-cell table:formula="of:=[.F5]+[.$A$1]*([.F4]-[.F5]+[.G5]-[.F5]+[.F6]-[.F5]+[.E5]-[.F5])" office:value-type="float" office:value="0">
            <text:p>0.0000</text:p>
          </table:table-cell>
          <table:table-cell table:formula="of:=[.B13]" office:value-type="float" office:value="0">
            <text:p>0.0000</text:p>
          </table:table-cell>
          <table:table-cell table:number-columns-repeated="8"/>
        </table:table-row>
        <table:table-row table:style-name="ro1">
          <table:table-cell table:formula="of:=[.F14]" office:value-type="float" office:value="0">
            <text:p>0.0000</text:p>
          </table:table-cell>
          <table:table-cell table:formula="of:=[.B6]+[.$A$1]*([.B5]-[.B6]+[.C6]-[.B6]+[.B7]-[.B6]+[.A6]-[.B6])" office:value-type="float" office:value="0">
            <text:p>0.0000</text:p>
          </table:table-cell>
          <table:table-cell table:formula="of:=[.C6]+[.$A$1]*([.C5]-[.C6]+[.D6]-[.C6]+[.C7]-[.C6]+[.B6]-[.C6])" office:value-type="float" office:value="0">
            <text:p>0.0000</text:p>
          </table:table-cell>
          <table:table-cell table:formula="of:=[.D6]+[.$A$1]*([.D5]-[.D6]+[.E6]-[.D6]+[.D7]-[.D6]+[.C6]-[.D6])" office:value-type="float" office:value="240">
            <text:p>240.0000</text:p>
          </table:table-cell>
          <table:table-cell table:formula="of:=[.E6]+[.$A$1]*([.E5]-[.E6]+[.F6]-[.E6]+[.E7]-[.E6]+[.D6]-[.E6])" office:value-type="float" office:value="0">
            <text:p>0.0000</text:p>
          </table:table-cell>
          <table:table-cell table:formula="of:=[.F6]+[.$A$1]*([.F5]-[.F6]+[.G6]-[.F6]+[.F7]-[.F6]+[.E6]-[.F6])" office:value-type="float" office:value="0">
            <text:p>0.0000</text:p>
          </table:table-cell>
          <table:table-cell table:formula="of:=[.B14]" office:value-type="float" office:value="0">
            <text:p>0.0000</text:p>
          </table:table-cell>
          <table:table-cell table:number-columns-repeated="8"/>
        </table:table-row>
        <table:table-row table:style-name="ro1">
          <table:table-cell table:formula="of:=[.F15]" office:value-type="float" office:value="0">
            <text:p>0.0000</text:p>
          </table:table-cell>
          <table:table-cell table:formula="of:=[.B7]+[.$A$1]*([.B6]-[.B7]+[.C7]-[.B7]+[.B9]-[.B7]+[.A7]-[.B7])" office:value-type="float" office:value="0">
            <text:p>0.0000</text:p>
          </table:table-cell>
          <table:table-cell table:formula="of:=[.C7]+[.$A$1]*([.C6]-[.C7]+[.D7]-[.C7]+[.C9]-[.C7]+[.B7]-[.C7])" office:value-type="float" office:value="0">
            <text:p>0.0000</text:p>
          </table:table-cell>
          <table:table-cell table:formula="of:=[.D7]+[.$A$1]*([.D6]-[.D7]+[.E7]-[.D7]+[.D9]-[.D7]+[.C7]-[.D7])" office:value-type="float" office:value="0">
            <text:p>0.0000</text:p>
          </table:table-cell>
          <table:table-cell table:formula="of:=[.E7]+[.$A$1]*([.E6]-[.E7]+[.F7]-[.E7]+[.E9]-[.E7]+[.D7]-[.E7])" office:value-type="float" office:value="0">
            <text:p>0.0000</text:p>
          </table:table-cell>
          <table:table-cell table:formula="of:=[.F7]+[.$A$1]*([.F6]-[.F7]+[.G7]-[.F7]+[.F9]-[.F7]+[.E7]-[.F7])" office:value-type="float" office:value="0">
            <text:p>0.0000</text:p>
          </table:table-cell>
          <table:table-cell table:formula="of:=[.B15]" office:value-type="float" office:value="0">
            <text:p>0.0000</text:p>
          </table:table-cell>
          <table:table-cell table:number-columns-repeated="8"/>
        </table:table-row>
        <table:table-row table:style-name="ro1">
          <table:table-cell/>
          <table:table-cell table:formula="of:=[.B11]" office:value-type="float" office:value="0">
            <text:p>0.0000</text:p>
          </table:table-cell>
          <table:table-cell table:formula="of:=[.C11]" office:value-type="float" office:value="0">
            <text:p>0.0000</text:p>
          </table:table-cell>
          <table:table-cell table:formula="of:=[.D11]" office:value-type="float" office:value="0">
            <text:p>0.0000</text:p>
          </table:table-cell>
          <table:table-cell table:formula="of:=[.E11]" office:value-type="float" office:value="0">
            <text:p>0.0000</text:p>
          </table:table-cell>
          <table:table-cell table:formula="of:=[.F11]" office:value-type="float" office:value="0">
            <text:p>0.0000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3]" office:value-type="float" office:value="0">
            <text:p>0.0000</text:p>
          </table:table-cell>
          <table:table-cell table:formula="of:=[.C23]" office:value-type="float" office:value="0">
            <text:p>0.0000</text:p>
          </table:table-cell>
          <table:table-cell table:formula="of:=[.D23]" office:value-type="float" office:value="57.6">
            <text:p>57.6000</text:p>
          </table:table-cell>
          <table:table-cell table:formula="of:=[.E23]" office:value-type="float" office:value="0">
            <text:p>0.0000</text:p>
          </table:table-cell>
          <table:table-cell table:formula="of:=[.F23]" office:value-type="float" office:value="0">
            <text:p>0.0000</text:p>
          </table:table-cell>
          <table:table-cell table:number-columns-repeated="9"/>
        </table:table-row>
        <table:table-row table:style-name="ro1">
          <table:table-cell table:formula="of:=[.F19]" office:value-type="float" office:value="0">
            <text:p>0.0000</text:p>
          </table:table-cell>
          <table:table-cell table:formula="of:=[.B11]+[.$A$1]*([.B10]-[.B11]+[.C11]-[.B11]+[.B12]-[.B11]+[.A11]-[.B11])" office:value-type="float" office:value="0">
            <text:p>0.0000</text:p>
          </table:table-cell>
          <table:table-cell table:formula="of:=[.C11]+[.$A$1]*([.C10]-[.C11]+[.D11]-[.C11]+[.C12]-[.C11]+[.B11]-[.C11])" office:value-type="float" office:value="0">
            <text:p>0.0000</text:p>
          </table:table-cell>
          <table:table-cell table:formula="of:=[.D11]+[.$A$1]*([.D10]-[.D11]+[.E11]-[.D11]+[.D12]-[.D11]+[.C11]-[.D11])" office:value-type="float" office:value="57.6">
            <text:p>57.6000</text:p>
          </table:table-cell>
          <table:table-cell table:formula="of:=[.E11]+[.$A$1]*([.E10]-[.E11]+[.F11]-[.E11]+[.E12]-[.E11]+[.D11]-[.E11])" office:value-type="float" office:value="0">
            <text:p>0.0000</text:p>
          </table:table-cell>
          <table:table-cell table:formula="of:=[.$A$1]*([.F10]+[.G11]+[.F12]+[.E11])" office:value-type="float" office:value="0">
            <text:p>0.0000</text:p>
          </table:table-cell>
          <table:table-cell table:formula="of:=[.B19]" office:value-type="float" office:value="0">
            <text:p>0.0000</text:p>
          </table:table-cell>
          <table:table-cell table:number-columns-repeated="8"/>
        </table:table-row>
        <table:table-row table:style-name="ro1">
          <table:table-cell table:formula="of:=[.F20]" office:value-type="float" office:value="0">
            <text:p>0.0000</text:p>
          </table:table-cell>
          <table:table-cell table:formula="of:=[.B12]+[.$A$1]*([.B11]-[.B12]+[.C12]-[.B12]+[.B13]-[.B12]+[.A12]-[.B12])" office:value-type="float" office:value="0">
            <text:p>0.0000</text:p>
          </table:table-cell>
          <table:table-cell table:formula="of:=[.C12]+[.$A$1]*([.C11]-[.C12]+[.D12]-[.C12]+[.C13]-[.C12]+[.B12]-[.C12])" office:value-type="float" office:value="115.2">
            <text:p>115.2000</text:p>
          </table:table-cell>
          <table:table-cell table:formula="of:=[.D12]+[.$A$1]*([.D11]-[.D12]+[.E12]-[.D12]+[.D13]-[.D12]+[.C12]-[.D12])" office:value-type="float" office:value="249.6">
            <text:p>249.6000</text:p>
          </table:table-cell>
          <table:table-cell table:formula="of:=[.E12]+[.$A$1]*([.E11]-[.E12]+[.F12]-[.E12]+[.E13]-[.E12]+[.D12]-[.E12])" office:value-type="float" office:value="115.2">
            <text:p>115.2000</text:p>
          </table:table-cell>
          <table:table-cell table:formula="of:=[.F12]+[.$A$1]*([.F11]-[.F12]+[.G12]-[.F12]+[.F13]-[.F12]+[.E12]-[.F12])" office:value-type="float" office:value="0">
            <text:p>0.0000</text:p>
          </table:table-cell>
          <table:table-cell table:formula="of:=[.B20]" office:value-type="float" office:value="0">
            <text:p>0.0000</text:p>
          </table:table-cell>
          <table:table-cell table:number-columns-repeated="8"/>
        </table:table-row>
        <table:table-row table:style-name="ro1">
          <table:table-cell table:formula="of:=[.F21]" office:value-type="float" office:value="57.6">
            <text:p>57.6000</text:p>
          </table:table-cell>
          <table:table-cell table:formula="of:=[.B13]+[.$A$1]*([.B12]-[.B13]+[.C13]-[.B13]+[.B14]-[.B13]+[.A13]-[.B13])" office:value-type="float" office:value="57.6">
            <text:p>57.6000</text:p>
          </table:table-cell>
          <table:table-cell table:formula="of:=[.C13]+[.$A$1]*([.C12]-[.C13]+[.D13]-[.C13]+[.C14]-[.C13]+[.B13]-[.C13])" office:value-type="float" office:value="249.6">
            <text:p>249.6000</text:p>
          </table:table-cell>
          <table:table-cell table:formula="of:=[.D13]" office:value-type="float" office:value="1000">
            <text:p>1000.0000</text:p>
          </table:table-cell>
          <table:table-cell table:formula="of:=[.E13]+[.$A$1]*([.E12]-[.E13]+[.F13]-[.E13]+[.E14]-[.E13]+[.D13]-[.E13])" office:value-type="float" office:value="249.6">
            <text:p>249.6000</text:p>
          </table:table-cell>
          <table:table-cell table:formula="of:=[.F13]+[.$A$1]*([.F12]-[.F13]+[.G13]-[.F13]+[.F14]-[.F13]+[.E13]-[.F13])" office:value-type="float" office:value="57.6">
            <text:p>57.6000</text:p>
          </table:table-cell>
          <table:table-cell table:formula="of:=[.B21]" office:value-type="float" office:value="57.6">
            <text:p>57.6000</text:p>
          </table:table-cell>
          <table:table-cell table:number-columns-repeated="8"/>
        </table:table-row>
        <table:table-row table:style-name="ro1">
          <table:table-cell table:formula="of:=[.F22]" office:value-type="float" office:value="0">
            <text:p>0.0000</text:p>
          </table:table-cell>
          <table:table-cell table:formula="of:=[.B14]+[.$A$1]*([.B13]-[.B14]+[.C14]-[.B14]+[.B15]-[.B14]+[.A14]-[.B14])" office:value-type="float" office:value="0">
            <text:p>0.0000</text:p>
          </table:table-cell>
          <table:table-cell table:formula="of:=[.C14]+[.$A$1]*([.C13]-[.C14]+[.D14]-[.C14]+[.C15]-[.C14]+[.B14]-[.C14])" office:value-type="float" office:value="115.2">
            <text:p>115.2000</text:p>
          </table:table-cell>
          <table:table-cell table:formula="of:=[.D14]+[.$A$1]*([.D13]-[.D14]+[.E14]-[.D14]+[.D15]-[.D14]+[.C14]-[.D14])" office:value-type="float" office:value="249.6">
            <text:p>249.6000</text:p>
          </table:table-cell>
          <table:table-cell table:formula="of:=[.E14]+[.$A$1]*([.E13]-[.E14]+[.F14]-[.E14]+[.E15]-[.E14]+[.D14]-[.E14])" office:value-type="float" office:value="115.2">
            <text:p>115.2000</text:p>
          </table:table-cell>
          <table:table-cell table:formula="of:=[.F14]+[.$A$1]*([.F13]-[.F14]+[.G14]-[.F14]+[.F15]-[.F14]+[.E14]-[.F14])" office:value-type="float" office:value="0">
            <text:p>0.0000</text:p>
          </table:table-cell>
          <table:table-cell table:formula="of:=[.B22]" office:value-type="float" office:value="0">
            <text:p>0.0000</text:p>
          </table:table-cell>
          <table:table-cell table:number-columns-repeated="8"/>
        </table:table-row>
        <table:table-row table:style-name="ro1">
          <table:table-cell table:formula="of:=[.F23]" office:value-type="float" office:value="0">
            <text:p>0.0000</text:p>
          </table:table-cell>
          <table:table-cell table:formula="of:=[.B15]+[.$A$1]*([.B14]-[.B15]+[.C15]-[.B15]+[.B17]-[.B15]+[.A15]-[.B15])" office:value-type="float" office:value="0">
            <text:p>0.0000</text:p>
          </table:table-cell>
          <table:table-cell table:formula="of:=[.C15]+[.$A$1]*([.C14]-[.C15]+[.D15]-[.C15]+[.C17]-[.C15]+[.B15]-[.C15])" office:value-type="float" office:value="0">
            <text:p>0.0000</text:p>
          </table:table-cell>
          <table:table-cell table:formula="of:=[.D15]+[.$A$1]*([.D14]-[.D15]+[.E15]-[.D15]+[.D17]-[.D15]+[.C15]-[.D15])" office:value-type="float" office:value="57.6">
            <text:p>57.6000</text:p>
          </table:table-cell>
          <table:table-cell table:formula="of:=[.E15]+[.$A$1]*([.E14]-[.E15]+[.F15]-[.E15]+[.E17]-[.E15]+[.D15]-[.E15])" office:value-type="float" office:value="0">
            <text:p>0.0000</text:p>
          </table:table-cell>
          <table:table-cell table:formula="of:=[.F15]+[.$A$1]*([.F14]-[.F15]+[.G15]-[.F15]+[.F17]-[.F15]+[.E15]-[.F15])" office:value-type="float" office:value="0">
            <text:p>0.0000</text:p>
          </table:table-cell>
          <table:table-cell table:formula="of:=[.B23]" office:value-type="float" office:value="0">
            <text:p>0.0000</text:p>
          </table:table-cell>
          <table:table-cell table:number-columns-repeated="8"/>
        </table:table-row>
        <table:table-row table:style-name="ro1">
          <table:table-cell/>
          <table:table-cell table:formula="of:=[.B19]" office:value-type="float" office:value="0">
            <text:p>0.0000</text:p>
          </table:table-cell>
          <table:table-cell table:formula="of:=[.C19]" office:value-type="float" office:value="0">
            <text:p>0.0000</text:p>
          </table:table-cell>
          <table:table-cell table:formula="of:=[.D19]" office:value-type="float" office:value="57.6">
            <text:p>57.6000</text:p>
          </table:table-cell>
          <table:table-cell table:formula="of:=[.E19]" office:value-type="float" office:value="0">
            <text:p>0.0000</text:p>
          </table:table-cell>
          <table:table-cell table:formula="of:=[.F19]" office:value-type="float" office:value="0">
            <text:p>0.0000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31]" office:value-type="float" office:value="0">
            <text:p>0.0000</text:p>
          </table:table-cell>
          <table:table-cell table:formula="of:=[.C31]" office:value-type="float" office:value="41.472">
            <text:p>41.4720</text:p>
          </table:table-cell>
          <table:table-cell table:formula="of:=[.D31]" office:value-type="float" office:value="62.208">
            <text:p>62.2080</text:p>
          </table:table-cell>
          <table:table-cell table:formula="of:=[.E31]" office:value-type="float" office:value="41.472">
            <text:p>41.4720</text:p>
          </table:table-cell>
          <table:table-cell table:formula="of:=[.F31]" office:value-type="float" office:value="0">
            <text:p>0.0000</text:p>
          </table:table-cell>
          <table:table-cell table:number-columns-repeated="9"/>
        </table:table-row>
        <table:table-row table:style-name="ro1">
          <table:table-cell table:formula="of:=[.F27]" office:value-type="float" office:value="0">
            <text:p>0.0000</text:p>
          </table:table-cell>
          <table:table-cell table:formula="of:=[.B19]+[.$A$1]*([.B18]-[.B19]+[.C19]-[.B19]+[.B20]-[.B19]+[.A19]-[.B19])" office:value-type="float" office:value="0">
            <text:p>0.0000</text:p>
          </table:table-cell>
          <table:table-cell table:formula="of:=[.C19]+[.$A$1]*([.C18]-[.C19]+[.D19]-[.C19]+[.C20]-[.C19]+[.B19]-[.C19])" office:value-type="float" office:value="41.472">
            <text:p>41.4720</text:p>
          </table:table-cell>
          <table:table-cell table:formula="of:=[.D19]+[.$A$1]*([.D18]-[.D19]+[.E19]-[.D19]+[.D20]-[.D19]+[.C19]-[.D19])" office:value-type="float" office:value="76.032">
            <text:p>76.0320</text:p>
          </table:table-cell>
          <table:table-cell table:formula="of:=[.E19]+[.$A$1]*([.E18]-[.E19]+[.F19]-[.E19]+[.E20]-[.E19]+[.D19]-[.E19])" office:value-type="float" office:value="41.472">
            <text:p>41.4720</text:p>
          </table:table-cell>
          <table:table-cell table:formula="of:=[.$A$1]*([.F18]+[.G19]+[.F20]+[.E19])" office:value-type="float" office:value="0">
            <text:p>0.0000</text:p>
          </table:table-cell>
          <table:table-cell table:formula="of:=[.B27]" office:value-type="float" office:value="0">
            <text:p>0.0000</text:p>
          </table:table-cell>
          <table:table-cell table:number-columns-repeated="8"/>
        </table:table-row>
        <table:table-row table:style-name="ro1">
          <table:table-cell table:formula="of:=[.F28]" office:value-type="float" office:value="41.472">
            <text:p>41.4720</text:p>
          </table:table-cell>
          <table:table-cell table:formula="of:=[.B20]+[.$A$1]*([.B19]-[.B20]+[.C20]-[.B20]+[.B21]-[.B20]+[.A20]-[.B20])" office:value-type="float" office:value="41.472">
            <text:p>41.4720</text:p>
          </table:table-cell>
          <table:table-cell table:formula="of:=[.C20]+[.$A$1]*([.C19]-[.C20]+[.D20]-[.C20]+[.C21]-[.C20]+[.B20]-[.C20])" office:value-type="float" office:value="124.416">
            <text:p>124.4160</text:p>
          </table:table-cell>
          <table:table-cell table:formula="of:=[.D20]+[.$A$1]*([.D19]-[.D20]+[.E20]-[.D20]+[.D21]-[.D20]+[.C20]-[.D20])" office:value-type="float" office:value="319.104">
            <text:p>319.1040</text:p>
          </table:table-cell>
          <table:table-cell table:formula="of:=[.E20]+[.$A$1]*([.E19]-[.E20]+[.F20]-[.E20]+[.E21]-[.E20]+[.D20]-[.E20])" office:value-type="float" office:value="124.416">
            <text:p>124.4160</text:p>
          </table:table-cell>
          <table:table-cell table:formula="of:=[.F20]+[.$A$1]*([.F19]-[.F20]+[.G20]-[.F20]+[.F21]-[.F20]+[.E20]-[.F20])" office:value-type="float" office:value="41.472">
            <text:p>41.4720</text:p>
          </table:table-cell>
          <table:table-cell table:formula="of:=[.B28]" office:value-type="float" office:value="41.472">
            <text:p>41.4720</text:p>
          </table:table-cell>
          <table:table-cell table:number-columns-repeated="8"/>
        </table:table-row>
        <table:table-row table:style-name="ro1">
          <table:table-cell table:formula="of:=[.F29]" office:value-type="float" office:value="76.032">
            <text:p>76.0320</text:p>
          </table:table-cell>
          <table:table-cell table:formula="of:=[.B21]+[.$A$1]*([.B20]-[.B21]+[.C21]-[.B21]+[.B22]-[.B21]+[.A21]-[.B21])" office:value-type="float" office:value="76.032">
            <text:p>76.0320</text:p>
          </table:table-cell>
          <table:table-cell table:formula="of:=[.C21]+[.$A$1]*([.C20]-[.C21]+[.D21]-[.C21]+[.C22]-[.C21]+[.B21]-[.C21])" office:value-type="float" office:value="319.104">
            <text:p>319.1040</text:p>
          </table:table-cell>
          <table:table-cell table:formula="of:=[.D21]" office:value-type="float" office:value="1000">
            <text:p>1000.0000</text:p>
          </table:table-cell>
          <table:table-cell table:formula="of:=[.E21]+[.$A$1]*([.E20]-[.E21]+[.F21]-[.E21]+[.E22]-[.E21]+[.D21]-[.E21])" office:value-type="float" office:value="319.104">
            <text:p>319.1040</text:p>
          </table:table-cell>
          <table:table-cell table:formula="of:=[.F21]+[.$A$1]*([.F20]-[.F21]+[.G21]-[.F21]+[.F22]-[.F21]+[.E21]-[.F21])" office:value-type="float" office:value="76.032">
            <text:p>76.0320</text:p>
          </table:table-cell>
          <table:table-cell table:formula="of:=[.B29]" office:value-type="float" office:value="76.032">
            <text:p>76.0320</text:p>
          </table:table-cell>
          <table:table-cell table:number-columns-repeated="8"/>
        </table:table-row>
        <table:table-row table:style-name="ro1">
          <table:table-cell table:formula="of:=[.F30]" office:value-type="float" office:value="41.472">
            <text:p>41.4720</text:p>
          </table:table-cell>
          <table:table-cell table:formula="of:=[.B22]+[.$A$1]*([.B21]-[.B22]+[.C22]-[.B22]+[.B23]-[.B22]+[.A22]-[.B22])" office:value-type="float" office:value="41.472">
            <text:p>41.4720</text:p>
          </table:table-cell>
          <table:table-cell table:formula="of:=[.C22]+[.$A$1]*([.C21]-[.C22]+[.D22]-[.C22]+[.C23]-[.C22]+[.B22]-[.C22])" office:value-type="float" office:value="124.416">
            <text:p>124.4160</text:p>
          </table:table-cell>
          <table:table-cell table:formula="of:=[.D22]+[.$A$1]*([.D21]-[.D22]+[.E22]-[.D22]+[.D23]-[.D22]+[.C22]-[.D22])" office:value-type="float" office:value="319.104">
            <text:p>319.1040</text:p>
          </table:table-cell>
          <table:table-cell table:formula="of:=[.E22]+[.$A$1]*([.E21]-[.E22]+[.F22]-[.E22]+[.E23]-[.E22]+[.D22]-[.E22])" office:value-type="float" office:value="124.416">
            <text:p>124.4160</text:p>
          </table:table-cell>
          <table:table-cell table:formula="of:=[.F22]+[.$A$1]*([.F21]-[.F22]+[.G22]-[.F22]+[.F23]-[.F22]+[.E22]-[.F22])" office:value-type="float" office:value="41.472">
            <text:p>41.4720</text:p>
          </table:table-cell>
          <table:table-cell table:formula="of:=[.B30]" office:value-type="float" office:value="41.472">
            <text:p>41.4720</text:p>
          </table:table-cell>
          <table:table-cell table:number-columns-repeated="8"/>
        </table:table-row>
        <table:table-row table:style-name="ro1">
          <table:table-cell table:formula="of:=[.F31]" office:value-type="float" office:value="0">
            <text:p>0.0000</text:p>
          </table:table-cell>
          <table:table-cell table:formula="of:=[.B23]+[.$A$1]*([.B22]-[.B23]+[.C23]-[.B23]+[.B25]-[.B23]+[.A23]-[.B23])" office:value-type="float" office:value="0">
            <text:p>0.0000</text:p>
          </table:table-cell>
          <table:table-cell table:formula="of:=[.C23]+[.$A$1]*([.C22]-[.C23]+[.D23]-[.C23]+[.C25]-[.C23]+[.B23]-[.C23])" office:value-type="float" office:value="41.472">
            <text:p>41.4720</text:p>
          </table:table-cell>
          <table:table-cell table:formula="of:=[.D23]+[.$A$1]*([.D22]-[.D23]+[.E23]-[.D23]+[.D25]-[.D23]+[.C23]-[.D23])" office:value-type="float" office:value="62.208">
            <text:p>62.2080</text:p>
          </table:table-cell>
          <table:table-cell table:formula="of:=[.E23]+[.$A$1]*([.E22]-[.E23]+[.F23]-[.E23]+[.E25]-[.E23]+[.D23]-[.E23])" office:value-type="float" office:value="41.472">
            <text:p>41.4720</text:p>
          </table:table-cell>
          <table:table-cell table:formula="of:=[.F23]+[.$A$1]*([.F22]-[.F23]+[.G23]-[.F23]+[.F25]-[.F23]+[.E23]-[.F23])" office:value-type="float" office:value="0">
            <text:p>0.0000</text:p>
          </table:table-cell>
          <table:table-cell table:formula="of:=[.B31]" office:value-type="float" office:value="0">
            <text:p>0.0000</text:p>
          </table:table-cell>
          <table:table-cell table:number-columns-repeated="8"/>
        </table:table-row>
        <table:table-row table:style-name="ro1">
          <table:table-cell/>
          <table:table-cell table:formula="of:=[.B27]" office:value-type="float" office:value="0">
            <text:p>0.0000</text:p>
          </table:table-cell>
          <table:table-cell table:formula="of:=[.C27]" office:value-type="float" office:value="41.472">
            <text:p>41.4720</text:p>
          </table:table-cell>
          <table:table-cell table:formula="of:=[.D27]" office:value-type="float" office:value="76.032">
            <text:p>76.0320</text:p>
          </table:table-cell>
          <table:table-cell table:formula="of:=[.E27]" office:value-type="float" office:value="41.472">
            <text:p>41.4720</text:p>
          </table:table-cell>
          <table:table-cell table:formula="of:=[.F27]" office:value-type="float" office:value="0">
            <text:p>0.0000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39]" office:value-type="float" office:value="19.90656">
            <text:p>19.9066</text:p>
          </table:table-cell>
          <table:table-cell table:formula="of:=[.C39]" office:value-type="float" office:value="46.44864">
            <text:p>46.4486</text:p>
          </table:table-cell>
          <table:table-cell table:formula="of:=[.D39]" office:value-type="float" office:value="98.97984">
            <text:p>98.9798</text:p>
          </table:table-cell>
          <table:table-cell table:formula="of:=[.E39]" office:value-type="float" office:value="46.44864">
            <text:p>46.4486</text:p>
          </table:table-cell>
          <table:table-cell table:formula="of:=[.F39]" office:value-type="float" office:value="19.90656">
            <text:p>19.9066</text:p>
          </table:table-cell>
          <table:table-cell table:number-columns-repeated="9"/>
        </table:table-row>
        <table:table-row table:style-name="ro1">
          <table:table-cell table:formula="of:=[.F35]" office:value-type="float" office:value="19.90656">
            <text:p>19.9066</text:p>
          </table:table-cell>
          <table:table-cell table:formula="of:=[.B27]+[.$A$1]*([.B26]-[.B27]+[.C27]-[.B27]+[.B28]-[.B27]+[.A27]-[.B27])" office:value-type="float" office:value="19.90656">
            <text:p>19.9066</text:p>
          </table:table-cell>
          <table:table-cell table:formula="of:=[.C27]+[.$A$1]*([.C26]-[.C27]+[.D27]-[.C27]+[.C28]-[.C27]+[.B27]-[.C27])" office:value-type="float" office:value="59.71968">
            <text:p>59.7197</text:p>
          </table:table-cell>
          <table:table-cell table:formula="of:=[.D27]+[.$A$1]*([.D26]-[.D27]+[.E27]-[.D27]+[.D28]-[.D27]+[.C27]-[.D27])" office:value-type="float" office:value="114.46272">
            <text:p>114.4627</text:p>
          </table:table-cell>
          <table:table-cell table:formula="of:=[.E27]+[.$A$1]*([.E26]-[.E27]+[.F27]-[.E27]+[.E28]-[.E27]+[.D27]-[.E27])" office:value-type="float" office:value="59.71968">
            <text:p>59.7197</text:p>
          </table:table-cell>
          <table:table-cell table:formula="of:=[.$A$1]*([.F26]+[.G27]+[.F28]+[.E27])" office:value-type="float" office:value="19.90656">
            <text:p>19.9066</text:p>
          </table:table-cell>
          <table:table-cell table:formula="of:=[.B35]" office:value-type="float" office:value="19.90656">
            <text:p>19.9066</text:p>
          </table:table-cell>
          <table:table-cell table:number-columns-repeated="8"/>
        </table:table-row>
        <table:table-row table:style-name="ro1">
          <table:table-cell table:formula="of:=[.F36]" office:value-type="float" office:value="59.71968">
            <text:p>59.7197</text:p>
          </table:table-cell>
          <table:table-cell table:formula="of:=[.B28]+[.$A$1]*([.B27]-[.B28]+[.C28]-[.B28]+[.B29]-[.B28]+[.A28]-[.B28])" office:value-type="float" office:value="59.71968">
            <text:p>59.7197</text:p>
          </table:table-cell>
          <table:table-cell table:formula="of:=[.C28]+[.$A$1]*([.C27]-[.C28]+[.D28]-[.C28]+[.C29]-[.C28]+[.B28]-[.C28])" office:value-type="float" office:value="178.05312">
            <text:p>178.0531</text:p>
          </table:table-cell>
          <table:table-cell table:formula="of:=[.D28]+[.$A$1]*([.D27]-[.D28]+[.E28]-[.D28]+[.D29]-[.D28]+[.C28]-[.D28])" office:value-type="float" office:value="330.73152">
            <text:p>330.7315</text:p>
          </table:table-cell>
          <table:table-cell table:formula="of:=[.E28]+[.$A$1]*([.E27]-[.E28]+[.F28]-[.E28]+[.E29]-[.E28]+[.D28]-[.E28])" office:value-type="float" office:value="178.05312">
            <text:p>178.0531</text:p>
          </table:table-cell>
          <table:table-cell table:formula="of:=[.F28]+[.$A$1]*([.F27]-[.F28]+[.G28]-[.F28]+[.F29]-[.F28]+[.E28]-[.F28])" office:value-type="float" office:value="59.71968">
            <text:p>59.7197</text:p>
          </table:table-cell>
          <table:table-cell table:formula="of:=[.B36]" office:value-type="float" office:value="59.71968">
            <text:p>59.7197</text:p>
          </table:table-cell>
          <table:table-cell table:number-columns-repeated="8"/>
        </table:table-row>
        <table:table-row table:style-name="ro1">
          <table:table-cell table:formula="of:=[.F37]" office:value-type="float" office:value="117.78048">
            <text:p>117.7805</text:p>
          </table:table-cell>
          <table:table-cell table:formula="of:=[.B29]+[.$A$1]*([.B28]-[.B29]+[.C29]-[.B29]+[.B30]-[.B29]+[.A29]-[.B29])" office:value-type="float" office:value="117.78048">
            <text:p>117.7805</text:p>
          </table:table-cell>
          <table:table-cell table:formula="of:=[.C29]+[.$A$1]*([.C28]-[.C29]+[.D29]-[.C29]+[.C30]-[.C29]+[.B29]-[.C29])" office:value-type="float" office:value="330.73152">
            <text:p>330.7315</text:p>
          </table:table-cell>
          <table:table-cell table:formula="of:=[.D29]" office:value-type="float" office:value="1000">
            <text:p>1000.0000</text:p>
          </table:table-cell>
          <table:table-cell table:formula="of:=[.E29]+[.$A$1]*([.E28]-[.E29]+[.F29]-[.E29]+[.E30]-[.E29]+[.D29]-[.E29])" office:value-type="float" office:value="330.73152">
            <text:p>330.7315</text:p>
          </table:table-cell>
          <table:table-cell table:formula="of:=[.F29]+[.$A$1]*([.F28]-[.F29]+[.G29]-[.F29]+[.F30]-[.F29]+[.E29]-[.F29])" office:value-type="float" office:value="117.78048">
            <text:p>117.7805</text:p>
          </table:table-cell>
          <table:table-cell table:formula="of:=[.B37]" office:value-type="float" office:value="117.78048">
            <text:p>117.7805</text:p>
          </table:table-cell>
          <table:table-cell table:number-columns-repeated="8"/>
        </table:table-row>
        <table:table-row table:style-name="ro1">
          <table:table-cell table:formula="of:=[.F38]" office:value-type="float" office:value="59.71968">
            <text:p>59.7197</text:p>
          </table:table-cell>
          <table:table-cell table:formula="of:=[.B30]+[.$A$1]*([.B29]-[.B30]+[.C30]-[.B30]+[.B31]-[.B30]+[.A30]-[.B30])" office:value-type="float" office:value="59.71968">
            <text:p>59.7197</text:p>
          </table:table-cell>
          <table:table-cell table:formula="of:=[.C30]+[.$A$1]*([.C29]-[.C30]+[.D30]-[.C30]+[.C31]-[.C30]+[.B30]-[.C30])" office:value-type="float" office:value="178.05312">
            <text:p>178.0531</text:p>
          </table:table-cell>
          <table:table-cell table:formula="of:=[.D30]+[.$A$1]*([.D29]-[.D30]+[.E30]-[.D30]+[.D31]-[.D30]+[.C30]-[.D30])" office:value-type="float" office:value="327.41376">
            <text:p>327.4138</text:p>
          </table:table-cell>
          <table:table-cell table:formula="of:=[.E30]+[.$A$1]*([.E29]-[.E30]+[.F30]-[.E30]+[.E31]-[.E30]+[.D30]-[.E30])" office:value-type="float" office:value="178.05312">
            <text:p>178.0531</text:p>
          </table:table-cell>
          <table:table-cell table:formula="of:=[.F30]+[.$A$1]*([.F29]-[.F30]+[.G30]-[.F30]+[.F31]-[.F30]+[.E30]-[.F30])" office:value-type="float" office:value="59.71968">
            <text:p>59.7197</text:p>
          </table:table-cell>
          <table:table-cell table:formula="of:=[.B38]" office:value-type="float" office:value="59.71968">
            <text:p>59.7197</text:p>
          </table:table-cell>
          <table:table-cell table:number-columns-repeated="8"/>
        </table:table-row>
        <table:table-row table:style-name="ro1">
          <table:table-cell table:formula="of:=[.F39]" office:value-type="float" office:value="19.90656">
            <text:p>19.9066</text:p>
          </table:table-cell>
          <table:table-cell table:formula="of:=[.B31]+[.$A$1]*([.B30]-[.B31]+[.C31]-[.B31]+[.B33]-[.B31]+[.A31]-[.B31])" office:value-type="float" office:value="19.90656">
            <text:p>19.9066</text:p>
          </table:table-cell>
          <table:table-cell table:formula="of:=[.C31]+[.$A$1]*([.C30]-[.C31]+[.D31]-[.C31]+[.C33]-[.C31]+[.B31]-[.C31])" office:value-type="float" office:value="46.44864">
            <text:p>46.4486</text:p>
          </table:table-cell>
          <table:table-cell table:formula="of:=[.D31]+[.$A$1]*([.D30]-[.D31]+[.E31]-[.D31]+[.D33]-[.D31]+[.C31]-[.D31])" office:value-type="float" office:value="98.97984">
            <text:p>98.9798</text:p>
          </table:table-cell>
          <table:table-cell table:formula="of:=[.E31]+[.$A$1]*([.E30]-[.E31]+[.F31]-[.E31]+[.E33]-[.E31]+[.D31]-[.E31])" office:value-type="float" office:value="46.44864">
            <text:p>46.4486</text:p>
          </table:table-cell>
          <table:table-cell table:formula="of:=[.F31]+[.$A$1]*([.F30]-[.F31]+[.G31]-[.F31]+[.F33]-[.F31]+[.E31]-[.F31])" office:value-type="float" office:value="19.90656">
            <text:p>19.9066</text:p>
          </table:table-cell>
          <table:table-cell table:formula="of:=[.B39]" office:value-type="float" office:value="19.90656">
            <text:p>19.9066</text:p>
          </table:table-cell>
          <table:table-cell table:number-columns-repeated="8"/>
        </table:table-row>
        <table:table-row table:style-name="ro1">
          <table:table-cell/>
          <table:table-cell table:formula="of:=[.B35]" office:value-type="float" office:value="19.90656">
            <text:p>19.9066</text:p>
          </table:table-cell>
          <table:table-cell table:formula="of:=[.C35]" office:value-type="float" office:value="59.71968">
            <text:p>59.7197</text:p>
          </table:table-cell>
          <table:table-cell table:formula="of:=[.D35]" office:value-type="float" office:value="114.46272">
            <text:p>114.4627</text:p>
          </table:table-cell>
          <table:table-cell table:formula="of:=[.E35]" office:value-type="float" office:value="59.71968">
            <text:p>59.7197</text:p>
          </table:table-cell>
          <table:table-cell table:formula="of:=[.F35]" office:value-type="float" office:value="19.90656">
            <text:p>19.9066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47]" office:value-type="float" office:value="31.0542336">
            <text:p>31.0542</text:p>
          </table:table-cell>
          <table:table-cell table:formula="of:=[.C47]" office:value-type="float" office:value="73.1234304">
            <text:p>73.1234</text:p>
          </table:table-cell>
          <table:table-cell table:formula="of:=[.D47]" office:value-type="float" office:value="104.8338432">
            <text:p>104.8338</text:p>
          </table:table-cell>
          <table:table-cell table:formula="of:=[.E47]" office:value-type="float" office:value="73.1234304">
            <text:p>73.1234</text:p>
          </table:table-cell>
          <table:table-cell table:formula="of:=[.F47]" office:value-type="float" office:value="31.0542336">
            <text:p>31.0542</text:p>
          </table:table-cell>
          <table:table-cell table:number-columns-repeated="9"/>
        </table:table-row>
        <table:table-row table:style-name="ro1">
          <table:table-cell table:formula="of:=[.F43]" office:value-type="float" office:value="38.2205952">
            <text:p>38.2206</text:p>
          </table:table-cell>
          <table:table-cell table:formula="of:=[.B35]+[.$A$1]*([.B34]-[.B35]+[.C35]-[.B35]+[.B36]-[.B35]+[.A35]-[.B35])" office:value-type="float" office:value="39.0168576">
            <text:p>39.0169</text:p>
          </table:table-cell>
          <table:table-cell table:formula="of:=[.C35]+[.$A$1]*([.C34]-[.C35]+[.D35]-[.C35]+[.C36]-[.C35]+[.B35]-[.C35])" office:value-type="float" office:value="88.5178368">
            <text:p>88.5178</text:p>
          </table:table-cell>
          <table:table-cell table:formula="of:=[.D35]+[.$A$1]*([.D34]-[.D35]+[.E35]-[.D35]+[.D36]-[.D35]+[.C35]-[.D35])" office:value-type="float" office:value="136.3746816">
            <text:p>136.3747</text:p>
          </table:table-cell>
          <table:table-cell table:formula="of:=[.E35]+[.$A$1]*([.E34]-[.E35]+[.F35]-[.E35]+[.E36]-[.E35]+[.D35]-[.E35])" office:value-type="float" office:value="88.5178368">
            <text:p>88.5178</text:p>
          </table:table-cell>
          <table:table-cell table:formula="of:=[.$A$1]*([.F34]+[.G35]+[.F36]+[.E35])" office:value-type="float" office:value="38.2205952">
            <text:p>38.2206</text:p>
          </table:table-cell>
          <table:table-cell table:formula="of:=[.B43]" office:value-type="float" office:value="39.0168576">
            <text:p>39.0169</text:p>
          </table:table-cell>
          <table:table-cell table:number-columns-repeated="8"/>
        </table:table-row>
        <table:table-row table:style-name="ro1">
          <table:table-cell table:formula="of:=[.F44]" office:value-type="float" office:value="92.4991488">
            <text:p>92.4991</text:p>
          </table:table-cell>
          <table:table-cell table:formula="of:=[.B36]+[.$A$1]*([.B35]-[.B36]+[.C36]-[.B36]+[.B37]-[.B36]+[.A36]-[.B36])" office:value-type="float" office:value="92.4991488">
            <text:p>92.4991</text:p>
          </table:table-cell>
          <table:table-cell table:formula="of:=[.C36]+[.$A$1]*([.C35]-[.C36]+[.D36]-[.C36]+[.C37]-[.C36]+[.B36]-[.C36])" office:value-type="float" office:value="194.5387008">
            <text:p>194.5387</text:p>
          </table:table-cell>
          <table:table-cell table:formula="of:=[.D36]+[.$A$1]*([.D35]-[.D36]+[.E36]-[.D36]+[.D37]-[.D36]+[.C36]-[.D36])" office:value-type="float" office:value="366.1658112">
            <text:p>366.1658</text:p>
          </table:table-cell>
          <table:table-cell table:formula="of:=[.E36]+[.$A$1]*([.E35]-[.E36]+[.F36]-[.E36]+[.E37]-[.E36]+[.D36]-[.E36])" office:value-type="float" office:value="194.5387008">
            <text:p>194.5387</text:p>
          </table:table-cell>
          <table:table-cell table:formula="of:=[.F36]+[.$A$1]*([.F35]-[.F36]+[.G36]-[.F36]+[.F37]-[.F36]+[.E36]-[.F36])" office:value-type="float" office:value="92.4991488">
            <text:p>92.4991</text:p>
          </table:table-cell>
          <table:table-cell table:formula="of:=[.B44]" office:value-type="float" office:value="92.4991488">
            <text:p>92.4991</text:p>
          </table:table-cell>
          <table:table-cell table:number-columns-repeated="8"/>
        </table:table-row>
        <table:table-row table:style-name="ro1">
          <table:table-cell table:formula="of:=[.F45]" office:value-type="float" office:value="141.0195456">
            <text:p>141.0195</text:p>
          </table:table-cell>
          <table:table-cell table:formula="of:=[.B37]+[.$A$1]*([.B36]-[.B37]+[.C37]-[.B37]+[.B38]-[.B37]+[.A37]-[.B37])" office:value-type="float" office:value="141.0195456">
            <text:p>141.0195</text:p>
          </table:table-cell>
          <table:table-cell table:formula="of:=[.C37]+[.$A$1]*([.C36]-[.C37]+[.D37]-[.C37]+[.C38]-[.C37]+[.B37]-[.C37])" office:value-type="float" office:value="366.9620736">
            <text:p>366.9621</text:p>
          </table:table-cell>
          <table:table-cell table:formula="of:=[.D37]" office:value-type="float" office:value="1000">
            <text:p>1000.0000</text:p>
          </table:table-cell>
          <table:table-cell table:formula="of:=[.E37]+[.$A$1]*([.E36]-[.E37]+[.F37]-[.E37]+[.E38]-[.E37]+[.D37]-[.E37])" office:value-type="float" office:value="366.9620736">
            <text:p>366.9621</text:p>
          </table:table-cell>
          <table:table-cell table:formula="of:=[.F37]+[.$A$1]*([.F36]-[.F37]+[.G37]-[.F37]+[.F38]-[.F37]+[.E37]-[.F37])" office:value-type="float" office:value="141.0195456">
            <text:p>141.0195</text:p>
          </table:table-cell>
          <table:table-cell table:formula="of:=[.B45]" office:value-type="float" office:value="141.0195456">
            <text:p>141.0195</text:p>
          </table:table-cell>
          <table:table-cell table:number-columns-repeated="8"/>
        </table:table-row>
        <table:table-row table:style-name="ro1">
          <table:table-cell table:formula="of:=[.F46]" office:value-type="float" office:value="92.4991488">
            <text:p>92.4991</text:p>
          </table:table-cell>
          <table:table-cell table:formula="of:=[.B38]+[.$A$1]*([.B37]-[.B38]+[.C38]-[.B38]+[.B39]-[.B38]+[.A38]-[.B38])" office:value-type="float" office:value="92.4991488">
            <text:p>92.4991</text:p>
          </table:table-cell>
          <table:table-cell table:formula="of:=[.C38]+[.$A$1]*([.C37]-[.C38]+[.D38]-[.C38]+[.C39]-[.C38]+[.B38]-[.C38])" office:value-type="float" office:value="190.5573888">
            <text:p>190.5574</text:p>
          </table:table-cell>
          <table:table-cell table:formula="of:=[.D38]+[.$A$1]*([.D37]-[.D38]+[.E38]-[.D38]+[.D39]-[.D38]+[.C38]-[.D38])" office:value-type="float" office:value="362.3172096">
            <text:p>362.3172</text:p>
          </table:table-cell>
          <table:table-cell table:formula="of:=[.E38]+[.$A$1]*([.E37]-[.E38]+[.F38]-[.E38]+[.E39]-[.E38]+[.D38]-[.E38])" office:value-type="float" office:value="190.5573888">
            <text:p>190.5574</text:p>
          </table:table-cell>
          <table:table-cell table:formula="of:=[.F38]+[.$A$1]*([.F37]-[.F38]+[.G38]-[.F38]+[.F39]-[.F38]+[.E38]-[.F38])" office:value-type="float" office:value="92.4991488">
            <text:p>92.4991</text:p>
          </table:table-cell>
          <table:table-cell table:formula="of:=[.B46]" office:value-type="float" office:value="92.4991488">
            <text:p>92.4991</text:p>
          </table:table-cell>
          <table:table-cell table:number-columns-repeated="8"/>
        </table:table-row>
        <table:table-row table:style-name="ro1">
          <table:table-cell table:formula="of:=[.F47]" office:value-type="float" office:value="31.0542336">
            <text:p>31.0542</text:p>
          </table:table-cell>
          <table:table-cell table:formula="of:=[.B39]+[.$A$1]*([.B38]-[.B39]+[.C39]-[.B39]+[.B41]-[.B39]+[.A39]-[.B39])" office:value-type="float" office:value="31.0542336">
            <text:p>31.0542</text:p>
          </table:table-cell>
          <table:table-cell table:formula="of:=[.C39]+[.$A$1]*([.C38]-[.C39]+[.D39]-[.C39]+[.C41]-[.C39]+[.B39]-[.C39])" office:value-type="float" office:value="73.1234304">
            <text:p>73.1234</text:p>
          </table:table-cell>
          <table:table-cell table:formula="of:=[.D39]+[.$A$1]*([.D38]-[.D39]+[.E39]-[.D39]+[.D41]-[.D39]+[.C39]-[.D39])" office:value-type="float" office:value="104.8338432">
            <text:p>104.8338</text:p>
          </table:table-cell>
          <table:table-cell table:formula="of:=[.E39]+[.$A$1]*([.E38]-[.E39]+[.F39]-[.E39]+[.E41]-[.E39]+[.D39]-[.E39])" office:value-type="float" office:value="73.1234304">
            <text:p>73.1234</text:p>
          </table:table-cell>
          <table:table-cell table:formula="of:=[.F39]+[.$A$1]*([.F38]-[.F39]+[.G39]-[.F39]+[.F41]-[.F39]+[.E39]-[.F39])" office:value-type="float" office:value="31.0542336">
            <text:p>31.0542</text:p>
          </table:table-cell>
          <table:table-cell table:formula="of:=[.B47]" office:value-type="float" office:value="31.0542336">
            <text:p>31.0542</text:p>
          </table:table-cell>
          <table:table-cell table:number-columns-repeated="8"/>
        </table:table-row>
        <table:table-row table:style-name="ro1">
          <table:table-cell/>
          <table:table-cell table:formula="of:=[.B43]" office:value-type="float" office:value="39.0168576">
            <text:p>39.0169</text:p>
          </table:table-cell>
          <table:table-cell table:formula="of:=[.C43]" office:value-type="float" office:value="88.5178368">
            <text:p>88.5178</text:p>
          </table:table-cell>
          <table:table-cell table:formula="of:=[.D43]" office:value-type="float" office:value="136.3746816">
            <text:p>136.3747</text:p>
          </table:table-cell>
          <table:table-cell table:formula="of:=[.E43]" office:value-type="float" office:value="88.5178368">
            <text:p>88.5178</text:p>
          </table:table-cell>
          <table:table-cell table:formula="of:=[.F43]" office:value-type="float" office:value="38.2205952">
            <text:p>38.2206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55]" office:value-type="float" office:value="48.444604416">
            <text:p>48.4446</text:p>
          </table:table-cell>
          <table:table-cell table:formula="of:=[.C55]" office:value-type="float" office:value="81.27184896">
            <text:p>81.2718</text:p>
          </table:table-cell>
          <table:table-cell table:formula="of:=[.D55]" office:value-type="float" office:value="126.248730624">
            <text:p>126.2487</text:p>
          </table:table-cell>
          <table:table-cell table:formula="of:=[.E55]" office:value-type="float" office:value="81.27184896">
            <text:p>81.2718</text:p>
          </table:table-cell>
          <table:table-cell table:formula="of:=[.F55]" office:value-type="float" office:value="48.444604416">
            <text:p>48.4446</text:p>
          </table:table-cell>
          <table:table-cell table:number-columns-repeated="9"/>
        </table:table-row>
        <table:table-row table:style-name="ro1">
          <table:table-cell table:formula="of:=[.F51]" office:value-type="float" office:value="60.261138432">
            <text:p>60.2611</text:p>
          </table:table-cell>
          <table:table-cell table:formula="of:=[.B43]+[.$A$1]*([.B42]-[.B43]+[.C43]-[.B43]+[.B44]-[.B43]+[.A43]-[.B43])" office:value-type="float" office:value="61.63070976">
            <text:p>61.6307</text:p>
          </table:table-cell>
          <table:table-cell table:formula="of:=[.C43]+[.$A$1]*([.C42]-[.C43]+[.D43]-[.C43]+[.C44]-[.C43]+[.B43]-[.C43])" office:value-type="float" office:value="109.873594368">
            <text:p>109.8736</text:p>
          </table:table-cell>
          <table:table-cell table:formula="of:=[.D43]+[.$A$1]*([.D42]-[.D43]+[.E43]-[.D43]+[.D44]-[.D43]+[.C43]-[.D43])" office:value-type="float" office:value="160.983465984">
            <text:p>160.9835</text:p>
          </table:table-cell>
          <table:table-cell table:formula="of:=[.E43]+[.$A$1]*([.E42]-[.E43]+[.F43]-[.E43]+[.E44]-[.E43]+[.D43]-[.E43])" office:value-type="float" office:value="109.682491392">
            <text:p>109.6825</text:p>
          </table:table-cell>
          <table:table-cell table:formula="of:=[.$A$1]*([.F42]+[.G43]+[.F44]+[.E43])" office:value-type="float" office:value="60.261138432">
            <text:p>60.2611</text:p>
          </table:table-cell>
          <table:table-cell table:formula="of:=[.B51]" office:value-type="float" office:value="61.63070976">
            <text:p>61.6307</text:p>
          </table:table-cell>
          <table:table-cell table:number-columns-repeated="8"/>
        </table:table-row>
        <table:table-row table:style-name="ro1">
          <table:table-cell table:formula="of:=[.F52]" office:value-type="float" office:value="115.606683648">
            <text:p>115.6067</text:p>
          </table:table-cell>
          <table:table-cell table:formula="of:=[.B44]+[.$A$1]*([.B43]-[.B44]+[.C44]-[.B44]+[.B45]-[.B44]+[.A44]-[.B44])" office:value-type="float" office:value="115.797786624">
            <text:p>115.7978</text:p>
          </table:table-cell>
          <table:table-cell table:formula="of:=[.C44]+[.$A$1]*([.C43]-[.C44]+[.D44]-[.C44]+[.C45]-[.C44]+[.B44]-[.C44])" office:value-type="float" office:value="227.176316928">
            <text:p>227.1763</text:p>
          </table:table-cell>
          <table:table-cell table:formula="of:=[.D44]+[.$A$1]*([.D43]-[.D44]+[.E44]-[.D44]+[.D45]-[.D44]+[.C44]-[.D44])" office:value-type="float" office:value="380.755132416">
            <text:p>380.7551</text:p>
          </table:table-cell>
          <table:table-cell table:formula="of:=[.E44]+[.$A$1]*([.E43]-[.E44]+[.F44]-[.E44]+[.E45]-[.E44]+[.D44]-[.E44])" office:value-type="float" office:value="227.176316928">
            <text:p>227.1763</text:p>
          </table:table-cell>
          <table:table-cell table:formula="of:=[.F44]+[.$A$1]*([.F43]-[.F44]+[.G44]-[.F44]+[.F45]-[.F44]+[.E44]-[.F44])" office:value-type="float" office:value="115.606683648">
            <text:p>115.6067</text:p>
          </table:table-cell>
          <table:table-cell table:formula="of:=[.B52]" office:value-type="float" office:value="115.797786624">
            <text:p>115.7978</text:p>
          </table:table-cell>
          <table:table-cell table:number-columns-repeated="8"/>
        </table:table-row>
        <table:table-row table:style-name="ro1">
          <table:table-cell table:formula="of:=[.F53]" office:value-type="float" office:value="171.955961856">
            <text:p>171.9560</text:p>
          </table:table-cell>
          <table:table-cell table:formula="of:=[.B45]+[.$A$1]*([.B44]-[.B45]+[.C45]-[.B45]+[.B46]-[.B45]+[.A45]-[.B45])" office:value-type="float" office:value="171.955961856">
            <text:p>171.9560</text:p>
          </table:table-cell>
          <table:table-cell table:formula="of:=[.C45]+[.$A$1]*([.C44]-[.C45]+[.D45]-[.C45]+[.C46]-[.C45]+[.B45]-[.C45])" office:value-type="float" office:value="380.946235392">
            <text:p>380.9462</text:p>
          </table:table-cell>
          <table:table-cell table:formula="of:=[.D45]" office:value-type="float" office:value="1000">
            <text:p>1000.0000</text:p>
          </table:table-cell>
          <table:table-cell table:formula="of:=[.E45]+[.$A$1]*([.E44]-[.E45]+[.F45]-[.E45]+[.E46]-[.E45]+[.D45]-[.E45])" office:value-type="float" office:value="380.946235392">
            <text:p>380.9462</text:p>
          </table:table-cell>
          <table:table-cell table:formula="of:=[.F45]+[.$A$1]*([.F44]-[.F45]+[.G45]-[.F45]+[.F46]-[.F45]+[.E45]-[.F45])" office:value-type="float" office:value="171.955961856">
            <text:p>171.9560</text:p>
          </table:table-cell>
          <table:table-cell table:formula="of:=[.B53]" office:value-type="float" office:value="171.955961856">
            <text:p>171.9560</text:p>
          </table:table-cell>
          <table:table-cell table:number-columns-repeated="8"/>
        </table:table-row>
        <table:table-row table:style-name="ro1">
          <table:table-cell table:formula="of:=[.F54]" office:value-type="float" office:value="112.931241984">
            <text:p>112.9312</text:p>
          </table:table-cell>
          <table:table-cell table:formula="of:=[.B46]+[.$A$1]*([.B45]-[.B46]+[.C46]-[.B46]+[.B47]-[.B46]+[.A46]-[.B46])" office:value-type="float" office:value="112.931241984">
            <text:p>112.9312</text:p>
          </table:table-cell>
          <table:table-cell table:formula="of:=[.C46]+[.$A$1]*([.C45]-[.C46]+[.D46]-[.C46]+[.C47]-[.C46]+[.B46]-[.C46])" office:value-type="float" office:value="222.398742528">
            <text:p>222.3987</text:p>
          </table:table-cell>
          <table:table-cell table:formula="of:=[.D46]+[.$A$1]*([.D45]-[.D46]+[.E46]-[.D46]+[.D47]-[.D46]+[.C46]-[.D46])" office:value-type="float" office:value="371.120357376">
            <text:p>371.1204</text:p>
          </table:table-cell>
          <table:table-cell table:formula="of:=[.E46]+[.$A$1]*([.E45]-[.E46]+[.F46]-[.E46]+[.E47]-[.E46]+[.D46]-[.E46])" office:value-type="float" office:value="222.398742528">
            <text:p>222.3987</text:p>
          </table:table-cell>
          <table:table-cell table:formula="of:=[.F46]+[.$A$1]*([.F45]-[.F46]+[.G46]-[.F46]+[.F47]-[.F46]+[.E46]-[.F46])" office:value-type="float" office:value="112.931241984">
            <text:p>112.9312</text:p>
          </table:table-cell>
          <table:table-cell table:formula="of:=[.B54]" office:value-type="float" office:value="112.931241984">
            <text:p>112.9312</text:p>
          </table:table-cell>
          <table:table-cell table:number-columns-repeated="8"/>
        </table:table-row>
        <table:table-row table:style-name="ro1">
          <table:table-cell table:formula="of:=[.F55]" office:value-type="float" office:value="48.444604416">
            <text:p>48.4446</text:p>
          </table:table-cell>
          <table:table-cell table:formula="of:=[.B47]+[.$A$1]*([.B46]-[.B47]+[.C47]-[.B47]+[.B49]-[.B47]+[.A47]-[.B47])" office:value-type="float" office:value="48.444604416">
            <text:p>48.4446</text:p>
          </table:table-cell>
          <table:table-cell table:formula="of:=[.C47]+[.$A$1]*([.C46]-[.C47]+[.D47]-[.C47]+[.C49]-[.C47]+[.B47]-[.C47])" office:value-type="float" office:value="81.27184896">
            <text:p>81.2718</text:p>
          </table:table-cell>
          <table:table-cell table:formula="of:=[.D47]+[.$A$1]*([.D46]-[.D47]+[.E47]-[.D47]+[.D49]-[.D47]+[.C47]-[.D47])" office:value-type="float" office:value="126.248730624">
            <text:p>126.2487</text:p>
          </table:table-cell>
          <table:table-cell table:formula="of:=[.E47]+[.$A$1]*([.E46]-[.E47]+[.F47]-[.E47]+[.E49]-[.E47]+[.D47]-[.E47])" office:value-type="float" office:value="81.27184896">
            <text:p>81.2718</text:p>
          </table:table-cell>
          <table:table-cell table:formula="of:=[.F47]+[.$A$1]*([.F46]-[.F47]+[.G47]-[.F47]+[.F49]-[.F47]+[.E47]-[.F47])" office:value-type="float" office:value="48.444604416">
            <text:p>48.4446</text:p>
          </table:table-cell>
          <table:table-cell table:formula="of:=[.B55]" office:value-type="float" office:value="48.444604416">
            <text:p>48.4446</text:p>
          </table:table-cell>
          <table:table-cell table:number-columns-repeated="8"/>
        </table:table-row>
        <table:table-row table:style-name="ro1">
          <table:table-cell/>
          <table:table-cell table:formula="of:=[.B51]" office:value-type="float" office:value="61.63070976">
            <text:p>61.6307</text:p>
          </table:table-cell>
          <table:table-cell table:formula="of:=[.C51]" office:value-type="float" office:value="109.873594368">
            <text:p>109.8736</text:p>
          </table:table-cell>
          <table:table-cell table:formula="of:=[.D51]" office:value-type="float" office:value="160.983465984">
            <text:p>160.9835</text:p>
          </table:table-cell>
          <table:table-cell table:formula="of:=[.E51]" office:value-type="float" office:value="109.682491392">
            <text:p>109.6825</text:p>
          </table:table-cell>
          <table:table-cell table:formula="of:=[.F51]" office:value-type="float" office:value="60.261138432">
            <text:p>60.2611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63]" office:value-type="float" office:value="60.17323106304">
            <text:p>60.1732</text:p>
          </table:table-cell>
          <table:table-cell table:formula="of:=[.C63]" office:value-type="float" office:value="98.55297257472">
            <text:p>98.5530</text:p>
          </table:table-cell>
          <table:table-cell table:formula="of:=[.D63]" office:value-type="float" office:value="133.129322496">
            <text:p>133.1293</text:p>
          </table:table-cell>
          <table:table-cell table:formula="of:=[.E63]" office:value-type="float" office:value="98.55297257472">
            <text:p>98.5530</text:p>
          </table:table-cell>
          <table:table-cell table:formula="of:=[.F63]" office:value-type="float" office:value="60.17323106304">
            <text:p>60.1732</text:p>
          </table:table-cell>
          <table:table-cell table:number-columns-repeated="9"/>
        </table:table-row>
        <table:table-row table:style-name="ro1">
          <table:table-cell table:formula="of:=[.F59]" office:value-type="float" office:value="80.48747741184">
            <text:p>80.4875</text:p>
          </table:table-cell>
          <table:table-cell table:formula="of:=[.B51]+[.$A$1]*([.B50]-[.B51]+[.C51]-[.B51]+[.B52]-[.B51]+[.A51]-[.B51])" office:value-type="float" office:value="82.715738112">
            <text:p>82.7157</text:p>
          </table:table-cell>
          <table:table-cell table:formula="of:=[.C51]+[.$A$1]*([.C50]-[.C51]+[.D51]-[.C51]+[.C52]-[.C51]+[.B51]-[.C51])" office:value-type="float" office:value="131.8499057664">
            <text:p>131.8499</text:p>
          </table:table-cell>
          <table:table-cell table:formula="of:=[.D51]+[.$A$1]*([.D50]-[.D51]+[.E51]-[.D51]+[.D52]-[.D51]+[.C51]-[.D51])" office:value-type="float" office:value="180.81372635136">
            <text:p>180.8137</text:p>
          </table:table-cell>
          <table:table-cell table:formula="of:=[.E51]+[.$A$1]*([.E50]-[.E51]+[.F51]-[.E51]+[.E52]-[.E51]+[.D51]-[.E51])" office:value-type="float" office:value="131.51356452864">
            <text:p>131.5136</text:p>
          </table:table-cell>
          <table:table-cell table:formula="of:=[.$A$1]*([.F50]+[.G51]+[.F52]+[.E51])" office:value-type="float" office:value="80.48747741184">
            <text:p>80.4875</text:p>
          </table:table-cell>
          <table:table-cell table:formula="of:=[.B59]" office:value-type="float" office:value="82.715738112">
            <text:p>82.7157</text:p>
          </table:table-cell>
          <table:table-cell table:number-columns-repeated="8"/>
        </table:table-row>
        <table:table-row table:style-name="ro1">
          <table:table-cell table:formula="of:=[.F60]" office:value-type="float" office:value="142.67015626752">
            <text:p>142.6702</text:p>
          </table:table-cell>
          <table:table-cell table:formula="of:=[.B52]+[.$A$1]*([.B51]-[.B52]+[.C52]-[.B52]+[.B53]-[.B52]+[.A52]-[.B52])" office:value-type="float" office:value="142.96063279104">
            <text:p>142.9606</text:p>
          </table:table-cell>
          <table:table-cell table:formula="of:=[.C52]+[.$A$1]*([.C51]-[.C52]+[.D52]-[.C52]+[.C53]-[.C52]+[.B52]-[.C52])" office:value-type="float" office:value="246.05651238912">
            <text:p>246.0565</text:p>
          </table:table-cell>
          <table:table-cell table:formula="of:=[.D52]+[.$A$1]*([.D51]-[.D52]+[.E52]-[.D52]+[.D53]-[.D52]+[.C52]-[.D52])" office:value-type="float" office:value="402.91086925824">
            <text:p>402.9109</text:p>
          </table:table-cell>
          <table:table-cell table:formula="of:=[.E52]+[.$A$1]*([.E51]-[.E52]+[.F52]-[.E52]+[.E53]-[.E52]+[.D52]-[.E52])" office:value-type="float" office:value="245.96478296064">
            <text:p>245.9648</text:p>
          </table:table-cell>
          <table:table-cell table:formula="of:=[.F52]+[.$A$1]*([.F51]-[.F52]+[.G52]-[.F52]+[.F53]-[.F52]+[.E52]-[.F52])" office:value-type="float" office:value="142.67015626752">
            <text:p>142.6702</text:p>
          </table:table-cell>
          <table:table-cell table:formula="of:=[.B60]" office:value-type="float" office:value="142.96063279104">
            <text:p>142.9606</text:p>
          </table:table-cell>
          <table:table-cell table:number-columns-repeated="8"/>
        </table:table-row>
        <table:table-row table:style-name="ro1">
          <table:table-cell table:formula="of:=[.F61]" office:value-type="float" office:value="194.42386796544">
            <text:p>194.4239</text:p>
          </table:table-cell>
          <table:table-cell table:formula="of:=[.B53]+[.$A$1]*([.B52]-[.B53]+[.C53]-[.B53]+[.B54]-[.B53]+[.A53]-[.B53])" office:value-type="float" office:value="194.46973267968">
            <text:p>194.4697</text:p>
          </table:table-cell>
          <table:table-cell table:formula="of:=[.C53]+[.$A$1]*([.C52]-[.C53]+[.D53]-[.C53]+[.C54]-[.C53]+[.B53]-[.C53])" office:value-type="float" office:value="404.40529453056">
            <text:p>404.4053</text:p>
          </table:table-cell>
          <table:table-cell table:formula="of:=[.D53]" office:value-type="float" office:value="1000">
            <text:p>1000.0000</text:p>
          </table:table-cell>
          <table:table-cell table:formula="of:=[.E53]+[.$A$1]*([.E52]-[.E53]+[.F53]-[.E53]+[.E54]-[.E53]+[.D53]-[.E53])" office:value-type="float" office:value="404.40529453056">
            <text:p>404.4053</text:p>
          </table:table-cell>
          <table:table-cell table:formula="of:=[.F53]+[.$A$1]*([.F52]-[.F53]+[.G53]-[.F53]+[.F54]-[.F53]+[.E53]-[.F53])" office:value-type="float" office:value="194.42386796544">
            <text:p>194.4239</text:p>
          </table:table-cell>
          <table:table-cell table:formula="of:=[.B61]" office:value-type="float" office:value="194.46973267968">
            <text:p>194.4697</text:p>
          </table:table-cell>
          <table:table-cell table:number-columns-repeated="8"/>
        </table:table-row>
        <table:table-row table:style-name="ro1">
          <table:table-cell table:formula="of:=[.F62]" office:value-type="float" office:value="137.89258186752">
            <text:p>137.8926</text:p>
          </table:table-cell>
          <table:table-cell table:formula="of:=[.B54]+[.$A$1]*([.B53]-[.B54]+[.C54]-[.B54]+[.B55]-[.B54]+[.A54]-[.B54])" office:value-type="float" office:value="137.89258186752">
            <text:p>137.8926</text:p>
          </table:table-cell>
          <table:table-cell table:formula="of:=[.C54]+[.$A$1]*([.C53]-[.C54]+[.D54]-[.C54]+[.C55]-[.C54]+[.B54]-[.C54])" office:value-type="float" office:value="236.000673792">
            <text:p>236.0007</text:p>
          </table:table-cell>
          <table:table-cell table:formula="of:=[.D54]+[.$A$1]*([.D53]-[.D54]+[.E54]-[.D54]+[.D55]-[.D54]+[.C54]-[.D54])" office:value-type="float" office:value="391.89590605824">
            <text:p>391.8959</text:p>
          </table:table-cell>
          <table:table-cell table:formula="of:=[.E54]+[.$A$1]*([.E53]-[.E54]+[.F54]-[.E54]+[.E55]-[.E54]+[.D54]-[.E54])" office:value-type="float" office:value="236.000673792">
            <text:p>236.0007</text:p>
          </table:table-cell>
          <table:table-cell table:formula="of:=[.F54]+[.$A$1]*([.F53]-[.F54]+[.G54]-[.F54]+[.F55]-[.F54]+[.E54]-[.F54])" office:value-type="float" office:value="137.89258186752">
            <text:p>137.8926</text:p>
          </table:table-cell>
          <table:table-cell table:formula="of:=[.B62]" office:value-type="float" office:value="137.89258186752">
            <text:p>137.8926</text:p>
          </table:table-cell>
          <table:table-cell table:number-columns-repeated="8"/>
        </table:table-row>
        <table:table-row table:style-name="ro1">
          <table:table-cell table:formula="of:=[.F63]" office:value-type="float" office:value="60.17323106304">
            <text:p>60.1732</text:p>
          </table:table-cell>
          <table:table-cell table:formula="of:=[.B55]+[.$A$1]*([.B54]-[.B55]+[.C55]-[.B55]+[.B57]-[.B55]+[.A55]-[.B55])" office:value-type="float" office:value="60.17323106304">
            <text:p>60.1732</text:p>
          </table:table-cell>
          <table:table-cell table:formula="of:=[.C55]+[.$A$1]*([.C54]-[.C55]+[.D55]-[.C55]+[.C57]-[.C55]+[.B55]-[.C55])" office:value-type="float" office:value="98.55297257472">
            <text:p>98.5530</text:p>
          </table:table-cell>
          <table:table-cell table:formula="of:=[.D55]+[.$A$1]*([.D54]-[.D55]+[.E55]-[.D55]+[.D57]-[.D55]+[.C55]-[.D55])" office:value-type="float" office:value="133.129322496">
            <text:p>133.1293</text:p>
          </table:table-cell>
          <table:table-cell table:formula="of:=[.E55]+[.$A$1]*([.E54]-[.E55]+[.F55]-[.E55]+[.E57]-[.E55]+[.D55]-[.E55])" office:value-type="float" office:value="98.55297257472">
            <text:p>98.5530</text:p>
          </table:table-cell>
          <table:table-cell table:formula="of:=[.F55]+[.$A$1]*([.F54]-[.F55]+[.G55]-[.F55]+[.F57]-[.F55]+[.E55]-[.F55])" office:value-type="float" office:value="60.17323106304">
            <text:p>60.1732</text:p>
          </table:table-cell>
          <table:table-cell table:formula="of:=[.B63]" office:value-type="float" office:value="60.17323106304">
            <text:p>60.1732</text:p>
          </table:table-cell>
          <table:table-cell table:number-columns-repeated="8"/>
        </table:table-row>
        <table:table-row table:style-name="ro1">
          <table:table-cell/>
          <table:table-cell table:formula="of:=[.B59]" office:value-type="float" office:value="82.715738112">
            <text:p>82.7157</text:p>
          </table:table-cell>
          <table:table-cell table:formula="of:=[.C59]" office:value-type="float" office:value="131.8499057664">
            <text:p>131.8499</text:p>
          </table:table-cell>
          <table:table-cell table:formula="of:=[.D59]" office:value-type="float" office:value="180.81372635136">
            <text:p>180.8137</text:p>
          </table:table-cell>
          <table:table-cell table:formula="of:=[.E59]" office:value-type="float" office:value="131.51356452864">
            <text:p>131.5136</text:p>
          </table:table-cell>
          <table:table-cell table:formula="of:=[.F59]" office:value-type="float" office:value="80.48747741184">
            <text:p>80.4875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71]" office:value-type="float" office:value="73.5954377637888">
            <text:p>73.5954</text:p>
          </table:table-cell>
          <table:table-cell table:formula="of:=[.C71]" office:value-type="float" office:value="106.974893467238">
            <text:p>106.9749</text:p>
          </table:table-cell>
          <table:table-cell table:formula="of:=[.D71]" office:value-type="float" office:value="146.685617189683">
            <text:p>146.6856</text:p>
          </table:table-cell>
          <table:table-cell table:formula="of:=[.E71]" office:value-type="float" office:value="106.974893467238">
            <text:p>106.9749</text:p>
          </table:table-cell>
          <table:table-cell table:formula="of:=[.F71]" office:value-type="float" office:value="73.5954377637888">
            <text:p>73.5954</text:p>
          </table:table-cell>
          <table:table-cell table:number-columns-repeated="9"/>
        </table:table-row>
        <table:table-row table:style-name="ro1">
          <table:table-cell table:formula="of:=[.F67]" office:value-type="float" office:value="100.097445593088">
            <text:p>100.0974</text:p>
          </table:table-cell>
          <table:table-cell table:formula="of:=[.B59]+[.$A$1]*([.B58]-[.B59]+[.C59]-[.B59]+[.B60]-[.B59]+[.A59]-[.B59])" office:value-type="float" office:value="103.021728812237">
            <text:p>103.0217</text:p>
          </table:table-cell>
          <table:table-cell table:formula="of:=[.C59]+[.$A$1]*([.C58]-[.C59]+[.D59]-[.C59]+[.C60]-[.C59]+[.B59]-[.C59])" office:value-type="float" office:value="151.227344093184">
            <text:p>151.2273</text:p>
          </table:table-cell>
          <table:table-cell table:formula="of:=[.D59]+[.$A$1]*([.D58]-[.D59]+[.E59]-[.D59]+[.D60]-[.D59]+[.C59]-[.D59])" office:value-type="float" office:value="199.089427945882">
            <text:p>199.0894</text:p>
          </table:table-cell>
          <table:table-cell table:formula="of:=[.E59]+[.$A$1]*([.E58]-[.E59]+[.F59]-[.E59]+[.E60]-[.E59]+[.D59]-[.E59])" office:value-type="float" office:value="150.6570928128">
            <text:p>150.6571</text:p>
          </table:table-cell>
          <table:table-cell table:formula="of:=[.$A$1]*([.F58]+[.G59]+[.F60]+[.E59])" office:value-type="float" office:value="100.097445593088">
            <text:p>100.0974</text:p>
          </table:table-cell>
          <table:table-cell table:formula="of:=[.B67]" office:value-type="float" office:value="103.021728812237">
            <text:p>103.0217</text:p>
          </table:table-cell>
          <table:table-cell table:number-columns-repeated="8"/>
        </table:table-row>
        <table:table-row table:style-name="ro1">
          <table:table-cell table:formula="of:=[.F68]" office:value-type="float" office:value="165.027628921651">
            <text:p>165.0276</text:p>
          </table:table-cell>
          <table:table-cell table:formula="of:=[.B60]+[.$A$1]*([.B59]-[.B60]+[.C60]-[.B60]+[.B61]-[.B60]+[.A60]-[.B60])" office:value-type="float" office:value="165.537338779238">
            <text:p>165.5373</text:p>
          </table:table-cell>
          <table:table-cell table:formula="of:=[.C60]+[.$A$1]*([.C59]-[.C60]+[.D60]-[.C60]+[.C61]-[.C60]+[.B60]-[.C60])" office:value-type="float" office:value="269.552669058662">
            <text:p>269.5527</text:p>
          </table:table-cell>
          <table:table-cell table:formula="of:=[.D60]+[.$A$1]*([.D59]-[.D60]+[.E60]-[.D60]+[.D61]-[.D60]+[.C60]-[.D60])" office:value-type="float" office:value="417.596839978598">
            <text:p>417.5968</text:p>
          </table:table-cell>
          <table:table-cell table:formula="of:=[.E60]+[.$A$1]*([.E59]-[.E60]+[.F60]-[.E60]+[.E61]-[.E60]+[.D60]-[.E60])" office:value-type="float" office:value="269.398563618816">
            <text:p>269.3986</text:p>
          </table:table-cell>
          <table:table-cell table:formula="of:=[.F60]+[.$A$1]*([.F59]-[.F60]+[.G60]-[.F60]+[.F61]-[.F60]+[.E60]-[.F60])" office:value-type="float" office:value="165.027628921651">
            <text:p>165.0276</text:p>
          </table:table-cell>
          <table:table-cell table:formula="of:=[.B68]" office:value-type="float" office:value="165.537338779238">
            <text:p>165.5373</text:p>
          </table:table-cell>
          <table:table-cell table:number-columns-repeated="8"/>
        </table:table-row>
        <table:table-row table:style-name="ro1">
          <table:table-cell table:formula="of:=[.F69]" office:value-type="float" office:value="218.842018401485">
            <text:p>218.8420</text:p>
          </table:table-cell>
          <table:table-cell table:formula="of:=[.B61]+[.$A$1]*([.B60]-[.B61]+[.C61]-[.B61]+[.B62]-[.B61]+[.A61]-[.B61])" office:value-type="float" office:value="218.902559824282">
            <text:p>218.9026</text:p>
          </table:table-cell>
          <table:table-cell table:formula="of:=[.C61]+[.$A$1]*([.C60]-[.C61]+[.D61]-[.C61]+[.C62]-[.C61]+[.B61]-[.C61])" office:value-type="float" office:value="418.542672307814">
            <text:p>418.5427</text:p>
          </table:table-cell>
          <table:table-cell table:formula="of:=[.D61]" office:value-type="float" office:value="1000">
            <text:p>1000.0000</text:p>
          </table:table-cell>
          <table:table-cell table:formula="of:=[.E61]+[.$A$1]*([.E60]-[.E61]+[.F61]-[.E61]+[.E62]-[.E61]+[.D61]-[.E61])" office:value-type="float" office:value="418.509649713562">
            <text:p>418.5096</text:p>
          </table:table-cell>
          <table:table-cell table:formula="of:=[.F61]+[.$A$1]*([.F60]-[.F61]+[.G61]-[.F61]+[.F62]-[.F61]+[.E61]-[.F61])" office:value-type="float" office:value="218.842018401485">
            <text:p>218.8420</text:p>
          </table:table-cell>
          <table:table-cell table:formula="of:=[.B69]" office:value-type="float" office:value="218.902559824282">
            <text:p>218.9026</text:p>
          </table:table-cell>
          <table:table-cell table:number-columns-repeated="8"/>
        </table:table-row>
        <table:table-row table:style-name="ro1">
          <table:table-cell table:formula="of:=[.F70]" office:value-type="float" office:value="156.353388399821">
            <text:p>156.3534</text:p>
          </table:table-cell>
          <table:table-cell table:formula="of:=[.B62]+[.$A$1]*([.B61]-[.B62]+[.C62]-[.B62]+[.B63]-[.B62]+[.A62]-[.B62])" office:value-type="float" office:value="156.364395931238">
            <text:p>156.3644</text:p>
          </table:table-cell>
          <table:table-cell table:formula="of:=[.C62]+[.$A$1]*([.C61]-[.C62]+[.D62]-[.C62]+[.C63]-[.C62]+[.B62]-[.C62])" office:value-type="float" office:value="257.29924815913">
            <text:p>257.2992</text:p>
          </table:table-cell>
          <table:table-cell table:formula="of:=[.D62]+[.$A$1]*([.D61]-[.D62]+[.E62]-[.D62]+[.D63]-[.D62]+[.C62]-[.D62])" office:value-type="float" office:value="400.90719706153">
            <text:p>400.9072</text:p>
          </table:table-cell>
          <table:table-cell table:formula="of:=[.E62]+[.$A$1]*([.E61]-[.E62]+[.F62]-[.E62]+[.E63]-[.E62]+[.D62]-[.E62])" office:value-type="float" office:value="257.29924815913">
            <text:p>257.2992</text:p>
          </table:table-cell>
          <table:table-cell table:formula="of:=[.F62]+[.$A$1]*([.F61]-[.F62]+[.G62]-[.F62]+[.F63]-[.F62]+[.E62]-[.F62])" office:value-type="float" office:value="156.353388399821">
            <text:p>156.3534</text:p>
          </table:table-cell>
          <table:table-cell table:formula="of:=[.B70]" office:value-type="float" office:value="156.364395931238">
            <text:p>156.3644</text:p>
          </table:table-cell>
          <table:table-cell table:number-columns-repeated="8"/>
        </table:table-row>
        <table:table-row table:style-name="ro1">
          <table:table-cell table:formula="of:=[.F71]" office:value-type="float" office:value="73.5954377637888">
            <text:p>73.5954</text:p>
          </table:table-cell>
          <table:table-cell table:formula="of:=[.B63]+[.$A$1]*([.B62]-[.B63]+[.C63]-[.B63]+[.B65]-[.B63]+[.A63]-[.B63])" office:value-type="float" office:value="73.5954377637888">
            <text:p>73.5954</text:p>
          </table:table-cell>
          <table:table-cell table:formula="of:=[.C63]+[.$A$1]*([.C62]-[.C63]+[.D63]-[.C63]+[.C65]-[.C63]+[.B63]-[.C63])" office:value-type="float" office:value="106.974893467238">
            <text:p>106.9749</text:p>
          </table:table-cell>
          <table:table-cell table:formula="of:=[.D63]+[.$A$1]*([.D62]-[.D63]+[.E63]-[.D63]+[.D65]-[.D63]+[.C63]-[.D63])" office:value-type="float" office:value="146.685617189683">
            <text:p>146.6856</text:p>
          </table:table-cell>
          <table:table-cell table:formula="of:=[.E63]+[.$A$1]*([.E62]-[.E63]+[.F63]-[.E63]+[.E65]-[.E63]+[.D63]-[.E63])" office:value-type="float" office:value="106.974893467238">
            <text:p>106.9749</text:p>
          </table:table-cell>
          <table:table-cell table:formula="of:=[.F63]+[.$A$1]*([.F62]-[.F63]+[.G63]-[.F63]+[.F65]-[.F63]+[.E63]-[.F63])" office:value-type="float" office:value="73.5954377637888">
            <text:p>73.5954</text:p>
          </table:table-cell>
          <table:table-cell table:formula="of:=[.B71]" office:value-type="float" office:value="73.5954377637888">
            <text:p>73.5954</text:p>
          </table:table-cell>
          <table:table-cell table:number-columns-repeated="8"/>
        </table:table-row>
        <table:table-row table:style-name="ro1">
          <table:table-cell/>
          <table:table-cell table:formula="of:=[.B67]" office:value-type="float" office:value="103.021728812237">
            <text:p>103.0217</text:p>
          </table:table-cell>
          <table:table-cell table:formula="of:=[.C67]" office:value-type="float" office:value="151.227344093184">
            <text:p>151.2273</text:p>
          </table:table-cell>
          <table:table-cell table:formula="of:=[.D67]" office:value-type="float" office:value="199.089427945882">
            <text:p>199.0894</text:p>
          </table:table-cell>
          <table:table-cell table:formula="of:=[.E67]" office:value-type="float" office:value="150.6570928128">
            <text:p>150.6571</text:p>
          </table:table-cell>
          <table:table-cell table:formula="of:=[.F67]" office:value-type="float" office:value="100.097445593088">
            <text:p>100.0974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79]" office:value-type="float" office:value="83.8081520294953">
            <text:p>83.8082</text:p>
          </table:table-cell>
          <table:table-cell table:formula="of:=[.C79]" office:value-type="float" office:value="118.898268485714">
            <text:p>118.8983</text:p>
          </table:table-cell>
          <table:table-cell table:formula="of:=[.D79]" office:value-type="float" office:value="153.433100846629">
            <text:p>153.4331</text:p>
          </table:table-cell>
          <table:table-cell table:formula="of:=[.E79]" office:value-type="float" office:value="118.898268485714">
            <text:p>118.8983</text:p>
          </table:table-cell>
          <table:table-cell table:formula="of:=[.F79]" office:value-type="float" office:value="83.8055102219551">
            <text:p>83.8055</text:p>
          </table:table-cell>
          <table:table-cell table:number-columns-repeated="9"/>
        </table:table-row>
        <table:table-row table:style-name="ro1">
          <table:table-cell table:formula="of:=[.F75]" office:value-type="float" office:value="118.152453194514">
            <text:p>118.1525</text:p>
          </table:table-cell>
          <table:table-cell table:formula="of:=[.B67]+[.$A$1]*([.B66]-[.B67]+[.C67]-[.B67]+[.B68]-[.B67]+[.A67]-[.B67])" office:value-type="float" office:value="121.830685047521">
            <text:p>121.8307</text:p>
          </table:table-cell>
          <table:table-cell table:formula="of:=[.C67]+[.$A$1]*([.C66]-[.C67]+[.D67]-[.C67]+[.C68]-[.C67]+[.B67]-[.C67])" office:value-type="float" office:value="168.922386391892">
            <text:p>168.9224</text:p>
          </table:table-cell>
          <table:table-cell table:formula="of:=[.D67]+[.$A$1]*([.D66]-[.D67]+[.E67]-[.D67]+[.D68]-[.D67]+[.C67]-[.D67])" office:value-type="float" office:value="215.843631695659">
            <text:p>215.8436</text:p>
          </table:table-cell>
          <table:table-cell table:formula="of:=[.E67]+[.$A$1]*([.E66]-[.E67]+[.F67]-[.E67]+[.E68]-[.E67]+[.D67]-[.E67])" office:value-type="float" office:value="168.160763062518">
            <text:p>168.1608</text:p>
          </table:table-cell>
          <table:table-cell table:formula="of:=[.$A$1]*([.F66]+[.G67]+[.F68]+[.E67])" office:value-type="float" office:value="118.152453194514">
            <text:p>118.1525</text:p>
          </table:table-cell>
          <table:table-cell table:formula="of:=[.B75]" office:value-type="float" office:value="121.830685047521">
            <text:p>121.8307</text:p>
          </table:table-cell>
          <table:table-cell table:number-columns-repeated="8"/>
        </table:table-row>
        <table:table-row table:style-name="ro1">
          <table:table-cell table:formula="of:=[.F76]" office:value-type="float" office:value="187.531193091097">
            <text:p>187.5312</text:p>
          </table:table-cell>
          <table:table-cell table:formula="of:=[.B68]+[.$A$1]*([.B67]-[.B68]+[.C68]-[.B68]+[.B69]-[.B68]+[.A68]-[.B68])" office:value-type="float" office:value="188.182594339209">
            <text:p>188.1826</text:p>
          </table:table-cell>
          <table:table-cell table:formula="of:=[.C68]+[.$A$1]*([.C67]-[.C68]+[.D68]-[.C68]+[.C69]-[.C68]+[.B68]-[.C68])" office:value-type="float" office:value="287.479113600467">
            <text:p>287.4791</text:p>
          </table:table-cell>
          <table:table-cell table:formula="of:=[.D68]+[.$A$1]*([.D67]-[.D68]+[.E68]-[.D68]+[.D69]-[.D68]+[.C68]-[.D68])" office:value-type="float" office:value="433.83363214875">
            <text:p>433.8336</text:p>
          </table:table-cell>
          <table:table-cell table:formula="of:=[.E68]+[.$A$1]*([.E67]-[.E68]+[.F68]-[.E68]+[.E69]-[.E68]+[.D68]-[.E68])" office:value-type="float" office:value="287.205833287139">
            <text:p>287.2058</text:p>
          </table:table-cell>
          <table:table-cell table:formula="of:=[.F68]+[.$A$1]*([.F67]-[.F68]+[.G68]-[.F68]+[.F69]-[.F68]+[.E68]-[.F68])" office:value-type="float" office:value="187.531193091097">
            <text:p>187.5312</text:p>
          </table:table-cell>
          <table:table-cell table:formula="of:=[.B76]" office:value-type="float" office:value="188.182594339209">
            <text:p>188.1826</text:p>
          </table:table-cell>
          <table:table-cell table:number-columns-repeated="8"/>
        </table:table-row>
        <table:table-row table:style-name="ro1">
          <table:table-cell table:formula="of:=[.F77]" office:value-type="float" office:value="238.864055182295">
            <text:p>238.8641</text:p>
          </table:table-cell>
          <table:table-cell table:formula="of:=[.B69]+[.$A$1]*([.B68]-[.B69]+[.C69]-[.B69]+[.B70]-[.B69]+[.A69]-[.B69])" office:value-type="float" office:value="238.984844493717">
            <text:p>238.9848</text:p>
          </table:table-cell>
          <table:table-cell table:formula="of:=[.C69]+[.$A$1]*([.C68]-[.C69]+[.D69]-[.C69]+[.C70]-[.C69]+[.B69]-[.C69])" office:value-type="float" office:value="435.72278138241">
            <text:p>435.7228</text:p>
          </table:table-cell>
          <table:table-cell table:formula="of:=[.D69]" office:value-type="float" office:value="1000">
            <text:p>1000.0000</text:p>
          </table:table-cell>
          <table:table-cell table:formula="of:=[.E69]+[.$A$1]*([.E68]-[.E69]+[.F69]-[.E69]+[.E70]-[.E69]+[.D69]-[.E69])" office:value-type="float" office:value="435.669945231606">
            <text:p>435.6699</text:p>
          </table:table-cell>
          <table:table-cell table:formula="of:=[.F69]+[.$A$1]*([.F68]-[.F69]+[.G69]-[.F69]+[.F70]-[.F69]+[.E69]-[.F69])" office:value-type="float" office:value="238.864055182295">
            <text:p>238.8641</text:p>
          </table:table-cell>
          <table:table-cell table:formula="of:=[.B77]" office:value-type="float" office:value="238.984844493717">
            <text:p>238.9848</text:p>
          </table:table-cell>
          <table:table-cell table:number-columns-repeated="8"/>
        </table:table-row>
        <table:table-row table:style-name="ro1">
          <table:table-cell table:formula="of:=[.F78]" office:value-type="float" office:value="175.718399597347">
            <text:p>175.7184</text:p>
          </table:table-cell>
          <table:table-cell table:formula="of:=[.B70]+[.$A$1]*([.B69]-[.B70]+[.C70]-[.B70]+[.B71]-[.B70]+[.A70]-[.B70])" office:value-type="float" office:value="175.730728032535">
            <text:p>175.7307</text:p>
          </table:table-cell>
          <table:table-cell table:formula="of:=[.C70]+[.$A$1]*([.C69]-[.C70]+[.D70]-[.C70]+[.C71]-[.C70]+[.B70]-[.C70])" office:value-type="float" office:value="270.161368030642">
            <text:p>270.1614</text:p>
          </table:table-cell>
          <table:table-cell table:formula="of:=[.D70]+[.$A$1]*([.D69]-[.D70]+[.E70]-[.D70]+[.D71]-[.D70]+[.C70]-[.D70])" office:value-type="float" office:value="414.744475124367">
            <text:p>414.7445</text:p>
          </table:table-cell>
          <table:table-cell table:formula="of:=[.E70]+[.$A$1]*([.E69]-[.E70]+[.F70]-[.E70]+[.E71]-[.E70]+[.D70]-[.E70])" office:value-type="float" office:value="270.150800800481">
            <text:p>270.1508</text:p>
          </table:table-cell>
          <table:table-cell table:formula="of:=[.F70]+[.$A$1]*([.F69]-[.F70]+[.G70]-[.F70]+[.F71]-[.F70]+[.E70]-[.F70])" office:value-type="float" office:value="175.718399597347">
            <text:p>175.7184</text:p>
          </table:table-cell>
          <table:table-cell table:formula="of:=[.B78]" office:value-type="float" office:value="175.730728032535">
            <text:p>175.7307</text:p>
          </table:table-cell>
          <table:table-cell table:number-columns-repeated="8"/>
        </table:table-row>
        <table:table-row table:style-name="ro1">
          <table:table-cell table:formula="of:=[.F79]" office:value-type="float" office:value="83.8055102219551">
            <text:p>83.8055</text:p>
          </table:table-cell>
          <table:table-cell table:formula="of:=[.B71]+[.$A$1]*([.B70]-[.B71]+[.C71]-[.B71]+[.B73]-[.B71]+[.A71]-[.B71])" office:value-type="float" office:value="83.8081520294953">
            <text:p>83.8082</text:p>
          </table:table-cell>
          <table:table-cell table:formula="of:=[.C71]+[.$A$1]*([.C70]-[.C71]+[.D71]-[.C71]+[.C73]-[.C71]+[.B71]-[.C71])" office:value-type="float" office:value="118.898268485714">
            <text:p>118.8983</text:p>
          </table:table-cell>
          <table:table-cell table:formula="of:=[.D71]+[.$A$1]*([.D70]-[.D71]+[.E71]-[.D71]+[.D73]-[.D71]+[.C71]-[.D71])" office:value-type="float" office:value="153.433100846629">
            <text:p>153.4331</text:p>
          </table:table-cell>
          <table:table-cell table:formula="of:=[.E71]+[.$A$1]*([.E70]-[.E71]+[.F71]-[.E71]+[.E73]-[.E71]+[.D71]-[.E71])" office:value-type="float" office:value="118.898268485714">
            <text:p>118.8983</text:p>
          </table:table-cell>
          <table:table-cell table:formula="of:=[.F71]+[.$A$1]*([.F70]-[.F71]+[.G71]-[.F71]+[.F73]-[.F71]+[.E71]-[.F71])" office:value-type="float" office:value="83.8055102219551">
            <text:p>83.8055</text:p>
          </table:table-cell>
          <table:table-cell table:formula="of:=[.B79]" office:value-type="float" office:value="83.8081520294953">
            <text:p>83.8082</text:p>
          </table:table-cell>
          <table:table-cell table:number-columns-repeated="8"/>
        </table:table-row>
        <table:table-row table:style-name="ro1">
          <table:table-cell/>
          <table:table-cell table:formula="of:=[.B75]" office:value-type="float" office:value="121.830685047521">
            <text:p>121.8307</text:p>
          </table:table-cell>
          <table:table-cell table:formula="of:=[.C75]" office:value-type="float" office:value="168.922386391892">
            <text:p>168.9224</text:p>
          </table:table-cell>
          <table:table-cell table:formula="of:=[.D75]" office:value-type="float" office:value="215.843631695659">
            <text:p>215.8436</text:p>
          </table:table-cell>
          <table:table-cell table:formula="of:=[.E75]" office:value-type="float" office:value="168.160763062518">
            <text:p>168.1608</text:p>
          </table:table-cell>
          <table:table-cell table:formula="of:=[.F75]" office:value-type="float" office:value="118.152453194514">
            <text:p>118.1525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87]" office:value-type="float" office:value="94.1766076988287">
            <text:p>94.1766</text:p>
          </table:table-cell>
          <table:table-cell table:formula="of:=[.C87]" office:value-type="float" office:value="126.532559757052">
            <text:p>126.5326</text:p>
          </table:table-cell>
          <table:table-cell table:formula="of:=[.D87]" office:value-type="float" office:value="162.747166936856">
            <text:p>162.7472</text:p>
          </table:table-cell>
          <table:table-cell table:formula="of:=[.E87]" office:value-type="float" office:value="126.529389588004">
            <text:p>126.5294</text:p>
          </table:table-cell>
          <table:table-cell table:formula="of:=[.F87]" office:value-type="float" office:value="94.1741772358916">
            <text:p>94.1742</text:p>
          </table:table-cell>
          <table:table-cell table:number-columns-repeated="9"/>
        </table:table-row>
        <table:table-row table:style-name="ro1">
          <table:table-cell table:formula="of:=[.F83]" office:value-type="float" office:value="134.718756341542">
            <text:p>134.7188</text:p>
          </table:table-cell>
          <table:table-cell table:formula="of:=[.B75]+[.$A$1]*([.B74]-[.B75]+[.C75]-[.B75]+[.B76]-[.B75]+[.A75]-[.B75])" office:value-type="float" office:value="139.048968031127">
            <text:p>139.0490</text:p>
          </table:table-cell>
          <table:table-cell table:formula="of:=[.C75]+[.$A$1]*([.C74]-[.C75]+[.D75]-[.C75]+[.C76]-[.C75]+[.B75]-[.C75])" office:value-type="float" office:value="185.329303174722">
            <text:p>185.3293</text:p>
          </table:table-cell>
          <table:table-cell table:formula="of:=[.D75]+[.$A$1]*([.D74]-[.D75]+[.E75]-[.D75]+[.D76]-[.D75]+[.C75]-[.D75])" office:value-type="float" office:value="230.477717055776">
            <text:p>230.4777</text:p>
          </table:table-cell>
          <table:table-cell table:formula="of:=[.E75]+[.$A$1]*([.E74]-[.E75]+[.F75]-[.E75]+[.E76]-[.E75]+[.D75]-[.E75])" office:value-type="float" office:value="184.350475321627">
            <text:p>184.3505</text:p>
          </table:table-cell>
          <table:table-cell table:formula="of:=[.$A$1]*([.F74]+[.G75]+[.F76]+[.E75])" office:value-type="float" office:value="134.718756341542">
            <text:p>134.7188</text:p>
          </table:table-cell>
          <table:table-cell table:formula="of:=[.B83]" office:value-type="float" office:value="139.048968031127">
            <text:p>139.0490</text:p>
          </table:table-cell>
          <table:table-cell table:number-columns-repeated="8"/>
        </table:table-row>
        <table:table-row table:style-name="ro1">
          <table:table-cell table:formula="of:=[.F84]" office:value-type="float" office:value="207.278432364402">
            <text:p>207.2784</text:p>
          </table:table-cell>
          <table:table-cell table:formula="of:=[.B76]+[.$A$1]*([.B75]-[.B76]+[.C76]-[.B76]+[.B77]-[.B76]+[.A76]-[.B76])" office:value-type="float" office:value="208.125504469441">
            <text:p>208.1255</text:p>
          </table:table-cell>
          <table:table-cell table:formula="of:=[.C76]+[.$A$1]*([.C75]-[.C76]+[.D76]-[.C76]+[.C77]-[.C76]+[.B76]-[.C76])" office:value-type="float" office:value="305.897899166961">
            <text:p>305.8979</text:p>
          </table:table-cell>
          <table:table-cell table:formula="of:=[.D76]+[.$A$1]*([.D75]-[.D76]+[.E76]-[.D76]+[.D77]-[.D76]+[.C76]-[.D76])" office:value-type="float" office:value="447.080204145934">
            <text:p>447.0802</text:p>
          </table:table-cell>
          <table:table-cell table:formula="of:=[.E76]+[.$A$1]*([.E75]-[.E76]+[.F76]-[.E76]+[.E77]-[.E76]+[.D76]-[.E76])" office:value-type="float" office:value="305.535161379638">
            <text:p>305.5352</text:p>
          </table:table-cell>
          <table:table-cell table:formula="of:=[.F76]+[.$A$1]*([.F75]-[.F76]+[.G76]-[.F76]+[.F77]-[.F76]+[.E76]-[.F76])" office:value-type="float" office:value="207.278432364402">
            <text:p>207.2784</text:p>
          </table:table-cell>
          <table:table-cell table:formula="of:=[.B84]" office:value-type="float" office:value="208.125504469441">
            <text:p>208.1255</text:p>
          </table:table-cell>
          <table:table-cell table:number-columns-repeated="8"/>
        </table:table-row>
        <table:table-row table:style-name="ro1">
          <table:table-cell table:formula="of:=[.F85]" office:value-type="float" office:value="258.651613986596">
            <text:p>258.6516</text:p>
          </table:table-cell>
          <table:table-cell table:formula="of:=[.B77]+[.$A$1]*([.B76]-[.B77]+[.C77]-[.B77]+[.B78]-[.B77]+[.A77]-[.B77])" office:value-type="float" office:value="258.799431924496">
            <text:p>258.7994</text:p>
          </table:table-cell>
          <table:table-cell table:formula="of:=[.C77]+[.$A$1]*([.C76]-[.C77]+[.D77]-[.C77]+[.C78]-[.C77]+[.B77]-[.C77])" office:value-type="float" office:value="448.618989525255">
            <text:p>448.6190</text:p>
          </table:table-cell>
          <table:table-cell table:formula="of:=[.D77]" office:value-type="float" office:value="1000">
            <text:p>1000.0000</text:p>
          </table:table-cell>
          <table:table-cell table:formula="of:=[.E77]+[.$A$1]*([.E76]-[.E77]+[.F77]-[.E77]+[.E78]-[.E77]+[.D77]-[.E77])" office:value-type="float" office:value="448.519763234044">
            <text:p>448.5198</text:p>
          </table:table-cell>
          <table:table-cell table:formula="of:=[.F77]+[.$A$1]*([.F76]-[.F77]+[.G77]-[.F77]+[.F78]-[.F77]+[.E77]-[.F77])" office:value-type="float" office:value="258.651613986596">
            <text:p>258.6516</text:p>
          </table:table-cell>
          <table:table-cell table:formula="of:=[.B85]" office:value-type="float" office:value="258.799431924496">
            <text:p>258.7994</text:p>
          </table:table-cell>
          <table:table-cell table:number-columns-repeated="8"/>
        </table:table-row>
        <table:table-row table:style-name="ro1">
          <table:table-cell table:formula="of:=[.F86]" office:value-type="float" office:value="191.480998600838">
            <text:p>191.4810</text:p>
          </table:table-cell>
          <table:table-cell table:formula="of:=[.B78]+[.$A$1]*([.B77]-[.B78]+[.C78]-[.B78]+[.B79]-[.B78]+[.A78]-[.B78])" office:value-type="float" office:value="191.51069251759">
            <text:p>191.5107</text:p>
          </table:table-cell>
          <table:table-cell table:formula="of:=[.C78]+[.$A$1]*([.C77]-[.C78]+[.D78]-[.C78]+[.C79]-[.C78]+[.B78]-[.C78])" office:value-type="float" office:value="285.629555447232">
            <text:p>285.6296</text:p>
          </table:table-cell>
          <table:table-cell table:formula="of:=[.D78]+[.$A$1]*([.D77]-[.D78]+[.E78]-[.D78]+[.D79]-[.D78]+[.C78]-[.D78])" office:value-type="float" office:value="423.088643727635">
            <text:p>423.0886</text:p>
          </table:table-cell>
          <table:table-cell table:formula="of:=[.E78]+[.$A$1]*([.E77]-[.E78]+[.F78]-[.E78]+[.E79]-[.E78]+[.D78]-[.E78])" office:value-type="float" office:value="285.613493257387">
            <text:p>285.6135</text:p>
          </table:table-cell>
          <table:table-cell table:formula="of:=[.F78]+[.$A$1]*([.F77]-[.F78]+[.G78]-[.F78]+[.F79]-[.F78]+[.E78]-[.F78])" office:value-type="float" office:value="191.480998600838">
            <text:p>191.4810</text:p>
          </table:table-cell>
          <table:table-cell table:formula="of:=[.B86]" office:value-type="float" office:value="191.51069251759">
            <text:p>191.5107</text:p>
          </table:table-cell>
          <table:table-cell table:number-columns-repeated="8"/>
        </table:table-row>
        <table:table-row table:style-name="ro1">
          <table:table-cell table:formula="of:=[.F87]" office:value-type="float" office:value="94.1741772358916">
            <text:p>94.1742</text:p>
          </table:table-cell>
          <table:table-cell table:formula="of:=[.B79]+[.$A$1]*([.B78]-[.B79]+[.C79]-[.B79]+[.B81]-[.B79]+[.A79]-[.B79])" office:value-type="float" office:value="94.1766076988287">
            <text:p>94.1766</text:p>
          </table:table-cell>
          <table:table-cell table:formula="of:=[.C79]+[.$A$1]*([.C78]-[.C79]+[.D79]-[.C79]+[.C81]-[.C79]+[.B79]-[.C79])" office:value-type="float" office:value="126.532559757052">
            <text:p>126.5326</text:p>
          </table:table-cell>
          <table:table-cell table:formula="of:=[.D79]+[.$A$1]*([.D78]-[.D79]+[.E79]-[.D79]+[.D81]-[.D79]+[.C79]-[.D79])" office:value-type="float" office:value="162.747166936856">
            <text:p>162.7472</text:p>
          </table:table-cell>
          <table:table-cell table:formula="of:=[.E79]+[.$A$1]*([.E78]-[.E79]+[.F79]-[.E79]+[.E81]-[.E79]+[.D79]-[.E79])" office:value-type="float" office:value="126.529389588004">
            <text:p>126.5294</text:p>
          </table:table-cell>
          <table:table-cell table:formula="of:=[.F79]+[.$A$1]*([.F78]-[.F79]+[.G79]-[.F79]+[.F81]-[.F79]+[.E79]-[.F79])" office:value-type="float" office:value="94.1741772358916">
            <text:p>94.1742</text:p>
          </table:table-cell>
          <table:table-cell table:formula="of:=[.B87]" office:value-type="float" office:value="94.1766076988287">
            <text:p>94.1766</text:p>
          </table:table-cell>
          <table:table-cell table:number-columns-repeated="8"/>
        </table:table-row>
        <table:table-row table:style-name="ro1">
          <table:table-cell/>
          <table:table-cell table:formula="of:=[.B83]" office:value-type="float" office:value="139.048968031127">
            <text:p>139.0490</text:p>
          </table:table-cell>
          <table:table-cell table:formula="of:=[.C83]" office:value-type="float" office:value="185.329303174722">
            <text:p>185.3293</text:p>
          </table:table-cell>
          <table:table-cell table:formula="of:=[.D83]" office:value-type="float" office:value="230.477717055776">
            <text:p>230.4777</text:p>
          </table:table-cell>
          <table:table-cell table:formula="of:=[.E83]" office:value-type="float" office:value="184.350475321627">
            <text:p>184.3505</text:p>
          </table:table-cell>
          <table:table-cell table:formula="of:=[.F83]" office:value-type="float" office:value="134.718756341542">
            <text:p>134.7188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95]" office:value-type="float" office:value="102.699247390481">
            <text:p>102.6992</text:p>
          </table:table-cell>
          <table:table-cell table:formula="of:=[.C95]" office:value-type="float" office:value="135.274101610182">
            <text:p>135.2741</text:p>
          </table:table-cell>
          <table:table-cell table:formula="of:=[.D95]" office:value-type="float" office:value="168.78602901492">
            <text:p>168.7860</text:p>
          </table:table-cell>
          <table:table-cell table:formula="of:=[.E95]" office:value-type="float" office:value="135.269536566753">
            <text:p>135.2695</text:p>
          </table:table-cell>
          <table:table-cell table:formula="of:=[.F95]" office:value-type="float" office:value="102.691846102477">
            <text:p>102.6918</text:p>
          </table:table-cell>
          <table:table-cell table:number-columns-repeated="9"/>
        </table:table-row>
        <table:table-row table:style-name="ro1">
          <table:table-cell table:formula="of:=[.F91]" office:value-type="float" office:value="149.964492708732">
            <text:p>149.9645</text:p>
          </table:table-cell>
          <table:table-cell table:formula="of:=[.B83]+[.$A$1]*([.B82]-[.B83]+[.C83]-[.B83]+[.B84]-[.B83]+[.A83]-[.B83])" office:value-type="float" office:value="154.925999925533">
            <text:p>154.9260</text:p>
          </table:table-cell>
          <table:table-cell table:formula="of:=[.C83]+[.$A$1]*([.C82]-[.C83]+[.D83]-[.C83]+[.C84]-[.C83]+[.B83]-[.C83])" office:value-type="float" office:value="199.882886689609">
            <text:p>199.8829</text:p>
          </table:table-cell>
          <table:table-cell table:formula="of:=[.D83]+[.$A$1]*([.D82]-[.D83]+[.E83]-[.D83]+[.D84]-[.D83]+[.C83]-[.D83])" office:value-type="float" office:value="244.300824581224">
            <text:p>244.3008</text:p>
          </table:table-cell>
          <table:table-cell table:formula="of:=[.E83]+[.$A$1]*([.E82]-[.E83]+[.F83]-[.E83]+[.E84]-[.E83]+[.D83]-[.E83])" office:value-type="float" office:value="198.716664860456">
            <text:p>198.7167</text:p>
          </table:table-cell>
          <table:table-cell table:formula="of:=[.$A$1]*([.F82]+[.G83]+[.F84]+[.E83])" office:value-type="float" office:value="149.964492708732">
            <text:p>149.9645</text:p>
          </table:table-cell>
          <table:table-cell table:formula="of:=[.B91]" office:value-type="float" office:value="154.925999925533">
            <text:p>154.9260</text:p>
          </table:table-cell>
          <table:table-cell table:number-columns-repeated="8"/>
        </table:table-row>
        <table:table-row table:style-name="ro1">
          <table:table-cell table:formula="of:=[.F92]" office:value-type="float" office:value="225.978585977108">
            <text:p>225.9786</text:p>
          </table:table-cell>
          <table:table-cell table:formula="of:=[.B84]+[.$A$1]*([.B83]-[.B84]+[.C84]-[.B84]+[.B85]-[.B84]+[.A84]-[.B84])" office:value-type="float" office:value="226.970955735655">
            <text:p>226.9710</text:p>
          </table:table-cell>
          <table:table-cell table:formula="of:=[.C84]+[.$A$1]*([.C83]-[.C84]+[.D84]-[.C84]+[.C85]-[.C84]+[.B84]-[.C84])" office:value-type="float" office:value="321.632876282363">
            <text:p>321.6329</text:p>
          </table:table-cell>
          <table:table-cell table:formula="of:=[.D84]+[.$A$1]*([.D83]-[.D84]+[.E84]-[.D84]+[.D85]-[.D84]+[.C84]-[.D84])" office:value-type="float" office:value="459.941794790408">
            <text:p>459.9418</text:p>
          </table:table-cell>
          <table:table-cell table:formula="of:=[.E84]+[.$A$1]*([.E83]-[.E84]+[.F84]-[.E84]+[.E85]-[.E84]+[.D84]-[.E84])" office:value-type="float" office:value="321.156336471027">
            <text:p>321.1563</text:p>
          </table:table-cell>
          <table:table-cell table:formula="of:=[.F84]+[.$A$1]*([.F83]-[.F84]+[.G84]-[.F84]+[.F85]-[.F84]+[.E84]-[.F84])" office:value-type="float" office:value="225.978585977108">
            <text:p>225.9786</text:p>
          </table:table-cell>
          <table:table-cell table:formula="of:=[.B92]" office:value-type="float" office:value="226.970955735655">
            <text:p>226.9710</text:p>
          </table:table-cell>
          <table:table-cell table:number-columns-repeated="8"/>
        </table:table-row>
        <table:table-row table:style-name="ro1">
          <table:table-cell table:formula="of:=[.F93]" office:value-type="float" office:value="275.804934829171">
            <text:p>275.8049</text:p>
          </table:table-cell>
          <table:table-cell table:formula="of:=[.B85]+[.$A$1]*([.B84]-[.B85]+[.C85]-[.B85]+[.B86]-[.B85]+[.A85]-[.B85])" office:value-type="float" office:value="276.009609396711">
            <text:p>276.0096</text:p>
          </table:table-cell>
          <table:table-cell table:formula="of:=[.C85]+[.$A$1]*([.C84]-[.C85]+[.D85]-[.C85]+[.C86]-[.C85]+[.B85]-[.C85])" office:value-type="float" office:value="462.023212350296">
            <text:p>462.0232</text:p>
          </table:table-cell>
          <table:table-cell table:formula="of:=[.D85]" office:value-type="float" office:value="1000">
            <text:p>1000.0000</text:p>
          </table:table-cell>
          <table:table-cell table:formula="of:=[.E85]+[.$A$1]*([.E84]-[.E85]+[.F85]-[.E85]+[.E86]-[.E85]+[.D85]-[.E85])" office:value-type="float" office:value="461.892854999031">
            <text:p>461.8929</text:p>
          </table:table-cell>
          <table:table-cell table:formula="of:=[.F85]+[.$A$1]*([.F84]-[.F85]+[.G85]-[.F85]+[.F86]-[.F85]+[.E85]-[.F85])" office:value-type="float" office:value="275.804934829171">
            <text:p>275.8049</text:p>
          </table:table-cell>
          <table:table-cell table:formula="of:=[.B93]" office:value-type="float" office:value="276.009609396711">
            <text:p>276.0096</text:p>
          </table:table-cell>
          <table:table-cell table:number-columns-repeated="8"/>
        </table:table-row>
        <table:table-row table:style-name="ro1">
          <table:table-cell table:formula="of:=[.F94]" office:value-type="float" office:value="206.847234423425">
            <text:p>206.8472</text:p>
          </table:table-cell>
          <table:table-cell table:formula="of:=[.B86]+[.$A$1]*([.B85]-[.B86]+[.C86]-[.B86]+[.B87]-[.B86]+[.A86]-[.B86])" office:value-type="float" office:value="206.881210181838">
            <text:p>206.8812</text:p>
          </table:table-cell>
          <table:table-cell table:formula="of:=[.C86]+[.$A$1]*([.C85]-[.C86]+[.D86]-[.C86]+[.C87]-[.C86]+[.B86]-[.C86])" office:value-type="float" office:value="296.965394744497">
            <text:p>296.9654</text:p>
          </table:table-cell>
          <table:table-cell table:formula="of:=[.D86]+[.$A$1]*([.D85]-[.D86]+[.E86]-[.D86]+[.D87]-[.D86]+[.C86]-[.D86])" office:value-type="float" office:value="433.08119750306">
            <text:p>433.0812</text:p>
          </table:table-cell>
          <table:table-cell table:formula="of:=[.E86]+[.$A$1]*([.E85]-[.E86]+[.F86]-[.E86]+[.E87]-[.E86]+[.D86]-[.E86])" office:value-type="float" office:value="296.933050566421">
            <text:p>296.9331</text:p>
          </table:table-cell>
          <table:table-cell table:formula="of:=[.F86]+[.$A$1]*([.F85]-[.F86]+[.G86]-[.F86]+[.F87]-[.F86]+[.E86]-[.F86])" office:value-type="float" office:value="206.847234423425">
            <text:p>206.8472</text:p>
          </table:table-cell>
          <table:table-cell table:formula="of:=[.B94]" office:value-type="float" office:value="206.881210181838">
            <text:p>206.8812</text:p>
          </table:table-cell>
          <table:table-cell table:number-columns-repeated="8"/>
        </table:table-row>
        <table:table-row table:style-name="ro1">
          <table:table-cell table:formula="of:=[.F95]" office:value-type="float" office:value="102.691846102477">
            <text:p>102.6918</text:p>
          </table:table-cell>
          <table:table-cell table:formula="of:=[.B87]+[.$A$1]*([.B86]-[.B87]+[.C87]-[.B87]+[.B89]-[.B87]+[.A87]-[.B87])" office:value-type="float" office:value="102.699247390481">
            <text:p>102.6992</text:p>
          </table:table-cell>
          <table:table-cell table:formula="of:=[.C87]+[.$A$1]*([.C86]-[.C87]+[.D87]-[.C87]+[.C89]-[.C87]+[.B87]-[.C87])" office:value-type="float" office:value="135.274101610182">
            <text:p>135.2741</text:p>
          </table:table-cell>
          <table:table-cell table:formula="of:=[.D87]+[.$A$1]*([.D86]-[.D87]+[.E87]-[.D87]+[.D89]-[.D87]+[.C87]-[.D87])" office:value-type="float" office:value="168.78602901492">
            <text:p>168.7860</text:p>
          </table:table-cell>
          <table:table-cell table:formula="of:=[.E87]+[.$A$1]*([.E86]-[.E87]+[.F87]-[.E87]+[.E89]-[.E87]+[.D87]-[.E87])" office:value-type="float" office:value="135.269536566753">
            <text:p>135.2695</text:p>
          </table:table-cell>
          <table:table-cell table:formula="of:=[.F87]+[.$A$1]*([.F86]-[.F87]+[.G87]-[.F87]+[.F89]-[.F87]+[.E87]-[.F87])" office:value-type="float" office:value="102.691846102477">
            <text:p>102.6918</text:p>
          </table:table-cell>
          <table:table-cell table:formula="of:=[.B95]" office:value-type="float" office:value="102.699247390481">
            <text:p>102.6992</text:p>
          </table:table-cell>
          <table:table-cell table:number-columns-repeated="8"/>
        </table:table-row>
        <table:table-row table:style-name="ro1">
          <table:table-cell/>
          <table:table-cell table:formula="of:=[.B91]" office:value-type="float" office:value="154.925999925533">
            <text:p>154.9260</text:p>
          </table:table-cell>
          <table:table-cell table:formula="of:=[.C91]" office:value-type="float" office:value="199.882886689609">
            <text:p>199.8829</text:p>
          </table:table-cell>
          <table:table-cell table:formula="of:=[.D91]" office:value-type="float" office:value="244.300824581224">
            <text:p>244.3008</text:p>
          </table:table-cell>
          <table:table-cell table:formula="of:=[.E91]" office:value-type="float" office:value="198.716664860456">
            <text:p>198.7167</text:p>
          </table:table-cell>
          <table:table-cell table:formula="of:=[.F91]" office:value-type="float" office:value="149.964492708732">
            <text:p>149.9645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03]" office:value-type="float" office:value="110.871287790299">
            <text:p>110.8713</text:p>
          </table:table-cell>
          <table:table-cell table:formula="of:=[.C103]" office:value-type="float" office:value="141.839125140383">
            <text:p>141.8391</text:p>
          </table:table-cell>
          <table:table-cell table:formula="of:=[.D103]" office:value-type="float" office:value="175.621401723795">
            <text:p>175.6214</text:p>
          </table:table-cell>
          <table:table-cell table:formula="of:=[.E103]" office:value-type="float" office:value="141.829403626786">
            <text:p>141.8294</text:p>
          </table:table-cell>
          <table:table-cell table:formula="of:=[.F103]" office:value-type="float" office:value="110.863518255457">
            <text:p>110.8635</text:p>
          </table:table-cell>
          <table:table-cell table:number-columns-repeated="9"/>
        </table:table-row>
        <table:table-row table:style-name="ro1">
          <table:table-cell table:formula="of:=[.F99]" office:value-type="float" office:value="163.755143247738">
            <text:p>163.7551</text:p>
          </table:table-cell>
          <table:table-cell table:formula="of:=[.B91]+[.$A$1]*([.B90]-[.B91]+[.C91]-[.B91]+[.B92]-[.B91]+[.A91]-[.B91])" office:value-type="float" office:value="169.281259802896">
            <text:p>169.2813</text:p>
          </table:table-cell>
          <table:table-cell table:formula="of:=[.C91]+[.$A$1]*([.C90]-[.C91]+[.D91]-[.C91]+[.C92]-[.C91]+[.B91]-[.C91])" office:value-type="float" office:value="213.467428043417">
            <text:p>213.4674</text:p>
          </table:table-cell>
          <table:table-cell table:formula="of:=[.D91]+[.$A$1]*([.D90]-[.D91]+[.E91]-[.D91]+[.D92]-[.D91]+[.C91]-[.D91])" office:value-type="float" office:value="256.330603068543">
            <text:p>256.3306</text:p>
          </table:table-cell>
          <table:table-cell table:formula="of:=[.E91]+[.$A$1]*([.E90]-[.E91]+[.F91]-[.E91]+[.E92]-[.E91]+[.D91]-[.E91])" office:value-type="float" office:value="212.114552273075">
            <text:p>212.1146</text:p>
          </table:table-cell>
          <table:table-cell table:formula="of:=[.$A$1]*([.F90]+[.G91]+[.F92]+[.E91])" office:value-type="float" office:value="163.755143247738">
            <text:p>163.7551</text:p>
          </table:table-cell>
          <table:table-cell table:formula="of:=[.B99]" office:value-type="float" office:value="169.281259802896">
            <text:p>169.2813</text:p>
          </table:table-cell>
          <table:table-cell table:number-columns-repeated="8"/>
        </table:table-row>
        <table:table-row table:style-name="ro1">
          <table:table-cell table:formula="of:=[.F100]" office:value-type="float" office:value="242.774356177785">
            <text:p>242.7744</text:p>
          </table:table-cell>
          <table:table-cell table:formula="of:=[.B92]+[.$A$1]*([.B91]-[.B92]+[.C92]-[.B92]+[.B93]-[.B92]+[.A92]-[.B92])" office:value-type="float" office:value="243.930135409038">
            <text:p>243.9301</text:p>
          </table:table-cell>
          <table:table-cell table:formula="of:=[.C92]+[.$A$1]*([.C91]-[.C92]+[.D92]-[.C92]+[.C93]-[.C92]+[.B92]-[.C92])" office:value-type="float" office:value="336.581838947127">
            <text:p>336.5818</text:p>
          </table:table-cell>
          <table:table-cell table:formula="of:=[.D92]+[.$A$1]*([.D91]-[.D92]+[.E92]-[.D92]+[.D93]-[.D92]+[.C92]-[.D92])" office:value-type="float" office:value="471.299280751924">
            <text:p>471.2993</text:p>
          </table:table-cell>
          <table:table-cell table:formula="of:=[.E92]+[.$A$1]*([.E91]-[.E92]+[.F92]-[.E92]+[.E93]-[.E92]+[.D92]-[.E92])" office:value-type="float" office:value="336.013429609322">
            <text:p>336.0134</text:p>
          </table:table-cell>
          <table:table-cell table:formula="of:=[.F92]+[.$A$1]*([.F91]-[.F92]+[.G92]-[.F92]+[.F93]-[.F92]+[.E92]-[.F92])" office:value-type="float" office:value="242.774356177785">
            <text:p>242.7744</text:p>
          </table:table-cell>
          <table:table-cell table:formula="of:=[.B100]" office:value-type="float" office:value="243.930135409038">
            <text:p>243.9301</text:p>
          </table:table-cell>
          <table:table-cell table:number-columns-repeated="8"/>
        </table:table-row>
        <table:table-row table:style-name="ro1">
          <table:table-cell table:formula="of:=[.F101]" office:value-type="float" office:value="292.006985744273">
            <text:p>292.0070</text:p>
          </table:table-cell>
          <table:table-cell table:formula="of:=[.B93]+[.$A$1]*([.B92]-[.B93]+[.C93]-[.B93]+[.B94]-[.B93]+[.A93]-[.B93])" office:value-type="float" office:value="292.243659519139">
            <text:p>292.2437</text:p>
          </table:table-cell>
          <table:table-cell table:formula="of:=[.C93]+[.$A$1]*([.C92]-[.C93]+[.D93]-[.C93]+[.C94]-[.C93]+[.B93]-[.C93])" office:value-type="float" office:value="473.186819795669">
            <text:p>473.1868</text:p>
          </table:table-cell>
          <table:table-cell table:formula="of:=[.D93]" office:value-type="float" office:value="1000">
            <text:p>1000.0000</text:p>
          </table:table-cell>
          <table:table-cell table:formula="of:=[.E93]+[.$A$1]*([.E92]-[.E93]+[.F93]-[.E93]+[.E94]-[.E93]+[.D93]-[.E93])" office:value-type="float" office:value="473.01035144795">
            <text:p>473.0104</text:p>
          </table:table-cell>
          <table:table-cell table:formula="of:=[.F93]+[.$A$1]*([.F92]-[.F93]+[.G93]-[.F93]+[.F94]-[.F93]+[.E93]-[.F93])" office:value-type="float" office:value="292.006985744273">
            <text:p>292.0070</text:p>
          </table:table-cell>
          <table:table-cell table:formula="of:=[.B101]" office:value-type="float" office:value="292.243659519139">
            <text:p>292.2437</text:p>
          </table:table-cell>
          <table:table-cell table:number-columns-repeated="8"/>
        </table:table-row>
        <table:table-row table:style-name="ro1">
          <table:table-cell table:formula="of:=[.F102]" office:value-type="float" office:value="220.028539380115">
            <text:p>220.0285</text:p>
          </table:table-cell>
          <table:table-cell table:formula="of:=[.B94]+[.$A$1]*([.B93]-[.B94]+[.C94]-[.B94]+[.B95]-[.B94]+[.A94]-[.B94])" office:value-type="float" office:value="220.080405036501">
            <text:p>220.0804</text:p>
          </table:table-cell>
          <table:table-cell table:formula="of:=[.C94]+[.$A$1]*([.C93]-[.C94]+[.D94]-[.C94]+[.C95]-[.C94]+[.B94]-[.C94])" office:value-type="float" office:value="308.82094898467">
            <text:p>308.8209</text:p>
          </table:table-cell>
          <table:table-cell table:formula="of:=[.D94]+[.$A$1]*([.D93]-[.D94]+[.E94]-[.D94]+[.D95]-[.D94]+[.C94]-[.D94])" office:value-type="float" office:value="440.367521738324">
            <text:p>440.3675</text:p>
          </table:table-cell>
          <table:table-cell table:formula="of:=[.E94]+[.$A$1]*([.E93]-[.E94]+[.F94]-[.E94]+[.E95]-[.E94]+[.D94]-[.E94])" office:value-type="float" office:value="308.779119660801">
            <text:p>308.7791</text:p>
          </table:table-cell>
          <table:table-cell table:formula="of:=[.F94]+[.$A$1]*([.F93]-[.F94]+[.G94]-[.F94]+[.F95]-[.F94]+[.E94]-[.F94])" office:value-type="float" office:value="220.028539380115">
            <text:p>220.0285</text:p>
          </table:table-cell>
          <table:table-cell table:formula="of:=[.B102]" office:value-type="float" office:value="220.080405036501">
            <text:p>220.0804</text:p>
          </table:table-cell>
          <table:table-cell table:number-columns-repeated="8"/>
        </table:table-row>
        <table:table-row table:style-name="ro1">
          <table:table-cell table:formula="of:=[.F103]" office:value-type="float" office:value="110.863518255457">
            <text:p>110.8635</text:p>
          </table:table-cell>
          <table:table-cell table:formula="of:=[.B95]+[.$A$1]*([.B94]-[.B95]+[.C95]-[.B95]+[.B97]-[.B95]+[.A95]-[.B95])" office:value-type="float" office:value="110.871287790299">
            <text:p>110.8713</text:p>
          </table:table-cell>
          <table:table-cell table:formula="of:=[.C95]+[.$A$1]*([.C94]-[.C95]+[.D95]-[.C95]+[.C97]-[.C95]+[.B95]-[.C95])" office:value-type="float" office:value="141.839125140383">
            <text:p>141.8391</text:p>
          </table:table-cell>
          <table:table-cell table:formula="of:=[.D95]+[.$A$1]*([.D94]-[.D95]+[.E95]-[.D95]+[.D97]-[.D95]+[.C95]-[.D95])" office:value-type="float" office:value="175.621401723795">
            <text:p>175.6214</text:p>
          </table:table-cell>
          <table:table-cell table:formula="of:=[.E95]+[.$A$1]*([.E94]-[.E95]+[.F95]-[.E95]+[.E97]-[.E95]+[.D95]-[.E95])" office:value-type="float" office:value="141.829403626786">
            <text:p>141.8294</text:p>
          </table:table-cell>
          <table:table-cell table:formula="of:=[.F95]+[.$A$1]*([.F94]-[.F95]+[.G95]-[.F95]+[.F97]-[.F95]+[.E95]-[.F95])" office:value-type="float" office:value="110.863518255457">
            <text:p>110.8635</text:p>
          </table:table-cell>
          <table:table-cell table:formula="of:=[.B103]" office:value-type="float" office:value="110.871287790299">
            <text:p>110.8713</text:p>
          </table:table-cell>
          <table:table-cell table:number-columns-repeated="8"/>
        </table:table-row>
        <table:table-row table:style-name="ro1">
          <table:table-cell/>
          <table:table-cell table:formula="of:=[.B99]" office:value-type="float" office:value="169.281259802896">
            <text:p>169.2813</text:p>
          </table:table-cell>
          <table:table-cell table:formula="of:=[.C99]" office:value-type="float" office:value="213.467428043417">
            <text:p>213.4674</text:p>
          </table:table-cell>
          <table:table-cell table:formula="of:=[.D99]" office:value-type="float" office:value="256.330603068543">
            <text:p>256.3306</text:p>
          </table:table-cell>
          <table:table-cell table:formula="of:=[.E99]" office:value-type="float" office:value="212.114552273075">
            <text:p>212.1146</text:p>
          </table:table-cell>
          <table:table-cell table:formula="of:=[.F99]" office:value-type="float" office:value="163.755143247738">
            <text:p>163.7551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11]" office:value-type="float" office:value="117.902783135374">
            <text:p>117.9028</text:p>
          </table:table-cell>
          <table:table-cell table:formula="of:=[.C111]" office:value-type="float" office:value="148.548838245319">
            <text:p>148.5488</text:p>
          </table:table-cell>
          <table:table-cell table:formula="of:=[.D111]" office:value-type="float" office:value="180.79350819027">
            <text:p>180.7935</text:p>
          </table:table-cell>
          <table:table-cell table:formula="of:=[.E111]" office:value-type="float" office:value="148.536545658684">
            <text:p>148.5365</text:p>
          </table:table-cell>
          <table:table-cell table:formula="of:=[.F111]" office:value-type="float" office:value="117.889556121546">
            <text:p>117.8896</text:p>
          </table:table-cell>
          <table:table-cell table:number-columns-repeated="9"/>
        </table:table-row>
        <table:table-row table:style-name="ro1">
          <table:table-cell table:formula="of:=[.F107]" office:value-type="float" office:value="176.408084762211">
            <text:p>176.4081</text:p>
          </table:table-cell>
          <table:table-cell table:formula="of:=[.B99]+[.$A$1]*([.B98]-[.B99]+[.C99]-[.B99]+[.B100]-[.B99]+[.A99]-[.B99])" office:value-type="float" office:value="182.457009069834">
            <text:p>182.4570</text:p>
          </table:table-cell>
          <table:table-cell table:formula="of:=[.C99]+[.$A$1]*([.C98]-[.C99]+[.D99]-[.C99]+[.C100]-[.C99]+[.B99]-[.C99])" office:value-type="float" office:value="225.506575591884">
            <text:p>225.5066</text:p>
          </table:table-cell>
          <table:table-cell table:formula="of:=[.D99]+[.$A$1]*([.D98]-[.D99]+[.E99]-[.D99]+[.D100]-[.D99]+[.C99]-[.D99])" office:value-type="float" office:value="267.653863192872">
            <text:p>267.6539</text:p>
          </table:table-cell>
          <table:table-cell table:formula="of:=[.E99]+[.$A$1]*([.E98]-[.E99]+[.F99]-[.E99]+[.E100]-[.E99]+[.D99]-[.E99])" office:value-type="float" office:value="223.987441183496">
            <text:p>223.9874</text:p>
          </table:table-cell>
          <table:table-cell table:formula="of:=[.$A$1]*([.F98]+[.G99]+[.F100]+[.E99])" office:value-type="float" office:value="176.408084762211">
            <text:p>176.4081</text:p>
          </table:table-cell>
          <table:table-cell table:formula="of:=[.B107]" office:value-type="float" office:value="182.457009069834">
            <text:p>182.4570</text:p>
          </table:table-cell>
          <table:table-cell table:number-columns-repeated="8"/>
        </table:table-row>
        <table:table-row table:style-name="ro1">
          <table:table-cell table:formula="of:=[.F108]" office:value-type="float" office:value="258.2803408096">
            <text:p>258.2803</text:p>
          </table:table-cell>
          <table:table-cell table:formula="of:=[.B100]+[.$A$1]*([.B99]-[.B100]+[.C100]-[.B100]+[.B101]-[.B100]+[.A100]-[.B100])" office:value-type="float" office:value="259.568672883628">
            <text:p>259.5687</text:p>
          </table:table-cell>
          <table:table-cell table:formula="of:=[.C100]+[.$A$1]*([.C99]-[.C100]+[.D100]-[.C100]+[.C101]-[.C100]+[.B100]-[.C100])" office:value-type="float" office:value="349.915352917896">
            <text:p>349.9154</text:p>
          </table:table-cell>
          <table:table-cell table:formula="of:=[.D100]+[.$A$1]*([.D99]-[.D100]+[.E100]-[.D100]+[.D101]-[.D100]+[.C100]-[.D100])" office:value-type="float" office:value="481.794180420075">
            <text:p>481.7942</text:p>
          </table:table-cell>
          <table:table-cell table:formula="of:=[.E100]+[.$A$1]*([.E99]-[.E100]+[.F100]-[.E100]+[.E101]-[.E100]+[.D100]-[.E100])" office:value-type="float" office:value="349.248186940549">
            <text:p>349.2482</text:p>
          </table:table-cell>
          <table:table-cell table:formula="of:=[.F100]+[.$A$1]*([.F99]-[.F100]+[.G100]-[.F100]+[.F101]-[.F100]+[.E100]-[.F100])" office:value-type="float" office:value="258.2803408096">
            <text:p>258.2803</text:p>
          </table:table-cell>
          <table:table-cell table:formula="of:=[.B108]" office:value-type="float" office:value="259.568672883628">
            <text:p>259.5687</text:p>
          </table:table-cell>
          <table:table-cell table:number-columns-repeated="8"/>
        </table:table-row>
        <table:table-row table:style-name="ro1">
          <table:table-cell table:formula="of:=[.F109]" office:value-type="float" office:value="306.413936995768">
            <text:p>306.4139</text:p>
          </table:table-cell>
          <table:table-cell table:formula="of:=[.B101]+[.$A$1]*([.B100]-[.B101]+[.C101]-[.B101]+[.B102]-[.B101]+[.A101]-[.B101])" office:value-type="float" office:value="306.698789417281">
            <text:p>306.6988</text:p>
          </table:table-cell>
          <table:table-cell table:formula="of:=[.C101]+[.$A$1]*([.C100]-[.C101]+[.D101]-[.C101]+[.C102]-[.C101]+[.B101]-[.C101])" office:value-type="float" office:value="483.962620180051">
            <text:p>483.9626</text:p>
          </table:table-cell>
          <table:table-cell table:formula="of:=[.D101]" office:value-type="float" office:value="1000">
            <text:p>1000.0000</text:p>
          </table:table-cell>
          <table:table-cell table:formula="of:=[.E101]+[.$A$1]*([.E100]-[.E101]+[.F101]-[.E101]+[.E102]-[.E101]+[.D101]-[.E101])" office:value-type="float" office:value="483.752302461373">
            <text:p>483.7523</text:p>
          </table:table-cell>
          <table:table-cell table:formula="of:=[.F101]+[.$A$1]*([.F100]-[.F101]+[.G101]-[.F101]+[.F102]-[.F101]+[.E101]-[.F101])" office:value-type="float" office:value="306.413936995768">
            <text:p>306.4139</text:p>
          </table:table-cell>
          <table:table-cell table:formula="of:=[.B109]" office:value-type="float" office:value="306.698789417281">
            <text:p>306.6988</text:p>
          </table:table-cell>
          <table:table-cell table:number-columns-repeated="8"/>
        </table:table-row>
        <table:table-row table:style-name="ro1">
          <table:table-cell table:formula="of:=[.F110]" office:value-type="float" office:value="232.416348462492">
            <text:p>232.4163</text:p>
          </table:table-cell>
          <table:table-cell table:formula="of:=[.B102]+[.$A$1]*([.B101]-[.B102]+[.C102]-[.B102]+[.B103]-[.B102]+[.A102]-[.B102])" office:value-type="float" office:value="232.474680763273">
            <text:p>232.4747</text:p>
          </table:table-cell>
          <table:table-cell table:formula="of:=[.C102]+[.$A$1]*([.C101]-[.C102]+[.D102]-[.C102]+[.C103]-[.C102]+[.B102]-[.C102])" office:value-type="float" office:value="318.466567169997">
            <text:p>318.4666</text:p>
          </table:table-cell>
          <table:table-cell table:formula="of:=[.D102]+[.$A$1]*([.D101]-[.D102]+[.E102]-[.D102]+[.D103]-[.D102]+[.C102]-[.D102])" office:value-type="float" office:value="447.987853758157">
            <text:p>447.9879</text:p>
          </table:table-cell>
          <table:table-cell table:formula="of:=[.E102]+[.$A$1]*([.E101]-[.E102]+[.F102]-[.E102]+[.E103]-[.E102]+[.D102]-[.E102])" office:value-type="float" office:value="318.407760672794">
            <text:p>318.4078</text:p>
          </table:table-cell>
          <table:table-cell table:formula="of:=[.F102]+[.$A$1]*([.F101]-[.F102]+[.G102]-[.F102]+[.F103]-[.F102]+[.E102]-[.F102])" office:value-type="float" office:value="232.416348462492">
            <text:p>232.4163</text:p>
          </table:table-cell>
          <table:table-cell table:formula="of:=[.B110]" office:value-type="float" office:value="232.474680763273">
            <text:p>232.4747</text:p>
          </table:table-cell>
          <table:table-cell table:number-columns-repeated="8"/>
        </table:table-row>
        <table:table-row table:style-name="ro1">
          <table:table-cell table:formula="of:=[.F111]" office:value-type="float" office:value="117.889556121546">
            <text:p>117.8896</text:p>
          </table:table-cell>
          <table:table-cell table:formula="of:=[.B103]+[.$A$1]*([.B102]-[.B103]+[.C103]-[.B103]+[.B105]-[.B103]+[.A103]-[.B103])" office:value-type="float" office:value="117.902783135374">
            <text:p>117.9028</text:p>
          </table:table-cell>
          <table:table-cell table:formula="of:=[.C103]+[.$A$1]*([.C102]-[.C103]+[.D103]-[.C103]+[.C105]-[.C103]+[.B103]-[.C103])" office:value-type="float" office:value="148.548838245319">
            <text:p>148.5488</text:p>
          </table:table-cell>
          <table:table-cell table:formula="of:=[.D103]+[.$A$1]*([.D102]-[.D103]+[.E103]-[.D103]+[.D105]-[.D103]+[.C103]-[.D103])" office:value-type="float" office:value="180.79350819027">
            <text:p>180.7935</text:p>
          </table:table-cell>
          <table:table-cell table:formula="of:=[.E103]+[.$A$1]*([.E102]-[.E103]+[.F103]-[.E103]+[.E105]-[.E103]+[.D103]-[.E103])" office:value-type="float" office:value="148.536545658684">
            <text:p>148.5365</text:p>
          </table:table-cell>
          <table:table-cell table:formula="of:=[.F103]+[.$A$1]*([.F102]-[.F103]+[.G103]-[.F103]+[.F105]-[.F103]+[.E103]-[.F103])" office:value-type="float" office:value="117.889556121546">
            <text:p>117.8896</text:p>
          </table:table-cell>
          <table:table-cell table:formula="of:=[.B111]" office:value-type="float" office:value="117.902783135374">
            <text:p>117.9028</text:p>
          </table:table-cell>
          <table:table-cell table:number-columns-repeated="8"/>
        </table:table-row>
        <table:table-row table:style-name="ro1">
          <table:table-cell/>
          <table:table-cell table:formula="of:=[.B107]" office:value-type="float" office:value="182.457009069834">
            <text:p>182.4570</text:p>
          </table:table-cell>
          <table:table-cell table:formula="of:=[.C107]" office:value-type="float" office:value="225.506575591884">
            <text:p>225.5066</text:p>
          </table:table-cell>
          <table:table-cell table:formula="of:=[.D107]" office:value-type="float" office:value="267.653863192872">
            <text:p>267.6539</text:p>
          </table:table-cell>
          <table:table-cell table:formula="of:=[.E107]" office:value-type="float" office:value="223.987441183496">
            <text:p>223.9874</text:p>
          </table:table-cell>
          <table:table-cell table:formula="of:=[.F107]" office:value-type="float" office:value="176.408084762211">
            <text:p>176.4081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19]" office:value-type="float" office:value="124.455249356648">
            <text:p>124.4552</text:p>
          </table:table-cell>
          <table:table-cell table:formula="of:=[.C119]" office:value-type="float" office:value="154.061039568767">
            <text:p>154.0610</text:p>
          </table:table-cell>
          <table:table-cell table:formula="of:=[.D119]" office:value-type="float" office:value="186.049317366529">
            <text:p>186.0493</text:p>
          </table:table-cell>
          <table:table-cell table:formula="of:=[.E119]" office:value-type="float" office:value="154.043259822654">
            <text:p>154.0433</text:p>
          </table:table-cell>
          <table:table-cell table:formula="of:=[.F119]" office:value-type="float" office:value="124.440944786434">
            <text:p>124.4409</text:p>
          </table:table-cell>
          <table:table-cell table:number-columns-repeated="9"/>
        </table:table-row>
        <table:table-row table:style-name="ro1">
          <table:table-cell table:formula="of:=[.F115]" office:value-type="float" office:value="187.827443324274">
            <text:p>187.8274</text:p>
          </table:table-cell>
          <table:table-cell table:formula="of:=[.B107]+[.$A$1]*([.B106]-[.B107]+[.C107]-[.B107]+[.B108]-[.B107]+[.A107]-[.B107])" office:value-type="float" office:value="194.350948292337">
            <text:p>194.3509</text:p>
          </table:table-cell>
          <table:table-cell table:formula="of:=[.C107]+[.$A$1]*([.C106]-[.C107]+[.D107]-[.C107]+[.C108]-[.C107]+[.B107]-[.C107])" office:value-type="float" office:value="236.678278245896">
            <text:p>236.6783</text:p>
          </table:table-cell>
          <table:table-cell table:formula="of:=[.D107]+[.$A$1]*([.D106]-[.D107]+[.E107]-[.D107]+[.D108]-[.D107]+[.C107]-[.D107])" office:value-type="float" office:value="277.605763820289">
            <text:p>277.6058</text:p>
          </table:table-cell>
          <table:table-cell table:formula="of:=[.E107]+[.$A$1]*([.E106]-[.E107]+[.F107]-[.E107]+[.E108]-[.E107]+[.D107]-[.E107])" office:value-type="float" office:value="235.002700980376">
            <text:p>235.0027</text:p>
          </table:table-cell>
          <table:table-cell table:formula="of:=[.$A$1]*([.F106]+[.G107]+[.F108]+[.E107])" office:value-type="float" office:value="187.827443324274">
            <text:p>187.8274</text:p>
          </table:table-cell>
          <table:table-cell table:formula="of:=[.B115]" office:value-type="float" office:value="194.350948292337">
            <text:p>194.3509</text:p>
          </table:table-cell>
          <table:table-cell table:number-columns-repeated="8"/>
        </table:table-row>
        <table:table-row table:style-name="ro1">
          <table:table-cell table:formula="of:=[.F116]" office:value-type="float" office:value="272.324545212101">
            <text:p>272.3245</text:p>
          </table:table-cell>
          <table:table-cell table:formula="of:=[.B108]+[.$A$1]*([.B107]-[.B108]+[.C108]-[.B108]+[.B109]-[.B108]+[.A108]-[.B108])" office:value-type="float" office:value="273.747105046852">
            <text:p>273.7471</text:p>
          </table:table-cell>
          <table:table-cell table:formula="of:=[.C108]+[.$A$1]*([.C107]-[.C108]+[.D108]-[.C108]+[.C109]-[.C108]+[.B108]-[.C108])" office:value-type="float" office:value="362.196305894869">
            <text:p>362.1963</text:p>
          </table:table-cell>
          <table:table-cell table:formula="of:=[.D108]+[.$A$1]*([.D107]-[.D108]+[.E108]-[.D108]+[.D109]-[.D108]+[.C108]-[.D108])" office:value-type="float" office:value="491.307943949119">
            <text:p>491.3079</text:p>
          </table:table-cell>
          <table:table-cell table:formula="of:=[.E108]+[.$A$1]*([.E107]-[.E108]+[.F108]-[.E108]+[.E109]-[.E108]+[.D108]-[.E108])" office:value-type="float" office:value="361.445351047513">
            <text:p>361.4454</text:p>
          </table:table-cell>
          <table:table-cell table:formula="of:=[.F108]+[.$A$1]*([.F107]-[.F108]+[.G108]-[.F108]+[.F109]-[.F108]+[.E108]-[.F108])" office:value-type="float" office:value="272.324545212101">
            <text:p>272.3245</text:p>
          </table:table-cell>
          <table:table-cell table:formula="of:=[.B116]" office:value-type="float" office:value="273.747105046852">
            <text:p>273.7471</text:p>
          </table:table-cell>
          <table:table-cell table:number-columns-repeated="8"/>
        </table:table-row>
        <table:table-row table:style-name="ro1">
          <table:table-cell table:formula="of:=[.F117]" office:value-type="float" office:value="319.73202495601">
            <text:p>319.7320</text:p>
          </table:table-cell>
          <table:table-cell table:formula="of:=[.B109]+[.$A$1]*([.B108]-[.B109]+[.C109]-[.B109]+[.B110]-[.B109]+[.A109]-[.B109])" office:value-type="float" office:value="320.048730174144">
            <text:p>320.0487</text:p>
          </table:table-cell>
          <table:table-cell table:formula="of:=[.C109]+[.$A$1]*([.C108]-[.C109]+[.D109]-[.C109]+[.C110]-[.C109]+[.B109]-[.C109])" office:value-type="float" office:value="493.377875088444">
            <text:p>493.3779</text:p>
          </table:table-cell>
          <table:table-cell table:formula="of:=[.D109]" office:value-type="float" office:value="1000">
            <text:p>1000.0000</text:p>
          </table:table-cell>
          <table:table-cell table:formula="of:=[.E109]+[.$A$1]*([.E108]-[.E109]+[.F109]-[.E109]+[.E110]-[.E109]+[.D109]-[.E109])" office:value-type="float" office:value="493.126864404641">
            <text:p>493.1269</text:p>
          </table:table-cell>
          <table:table-cell table:formula="of:=[.F109]+[.$A$1]*([.F108]-[.F109]+[.G109]-[.F109]+[.F110]-[.F109]+[.E109]-[.F109])" office:value-type="float" office:value="319.73202495601">
            <text:p>319.7320</text:p>
          </table:table-cell>
          <table:table-cell table:formula="of:=[.B117]" office:value-type="float" office:value="320.048730174144">
            <text:p>320.0487</text:p>
          </table:table-cell>
          <table:table-cell table:number-columns-repeated="8"/>
        </table:table-row>
        <table:table-row table:style-name="ro1">
          <table:table-cell table:formula="of:=[.F118]" office:value-type="float" office:value="243.341278231311">
            <text:p>243.3413</text:p>
          </table:table-cell>
          <table:table-cell table:formula="of:=[.B110]+[.$A$1]*([.B109]-[.B110]+[.C110]-[.B110]+[.B111]-[.B110]+[.A110]-[.B110])" office:value-type="float" office:value="243.415264394966">
            <text:p>243.4153</text:p>
          </table:table-cell>
          <table:table-cell table:formula="of:=[.C110]+[.$A$1]*([.C109]-[.C110]+[.D110]-[.C110]+[.C111]-[.C110]+[.B110]-[.C110])" office:value-type="float" office:value="327.852420994032">
            <text:p>327.8524</text:p>
          </table:table-cell>
          <table:table-cell table:formula="of:=[.D110]+[.$A$1]*([.D109]-[.D110]+[.E110]-[.D110]+[.D111]-[.D110]+[.C110]-[.D110])" office:value-type="float" office:value="454.159794798261">
            <text:p>454.1598</text:p>
          </table:table-cell>
          <table:table-cell table:formula="of:=[.E110]+[.$A$1]*([.E109]-[.E110]+[.F110]-[.E110]+[.E111]-[.E110]+[.D110]-[.E110])" office:value-type="float" office:value="327.782642508681">
            <text:p>327.7826</text:p>
          </table:table-cell>
          <table:table-cell table:formula="of:=[.F110]+[.$A$1]*([.F109]-[.F110]+[.G110]-[.F110]+[.F111]-[.F110]+[.E110]-[.F110])" office:value-type="float" office:value="243.341278231311">
            <text:p>243.3413</text:p>
          </table:table-cell>
          <table:table-cell table:formula="of:=[.B118]" office:value-type="float" office:value="243.415264394966">
            <text:p>243.4153</text:p>
          </table:table-cell>
          <table:table-cell table:number-columns-repeated="8"/>
        </table:table-row>
        <table:table-row table:style-name="ro1">
          <table:table-cell table:formula="of:=[.F119]" office:value-type="float" office:value="124.440944786434">
            <text:p>124.4409</text:p>
          </table:table-cell>
          <table:table-cell table:formula="of:=[.B111]+[.$A$1]*([.B110]-[.B111]+[.C111]-[.B111]+[.B113]-[.B111]+[.A111]-[.B111])" office:value-type="float" office:value="124.455249356648">
            <text:p>124.4552</text:p>
          </table:table-cell>
          <table:table-cell table:formula="of:=[.C111]+[.$A$1]*([.C110]-[.C111]+[.D111]-[.C111]+[.C113]-[.C111]+[.B111]-[.C111])" office:value-type="float" office:value="154.061039568767">
            <text:p>154.0610</text:p>
          </table:table-cell>
          <table:table-cell table:formula="of:=[.D111]+[.$A$1]*([.D110]-[.D111]+[.E111]-[.D111]+[.D113]-[.D111]+[.C111]-[.D111])" office:value-type="float" office:value="186.049317366529">
            <text:p>186.0493</text:p>
          </table:table-cell>
          <table:table-cell table:formula="of:=[.E111]+[.$A$1]*([.E110]-[.E111]+[.F111]-[.E111]+[.E113]-[.E111]+[.D111]-[.E111])" office:value-type="float" office:value="154.043259822654">
            <text:p>154.0433</text:p>
          </table:table-cell>
          <table:table-cell table:formula="of:=[.F111]+[.$A$1]*([.F110]-[.F111]+[.G111]-[.F111]+[.F113]-[.F111]+[.E111]-[.F111])" office:value-type="float" office:value="124.440944786434">
            <text:p>124.4409</text:p>
          </table:table-cell>
          <table:table-cell table:formula="of:=[.B119]" office:value-type="float" office:value="124.455249356648">
            <text:p>124.4552</text:p>
          </table:table-cell>
          <table:table-cell table:number-columns-repeated="8"/>
        </table:table-row>
        <table:table-row table:style-name="ro1">
          <table:table-cell/>
          <table:table-cell table:formula="of:=[.B115]" office:value-type="float" office:value="194.350948292337">
            <text:p>194.3509</text:p>
          </table:table-cell>
          <table:table-cell table:formula="of:=[.C115]" office:value-type="float" office:value="236.678278245896">
            <text:p>236.6783</text:p>
          </table:table-cell>
          <table:table-cell table:formula="of:=[.D115]" office:value-type="float" office:value="277.605763820289">
            <text:p>277.6058</text:p>
          </table:table-cell>
          <table:table-cell table:formula="of:=[.E115]" office:value-type="float" office:value="235.002700980376">
            <text:p>235.0027</text:p>
          </table:table-cell>
          <table:table-cell table:formula="of:=[.F115]" office:value-type="float" office:value="187.827443324274">
            <text:p>187.8274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27]" office:value-type="float" office:value="130.238349674306">
            <text:p>130.2383</text:p>
          </table:table-cell>
          <table:table-cell table:formula="of:=[.C127]" office:value-type="float" office:value="159.368118634881">
            <text:p>159.3681</text:p>
          </table:table-cell>
          <table:table-cell table:formula="of:=[.D127]" office:value-type="float" office:value="190.385355300185">
            <text:p>190.3854</text:p>
          </table:table-cell>
          <table:table-cell table:formula="of:=[.E127]" office:value-type="float" office:value="159.347227511701">
            <text:p>159.3472</text:p>
          </table:table-cell>
          <table:table-cell table:formula="of:=[.F127]" office:value-type="float" office:value="130.219186770004">
            <text:p>130.2192</text:p>
          </table:table-cell>
          <table:table-cell table:number-columns-repeated="9"/>
        </table:table-row>
        <table:table-row table:style-name="ro1">
          <table:table-cell table:formula="of:=[.F123]" office:value-type="float" office:value="198.268593425099">
            <text:p>198.2686</text:p>
          </table:table-cell>
          <table:table-cell table:formula="of:=[.B115]+[.$A$1]*([.B114]-[.B115]+[.C115]-[.B115]+[.B116]-[.B115]+[.A115]-[.B115])" office:value-type="float" office:value="205.223976165374">
            <text:p>205.2240</text:p>
          </table:table-cell>
          <table:table-cell table:formula="of:=[.C115]+[.$A$1]*([.C114]-[.C115]+[.D115]-[.C115]+[.C116]-[.C115]+[.B115]-[.C115])" office:value-type="float" office:value="246.638504948139">
            <text:p>246.6385</text:p>
          </table:table-cell>
          <table:table-cell table:formula="of:=[.D115]+[.$A$1]*([.D114]-[.D115]+[.E115]-[.D115]+[.D116]-[.D115]+[.C115]-[.D115])" office:value-type="float" office:value="286.873408282873">
            <text:p>286.8734</text:p>
          </table:table-cell>
          <table:table-cell table:formula="of:=[.E115]+[.$A$1]*([.E114]-[.E115]+[.F115]-[.E115]+[.E116]-[.E115]+[.D115]-[.E115])" office:value-type="float" office:value="244.82134436275">
            <text:p>244.8213</text:p>
          </table:table-cell>
          <table:table-cell table:formula="of:=[.$A$1]*([.F114]+[.G115]+[.F116]+[.E115])" office:value-type="float" office:value="198.268593425099">
            <text:p>198.2686</text:p>
          </table:table-cell>
          <table:table-cell table:formula="of:=[.B123]" office:value-type="float" office:value="205.223976165374">
            <text:p>205.2240</text:p>
          </table:table-cell>
          <table:table-cell table:number-columns-repeated="8"/>
        </table:table-row>
        <table:table-row table:style-name="ro1">
          <table:table-cell table:formula="of:=[.F124]" office:value-type="float" office:value="285.1534436584">
            <text:p>285.1534</text:p>
          </table:table-cell>
          <table:table-cell table:formula="of:=[.B116]+[.$A$1]*([.B115]-[.B116]+[.C116]-[.B116]+[.B117]-[.B116]+[.A116]-[.B116])" office:value-type="float" office:value="286.690811299502">
            <text:p>286.6908</text:p>
          </table:table-cell>
          <table:table-cell table:formula="of:=[.C116]+[.$A$1]*([.C115]-[.C116]+[.D116]-[.C116]+[.C117]-[.C116]+[.B116]-[.C116])" office:value-type="float" office:value="373.31454079507">
            <text:p>373.3145</text:p>
          </table:table-cell>
          <table:table-cell table:formula="of:=[.D116]+[.$A$1]*([.D115]-[.D116]+[.E116]-[.D116]+[.D117]-[.D116]+[.C116]-[.D116])" office:value-type="float" office:value="499.951698741006">
            <text:p>499.9517</text:p>
          </table:table-cell>
          <table:table-cell table:formula="of:=[.E116]+[.$A$1]*([.E115]-[.E116]+[.F116]-[.E116]+[.E117]-[.E116]+[.D116]-[.E116])" office:value-type="float" office:value="372.480707132998">
            <text:p>372.4807</text:p>
          </table:table-cell>
          <table:table-cell table:formula="of:=[.F116]+[.$A$1]*([.F115]-[.F116]+[.G116]-[.F116]+[.F117]-[.F116]+[.E116]-[.F116])" office:value-type="float" office:value="285.1534436584">
            <text:p>285.1534</text:p>
          </table:table-cell>
          <table:table-cell table:formula="of:=[.B124]" office:value-type="float" office:value="286.690811299502">
            <text:p>286.6908</text:p>
          </table:table-cell>
          <table:table-cell table:number-columns-repeated="8"/>
        </table:table-row>
        <table:table-row table:style-name="ro1">
          <table:table-cell table:formula="of:=[.F125]" office:value-type="float" office:value="331.711221323568">
            <text:p>331.7112</text:p>
          </table:table-cell>
          <table:table-cell table:formula="of:=[.B117]+[.$A$1]*([.B116]-[.B117]+[.C117]-[.B117]+[.B118]-[.B117]+[.A117]-[.B117])" office:value-type="float" office:value="332.067293883671">
            <text:p>332.0673</text:p>
          </table:table-cell>
          <table:table-cell table:formula="of:=[.C117]+[.$A$1]*([.C116]-[.C117]+[.D117]-[.C117]+[.C118]-[.C117]+[.B117]-[.C117])" office:value-type="float" office:value="502.158504698669">
            <text:p>502.1585</text:p>
          </table:table-cell>
          <table:table-cell table:formula="of:=[.D117]" office:value-type="float" office:value="1000">
            <text:p>1000.0000</text:p>
          </table:table-cell>
          <table:table-cell table:formula="of:=[.E117]+[.$A$1]*([.E116]-[.E117]+[.F117]-[.E117]+[.E118]-[.E117]+[.D117]-[.E117])" office:value-type="float" office:value="501.875479019115">
            <text:p>501.8755</text:p>
          </table:table-cell>
          <table:table-cell table:formula="of:=[.F117]+[.$A$1]*([.F116]-[.F117]+[.G117]-[.F117]+[.F118]-[.F117]+[.E117]-[.F117])" office:value-type="float" office:value="331.711221323568">
            <text:p>331.7112</text:p>
          </table:table-cell>
          <table:table-cell table:formula="of:=[.B125]" office:value-type="float" office:value="332.067293883671">
            <text:p>332.0673</text:p>
          </table:table-cell>
          <table:table-cell table:number-columns-repeated="8"/>
        </table:table-row>
        <table:table-row table:style-name="ro1">
          <table:table-cell table:formula="of:=[.F126]" office:value-type="float" office:value="253.422661524314">
            <text:p>253.4227</text:p>
          </table:table-cell>
          <table:table-cell table:formula="of:=[.B118]+[.$A$1]*([.B117]-[.B118]+[.C118]-[.B118]+[.B119]-[.B118]+[.A118]-[.B118])" office:value-type="float" office:value="253.504053477271">
            <text:p>253.5041</text:p>
          </table:table-cell>
          <table:table-cell table:formula="of:=[.C118]+[.$A$1]*([.C117]-[.C118]+[.D118]-[.C118]+[.C119]-[.C118]+[.B118]-[.C118])" office:value-type="float" office:value="335.917450563866">
            <text:p>335.9175</text:p>
          </table:table-cell>
          <table:table-cell table:formula="of:=[.D118]+[.$A$1]*([.D117]-[.D118]+[.E118]-[.D118]+[.D119]-[.D118]+[.C118]-[.D118])" office:value-type="float" office:value="460.170643200549">
            <text:p>460.1706</text:p>
          </table:table-cell>
          <table:table-cell table:formula="of:=[.E118]+[.$A$1]*([.E117]-[.E118]+[.F118]-[.E118]+[.E119]-[.E118]+[.D118]-[.E118])" office:value-type="float" office:value="335.832393041995">
            <text:p>335.8324</text:p>
          </table:table-cell>
          <table:table-cell table:formula="of:=[.F118]+[.$A$1]*([.F117]-[.F118]+[.G118]-[.F118]+[.F119]-[.F118]+[.E118]-[.F118])" office:value-type="float" office:value="253.422661524314">
            <text:p>253.4227</text:p>
          </table:table-cell>
          <table:table-cell table:formula="of:=[.B126]" office:value-type="float" office:value="253.504053477271">
            <text:p>253.5041</text:p>
          </table:table-cell>
          <table:table-cell table:number-columns-repeated="8"/>
        </table:table-row>
        <table:table-row table:style-name="ro1">
          <table:table-cell table:formula="of:=[.F127]" office:value-type="float" office:value="130.219186770004">
            <text:p>130.2192</text:p>
          </table:table-cell>
          <table:table-cell table:formula="of:=[.B119]+[.$A$1]*([.B118]-[.B119]+[.C119]-[.B119]+[.B121]-[.B119]+[.A119]-[.B119])" office:value-type="float" office:value="130.238349674306">
            <text:p>130.2383</text:p>
          </table:table-cell>
          <table:table-cell table:formula="of:=[.C119]+[.$A$1]*([.C118]-[.C119]+[.D119]-[.C119]+[.C121]-[.C119]+[.B119]-[.C119])" office:value-type="float" office:value="159.368118634881">
            <text:p>159.3681</text:p>
          </table:table-cell>
          <table:table-cell table:formula="of:=[.D119]+[.$A$1]*([.D118]-[.D119]+[.E119]-[.D119]+[.D121]-[.D119]+[.C119]-[.D119])" office:value-type="float" office:value="190.385355300185">
            <text:p>190.3854</text:p>
          </table:table-cell>
          <table:table-cell table:formula="of:=[.E119]+[.$A$1]*([.E118]-[.E119]+[.F119]-[.E119]+[.E121]-[.E119]+[.D119]-[.E119])" office:value-type="float" office:value="159.347227511701">
            <text:p>159.3472</text:p>
          </table:table-cell>
          <table:table-cell table:formula="of:=[.F119]+[.$A$1]*([.F118]-[.F119]+[.G119]-[.F119]+[.F121]-[.F119]+[.E119]-[.F119])" office:value-type="float" office:value="130.219186770004">
            <text:p>130.2192</text:p>
          </table:table-cell>
          <table:table-cell table:formula="of:=[.B127]" office:value-type="float" office:value="130.238349674306">
            <text:p>130.2383</text:p>
          </table:table-cell>
          <table:table-cell table:number-columns-repeated="8"/>
        </table:table-row>
        <table:table-row table:style-name="ro1">
          <table:table-cell/>
          <table:table-cell table:formula="of:=[.B123]" office:value-type="float" office:value="205.223976165374">
            <text:p>205.2240</text:p>
          </table:table-cell>
          <table:table-cell table:formula="of:=[.C123]" office:value-type="float" office:value="246.638504948139">
            <text:p>246.6385</text:p>
          </table:table-cell>
          <table:table-cell table:formula="of:=[.D123]" office:value-type="float" office:value="286.873408282873">
            <text:p>286.8734</text:p>
          </table:table-cell>
          <table:table-cell table:formula="of:=[.E123]" office:value-type="float" office:value="244.82134436275">
            <text:p>244.8213</text:p>
          </table:table-cell>
          <table:table-cell table:formula="of:=[.F123]" office:value-type="float" office:value="198.268593425099">
            <text:p>198.2686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35]" office:value-type="float" office:value="135.55146011869">
            <text:p>135.5515</text:p>
          </table:table-cell>
          <table:table-cell table:formula="of:=[.C135]" office:value-type="float" office:value="163.944602074601">
            <text:p>163.9446</text:p>
          </table:table-cell>
          <table:table-cell table:formula="of:=[.D135]" office:value-type="float" office:value="194.548051655319">
            <text:p>194.5481</text:p>
          </table:table-cell>
          <table:table-cell table:formula="of:=[.E135]" office:value-type="float" office:value="163.918753527392">
            <text:p>163.9188</text:p>
          </table:table-cell>
          <table:table-cell table:formula="of:=[.F135]" office:value-type="float" office:value="135.530744761277">
            <text:p>135.5307</text:p>
          </table:table-cell>
          <table:table-cell table:number-columns-repeated="9"/>
        </table:table-row>
        <table:table-row table:style-name="ro1">
          <table:table-cell table:formula="of:=[.F131]" office:value-type="float" office:value="207.700308229567">
            <text:p>207.7003</text:p>
          </table:table-cell>
          <table:table-cell table:formula="of:=[.B123]+[.$A$1]*([.B122]-[.B123]+[.C123]-[.B123]+[.B124]-[.B123]+[.A123]-[.B123])" office:value-type="float" office:value="215.049661289906">
            <text:p>215.0497</text:p>
          </table:table-cell>
          <table:table-cell table:formula="of:=[.C123]+[.$A$1]*([.C122]-[.C123]+[.D123]-[.C123]+[.C124]-[.C123]+[.B123]-[.C123])" office:value-type="float" office:value="255.812750728693">
            <text:p>255.8128</text:p>
          </table:table-cell>
          <table:table-cell table:formula="of:=[.D123]+[.$A$1]*([.D122]-[.D123]+[.E123]-[.D123]+[.D124]-[.D123]+[.C123]-[.D123])" office:value-type="float" office:value="295.106193135814">
            <text:p>295.1062</text:p>
          </table:table-cell>
          <table:table-cell table:formula="of:=[.E123]+[.$A$1]*([.E122]-[.E123]+[.F123]-[.E123]+[.E124]-[.E123]+[.D123]-[.E123])" office:value-type="float" office:value="253.865638499151">
            <text:p>253.8656</text:p>
          </table:table-cell>
          <table:table-cell table:formula="of:=[.$A$1]*([.F122]+[.G123]+[.F124]+[.E123])" office:value-type="float" office:value="207.700308229567">
            <text:p>207.7003</text:p>
          </table:table-cell>
          <table:table-cell table:formula="of:=[.B131]" office:value-type="float" office:value="215.049661289906">
            <text:p>215.0497</text:p>
          </table:table-cell>
          <table:table-cell table:number-columns-repeated="8"/>
        </table:table-row>
        <table:table-row table:style-name="ro1">
          <table:table-cell table:formula="of:=[.F132]" office:value-type="float" office:value="296.802457709816">
            <text:p>296.8025</text:p>
          </table:table-cell>
          <table:table-cell table:formula="of:=[.B124]+[.$A$1]*([.B123]-[.B124]+[.C124]-[.B124]+[.B125]-[.B124]+[.A124]-[.B124])" office:value-type="float" office:value="298.449853532584">
            <text:p>298.4499</text:p>
          </table:table-cell>
          <table:table-cell table:formula="of:=[.C124]+[.$A$1]*([.C123]-[.C124]+[.D124]-[.C124]+[.C125]-[.C124]+[.B124]-[.C124])" office:value-type="float" office:value="383.438066356758">
            <text:p>383.4381</text:p>
          </table:table-cell>
          <table:table-cell table:formula="of:=[.D124]+[.$A$1]*([.D123]-[.D124]+[.E124]-[.D124]+[.D125]-[.D124]+[.C124]-[.D124])" office:value-type="float" office:value="507.838545440266">
            <text:p>507.8385</text:p>
          </table:table-cell>
          <table:table-cell table:formula="of:=[.E124]+[.$A$1]*([.E123]-[.E124]+[.F124]-[.E124]+[.E125]-[.E124]+[.D124]-[.E124])" office:value-type="float" office:value="382.531700072825">
            <text:p>382.5317</text:p>
          </table:table-cell>
          <table:table-cell table:formula="of:=[.F124]+[.$A$1]*([.F123]-[.F124]+[.G124]-[.F124]+[.F125]-[.F124]+[.E124]-[.F124])" office:value-type="float" office:value="296.802457709816">
            <text:p>296.8025</text:p>
          </table:table-cell>
          <table:table-cell table:formula="of:=[.B132]" office:value-type="float" office:value="298.449853532584">
            <text:p>298.4499</text:p>
          </table:table-cell>
          <table:table-cell table:number-columns-repeated="8"/>
        </table:table-row>
        <table:table-row table:style-name="ro1">
          <table:table-cell table:formula="of:=[.F133]" office:value-type="float" office:value="342.672979593463">
            <text:p>342.6730</text:p>
          </table:table-cell>
          <table:table-cell table:formula="of:=[.B125]+[.$A$1]*([.B124]-[.B125]+[.C125]-[.B125]+[.B126]-[.B125]+[.A125]-[.B125])" office:value-type="float" office:value="343.058193547109">
            <text:p>343.0582</text:p>
          </table:table-cell>
          <table:table-cell table:formula="of:=[.C125]+[.$A$1]*([.C124]-[.C125]+[.D125]-[.C125]+[.C126]-[.C125]+[.B125]-[.C125])" office:value-type="float" office:value="509.998168646172">
            <text:p>509.9982</text:p>
          </table:table-cell>
          <table:table-cell table:formula="of:=[.D125]" office:value-type="float" office:value="1000">
            <text:p>1000.0000</text:p>
          </table:table-cell>
          <table:table-cell table:formula="of:=[.E125]+[.$A$1]*([.E124]-[.E125]+[.F125]-[.E125]+[.E126]-[.E125]+[.D125]-[.E125])" office:value-type="float" office:value="509.680856320419">
            <text:p>509.6809</text:p>
          </table:table-cell>
          <table:table-cell table:formula="of:=[.F125]+[.$A$1]*([.F124]-[.F125]+[.G125]-[.F125]+[.F126]-[.F125]+[.E125]-[.F125])" office:value-type="float" office:value="342.672979593463">
            <text:p>342.6730</text:p>
          </table:table-cell>
          <table:table-cell table:formula="of:=[.B133]" office:value-type="float" office:value="343.058193547109">
            <text:p>343.0582</text:p>
          </table:table-cell>
          <table:table-cell table:number-columns-repeated="8"/>
        </table:table-row>
        <table:table-row table:style-name="ro1">
          <table:table-cell table:formula="of:=[.F134]" office:value-type="float" office:value="262.440951568054">
            <text:p>262.4410</text:p>
          </table:table-cell>
          <table:table-cell table:formula="of:=[.B126]+[.$A$1]*([.B125]-[.B126]+[.C126]-[.B126]+[.B127]-[.B126]+[.A126]-[.B126])" office:value-type="float" office:value="262.535143494169">
            <text:p>262.5351</text:p>
          </table:table-cell>
          <table:table-cell table:formula="of:=[.C126]+[.$A$1]*([.C125]-[.C126]+[.D126]-[.C126]+[.C127]-[.C126]+[.B126]-[.C126])" office:value-type="float" office:value="343.485014825283">
            <text:p>343.4850</text:p>
          </table:table-cell>
          <table:table-cell table:formula="of:=[.D126]+[.$A$1]*([.D125]-[.D126]+[.E126]-[.D126]+[.D127]-[.D126]+[.C126]-[.D126])" office:value-type="float" office:value="465.319273465473">
            <text:p>465.3193</text:p>
          </table:table-cell>
          <table:table-cell table:formula="of:=[.E126]+[.$A$1]*([.E125]-[.E126]+[.F126]-[.E126]+[.E127]-[.E126]+[.D126]-[.E126])" office:value-type="float" office:value="343.389138423043">
            <text:p>343.3891</text:p>
          </table:table-cell>
          <table:table-cell table:formula="of:=[.F126]+[.$A$1]*([.F125]-[.F126]+[.G126]-[.F126]+[.F127]-[.F126]+[.E126]-[.F126])" office:value-type="float" office:value="262.440951568054">
            <text:p>262.4410</text:p>
          </table:table-cell>
          <table:table-cell table:formula="of:=[.B134]" office:value-type="float" office:value="262.535143494169">
            <text:p>262.5351</text:p>
          </table:table-cell>
          <table:table-cell table:number-columns-repeated="8"/>
        </table:table-row>
        <table:table-row table:style-name="ro1">
          <table:table-cell table:formula="of:=[.F135]" office:value-type="float" office:value="135.530744761277">
            <text:p>135.5307</text:p>
          </table:table-cell>
          <table:table-cell table:formula="of:=[.B127]+[.$A$1]*([.B126]-[.B127]+[.C127]-[.B127]+[.B129]-[.B127]+[.A127]-[.B127])" office:value-type="float" office:value="135.55146011869">
            <text:p>135.5515</text:p>
          </table:table-cell>
          <table:table-cell table:formula="of:=[.C127]+[.$A$1]*([.C126]-[.C127]+[.D127]-[.C127]+[.C129]-[.C127]+[.B127]-[.C127])" office:value-type="float" office:value="163.944602074601">
            <text:p>163.9446</text:p>
          </table:table-cell>
          <table:table-cell table:formula="of:=[.D127]+[.$A$1]*([.D126]-[.D127]+[.E127]-[.D127]+[.D129]-[.D127]+[.C127]-[.D127])" office:value-type="float" office:value="194.548051655319">
            <text:p>194.5481</text:p>
          </table:table-cell>
          <table:table-cell table:formula="of:=[.E127]+[.$A$1]*([.E126]-[.E127]+[.F127]-[.E127]+[.E129]-[.E127]+[.D127]-[.E127])" office:value-type="float" office:value="163.918753527392">
            <text:p>163.9188</text:p>
          </table:table-cell>
          <table:table-cell table:formula="of:=[.F127]+[.$A$1]*([.F126]-[.F127]+[.G127]-[.F127]+[.F129]-[.F127]+[.E127]-[.F127])" office:value-type="float" office:value="135.530744761277">
            <text:p>135.5307</text:p>
          </table:table-cell>
          <table:table-cell table:formula="of:=[.B135]" office:value-type="float" office:value="135.55146011869">
            <text:p>135.5515</text:p>
          </table:table-cell>
          <table:table-cell table:number-columns-repeated="8"/>
        </table:table-row>
        <table:table-row table:style-name="ro1">
          <table:table-cell/>
          <table:table-cell table:formula="of:=[.B131]" office:value-type="float" office:value="215.049661289906">
            <text:p>215.0497</text:p>
          </table:table-cell>
          <table:table-cell table:formula="of:=[.C131]" office:value-type="float" office:value="255.812750728693">
            <text:p>255.8128</text:p>
          </table:table-cell>
          <table:table-cell table:formula="of:=[.D131]" office:value-type="float" office:value="295.106193135814">
            <text:p>295.1062</text:p>
          </table:table-cell>
          <table:table-cell table:formula="of:=[.E131]" office:value-type="float" office:value="253.865638499151">
            <text:p>253.8656</text:p>
          </table:table-cell>
          <table:table-cell table:formula="of:=[.F131]" office:value-type="float" office:value="207.700308229567">
            <text:p>207.7003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43]" office:value-type="float" office:value="140.304576083959">
            <text:p>140.3046</text:p>
          </table:table-cell>
          <table:table-cell table:formula="of:=[.C143]" office:value-type="float" office:value="168.218070466814">
            <text:p>168.2181</text:p>
          </table:table-cell>
          <table:table-cell table:formula="of:=[.D143]" office:value-type="float" office:value="198.145753042405">
            <text:p>198.1458</text:p>
          </table:table-cell>
          <table:table-cell table:formula="of:=[.E143]" office:value-type="float" office:value="168.189054502609">
            <text:p>168.1891</text:p>
          </table:table-cell>
          <table:table-cell table:formula="of:=[.F143]" office:value-type="float" office:value="140.279909441844">
            <text:p>140.2799</text:p>
          </table:table-cell>
          <table:table-cell table:number-columns-repeated="9"/>
        </table:table-row>
        <table:table-row table:style-name="ro1">
          <table:table-cell table:formula="of:=[.F139]" office:value-type="float" office:value="216.299640542436">
            <text:p>216.2996</text:p>
          </table:table-cell>
          <table:table-cell table:formula="of:=[.B131]+[.$A$1]*([.B130]-[.B131]+[.C131]-[.B131]+[.B132]-[.B131]+[.A131]-[.B131])" office:value-type="float" office:value="224.005435877884">
            <text:p>224.0054</text:p>
          </table:table-cell>
          <table:table-cell table:formula="of:=[.C131]+[.$A$1]*([.C130]-[.C131]+[.D131]-[.C131]+[.C132]-[.C131]+[.B131]-[.C131])" office:value-type="float" office:value="264.041755514847">
            <text:p>264.0418</text:p>
          </table:table-cell>
          <table:table-cell table:formula="of:=[.D131]+[.$A$1]*([.D130]-[.D131]+[.E131]-[.D131]+[.D132]-[.D131]+[.C131]-[.D131])" office:value-type="float" office:value="302.699844443055">
            <text:p>302.6998</text:p>
          </table:table-cell>
          <table:table-cell table:formula="of:=[.E131]+[.$A$1]*([.E130]-[.E131]+[.F131]-[.E131]+[.E132]-[.E131]+[.D131]-[.E131])" office:value-type="float" office:value="261.97629473171">
            <text:p>261.9763</text:p>
          </table:table-cell>
          <table:table-cell table:formula="of:=[.$A$1]*([.F130]+[.G131]+[.F132]+[.E131])" office:value-type="float" office:value="216.299640542436">
            <text:p>216.2996</text:p>
          </table:table-cell>
          <table:table-cell table:formula="of:=[.B139]" office:value-type="float" office:value="224.005435877884">
            <text:p>224.0054</text:p>
          </table:table-cell>
          <table:table-cell table:number-columns-repeated="8"/>
        </table:table-row>
        <table:table-row table:style-name="ro1">
          <table:table-cell table:formula="of:=[.F140]" office:value-type="float" office:value="307.397260251218">
            <text:p>307.3973</text:p>
          </table:table-cell>
          <table:table-cell table:formula="of:=[.B132]+[.$A$1]*([.B131]-[.B132]+[.C132]-[.B132]+[.B133]-[.B132]+[.A132]-[.B132])" office:value-type="float" office:value="309.141605078165">
            <text:p>309.1416</text:p>
          </table:table-cell>
          <table:table-cell table:formula="of:=[.C132]+[.$A$1]*([.C131]-[.C132]+[.D132]-[.C132]+[.C133]-[.C132]+[.B132]-[.C132])" office:value-type="float" office:value="392.641359057722">
            <text:p>392.6414</text:p>
          </table:table-cell>
          <table:table-cell table:formula="of:=[.D132]+[.$A$1]*([.D131]-[.D132]+[.E132]-[.D132]+[.D133]-[.D132]+[.C132]-[.D132])" office:value-type="float" office:value="514.971772113306">
            <text:p>514.9718</text:p>
          </table:table-cell>
          <table:table-cell table:formula="of:=[.E132]+[.$A$1]*([.E131]-[.E132]+[.F132]-[.E132]+[.E133]-[.E132]+[.D132]-[.E132])" office:value-type="float" office:value="391.666267515629">
            <text:p>391.6663</text:p>
          </table:table-cell>
          <table:table-cell table:formula="of:=[.F132]+[.$A$1]*([.F131]-[.F132]+[.G132]-[.F132]+[.F133]-[.F132]+[.E132]-[.F132])" office:value-type="float" office:value="307.397260251218">
            <text:p>307.3973</text:p>
          </table:table-cell>
          <table:table-cell table:formula="of:=[.B140]" office:value-type="float" office:value="309.141605078165">
            <text:p>309.1416</text:p>
          </table:table-cell>
          <table:table-cell table:number-columns-repeated="8"/>
        </table:table-row>
        <table:table-row table:style-name="ro1">
          <table:table-cell table:formula="of:=[.F141]" office:value-type="float" office:value="352.582709378634">
            <text:p>352.5827</text:p>
          </table:table-cell>
          <table:table-cell table:formula="of:=[.B133]+[.$A$1]*([.B132]-[.B133]+[.C133]-[.B133]+[.B134]-[.B133]+[.A133]-[.B133])" office:value-type="float" office:value="352.999802605817">
            <text:p>352.9998</text:p>
          </table:table-cell>
          <table:table-cell table:formula="of:=[.C133]+[.$A$1]*([.C132]-[.C133]+[.D133]-[.C133]+[.C134]-[.C133]+[.B133]-[.C133])" office:value-type="float" office:value="517.195432680843">
            <text:p>517.1954</text:p>
          </table:table-cell>
          <table:table-cell table:formula="of:=[.D133]" office:value-type="float" office:value="1000">
            <text:p>1000.0000</text:p>
          </table:table-cell>
          <table:table-cell table:formula="of:=[.E133]+[.$A$1]*([.E132]-[.E133]+[.F133]-[.E133]+[.E134]-[.E133]+[.D133]-[.E133])" office:value-type="float" office:value="516.849750594256">
            <text:p>516.8498</text:p>
          </table:table-cell>
          <table:table-cell table:formula="of:=[.F133]+[.$A$1]*([.F132]-[.F133]+[.G133]-[.F133]+[.F134]-[.F133]+[.E133]-[.F133])" office:value-type="float" office:value="352.582709378634">
            <text:p>352.5827</text:p>
          </table:table-cell>
          <table:table-cell table:formula="of:=[.B141]" office:value-type="float" office:value="352.999802605817">
            <text:p>352.9998</text:p>
          </table:table-cell>
          <table:table-cell table:number-columns-repeated="8"/>
        </table:table-row>
        <table:table-row table:style-name="ro1">
          <table:table-cell table:formula="of:=[.F142]" office:value-type="float" office:value="270.68835956799">
            <text:p>270.6884</text:p>
          </table:table-cell>
          <table:table-cell table:formula="of:=[.B134]+[.$A$1]*([.B133]-[.B134]+[.C134]-[.B134]+[.B135]-[.B134]+[.A134]-[.B134])" office:value-type="float" office:value="270.789954553959">
            <text:p>270.7900</text:p>
          </table:table-cell>
          <table:table-cell table:formula="of:=[.C134]+[.$A$1]*([.C133]-[.C134]+[.D134]-[.C134]+[.C135]-[.C134]+[.B134]-[.C134])" office:value-type="float" office:value="350.170725636311">
            <text:p>350.1707</text:p>
          </table:table-cell>
          <table:table-cell table:formula="of:=[.D134]+[.$A$1]*([.D133]-[.D134]+[.E134]-[.D134]+[.D135]-[.D134]+[.C134]-[.D134])" office:value-type="float" office:value="470.154100115494">
            <text:p>470.1541</text:p>
          </table:table-cell>
          <table:table-cell table:formula="of:=[.E134]+[.$A$1]*([.E133]-[.E134]+[.F134]-[.E134]+[.E135]-[.E134]+[.D134]-[.E134])" office:value-type="float" office:value="350.061925908443">
            <text:p>350.0619</text:p>
          </table:table-cell>
          <table:table-cell table:formula="of:=[.F134]+[.$A$1]*([.F133]-[.F134]+[.G134]-[.F134]+[.F135]-[.F134]+[.E134]-[.F134])" office:value-type="float" office:value="270.68835956799">
            <text:p>270.6884</text:p>
          </table:table-cell>
          <table:table-cell table:formula="of:=[.B142]" office:value-type="float" office:value="270.789954553959">
            <text:p>270.7900</text:p>
          </table:table-cell>
          <table:table-cell table:number-columns-repeated="8"/>
        </table:table-row>
        <table:table-row table:style-name="ro1">
          <table:table-cell table:formula="of:=[.F143]" office:value-type="float" office:value="140.279909441844">
            <text:p>140.2799</text:p>
          </table:table-cell>
          <table:table-cell table:formula="of:=[.B135]+[.$A$1]*([.B134]-[.B135]+[.C135]-[.B135]+[.B137]-[.B135]+[.A135]-[.B135])" office:value-type="float" office:value="140.304576083959">
            <text:p>140.3046</text:p>
          </table:table-cell>
          <table:table-cell table:formula="of:=[.C135]+[.$A$1]*([.C134]-[.C135]+[.D135]-[.C135]+[.C137]-[.C135]+[.B135]-[.C135])" office:value-type="float" office:value="168.218070466814">
            <text:p>168.2181</text:p>
          </table:table-cell>
          <table:table-cell table:formula="of:=[.D135]+[.$A$1]*([.D134]-[.D135]+[.E135]-[.D135]+[.D137]-[.D135]+[.C135]-[.D135])" office:value-type="float" office:value="198.145753042405">
            <text:p>198.1458</text:p>
          </table:table-cell>
          <table:table-cell table:formula="of:=[.E135]+[.$A$1]*([.E134]-[.E135]+[.F135]-[.E135]+[.E137]-[.E135]+[.D135]-[.E135])" office:value-type="float" office:value="168.189054502609">
            <text:p>168.1891</text:p>
          </table:table-cell>
          <table:table-cell table:formula="of:=[.F135]+[.$A$1]*([.F134]-[.F135]+[.G135]-[.F135]+[.F137]-[.F135]+[.E135]-[.F135])" office:value-type="float" office:value="140.279909441844">
            <text:p>140.2799</text:p>
          </table:table-cell>
          <table:table-cell table:formula="of:=[.B143]" office:value-type="float" office:value="140.304576083959">
            <text:p>140.3046</text:p>
          </table:table-cell>
          <table:table-cell table:number-columns-repeated="8"/>
        </table:table-row>
        <table:table-row table:style-name="ro1">
          <table:table-cell/>
          <table:table-cell table:formula="of:=[.B139]" office:value-type="float" office:value="224.005435877884">
            <text:p>224.0054</text:p>
          </table:table-cell>
          <table:table-cell table:formula="of:=[.C139]" office:value-type="float" office:value="264.041755514847">
            <text:p>264.0418</text:p>
          </table:table-cell>
          <table:table-cell table:formula="of:=[.D139]" office:value-type="float" office:value="302.699844443055">
            <text:p>302.6998</text:p>
          </table:table-cell>
          <table:table-cell table:formula="of:=[.E139]" office:value-type="float" office:value="261.97629473171">
            <text:p>261.9763</text:p>
          </table:table-cell>
          <table:table-cell table:formula="of:=[.F139]" office:value-type="float" office:value="216.299640542436">
            <text:p>216.2996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51]" office:value-type="float" office:value="144.641287314386">
            <text:p>144.6413</text:p>
          </table:table-cell>
          <table:table-cell table:formula="of:=[.C151]" office:value-type="float" office:value="171.997775961714">
            <text:p>171.9978</text:p>
          </table:table-cell>
          <table:table-cell table:formula="of:=[.D151]" office:value-type="float" office:value="201.500524142076">
            <text:p>201.5005</text:p>
          </table:table-cell>
          <table:table-cell table:formula="of:=[.E151]" office:value-type="float" office:value="171.96458339435">
            <text:p>171.9646</text:p>
          </table:table-cell>
          <table:table-cell table:formula="of:=[.F151]" office:value-type="float" office:value="144.614874014768">
            <text:p>144.6149</text:p>
          </table:table-cell>
          <table:table-cell table:number-columns-repeated="9"/>
        </table:table-row>
        <table:table-row table:style-name="ro1">
          <table:table-cell table:formula="of:=[.F147]" office:value-type="float" office:value="224.078136072637">
            <text:p>224.0781</text:p>
          </table:table-cell>
          <table:table-cell table:formula="of:=[.B139]+[.$A$1]*([.B138]-[.B139]+[.C139]-[.B139]+[.B140]-[.B139]+[.A139]-[.B139])" office:value-type="float" office:value="232.109235967773">
            <text:p>232.1092</text:p>
          </table:table-cell>
          <table:table-cell table:formula="of:=[.C139]+[.$A$1]*([.C138]-[.C139]+[.D139]-[.C139]+[.C140]-[.C139]+[.B139]-[.C139])" office:value-type="float" office:value="271.577200583508">
            <text:p>271.5772</text:p>
          </table:table-cell>
          <table:table-cell table:formula="of:=[.D139]+[.$A$1]*([.D138]-[.D139]+[.E139]-[.D139]+[.D140]-[.D139]+[.C139]-[.D139])" office:value-type="float" office:value="309.500531874266">
            <text:p>309.5005</text:p>
          </table:table-cell>
          <table:table-cell table:formula="of:=[.E139]+[.$A$1]*([.E138]-[.E139]+[.F139]-[.E139]+[.E140]-[.E139]+[.D139]-[.E139])" office:value-type="float" office:value="269.404205470163">
            <text:p>269.4042</text:p>
          </table:table-cell>
          <table:table-cell table:formula="of:=[.$A$1]*([.F138]+[.G139]+[.F140]+[.E139])" office:value-type="float" office:value="224.078136072637">
            <text:p>224.0781</text:p>
          </table:table-cell>
          <table:table-cell table:formula="of:=[.B147]" office:value-type="float" office:value="232.109235967773">
            <text:p>232.1092</text:p>
          </table:table-cell>
          <table:table-cell table:number-columns-repeated="8"/>
        </table:table-row>
        <table:table-row table:style-name="ro1">
          <table:table-cell table:formula="of:=[.F148]" office:value-type="float" office:value="317.021543813616">
            <text:p>317.0215</text:p>
          </table:table-cell>
          <table:table-cell table:formula="of:=[.B140]+[.$A$1]*([.B139]-[.B140]+[.C140]-[.B140]+[.B141]-[.B140]+[.A140]-[.B140])" office:value-type="float" office:value="318.85619007336">
            <text:p>318.8562</text:p>
          </table:table-cell>
          <table:table-cell table:formula="of:=[.C140]+[.$A$1]*([.C139]-[.C140]+[.D140]-[.C140]+[.C141]-[.C140]+[.B140]-[.C140])" office:value-type="float" office:value="400.989790055227">
            <text:p>400.9898</text:p>
          </table:table-cell>
          <table:table-cell table:formula="of:=[.D140]+[.$A$1]*([.D139]-[.D140]+[.E140]-[.D140]+[.D141]-[.D140]+[.C140]-[.D140])" office:value-type="float" office:value="521.48066392847">
            <text:p>521.4807</text:p>
          </table:table-cell>
          <table:table-cell table:formula="of:=[.E140]+[.$A$1]*([.E139]-[.E140]+[.F140]-[.E140]+[.E141]-[.E140]+[.D140]-[.E140])" office:value-type="float" office:value="399.953469346343">
            <text:p>399.9535</text:p>
          </table:table-cell>
          <table:table-cell table:formula="of:=[.F140]+[.$A$1]*([.F139]-[.F140]+[.G140]-[.F140]+[.F141]-[.F140]+[.E140]-[.F140])" office:value-type="float" office:value="317.021543813616">
            <text:p>317.0215</text:p>
          </table:table-cell>
          <table:table-cell table:formula="of:=[.B148]" office:value-type="float" office:value="318.85619007336">
            <text:p>318.8562</text:p>
          </table:table-cell>
          <table:table-cell table:number-columns-repeated="8"/>
        </table:table-row>
        <table:table-row table:style-name="ro1">
          <table:table-cell table:formula="of:=[.F149]" office:value-type="float" office:value="361.607749899773">
            <text:p>361.6077</text:p>
          </table:table-cell>
          <table:table-cell table:formula="of:=[.B141]+[.$A$1]*([.B140]-[.B141]+[.C141]-[.B141]+[.B142]-[.B141]+[.A141]-[.B141])" office:value-type="float" office:value="362.050320510217">
            <text:p>362.0503</text:p>
          </table:table-cell>
          <table:table-cell table:formula="of:=[.C141]+[.$A$1]*([.C140]-[.C141]+[.D141]-[.C141]+[.C142]-[.C141]+[.B141]-[.C141])" office:value-type="float" office:value="523.682670259198">
            <text:p>523.6827</text:p>
          </table:table-cell>
          <table:table-cell table:formula="of:=[.D141]" office:value-type="float" office:value="1000">
            <text:p>1000.0000</text:p>
          </table:table-cell>
          <table:table-cell table:formula="of:=[.E141]+[.$A$1]*([.E140]-[.E141]+[.F141]-[.E141]+[.E142]-[.E141]+[.D141]-[.E141])" office:value-type="float" office:value="523.30860669642">
            <text:p>523.3086</text:p>
          </table:table-cell>
          <table:table-cell table:formula="of:=[.F141]+[.$A$1]*([.F140]-[.F141]+[.G141]-[.F141]+[.F142]-[.F141]+[.E141]-[.F141])" office:value-type="float" office:value="361.607749899773">
            <text:p>361.6077</text:p>
          </table:table-cell>
          <table:table-cell table:formula="of:=[.B149]" office:value-type="float" office:value="362.050320510217">
            <text:p>362.0503</text:p>
          </table:table-cell>
          <table:table-cell table:number-columns-repeated="8"/>
        </table:table-row>
        <table:table-row table:style-name="ro1">
          <table:table-cell table:formula="of:=[.F150]" office:value-type="float" office:value="278.119014210611">
            <text:p>278.1190</text:p>
          </table:table-cell>
          <table:table-cell table:formula="of:=[.B142]+[.$A$1]*([.B141]-[.B142]+[.C142]-[.B142]+[.B143]-[.B142]+[.A142]-[.B142])" office:value-type="float" office:value="278.230829516737">
            <text:p>278.2308</text:p>
          </table:table-cell>
          <table:table-cell table:formula="of:=[.C142]+[.$A$1]*([.C141]-[.C142]+[.D142]-[.C142]+[.C143]-[.C142]+[.B142]-[.C142])" office:value-type="float" office:value="356.332642901559">
            <text:p>356.3326</text:p>
          </table:table-cell>
          <table:table-cell table:formula="of:=[.D142]+[.$A$1]*([.D141]-[.D142]+[.E142]-[.D142]+[.D143]-[.D142]+[.C142]-[.D142])" office:value-type="float" office:value="474.416981105538">
            <text:p>474.4170</text:p>
          </table:table-cell>
          <table:table-cell table:formula="of:=[.E142]+[.$A$1]*([.E141]-[.E142]+[.F142]-[.E142]+[.E143]-[.E142]+[.D142]-[.E142])" office:value-type="float" office:value="356.213980583621">
            <text:p>356.2140</text:p>
          </table:table-cell>
          <table:table-cell table:formula="of:=[.F142]+[.$A$1]*([.F141]-[.F142]+[.G142]-[.F142]+[.F143]-[.F142]+[.E142]-[.F142])" office:value-type="float" office:value="278.119014210611">
            <text:p>278.1190</text:p>
          </table:table-cell>
          <table:table-cell table:formula="of:=[.B150]" office:value-type="float" office:value="278.230829516737">
            <text:p>278.2308</text:p>
          </table:table-cell>
          <table:table-cell table:number-columns-repeated="8"/>
        </table:table-row>
        <table:table-row table:style-name="ro1">
          <table:table-cell table:formula="of:=[.F151]" office:value-type="float" office:value="144.614874014768">
            <text:p>144.6149</text:p>
          </table:table-cell>
          <table:table-cell table:formula="of:=[.B143]+[.$A$1]*([.B142]-[.B143]+[.C143]-[.B143]+[.B145]-[.B143]+[.A143]-[.B143])" office:value-type="float" office:value="144.641287314386">
            <text:p>144.6413</text:p>
          </table:table-cell>
          <table:table-cell table:formula="of:=[.C143]+[.$A$1]*([.C142]-[.C143]+[.D143]-[.C143]+[.C145]-[.C143]+[.B143]-[.C143])" office:value-type="float" office:value="171.997775961714">
            <text:p>171.9978</text:p>
          </table:table-cell>
          <table:table-cell table:formula="of:=[.D143]+[.$A$1]*([.D142]-[.D143]+[.E143]-[.D143]+[.D145]-[.D143]+[.C143]-[.D143])" office:value-type="float" office:value="201.500524142076">
            <text:p>201.5005</text:p>
          </table:table-cell>
          <table:table-cell table:formula="of:=[.E143]+[.$A$1]*([.E142]-[.E143]+[.F143]-[.E143]+[.E145]-[.E143]+[.D143]-[.E143])" office:value-type="float" office:value="171.96458339435">
            <text:p>171.9646</text:p>
          </table:table-cell>
          <table:table-cell table:formula="of:=[.F143]+[.$A$1]*([.F142]-[.F143]+[.G143]-[.F143]+[.F145]-[.F143]+[.E143]-[.F143])" office:value-type="float" office:value="144.614874014768">
            <text:p>144.6149</text:p>
          </table:table-cell>
          <table:table-cell table:formula="of:=[.B151]" office:value-type="float" office:value="144.641287314386">
            <text:p>144.6413</text:p>
          </table:table-cell>
          <table:table-cell table:number-columns-repeated="8"/>
        </table:table-row>
        <table:table-row table:style-name="ro1">
          <table:table-cell/>
          <table:table-cell table:formula="of:=[.B147]" office:value-type="float" office:value="232.109235967773">
            <text:p>232.1092</text:p>
          </table:table-cell>
          <table:table-cell table:formula="of:=[.C147]" office:value-type="float" office:value="271.577200583508">
            <text:p>271.5772</text:p>
          </table:table-cell>
          <table:table-cell table:formula="of:=[.D147]" office:value-type="float" office:value="309.500531874266">
            <text:p>309.5005</text:p>
          </table:table-cell>
          <table:table-cell table:formula="of:=[.E147]" office:value-type="float" office:value="269.404205470163">
            <text:p>269.4042</text:p>
          </table:table-cell>
          <table:table-cell table:formula="of:=[.F147]" office:value-type="float" office:value="224.078136072637">
            <text:p>224.0781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59]" office:value-type="float" office:value="148.548086570948">
            <text:p>148.5481</text:p>
          </table:table-cell>
          <table:table-cell table:formula="of:=[.C159]" office:value-type="float" office:value="175.473780084394">
            <text:p>175.4738</text:p>
          </table:table-cell>
          <table:table-cell table:formula="of:=[.D159]" office:value-type="float" office:value="204.471062676468">
            <text:p>204.4711</text:p>
          </table:table-cell>
          <table:table-cell table:formula="of:=[.E159]" office:value-type="float" office:value="175.437634233486">
            <text:p>175.4376</text:p>
          </table:table-cell>
          <table:table-cell table:formula="of:=[.F159]" office:value-type="float" office:value="148.518567341234">
            <text:p>148.5186</text:p>
          </table:table-cell>
          <table:table-cell table:number-columns-repeated="9"/>
        </table:table-row>
        <table:table-row table:style-name="ro1">
          <table:table-cell table:formula="of:=[.F155]" office:value-type="float" office:value="231.155966223917">
            <text:p>231.1560</text:p>
          </table:table-cell>
          <table:table-cell table:formula="of:=[.B147]+[.$A$1]*([.B146]-[.B147]+[.C147]-[.B147]+[.B148]-[.B147]+[.A147]-[.B147])" office:value-type="float" office:value="239.481044809245">
            <text:p>239.4810</text:p>
          </table:table-cell>
          <table:table-cell table:formula="of:=[.C147]+[.$A$1]*([.C146]-[.C147]+[.D147]-[.C147]+[.C148]-[.C147]+[.B147]-[.C147])" office:value-type="float" office:value="278.366448149496">
            <text:p>278.3664</text:p>
          </table:table-cell>
          <table:table-cell table:formula="of:=[.D147]+[.$A$1]*([.D146]-[.D147]+[.E147]-[.D147]+[.D148]-[.D147]+[.C147]-[.D147])" office:value-type="float" office:value="315.731043864783">
            <text:p>315.7310</text:p>
          </table:table-cell>
          <table:table-cell table:formula="of:=[.E147]+[.$A$1]*([.E146]-[.E147]+[.F147]-[.E147]+[.E148]-[.E147]+[.D147]-[.E147])" office:value-type="float" office:value="276.09538118383">
            <text:p>276.0954</text:p>
          </table:table-cell>
          <table:table-cell table:formula="of:=[.$A$1]*([.F146]+[.G147]+[.F148]+[.E147])" office:value-type="float" office:value="231.155966223917">
            <text:p>231.1560</text:p>
          </table:table-cell>
          <table:table-cell table:formula="of:=[.B155]" office:value-type="float" office:value="239.481044809245">
            <text:p>239.4810</text:p>
          </table:table-cell>
          <table:table-cell table:number-columns-repeated="8"/>
        </table:table-row>
        <table:table-row table:style-name="ro1">
          <table:table-cell table:formula="of:=[.F156]" office:value-type="float" office:value="325.759792646652">
            <text:p>325.7598</text:p>
          </table:table-cell>
          <table:table-cell table:formula="of:=[.B148]+[.$A$1]*([.B147]-[.B148]+[.C148]-[.B148]+[.B149]-[.B148]+[.A148]-[.B148])" office:value-type="float" office:value="327.675261286174">
            <text:p>327.6753</text:p>
          </table:table-cell>
          <table:table-cell table:formula="of:=[.C148]+[.$A$1]*([.C147]-[.C148]+[.D148]-[.C148]+[.C149]-[.C148]+[.B148]-[.C148])" office:value-type="float" office:value="408.582805564898">
            <text:p>408.5828</text:p>
          </table:table-cell>
          <table:table-cell table:formula="of:=[.D148]+[.$A$1]*([.D147]-[.D148]+[.E148]-[.D148]+[.D149]-[.D148]+[.C148]-[.D148])" office:value-type="float" office:value="527.36573646334">
            <text:p>527.3657</text:p>
          </table:table-cell>
          <table:table-cell table:formula="of:=[.E148]+[.$A$1]*([.E147]-[.E148]+[.F148]-[.E148]+[.E149]-[.E148]+[.D148]-[.E148])" office:value-type="float" office:value="407.489743551934">
            <text:p>407.4897</text:p>
          </table:table-cell>
          <table:table-cell table:formula="of:=[.F148]+[.$A$1]*([.F147]-[.F148]+[.G148]-[.F148]+[.F149]-[.F148]+[.E148]-[.F148])" office:value-type="float" office:value="325.759792646652">
            <text:p>325.7598</text:p>
          </table:table-cell>
          <table:table-cell table:formula="of:=[.B156]" office:value-type="float" office:value="327.675261286174">
            <text:p>327.6753</text:p>
          </table:table-cell>
          <table:table-cell table:number-columns-repeated="8"/>
        </table:table-row>
        <table:table-row table:style-name="ro1">
          <table:table-cell table:formula="of:=[.F157]" office:value-type="float" office:value="369.784186451398">
            <text:p>369.7842</text:p>
          </table:table-cell>
          <table:table-cell table:formula="of:=[.B149]+[.$A$1]*([.B148]-[.B149]+[.C149]-[.B149]+[.B150]-[.B149]+[.A149]-[.B149])" office:value-type="float" office:value="370.252598360185">
            <text:p>370.2526</text:p>
          </table:table-cell>
          <table:table-cell table:formula="of:=[.C149]+[.$A$1]*([.C148]-[.C149]+[.D149]-[.C149]+[.C150]-[.C149]+[.B149]-[.C149])" office:value-type="float" office:value="529.596767642449">
            <text:p>529.5968</text:p>
          </table:table-cell>
          <table:table-cell table:formula="of:=[.D149]" office:value-type="float" office:value="1000">
            <text:p>1000.0000</text:p>
          </table:table-cell>
          <table:table-cell table:formula="of:=[.E149]+[.$A$1]*([.E148]-[.E149]+[.F149]-[.E149]+[.E150]-[.E149]+[.D149]-[.E149])" office:value-type="float" office:value="529.198392226994">
            <text:p>529.1984</text:p>
          </table:table-cell>
          <table:table-cell table:formula="of:=[.F149]+[.$A$1]*([.F148]-[.F149]+[.G149]-[.F149]+[.F150]-[.F149]+[.E149]-[.F149])" office:value-type="float" office:value="369.784186451398">
            <text:p>369.7842</text:p>
          </table:table-cell>
          <table:table-cell table:formula="of:=[.B157]" office:value-type="float" office:value="370.252598360185">
            <text:p>370.2526</text:p>
          </table:table-cell>
          <table:table-cell table:number-columns-repeated="8"/>
        </table:table-row>
        <table:table-row table:style-name="ro1">
          <table:table-cell table:formula="of:=[.F158]" office:value-type="float" office:value="284.884944732">
            <text:p>284.8849</text:p>
          </table:table-cell>
          <table:table-cell table:formula="of:=[.B150]+[.$A$1]*([.B149]-[.B150]+[.C150]-[.B150]+[.B151]-[.B150]+[.A150]-[.B150])" office:value-type="float" office:value="285.003616765495">
            <text:p>285.0036</text:p>
          </table:table-cell>
          <table:table-cell table:formula="of:=[.C150]+[.$A$1]*([.C149]-[.C150]+[.D150]-[.C150]+[.C151]-[.C150]+[.B150]-[.C150])" office:value-type="float" office:value="361.852087358427">
            <text:p>361.8521</text:p>
          </table:table-cell>
          <table:table-cell table:formula="of:=[.D150]+[.$A$1]*([.D149]-[.D150]+[.E150]-[.D150]+[.D151]-[.D150]+[.C150]-[.D150])" office:value-type="float" office:value="478.347994674763">
            <text:p>478.3480</text:p>
          </table:table-cell>
          <table:table-cell table:formula="of:=[.E150]+[.$A$1]*([.E149]-[.E150]+[.F150]-[.E150]+[.E151]-[.E150]+[.D150]-[.E150])" office:value-type="float" office:value="361.722763721005">
            <text:p>361.7228</text:p>
          </table:table-cell>
          <table:table-cell table:formula="of:=[.F150]+[.$A$1]*([.F149]-[.F150]+[.G150]-[.F150]+[.F151]-[.F150]+[.E150]-[.F150])" office:value-type="float" office:value="284.884944732">
            <text:p>284.8849</text:p>
          </table:table-cell>
          <table:table-cell table:formula="of:=[.B158]" office:value-type="float" office:value="285.003616765495">
            <text:p>285.0036</text:p>
          </table:table-cell>
          <table:table-cell table:number-columns-repeated="8"/>
        </table:table-row>
        <table:table-row table:style-name="ro1">
          <table:table-cell table:formula="of:=[.F159]" office:value-type="float" office:value="148.518567341234">
            <text:p>148.5186</text:p>
          </table:table-cell>
          <table:table-cell table:formula="of:=[.B151]+[.$A$1]*([.B150]-[.B151]+[.C151]-[.B151]+[.B153]-[.B151]+[.A151]-[.B151])" office:value-type="float" office:value="148.548086570948">
            <text:p>148.5481</text:p>
          </table:table-cell>
          <table:table-cell table:formula="of:=[.C151]+[.$A$1]*([.C150]-[.C151]+[.D151]-[.C151]+[.C153]-[.C151]+[.B151]-[.C151])" office:value-type="float" office:value="175.473780084394">
            <text:p>175.4738</text:p>
          </table:table-cell>
          <table:table-cell table:formula="of:=[.D151]+[.$A$1]*([.D150]-[.D151]+[.E151]-[.D151]+[.D153]-[.D151]+[.C151]-[.D151])" office:value-type="float" office:value="204.471062676468">
            <text:p>204.4711</text:p>
          </table:table-cell>
          <table:table-cell table:formula="of:=[.E151]+[.$A$1]*([.E150]-[.E151]+[.F151]-[.E151]+[.E153]-[.E151]+[.D151]-[.E151])" office:value-type="float" office:value="175.437634233486">
            <text:p>175.4376</text:p>
          </table:table-cell>
          <table:table-cell table:formula="of:=[.F151]+[.$A$1]*([.F150]-[.F151]+[.G151]-[.F151]+[.F153]-[.F151]+[.E151]-[.F151])" office:value-type="float" office:value="148.518567341234">
            <text:p>148.5186</text:p>
          </table:table-cell>
          <table:table-cell table:formula="of:=[.B159]" office:value-type="float" office:value="148.548086570948">
            <text:p>148.5481</text:p>
          </table:table-cell>
          <table:table-cell table:number-columns-repeated="8"/>
        </table:table-row>
        <table:table-row table:style-name="ro1">
          <table:table-cell/>
          <table:table-cell table:formula="of:=[.B155]" office:value-type="float" office:value="239.481044809245">
            <text:p>239.4810</text:p>
          </table:table-cell>
          <table:table-cell table:formula="of:=[.C155]" office:value-type="float" office:value="278.366448149496">
            <text:p>278.3664</text:p>
          </table:table-cell>
          <table:table-cell table:formula="of:=[.D155]" office:value-type="float" office:value="315.731043864783">
            <text:p>315.7310</text:p>
          </table:table-cell>
          <table:table-cell table:formula="of:=[.E155]" office:value-type="float" office:value="276.09538118383">
            <text:p>276.0954</text:p>
          </table:table-cell>
          <table:table-cell table:formula="of:=[.F155]" office:value-type="float" office:value="231.155966223917">
            <text:p>231.1560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67]" office:value-type="float" office:value="152.100954868707">
            <text:p>152.1010</text:p>
          </table:table-cell>
          <table:table-cell table:formula="of:=[.C167]" office:value-type="float" office:value="178.588047988778">
            <text:p>178.5880</text:p>
          </table:table-cell>
          <table:table-cell table:formula="of:=[.D167]" office:value-type="float" office:value="207.201100665293">
            <text:p>207.2011</text:p>
          </table:table-cell>
          <table:table-cell table:formula="of:=[.E167]" office:value-type="float" office:value="178.548479866629">
            <text:p>178.5485</text:p>
          </table:table-cell>
          <table:table-cell table:formula="of:=[.F167]" office:value-type="float" office:value="152.069702422393">
            <text:p>152.0697</text:p>
          </table:table-cell>
          <table:table-cell table:number-columns-repeated="9"/>
        </table:table-row>
        <table:table-row table:style-name="ro1">
          <table:table-cell table:formula="of:=[.F163]" office:value-type="float" office:value="237.565148635431">
            <text:p>237.5651</text:p>
          </table:table-cell>
          <table:table-cell table:formula="of:=[.B155]+[.$A$1]*([.B154]-[.B155]+[.C155]-[.B155]+[.B156]-[.B155]+[.A155]-[.B155])" office:value-type="float" office:value="246.158224727698">
            <text:p>246.1582</text:p>
          </table:table-cell>
          <table:table-cell table:formula="of:=[.C155]+[.$A$1]*([.C154]-[.C155]+[.D155]-[.C155]+[.C156]-[.C155]+[.B155]-[.C155])" office:value-type="float" office:value="284.559139763576">
            <text:p>284.5591</text:p>
          </table:table-cell>
          <table:table-cell table:formula="of:=[.D155]+[.$A$1]*([.D154]-[.D155]+[.E155]-[.D155]+[.D156]-[.D155]+[.C155]-[.D155])" office:value-type="float" office:value="321.340912588143">
            <text:p>321.3409</text:p>
          </table:table-cell>
          <table:table-cell table:formula="of:=[.E155]+[.$A$1]*([.E154]-[.E155]+[.F155]-[.E155]+[.E156]-[.E155]+[.D155]-[.E155])" office:value-type="float" office:value="282.199268337142">
            <text:p>282.1993</text:p>
          </table:table-cell>
          <table:table-cell table:formula="of:=[.$A$1]*([.F154]+[.G155]+[.F156]+[.E155])" office:value-type="float" office:value="237.565148635431">
            <text:p>237.5651</text:p>
          </table:table-cell>
          <table:table-cell table:formula="of:=[.B163]" office:value-type="float" office:value="246.158224727698">
            <text:p>246.1582</text:p>
          </table:table-cell>
          <table:table-cell table:number-columns-repeated="8"/>
        </table:table-row>
        <table:table-row table:style-name="ro1">
          <table:table-cell table:formula="of:=[.F164]" office:value-type="float" office:value="333.695629509088">
            <text:p>333.6956</text:p>
          </table:table-cell>
          <table:table-cell table:formula="of:=[.B156]+[.$A$1]*([.B155]-[.B156]+[.C156]-[.B156]+[.B157]-[.B156]+[.A156]-[.B156])" office:value-type="float" office:value="335.685308382882">
            <text:p>335.6853</text:p>
          </table:table-cell>
          <table:table-cell table:formula="of:=[.C156]+[.$A$1]*([.C155]-[.C156]+[.D156]-[.C156]+[.C157]-[.C156]+[.B156]-[.C156])" office:value-type="float" office:value="415.464323472546">
            <text:p>415.4643</text:p>
          </table:table-cell>
          <table:table-cell table:formula="of:=[.D156]+[.$A$1]*([.D155]-[.D156]+[.E156]-[.D156]+[.D157]-[.D156]+[.C156]-[.D156])" office:value-type="float" office:value="532.727491774121">
            <text:p>532.7275</text:p>
          </table:table-cell>
          <table:table-cell table:formula="of:=[.E156]+[.$A$1]*([.E155]-[.E156]+[.F156]-[.E156]+[.E157]-[.E156]+[.D156]-[.E156])" office:value-type="float" office:value="414.320222347073">
            <text:p>414.3202</text:p>
          </table:table-cell>
          <table:table-cell table:formula="of:=[.F156]+[.$A$1]*([.F155]-[.F156]+[.G156]-[.F156]+[.F157]-[.F156]+[.E156]-[.F156])" office:value-type="float" office:value="333.695629509088">
            <text:p>333.6956</text:p>
          </table:table-cell>
          <table:table-cell table:formula="of:=[.B164]" office:value-type="float" office:value="335.685308382882">
            <text:p>335.6853</text:p>
          </table:table-cell>
          <table:table-cell table:number-columns-repeated="8"/>
        </table:table-row>
        <table:table-row table:style-name="ro1">
          <table:table-cell table:formula="of:=[.F165]" office:value-type="float" office:value="377.214342169855">
            <text:p>377.2143</text:p>
          </table:table-cell>
          <table:table-cell table:formula="of:=[.B157]+[.$A$1]*([.B156]-[.B157]+[.C157]-[.B157]+[.B158]-[.B157]+[.A157]-[.B157])" office:value-type="float" office:value="377.704463649331">
            <text:p>377.7045</text:p>
          </table:table-cell>
          <table:table-cell table:formula="of:=[.C157]+[.$A$1]*([.C156]-[.C157]+[.D157]-[.C157]+[.C158]-[.C157]+[.B157]-[.C157])" office:value-type="float" office:value="534.94886861374">
            <text:p>534.9489</text:p>
          </table:table-cell>
          <table:table-cell table:formula="of:=[.D157]" office:value-type="float" office:value="1000">
            <text:p>1000.0000</text:p>
          </table:table-cell>
          <table:table-cell table:formula="of:=[.E157]+[.$A$1]*([.E156]-[.E157]+[.F157]-[.E157]+[.E158]-[.E157]+[.D157]-[.E157])" office:value-type="float" office:value="534.527142182921">
            <text:p>534.5271</text:p>
          </table:table-cell>
          <table:table-cell table:formula="of:=[.F157]+[.$A$1]*([.F156]-[.F157]+[.G157]-[.F157]+[.F158]-[.F157]+[.E157]-[.F157])" office:value-type="float" office:value="377.214342169855">
            <text:p>377.2143</text:p>
          </table:table-cell>
          <table:table-cell table:formula="of:=[.B165]" office:value-type="float" office:value="377.704463649331">
            <text:p>377.7045</text:p>
          </table:table-cell>
          <table:table-cell table:number-columns-repeated="8"/>
        </table:table-row>
        <table:table-row table:style-name="ro1">
          <table:table-cell table:formula="of:=[.F166]" office:value-type="float" office:value="291.002390016272">
            <text:p>291.0024</text:p>
          </table:table-cell>
          <table:table-cell table:formula="of:=[.B158]+[.$A$1]*([.B157]-[.B158]+[.C158]-[.B158]+[.B159]-[.B158]+[.A158]-[.B158])" office:value-type="float" office:value="291.129196755794">
            <text:p>291.1292</text:p>
          </table:table-cell>
          <table:table-cell table:formula="of:=[.C158]+[.$A$1]*([.C157]-[.C158]+[.D158]-[.C158]+[.C159]-[.C158]+[.B158]-[.C158])" office:value-type="float" office:value="366.895401694441">
            <text:p>366.8954</text:p>
          </table:table-cell>
          <table:table-cell table:formula="of:=[.D158]+[.$A$1]*([.D157]-[.D158]+[.E158]-[.D158]+[.D159]-[.D158]+[.C158]-[.D158])" office:value-type="float" office:value="481.864939088407">
            <text:p>481.8649</text:p>
          </table:table-cell>
          <table:table-cell table:formula="of:=[.E158]+[.$A$1]*([.E157]-[.E158]+[.F158]-[.E158]+[.E159]-[.E158]+[.D158]-[.E158])" office:value-type="float" office:value="366.757462356978">
            <text:p>366.7575</text:p>
          </table:table-cell>
          <table:table-cell table:formula="of:=[.F158]+[.$A$1]*([.F157]-[.F158]+[.G158]-[.F158]+[.F159]-[.F158]+[.E158]-[.F158])" office:value-type="float" office:value="291.002390016272">
            <text:p>291.0024</text:p>
          </table:table-cell>
          <table:table-cell table:formula="of:=[.B166]" office:value-type="float" office:value="291.129196755794">
            <text:p>291.1292</text:p>
          </table:table-cell>
          <table:table-cell table:number-columns-repeated="8"/>
        </table:table-row>
        <table:table-row table:style-name="ro1">
          <table:table-cell table:formula="of:=[.F167]" office:value-type="float" office:value="152.069702422393">
            <text:p>152.0697</text:p>
          </table:table-cell>
          <table:table-cell table:formula="of:=[.B159]+[.$A$1]*([.B158]-[.B159]+[.C159]-[.B159]+[.B161]-[.B159]+[.A159]-[.B159])" office:value-type="float" office:value="152.100954868707">
            <text:p>152.1010</text:p>
          </table:table-cell>
          <table:table-cell table:formula="of:=[.C159]+[.$A$1]*([.C158]-[.C159]+[.D159]-[.C159]+[.C161]-[.C159]+[.B159]-[.C159])" office:value-type="float" office:value="178.588047988778">
            <text:p>178.5880</text:p>
          </table:table-cell>
          <table:table-cell table:formula="of:=[.D159]+[.$A$1]*([.D158]-[.D159]+[.E159]-[.D159]+[.D161]-[.D159]+[.C159]-[.D159])" office:value-type="float" office:value="207.201100665293">
            <text:p>207.2011</text:p>
          </table:table-cell>
          <table:table-cell table:formula="of:=[.E159]+[.$A$1]*([.E158]-[.E159]+[.F159]-[.E159]+[.E161]-[.E159]+[.D159]-[.E159])" office:value-type="float" office:value="178.548479866629">
            <text:p>178.5485</text:p>
          </table:table-cell>
          <table:table-cell table:formula="of:=[.F159]+[.$A$1]*([.F158]-[.F159]+[.G159]-[.F159]+[.F161]-[.F159]+[.E159]-[.F159])" office:value-type="float" office:value="152.069702422393">
            <text:p>152.0697</text:p>
          </table:table-cell>
          <table:table-cell table:formula="of:=[.B167]" office:value-type="float" office:value="152.100954868707">
            <text:p>152.1010</text:p>
          </table:table-cell>
          <table:table-cell table:number-columns-repeated="8"/>
        </table:table-row>
        <table:table-row table:style-name="ro1">
          <table:table-cell/>
          <table:table-cell table:formula="of:=[.B163]" office:value-type="float" office:value="246.158224727698">
            <text:p>246.1582</text:p>
          </table:table-cell>
          <table:table-cell table:formula="of:=[.C163]" office:value-type="float" office:value="284.559139763576">
            <text:p>284.5591</text:p>
          </table:table-cell>
          <table:table-cell table:formula="of:=[.D163]" office:value-type="float" office:value="321.340912588143">
            <text:p>321.3409</text:p>
          </table:table-cell>
          <table:table-cell table:formula="of:=[.E163]" office:value-type="float" office:value="282.199268337142">
            <text:p>282.1993</text:p>
          </table:table-cell>
          <table:table-cell table:formula="of:=[.F163]" office:value-type="float" office:value="237.565148635431">
            <text:p>237.5651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75]" office:value-type="float" office:value="155.31290551482">
            <text:p>155.3129</text:p>
          </table:table-cell>
          <table:table-cell table:formula="of:=[.C175]" office:value-type="float" office:value="181.430911654377">
            <text:p>181.4309</text:p>
          </table:table-cell>
          <table:table-cell table:formula="of:=[.D175]" office:value-type="float" office:value="209.648396093127">
            <text:p>209.6484</text:p>
          </table:table-cell>
          <table:table-cell table:formula="of:=[.E175]" office:value-type="float" office:value="181.388722901385">
            <text:p>181.3887</text:p>
          </table:table-cell>
          <table:table-cell table:formula="of:=[.F175]" office:value-type="float" office:value="155.279226037282">
            <text:p>155.2792</text:p>
          </table:table-cell>
          <table:table-cell table:number-columns-repeated="9"/>
        </table:table-row>
        <table:table-row table:style-name="ro1">
          <table:table-cell table:formula="of:=[.F171]" office:value-type="float" office:value="243.389477999117">
            <text:p>243.3895</text:p>
          </table:table-cell>
          <table:table-cell table:formula="of:=[.B163]+[.$A$1]*([.B162]-[.B163]+[.C163]-[.B163]+[.B164]-[.B163]+[.A163]-[.B163])" office:value-type="float" office:value="252.224861385251">
            <text:p>252.2249</text:p>
          </table:table-cell>
          <table:table-cell table:formula="of:=[.C163]+[.$A$1]*([.C162]-[.C163]+[.D163]-[.C163]+[.C164]-[.C163]+[.B163]-[.C163])" office:value-type="float" office:value="290.154727697063">
            <text:p>290.1547</text:p>
          </table:table-cell>
          <table:table-cell table:formula="of:=[.D163]+[.$A$1]*([.D162]-[.D163]+[.E163]-[.D163]+[.D164]-[.D163]+[.C163]-[.D163])" office:value-type="float" office:value="326.458516633157">
            <text:p>326.4585</text:p>
          </table:table-cell>
          <table:table-cell table:formula="of:=[.E163]+[.$A$1]*([.E162]-[.E163]+[.F163]-[.E163]+[.E164]-[.E163]+[.D163]-[.E163])" office:value-type="float" office:value="287.713913958432">
            <text:p>287.7139</text:p>
          </table:table-cell>
          <table:table-cell table:formula="of:=[.$A$1]*([.F162]+[.G163]+[.F164]+[.E163])" office:value-type="float" office:value="243.389477999117">
            <text:p>243.3895</text:p>
          </table:table-cell>
          <table:table-cell table:formula="of:=[.B171]" office:value-type="float" office:value="252.224861385251">
            <text:p>252.2249</text:p>
          </table:table-cell>
          <table:table-cell table:number-columns-repeated="8"/>
        </table:table-row>
        <table:table-row table:style-name="ro1">
          <table:table-cell table:formula="of:=[.F172]" office:value-type="float" office:value="340.896230348821">
            <text:p>340.8962</text:p>
          </table:table-cell>
          <table:table-cell table:formula="of:=[.B164]+[.$A$1]*([.B163]-[.B164]+[.C164]-[.B164]+[.B165]-[.B164]+[.A164]-[.B164])" office:value-type="float" office:value="342.952846261395">
            <text:p>342.9528</text:p>
          </table:table-cell>
          <table:table-cell table:formula="of:=[.C164]+[.$A$1]*([.C163]-[.C164]+[.D164]-[.C164]+[.C165]-[.C164]+[.B164]-[.C164])" office:value-type="float" office:value="421.719566987139">
            <text:p>421.7196</text:p>
          </table:table-cell>
          <table:table-cell table:formula="of:=[.D164]+[.$A$1]*([.D163]-[.D164]+[.E164]-[.D164]+[.D165]-[.D164]+[.C164]-[.D164])" office:value-type="float" office:value="537.579209688828">
            <text:p>537.5792</text:p>
          </table:table-cell>
          <table:table-cell table:formula="of:=[.E164]+[.$A$1]*([.E163]-[.E164]+[.F164]-[.E164]+[.E165]-[.E164]+[.D164]-[.E164])" office:value-type="float" office:value="420.528696526668">
            <text:p>420.5287</text:p>
          </table:table-cell>
          <table:table-cell table:formula="of:=[.F164]+[.$A$1]*([.F163]-[.F164]+[.G164]-[.F164]+[.F165]-[.F164]+[.E164]-[.F164])" office:value-type="float" office:value="340.896230348821">
            <text:p>340.8962</text:p>
          </table:table-cell>
          <table:table-cell table:formula="of:=[.B172]" office:value-type="float" office:value="342.952846261395">
            <text:p>342.9528</text:p>
          </table:table-cell>
          <table:table-cell table:number-columns-repeated="8"/>
        </table:table-row>
        <table:table-row table:style-name="ro1">
          <table:table-cell table:formula="of:=[.F173]" office:value-type="float" office:value="383.951683772621">
            <text:p>383.9517</text:p>
          </table:table-cell>
          <table:table-cell table:formula="of:=[.B165]+[.$A$1]*([.B164]-[.B165]+[.C165]-[.B165]+[.B166]-[.B165]+[.A165]-[.B165])" office:value-type="float" office:value="384.462830367319">
            <text:p>384.4628</text:p>
          </table:table-cell>
          <table:table-cell table:formula="of:=[.C165]+[.$A$1]*([.C164]-[.C165]+[.D165]-[.C165]+[.C166]-[.C165]+[.B165]-[.C165])" office:value-type="float" office:value="539.813360060466">
            <text:p>539.8134</text:p>
          </table:table-cell>
          <table:table-cell table:formula="of:=[.D165]" office:value-type="float" office:value="1000">
            <text:p>1000.0000</text:p>
          </table:table-cell>
          <table:table-cell table:formula="of:=[.E165]+[.$A$1]*([.E164]-[.E165]+[.F165]-[.E165]+[.E166]-[.E165]+[.D165]-[.E165])" office:value-type="float" office:value="539.371172137054">
            <text:p>539.3712</text:p>
          </table:table-cell>
          <table:table-cell table:formula="of:=[.F165]+[.$A$1]*([.F164]-[.F165]+[.G165]-[.F165]+[.F166]-[.F165]+[.E165]-[.F165])" office:value-type="float" office:value="383.951683772621">
            <text:p>383.9517</text:p>
          </table:table-cell>
          <table:table-cell table:formula="of:=[.B173]" office:value-type="float" office:value="384.462830367319">
            <text:p>384.4628</text:p>
          </table:table-cell>
          <table:table-cell table:number-columns-repeated="8"/>
        </table:table-row>
        <table:table-row table:style-name="ro1">
          <table:table-cell table:formula="of:=[.F174]" office:value-type="float" office:value="296.561064489856">
            <text:p>296.5611</text:p>
          </table:table-cell>
          <table:table-cell table:formula="of:=[.B166]+[.$A$1]*([.B165]-[.B166]+[.C166]-[.B166]+[.B167]-[.B166]+[.A166]-[.B166])" office:value-type="float" office:value="296.693938325132">
            <text:p>296.6939</text:p>
          </table:table-cell>
          <table:table-cell table:formula="of:=[.C166]+[.$A$1]*([.C165]-[.C166]+[.D166]-[.C166]+[.C167]-[.C166]+[.B166]-[.C166])" office:value-type="float" office:value="371.44326865499">
            <text:p>371.4433</text:p>
          </table:table-cell>
          <table:table-cell table:formula="of:=[.D166]+[.$A$1]*([.D165]-[.D166]+[.E166]-[.D166]+[.D167]-[.D166]+[.C166]-[.D166])" office:value-type="float" office:value="485.079549095547">
            <text:p>485.0795</text:p>
          </table:table-cell>
          <table:table-cell table:formula="of:=[.E166]+[.$A$1]*([.E165]-[.E166]+[.F166]-[.E166]+[.E167]-[.E166]+[.D166]-[.E166])" office:value-type="float" office:value="371.296606771294">
            <text:p>371.2966</text:p>
          </table:table-cell>
          <table:table-cell table:formula="of:=[.F166]+[.$A$1]*([.F165]-[.F166]+[.G166]-[.F166]+[.F167]-[.F166]+[.E166]-[.F166])" office:value-type="float" office:value="296.561064489856">
            <text:p>296.5611</text:p>
          </table:table-cell>
          <table:table-cell table:formula="of:=[.B174]" office:value-type="float" office:value="296.693938325132">
            <text:p>296.6939</text:p>
          </table:table-cell>
          <table:table-cell table:number-columns-repeated="8"/>
        </table:table-row>
        <table:table-row table:style-name="ro1">
          <table:table-cell table:formula="of:=[.F175]" office:value-type="float" office:value="155.279226037282">
            <text:p>155.2792</text:p>
          </table:table-cell>
          <table:table-cell table:formula="of:=[.B167]+[.$A$1]*([.B166]-[.B167]+[.C167]-[.B167]+[.B169]-[.B167]+[.A167]-[.B167])" office:value-type="float" office:value="155.31290551482">
            <text:p>155.3129</text:p>
          </table:table-cell>
          <table:table-cell table:formula="of:=[.C167]+[.$A$1]*([.C166]-[.C167]+[.D167]-[.C167]+[.C169]-[.C167]+[.B167]-[.C167])" office:value-type="float" office:value="181.430911654377">
            <text:p>181.4309</text:p>
          </table:table-cell>
          <table:table-cell table:formula="of:=[.D167]+[.$A$1]*([.D166]-[.D167]+[.E167]-[.D167]+[.D169]-[.D167]+[.C167]-[.D167])" office:value-type="float" office:value="209.648396093127">
            <text:p>209.6484</text:p>
          </table:table-cell>
          <table:table-cell table:formula="of:=[.E167]+[.$A$1]*([.E166]-[.E167]+[.F167]-[.E167]+[.E169]-[.E167]+[.D167]-[.E167])" office:value-type="float" office:value="181.388722901385">
            <text:p>181.3887</text:p>
          </table:table-cell>
          <table:table-cell table:formula="of:=[.F167]+[.$A$1]*([.F166]-[.F167]+[.G167]-[.F167]+[.F169]-[.F167]+[.E167]-[.F167])" office:value-type="float" office:value="155.279226037282">
            <text:p>155.2792</text:p>
          </table:table-cell>
          <table:table-cell table:formula="of:=[.B175]" office:value-type="float" office:value="155.31290551482">
            <text:p>155.3129</text:p>
          </table:table-cell>
          <table:table-cell table:number-columns-repeated="8"/>
        </table:table-row>
        <table:table-row table:style-name="ro1">
          <table:table-cell/>
          <table:table-cell table:formula="of:=[.B171]" office:value-type="float" office:value="252.224861385251">
            <text:p>252.2249</text:p>
          </table:table-cell>
          <table:table-cell table:formula="of:=[.C171]" office:value-type="float" office:value="290.154727697063">
            <text:p>290.1547</text:p>
          </table:table-cell>
          <table:table-cell table:formula="of:=[.D171]" office:value-type="float" office:value="326.458516633157">
            <text:p>326.4585</text:p>
          </table:table-cell>
          <table:table-cell table:formula="of:=[.E171]" office:value-type="float" office:value="287.713913958432">
            <text:p>287.7139</text:p>
          </table:table-cell>
          <table:table-cell table:formula="of:=[.F171]" office:value-type="float" office:value="243.389477999117">
            <text:p>243.3895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83]" office:value-type="float" office:value="158.229494464623">
            <text:p>158.2295</text:p>
          </table:table-cell>
          <table:table-cell table:formula="of:=[.C183]" office:value-type="float" office:value="183.99433332928">
            <text:p>183.9943</text:p>
          </table:table-cell>
          <table:table-cell table:formula="of:=[.D183]" office:value-type="float" office:value="211.881739920039">
            <text:p>211.8817</text:p>
          </table:table-cell>
          <table:table-cell table:formula="of:=[.E183]" office:value-type="float" office:value="183.949363852464">
            <text:p>183.9494</text:p>
          </table:table-cell>
          <table:table-cell table:formula="of:=[.F183]" office:value-type="float" office:value="158.194215338946">
            <text:p>158.1942</text:p>
          </table:table-cell>
          <table:table-cell table:number-columns-repeated="9"/>
        </table:table-row>
        <table:table-row table:style-name="ro1">
          <table:table-cell table:formula="of:=[.F179]" office:value-type="float" office:value="248.667415615149">
            <text:p>248.6674</text:p>
          </table:table-cell>
          <table:table-cell table:formula="of:=[.B171]+[.$A$1]*([.B170]-[.B171]+[.C171]-[.B171]+[.B172]-[.B171]+[.A171]-[.B171])" office:value-type="float" office:value="257.723384248785">
            <text:p>257.7234</text:p>
          </table:table-cell>
          <table:table-cell table:formula="of:=[.C171]+[.$A$1]*([.C170]-[.C171]+[.D171]-[.C171]+[.C172]-[.C171]+[.B171]-[.C171])" office:value-type="float" office:value="295.246314706264">
            <text:p>295.2463</text:p>
          </table:table-cell>
          <table:table-cell table:formula="of:=[.D171]+[.$A$1]*([.D170]-[.D171]+[.E171]-[.D171]+[.D172]-[.D171]+[.C171]-[.D171])" office:value-type="float" office:value="331.081440050314">
            <text:p>331.0814</text:p>
          </table:table-cell>
          <table:table-cell table:formula="of:=[.E171]+[.$A$1]*([.E170]-[.E171]+[.F171]-[.E171]+[.E172]-[.E171]+[.D171]-[.E171])" office:value-type="float" office:value="292.732255932816">
            <text:p>292.7323</text:p>
          </table:table-cell>
          <table:table-cell table:formula="of:=[.$A$1]*([.F170]+[.G171]+[.F172]+[.E171])" office:value-type="float" office:value="248.667415615149">
            <text:p>248.6674</text:p>
          </table:table-cell>
          <table:table-cell table:formula="of:=[.B179]" office:value-type="float" office:value="257.723384248785">
            <text:p>257.7234</text:p>
          </table:table-cell>
          <table:table-cell table:number-columns-repeated="8"/>
        </table:table-row>
        <table:table-row table:style-name="ro1">
          <table:table-cell table:formula="of:=[.F180]" office:value-type="float" office:value="347.433298308305">
            <text:p>347.4333</text:p>
          </table:table-cell>
          <table:table-cell table:formula="of:=[.B172]+[.$A$1]*([.B171]-[.B172]+[.C172]-[.B172]+[.B173]-[.B172]+[.A172]-[.B172])" office:value-type="float" office:value="349.550951231703">
            <text:p>349.5510</text:p>
          </table:table-cell>
          <table:table-cell table:formula="of:=[.C172]+[.$A$1]*([.C171]-[.C172]+[.D172]-[.C172]+[.C173]-[.C172]+[.B172]-[.C172])" office:value-type="float" office:value="427.388817169346">
            <text:p>427.3888</text:p>
          </table:table-cell>
          <table:table-cell table:formula="of:=[.D172]+[.$A$1]*([.D171]-[.D172]+[.E172]-[.D172]+[.D173]-[.D172]+[.C172]-[.D172])" office:value-type="float" office:value="541.992795622824">
            <text:p>541.9928</text:p>
          </table:table-cell>
          <table:table-cell table:formula="of:=[.E172]+[.$A$1]*([.E171]-[.E172]+[.F172]-[.E172]+[.E173]-[.E172]+[.D172]-[.E172])" office:value-type="float" office:value="426.155674133019">
            <text:p>426.1557</text:p>
          </table:table-cell>
          <table:table-cell table:formula="of:=[.F172]+[.$A$1]*([.F171]-[.F172]+[.G172]-[.F172]+[.F173]-[.F172]+[.E172]-[.F172])" office:value-type="float" office:value="347.433298308305">
            <text:p>347.4333</text:p>
          </table:table-cell>
          <table:table-cell table:formula="of:=[.B180]" office:value-type="float" office:value="349.550951231703">
            <text:p>349.5510</text:p>
          </table:table-cell>
          <table:table-cell table:number-columns-repeated="8"/>
        </table:table-row>
        <table:table-row table:style-name="ro1">
          <table:table-cell table:formula="of:=[.F181]" office:value-type="float" office:value="390.067978713237">
            <text:p>390.0680</text:p>
          </table:table-cell>
          <table:table-cell table:formula="of:=[.B173]+[.$A$1]*([.B172]-[.B173]+[.C173]-[.B173]+[.B174]-[.B173]+[.A173]-[.B173])" office:value-type="float" office:value="390.5973520354">
            <text:p>390.5974</text:p>
          </table:table-cell>
          <table:table-cell table:formula="of:=[.C173]+[.$A$1]*([.C172]-[.C173]+[.D173]-[.C173]+[.C174]-[.C173]+[.B173]-[.C173])" office:value-type="float" office:value="544.222694244686">
            <text:p>544.2227</text:p>
          </table:table-cell>
          <table:table-cell table:formula="of:=[.D173]" office:value-type="float" office:value="1000">
            <text:p>1000.0000</text:p>
          </table:table-cell>
          <table:table-cell table:formula="of:=[.E173]+[.$A$1]*([.E172]-[.E173]+[.F173]-[.E173]+[.E174]-[.E173]+[.D173]-[.E173])" office:value-type="float" office:value="543.761323782422">
            <text:p>543.7613</text:p>
          </table:table-cell>
          <table:table-cell table:formula="of:=[.F173]+[.$A$1]*([.F172]-[.F173]+[.G173]-[.F173]+[.F174]-[.F173]+[.E173]-[.F173])" office:value-type="float" office:value="390.067978713237">
            <text:p>390.0680</text:p>
          </table:table-cell>
          <table:table-cell table:formula="of:=[.B181]" office:value-type="float" office:value="390.5973520354">
            <text:p>390.5974</text:p>
          </table:table-cell>
          <table:table-cell table:number-columns-repeated="8"/>
        </table:table-row>
        <table:table-row table:style-name="ro1">
          <table:table-cell table:formula="of:=[.F182]" office:value-type="float" office:value="301.595591757113">
            <text:p>301.5956</text:p>
          </table:table-cell>
          <table:table-cell table:formula="of:=[.B174]+[.$A$1]*([.B173]-[.B174]+[.C174]-[.B174]+[.B175]-[.B174]+[.A174]-[.B174])" office:value-type="float" office:value="301.734974099482">
            <text:p>301.7350</text:p>
          </table:table-cell>
          <table:table-cell table:formula="of:=[.C174]+[.$A$1]*([.C173]-[.C174]+[.D174]-[.C174]+[.C175]-[.C174]+[.B174]-[.C174])" office:value-type="float" office:value="375.581992938725">
            <text:p>375.5820</text:p>
          </table:table-cell>
          <table:table-cell table:formula="of:=[.D174]+[.$A$1]*([.D173]-[.D174]+[.E174]-[.D174]+[.D175]-[.D174]+[.C174]-[.D174])" office:value-type="float" office:value="487.976367128481">
            <text:p>487.9764</text:p>
          </table:table-cell>
          <table:table-cell table:formula="of:=[.E174]+[.$A$1]*([.E173]-[.E174]+[.F174]-[.E174]+[.E175]-[.E174]+[.D174]-[.E174])" office:value-type="float" office:value="375.427986340574">
            <text:p>375.4280</text:p>
          </table:table-cell>
          <table:table-cell table:formula="of:=[.F174]+[.$A$1]*([.F173]-[.F174]+[.G174]-[.F174]+[.F175]-[.F174]+[.E174]-[.F174])" office:value-type="float" office:value="301.595591757113">
            <text:p>301.5956</text:p>
          </table:table-cell>
          <table:table-cell table:formula="of:=[.B182]" office:value-type="float" office:value="301.734974099482">
            <text:p>301.7350</text:p>
          </table:table-cell>
          <table:table-cell table:number-columns-repeated="8"/>
        </table:table-row>
        <table:table-row table:style-name="ro1">
          <table:table-cell table:formula="of:=[.F183]" office:value-type="float" office:value="158.194215338946">
            <text:p>158.1942</text:p>
          </table:table-cell>
          <table:table-cell table:formula="of:=[.B175]+[.$A$1]*([.B174]-[.B175]+[.C175]-[.B175]+[.B177]-[.B175]+[.A175]-[.B175])" office:value-type="float" office:value="158.229494464623">
            <text:p>158.2295</text:p>
          </table:table-cell>
          <table:table-cell table:formula="of:=[.C175]+[.$A$1]*([.C174]-[.C175]+[.D175]-[.C175]+[.C177]-[.C175]+[.B175]-[.C175])" office:value-type="float" office:value="183.99433332928">
            <text:p>183.9943</text:p>
          </table:table-cell>
          <table:table-cell table:formula="of:=[.D175]+[.$A$1]*([.D174]-[.D175]+[.E175]-[.D175]+[.D177]-[.D175]+[.C175]-[.D175])" office:value-type="float" office:value="211.881739920039">
            <text:p>211.8817</text:p>
          </table:table-cell>
          <table:table-cell table:formula="of:=[.E175]+[.$A$1]*([.E174]-[.E175]+[.F175]-[.E175]+[.E177]-[.E175]+[.D175]-[.E175])" office:value-type="float" office:value="183.949363852464">
            <text:p>183.9494</text:p>
          </table:table-cell>
          <table:table-cell table:formula="of:=[.F175]+[.$A$1]*([.F174]-[.F175]+[.G175]-[.F175]+[.F177]-[.F175]+[.E175]-[.F175])" office:value-type="float" office:value="158.194215338946">
            <text:p>158.1942</text:p>
          </table:table-cell>
          <table:table-cell table:formula="of:=[.B183]" office:value-type="float" office:value="158.229494464623">
            <text:p>158.2295</text:p>
          </table:table-cell>
          <table:table-cell table:number-columns-repeated="8"/>
        </table:table-row>
        <table:table-row table:style-name="ro1">
          <table:table-cell/>
          <table:table-cell table:formula="of:=[.B179]" office:value-type="float" office:value="257.723384248785">
            <text:p>257.7234</text:p>
          </table:table-cell>
          <table:table-cell table:formula="of:=[.C179]" office:value-type="float" office:value="295.246314706264">
            <text:p>295.2463</text:p>
          </table:table-cell>
          <table:table-cell table:formula="of:=[.D179]" office:value-type="float" office:value="331.081440050314">
            <text:p>331.0814</text:p>
          </table:table-cell>
          <table:table-cell table:formula="of:=[.E179]" office:value-type="float" office:value="292.732255932816">
            <text:p>292.7323</text:p>
          </table:table-cell>
          <table:table-cell table:formula="of:=[.F179]" office:value-type="float" office:value="248.667415615149">
            <text:p>248.6674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91]" office:value-type="float" office:value="160.870825242835">
            <text:p>160.8708</text:p>
          </table:table-cell>
          <table:table-cell table:formula="of:=[.C191]" office:value-type="float" office:value="186.326147890784">
            <text:p>186.3261</text:p>
          </table:table-cell>
          <table:table-cell table:formula="of:=[.D191]" office:value-type="float" office:value="213.896085031255">
            <text:p>213.8961</text:p>
          </table:table-cell>
          <table:table-cell table:formula="of:=[.E191]" office:value-type="float" office:value="186.278920537993">
            <text:p>186.2789</text:p>
          </table:table-cell>
          <table:table-cell table:formula="of:=[.F191]" office:value-type="float" office:value="160.833636631366">
            <text:p>160.8336</text:p>
          </table:table-cell>
          <table:table-cell table:number-columns-repeated="9"/>
        </table:table-row>
        <table:table-row table:style-name="ro1">
          <table:table-cell table:formula="of:=[.F187]" office:value-type="float" office:value="253.459956918924">
            <text:p>253.4600</text:p>
          </table:table-cell>
          <table:table-cell table:formula="of:=[.B179]+[.$A$1]*([.B178]-[.B179]+[.C179]-[.B179]+[.B180]-[.B179]+[.A179]-[.B179])" office:value-type="float" office:value="262.715537614209">
            <text:p>262.7155</text:p>
          </table:table-cell>
          <table:table-cell table:formula="of:=[.C179]+[.$A$1]*([.C178]-[.C179]+[.D179]-[.C179]+[.C180]-[.C179]+[.B179]-[.C179])" office:value-type="float" office:value="299.854966539704">
            <text:p>299.8550</text:p>
          </table:table-cell>
          <table:table-cell table:formula="of:=[.D179]+[.$A$1]*([.D178]-[.D179]+[.E179]-[.D179]+[.D180]-[.D179]+[.C179]-[.D179])" office:value-type="float" office:value="335.288003085679">
            <text:p>335.2880</text:p>
          </table:table-cell>
          <table:table-cell table:formula="of:=[.E179]+[.$A$1]*([.E178]-[.E179]+[.F179]-[.E179]+[.E180]-[.E179]+[.D179]-[.E179])" office:value-type="float" office:value="297.27422471354">
            <text:p>297.2742</text:p>
          </table:table-cell>
          <table:table-cell table:formula="of:=[.$A$1]*([.F178]+[.G179]+[.F180]+[.E179])" office:value-type="float" office:value="253.459956918924">
            <text:p>253.4600</text:p>
          </table:table-cell>
          <table:table-cell table:formula="of:=[.B187]" office:value-type="float" office:value="262.715537614209">
            <text:p>262.7155</text:p>
          </table:table-cell>
          <table:table-cell table:number-columns-repeated="8"/>
        </table:table-row>
        <table:table-row table:style-name="ro1">
          <table:table-cell table:formula="of:=[.F188]" office:value-type="float" office:value="353.363416658678">
            <text:p>353.3634</text:p>
          </table:table-cell>
          <table:table-cell table:formula="of:=[.B180]+[.$A$1]*([.B179]-[.B180]+[.C180]-[.B180]+[.B181]-[.B180]+[.A180]-[.B180])" office:value-type="float" office:value="355.536322472109">
            <text:p>355.5363</text:p>
          </table:table-cell>
          <table:table-cell table:formula="of:=[.C180]+[.$A$1]*([.C179]-[.C180]+[.D180]-[.C180]+[.C181]-[.C180]+[.B180]-[.C180])" office:value-type="float" office:value="432.538614080089">
            <text:p>432.5386</text:p>
          </table:table-cell>
          <table:table-cell table:formula="of:=[.D180]+[.$A$1]*([.D179]-[.D180]+[.E180]-[.D180]+[.D181]-[.D180]+[.C180]-[.D180])" office:value-type="float" office:value="545.989935349556">
            <text:p>545.9899</text:p>
          </table:table-cell>
          <table:table-cell table:formula="of:=[.E180]+[.$A$1]*([.E179]-[.E180]+[.F180]-[.E180]+[.E181]-[.E180]+[.D180]-[.E180])" office:value-type="float" office:value="431.266948640449">
            <text:p>431.2669</text:p>
          </table:table-cell>
          <table:table-cell table:formula="of:=[.F180]+[.$A$1]*([.F179]-[.F180]+[.G180]-[.F180]+[.F181]-[.F180]+[.E180]-[.F180])" office:value-type="float" office:value="353.363416658678">
            <text:p>353.3634</text:p>
          </table:table-cell>
          <table:table-cell table:formula="of:=[.B188]" office:value-type="float" office:value="355.536322472109">
            <text:p>355.5363</text:p>
          </table:table-cell>
          <table:table-cell table:number-columns-repeated="8"/>
        </table:table-row>
        <table:table-row table:style-name="ro1">
          <table:table-cell table:formula="of:=[.F189]" office:value-type="float" office:value="395.615734960507">
            <text:p>395.6157</text:p>
          </table:table-cell>
          <table:table-cell table:formula="of:=[.B181]+[.$A$1]*([.B180]-[.B181]+[.C181]-[.B181]+[.B182]-[.B181]+[.A181]-[.B181])" office:value-type="float" office:value="396.162277670802">
            <text:p>396.1623</text:p>
          </table:table-cell>
          <table:table-cell table:formula="of:=[.C181]+[.$A$1]*([.C180]-[.C181]+[.D181]-[.C181]+[.C182]-[.C181]+[.B181]-[.C181])" office:value-type="float" office:value="548.22526668422">
            <text:p>548.2253</text:p>
          </table:table-cell>
          <table:table-cell table:formula="of:=[.D181]" office:value-type="float" office:value="1000">
            <text:p>1000.0000</text:p>
          </table:table-cell>
          <table:table-cell table:formula="of:=[.E181]+[.$A$1]*([.E180]-[.E181]+[.F181]-[.E181]+[.E182]-[.E181]+[.D181]-[.E181])" office:value-type="float" office:value="547.746846356136">
            <text:p>547.7468</text:p>
          </table:table-cell>
          <table:table-cell table:formula="of:=[.F181]+[.$A$1]*([.F180]-[.F181]+[.G181]-[.F181]+[.F182]-[.F181]+[.E181]-[.F181])" office:value-type="float" office:value="395.615734960507">
            <text:p>395.6157</text:p>
          </table:table-cell>
          <table:table-cell table:formula="of:=[.B189]" office:value-type="float" office:value="396.162277670802">
            <text:p>396.1623</text:p>
          </table:table-cell>
          <table:table-cell table:number-columns-repeated="8"/>
        </table:table-row>
        <table:table-row table:style-name="ro1">
          <table:table-cell table:formula="of:=[.F190]" office:value-type="float" office:value="306.165860748422">
            <text:p>306.1659</text:p>
          </table:table-cell>
          <table:table-cell table:formula="of:=[.B182]+[.$A$1]*([.B181]-[.B182]+[.C182]-[.B182]+[.B183]-[.B182]+[.A182]-[.B182])" office:value-type="float" office:value="306.310462450986">
            <text:p>306.3105</text:p>
          </table:table-cell>
          <table:table-cell table:formula="of:=[.C182]+[.$A$1]*([.C181]-[.C182]+[.D182]-[.C182]+[.C183]-[.C182]+[.B182]-[.C182])" office:value-type="float" office:value="379.326088230012">
            <text:p>379.3261</text:p>
          </table:table-cell>
          <table:table-cell table:formula="of:=[.D182]+[.$A$1]*([.D181]-[.D182]+[.E182]-[.D182]+[.D183]-[.D182]+[.C182]-[.D182])" office:value-type="float" office:value="490.61306729298">
            <text:p>490.6131</text:p>
          </table:table-cell>
          <table:table-cell table:formula="of:=[.E182]+[.$A$1]*([.E181]-[.E182]+[.F182]-[.E182]+[.E183]-[.E182]+[.D182]-[.E182])" office:value-type="float" office:value="379.164954618538">
            <text:p>379.1650</text:p>
          </table:table-cell>
          <table:table-cell table:formula="of:=[.F182]+[.$A$1]*([.F181]-[.F182]+[.G182]-[.F182]+[.F183]-[.F182]+[.E182]-[.F182])" office:value-type="float" office:value="306.165860748422">
            <text:p>306.1659</text:p>
          </table:table-cell>
          <table:table-cell table:formula="of:=[.B190]" office:value-type="float" office:value="306.310462450986">
            <text:p>306.3105</text:p>
          </table:table-cell>
          <table:table-cell table:number-columns-repeated="8"/>
        </table:table-row>
        <table:table-row table:style-name="ro1">
          <table:table-cell table:formula="of:=[.F191]" office:value-type="float" office:value="160.833636631366">
            <text:p>160.8336</text:p>
          </table:table-cell>
          <table:table-cell table:formula="of:=[.B183]+[.$A$1]*([.B182]-[.B183]+[.C183]-[.B183]+[.B185]-[.B183]+[.A183]-[.B183])" office:value-type="float" office:value="160.870825242835">
            <text:p>160.8708</text:p>
          </table:table-cell>
          <table:table-cell table:formula="of:=[.C183]+[.$A$1]*([.C182]-[.C183]+[.D183]-[.C183]+[.C185]-[.C183]+[.B183]-[.C183])" office:value-type="float" office:value="186.326147890784">
            <text:p>186.3261</text:p>
          </table:table-cell>
          <table:table-cell table:formula="of:=[.D183]+[.$A$1]*([.D182]-[.D183]+[.E183]-[.D183]+[.D185]-[.D183]+[.C183]-[.D183])" office:value-type="float" office:value="213.896085031255">
            <text:p>213.8961</text:p>
          </table:table-cell>
          <table:table-cell table:formula="of:=[.E183]+[.$A$1]*([.E182]-[.E183]+[.F183]-[.E183]+[.E185]-[.E183]+[.D183]-[.E183])" office:value-type="float" office:value="186.278920537993">
            <text:p>186.2789</text:p>
          </table:table-cell>
          <table:table-cell table:formula="of:=[.F183]+[.$A$1]*([.F182]-[.F183]+[.G183]-[.F183]+[.F185]-[.F183]+[.E183]-[.F183])" office:value-type="float" office:value="160.833636631366">
            <text:p>160.8336</text:p>
          </table:table-cell>
          <table:table-cell table:formula="of:=[.B191]" office:value-type="float" office:value="160.870825242835">
            <text:p>160.8708</text:p>
          </table:table-cell>
          <table:table-cell table:number-columns-repeated="8"/>
        </table:table-row>
        <table:table-row table:style-name="ro1">
          <table:table-cell/>
          <table:table-cell table:formula="of:=[.B187]" office:value-type="float" office:value="262.715537614209">
            <text:p>262.7155</text:p>
          </table:table-cell>
          <table:table-cell table:formula="of:=[.C187]" office:value-type="float" office:value="299.854966539704">
            <text:p>299.8550</text:p>
          </table:table-cell>
          <table:table-cell table:formula="of:=[.D187]" office:value-type="float" office:value="335.288003085679">
            <text:p>335.2880</text:p>
          </table:table-cell>
          <table:table-cell table:formula="of:=[.E187]" office:value-type="float" office:value="297.27422471354">
            <text:p>297.2742</text:p>
          </table:table-cell>
          <table:table-cell table:formula="of:=[.F187]" office:value-type="float" office:value="253.459956918924">
            <text:p>253.4600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199]" office:value-type="float" office:value="163.267692283266">
            <text:p>163.2677</text:p>
          </table:table-cell>
          <table:table-cell table:formula="of:=[.C199]" office:value-type="float" office:value="188.435365556616">
            <text:p>188.4354</text:p>
          </table:table-cell>
          <table:table-cell table:formula="of:=[.D199]" office:value-type="float" office:value="215.728195974472">
            <text:p>215.7282</text:p>
          </table:table-cell>
          <table:table-cell table:formula="of:=[.E199]" office:value-type="float" office:value="188.385879128998">
            <text:p>188.3859</text:p>
          </table:table-cell>
          <table:table-cell table:formula="of:=[.F199]" office:value-type="float" office:value="163.229091032274">
            <text:p>163.2291</text:p>
          </table:table-cell>
          <table:table-cell table:number-columns-repeated="9"/>
        </table:table-row>
        <table:table-row table:style-name="ro1">
          <table:table-cell table:formula="of:=[.F195]" office:value-type="float" office:value="257.80483574827">
            <text:p>257.8048</text:p>
          </table:table-cell>
          <table:table-cell table:formula="of:=[.B187]+[.$A$1]*([.B186]-[.B187]+[.C187]-[.B187]+[.B188]-[.B187]+[.A187]-[.B187])" office:value-type="float" office:value="267.241918586226">
            <text:p>267.2419</text:p>
          </table:table-cell>
          <table:table-cell table:formula="of:=[.C187]+[.$A$1]*([.C186]-[.C187]+[.D187]-[.C187]+[.C188]-[.C187]+[.B187]-[.C187])" office:value-type="float" office:value="304.042591302571">
            <text:p>304.0426</text:p>
          </table:table-cell>
          <table:table-cell table:formula="of:=[.D187]+[.$A$1]*([.D186]-[.D187]+[.E187]-[.D187]+[.D188]-[.D187]+[.C187]-[.D187])" office:value-type="float" office:value="339.095170915601">
            <text:p>339.0952</text:p>
          </table:table-cell>
          <table:table-cell table:formula="of:=[.E187]+[.$A$1]*([.E186]-[.E187]+[.F187]-[.E187]+[.E188]-[.E187]+[.D187]-[.E187])" office:value-type="float" office:value="301.401487992472">
            <text:p>301.4015</text:p>
          </table:table-cell>
          <table:table-cell table:formula="of:=[.$A$1]*([.F186]+[.G187]+[.F188]+[.E187])" office:value-type="float" office:value="257.80483574827">
            <text:p>257.8048</text:p>
          </table:table-cell>
          <table:table-cell table:formula="of:=[.B195]" office:value-type="float" office:value="267.241918586226">
            <text:p>267.2419</text:p>
          </table:table-cell>
          <table:table-cell table:number-columns-repeated="8"/>
        </table:table-row>
        <table:table-row table:style-name="ro1">
          <table:table-cell table:formula="of:=[.F196]" office:value-type="float" office:value="358.745487784425">
            <text:p>358.7455</text:p>
          </table:table-cell>
          <table:table-cell table:formula="of:=[.B188]+[.$A$1]*([.B187]-[.B188]+[.C188]-[.B188]+[.B189]-[.B188]+[.A188]-[.B188])" office:value-type="float" office:value="360.968615944591">
            <text:p>360.9686</text:p>
          </table:table-cell>
          <table:table-cell table:formula="of:=[.C188]+[.$A$1]*([.C187]-[.C188]+[.D188]-[.C188]+[.C189]-[.C188]+[.B188]-[.C188])" office:value-type="float" office:value="437.207102414145">
            <text:p>437.2071</text:p>
          </table:table-cell>
          <table:table-cell table:formula="of:=[.D188]+[.$A$1]*([.D187]-[.D188]+[.E188]-[.D188]+[.D189]-[.D188]+[.C188]-[.D188])" office:value-type="float" office:value="549.622053207474">
            <text:p>549.6221</text:p>
          </table:table-cell>
          <table:table-cell table:formula="of:=[.E188]+[.$A$1]*([.E187]-[.E188]+[.F188]-[.E188]+[.E189]-[.E188]+[.D188]-[.E188])" office:value-type="float" office:value="435.900539484316">
            <text:p>435.9005</text:p>
          </table:table-cell>
          <table:table-cell table:formula="of:=[.F188]+[.$A$1]*([.F187]-[.F188]+[.G188]-[.F188]+[.F189]-[.F188]+[.E188]-[.F188])" office:value-type="float" office:value="358.745487784425">
            <text:p>358.7455</text:p>
          </table:table-cell>
          <table:table-cell table:formula="of:=[.B196]" office:value-type="float" office:value="360.968615944591">
            <text:p>360.9686</text:p>
          </table:table-cell>
          <table:table-cell table:number-columns-repeated="8"/>
        </table:table-row>
        <table:table-row table:style-name="ro1">
          <table:table-cell table:formula="of:=[.F197]" office:value-type="float" office:value="400.649845742589">
            <text:p>400.6498</text:p>
          </table:table-cell>
          <table:table-cell table:formula="of:=[.B189]+[.$A$1]*([.B188]-[.B189]+[.C189]-[.B189]+[.B190]-[.B189]+[.A189]-[.B189])" office:value-type="float" office:value="401.211559883109">
            <text:p>401.2116</text:p>
          </table:table-cell>
          <table:table-cell table:formula="of:=[.C189]+[.$A$1]*([.C188]-[.C189]+[.D189]-[.C189]+[.C190]-[.C189]+[.B189]-[.C189])" office:value-type="float" office:value="551.855485862785">
            <text:p>551.8555</text:p>
          </table:table-cell>
          <table:table-cell table:formula="of:=[.D189]" office:value-type="float" office:value="1000">
            <text:p>1000.0000</text:p>
          </table:table-cell>
          <table:table-cell table:formula="of:=[.E189]+[.$A$1]*([.E188]-[.E189]+[.F189]-[.E189]+[.E190]-[.E189]+[.D189]-[.E189])" office:value-type="float" office:value="551.361307026924">
            <text:p>551.3613</text:p>
          </table:table-cell>
          <table:table-cell table:formula="of:=[.F189]+[.$A$1]*([.F188]-[.F189]+[.G189]-[.F189]+[.F190]-[.F189]+[.E189]-[.F189])" office:value-type="float" office:value="400.649845742589">
            <text:p>400.6498</text:p>
          </table:table-cell>
          <table:table-cell table:formula="of:=[.B197]" office:value-type="float" office:value="401.211559883109">
            <text:p>401.2116</text:p>
          </table:table-cell>
          <table:table-cell table:number-columns-repeated="8"/>
        </table:table-row>
        <table:table-row table:style-name="ro1">
          <table:table-cell table:formula="of:=[.F198]" office:value-type="float" office:value="310.308583708672">
            <text:p>310.3086</text:p>
          </table:table-cell>
          <table:table-cell table:formula="of:=[.B190]+[.$A$1]*([.B189]-[.B190]+[.C190]-[.B190]+[.B191]-[.B190]+[.A190]-[.B190])" office:value-type="float" office:value="310.458430952136">
            <text:p>310.4584</text:p>
          </table:table-cell>
          <table:table-cell table:formula="of:=[.C190]+[.$A$1]*([.C189]-[.C190]+[.D190]-[.C190]+[.C191]-[.C190]+[.B190]-[.C190])" office:value-type="float" office:value="382.727030165753">
            <text:p>382.7270</text:p>
          </table:table-cell>
          <table:table-cell table:formula="of:=[.D190]+[.$A$1]*([.D189]-[.D190]+[.E190]-[.D190]+[.D191]-[.D190]+[.C190]-[.D190])" office:value-type="float" office:value="492.997433382873">
            <text:p>492.9974</text:p>
          </table:table-cell>
          <table:table-cell table:formula="of:=[.E190]+[.$A$1]*([.E189]-[.E190]+[.F190]-[.E190]+[.E191]-[.E190]+[.D190]-[.E190])" office:value-type="float" office:value="382.559724969269">
            <text:p>382.5597</text:p>
          </table:table-cell>
          <table:table-cell table:formula="of:=[.F190]+[.$A$1]*([.F189]-[.F190]+[.G190]-[.F190]+[.F191]-[.F190]+[.E190]-[.F190])" office:value-type="float" office:value="310.308583708672">
            <text:p>310.3086</text:p>
          </table:table-cell>
          <table:table-cell table:formula="of:=[.B198]" office:value-type="float" office:value="310.458430952136">
            <text:p>310.4584</text:p>
          </table:table-cell>
          <table:table-cell table:number-columns-repeated="8"/>
        </table:table-row>
        <table:table-row table:style-name="ro1">
          <table:table-cell table:formula="of:=[.F199]" office:value-type="float" office:value="163.229091032274">
            <text:p>163.2291</text:p>
          </table:table-cell>
          <table:table-cell table:formula="of:=[.B191]+[.$A$1]*([.B190]-[.B191]+[.C191]-[.B191]+[.B193]-[.B191]+[.A191]-[.B191])" office:value-type="float" office:value="163.267692283266">
            <text:p>163.2677</text:p>
          </table:table-cell>
          <table:table-cell table:formula="of:=[.C191]+[.$A$1]*([.C190]-[.C191]+[.D191]-[.C191]+[.C193]-[.C191]+[.B191]-[.C191])" office:value-type="float" office:value="188.435365556616">
            <text:p>188.4354</text:p>
          </table:table-cell>
          <table:table-cell table:formula="of:=[.D191]+[.$A$1]*([.D190]-[.D191]+[.E191]-[.D191]+[.D193]-[.D191]+[.C191]-[.D191])" office:value-type="float" office:value="215.728195974472">
            <text:p>215.7282</text:p>
          </table:table-cell>
          <table:table-cell table:formula="of:=[.E191]+[.$A$1]*([.E190]-[.E191]+[.F191]-[.E191]+[.E193]-[.E191]+[.D191]-[.E191])" office:value-type="float" office:value="188.385879128998">
            <text:p>188.3859</text:p>
          </table:table-cell>
          <table:table-cell table:formula="of:=[.F191]+[.$A$1]*([.F190]-[.F191]+[.G191]-[.F191]+[.F193]-[.F191]+[.E191]-[.F191])" office:value-type="float" office:value="163.229091032274">
            <text:p>163.2291</text:p>
          </table:table-cell>
          <table:table-cell table:formula="of:=[.B199]" office:value-type="float" office:value="163.267692283266">
            <text:p>163.2677</text:p>
          </table:table-cell>
          <table:table-cell table:number-columns-repeated="8"/>
        </table:table-row>
        <table:table-row table:style-name="ro1">
          <table:table-cell/>
          <table:table-cell table:formula="of:=[.B195]" office:value-type="float" office:value="267.241918586226">
            <text:p>267.2419</text:p>
          </table:table-cell>
          <table:table-cell table:formula="of:=[.C195]" office:value-type="float" office:value="304.042591302571">
            <text:p>304.0426</text:p>
          </table:table-cell>
          <table:table-cell table:formula="of:=[.D195]" office:value-type="float" office:value="339.095170915601">
            <text:p>339.0952</text:p>
          </table:table-cell>
          <table:table-cell table:formula="of:=[.E195]" office:value-type="float" office:value="301.401487992472">
            <text:p>301.4015</text:p>
          </table:table-cell>
          <table:table-cell table:formula="of:=[.F195]" office:value-type="float" office:value="257.80483574827">
            <text:p>257.8048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07]" office:value-type="float" office:value="165.440200701177">
            <text:p>165.4402</text:p>
          </table:table-cell>
          <table:table-cell table:formula="of:=[.C207]" office:value-type="float" office:value="190.350915043903">
            <text:p>190.3509</text:p>
          </table:table-cell>
          <table:table-cell table:formula="of:=[.D207]" office:value-type="float" office:value="217.385610575416">
            <text:p>217.3856</text:p>
          </table:table-cell>
          <table:table-cell table:formula="of:=[.E207]" office:value-type="float" office:value="190.299518039404">
            <text:p>190.2995</text:p>
          </table:table-cell>
          <table:table-cell table:formula="of:=[.F207]" office:value-type="float" office:value="165.400080870316">
            <text:p>165.4001</text:p>
          </table:table-cell>
          <table:table-cell table:number-columns-repeated="9"/>
        </table:table-row>
        <table:table-row table:style-name="ro1">
          <table:table-cell table:formula="of:=[.F203]" office:value-type="float" office:value="261.748316494895">
            <text:p>261.7483</text:p>
          </table:table-cell>
          <table:table-cell table:formula="of:=[.B195]+[.$A$1]*([.B194]-[.B195]+[.C195]-[.B195]+[.B196]-[.B195]+[.A195]-[.B195])" office:value-type="float" office:value="271.349773210336">
            <text:p>271.3498</text:p>
          </table:table-cell>
          <table:table-cell table:formula="of:=[.C195]+[.$A$1]*([.C194]-[.C195]+[.D195]-[.C195]+[.C196]-[.C195]+[.B195]-[.C195])" office:value-type="float" office:value="307.836797445524">
            <text:p>307.8368</text:p>
          </table:table-cell>
          <table:table-cell table:formula="of:=[.D195]+[.$A$1]*([.D194]-[.D195]+[.E195]-[.D195]+[.D196]-[.D195]+[.C195]-[.D195])" office:value-type="float" office:value="342.554445671101">
            <text:p>342.5544</text:p>
          </table:table-cell>
          <table:table-cell table:formula="of:=[.E195]+[.$A$1]*([.E194]-[.E195]+[.F195]-[.E195]+[.E196]-[.E195]+[.D195]-[.E195])" office:value-type="float" office:value="305.140801586223">
            <text:p>305.1408</text:p>
          </table:table-cell>
          <table:table-cell table:formula="of:=[.$A$1]*([.F194]+[.G195]+[.F196]+[.E195])" office:value-type="float" office:value="261.748316494895">
            <text:p>261.7483</text:p>
          </table:table-cell>
          <table:table-cell table:formula="of:=[.B203]" office:value-type="float" office:value="271.349773210336">
            <text:p>271.3498</text:p>
          </table:table-cell>
          <table:table-cell table:number-columns-repeated="8"/>
        </table:table-row>
        <table:table-row table:style-name="ro1">
          <table:table-cell table:formula="of:=[.F204]" office:value-type="float" office:value="363.627540372121">
            <text:p>363.6275</text:p>
          </table:table-cell>
          <table:table-cell table:formula="of:=[.B196]+[.$A$1]*([.B195]-[.B196]+[.C196]-[.B196]+[.B197]-[.B196]+[.A196]-[.B196])" office:value-type="float" office:value="365.896201118081">
            <text:p>365.8962</text:p>
          </table:table-cell>
          <table:table-cell table:formula="of:=[.C196]+[.$A$1]*([.C195]-[.C196]+[.D196]-[.C196]+[.C197]-[.C196]+[.B196]-[.C196])" office:value-type="float" office:value="441.445583212747">
            <text:p>441.4456</text:p>
          </table:table-cell>
          <table:table-cell table:formula="of:=[.D196]+[.$A$1]*([.D195]-[.D196]+[.E196]-[.D196]+[.D197]-[.D196]+[.C196]-[.D196])" office:value-type="float" office:value="552.913557203674">
            <text:p>552.9136</text:p>
          </table:table-cell>
          <table:table-cell table:formula="of:=[.E196]+[.$A$1]*([.E195]-[.E196]+[.F196]-[.E196]+[.E197]-[.E196]+[.D196]-[.E196])" office:value-type="float" office:value="440.107302222084">
            <text:p>440.1073</text:p>
          </table:table-cell>
          <table:table-cell table:formula="of:=[.F196]+[.$A$1]*([.F195]-[.F196]+[.G196]-[.F196]+[.F197]-[.F196]+[.E196]-[.F196])" office:value-type="float" office:value="363.627540372121">
            <text:p>363.6275</text:p>
          </table:table-cell>
          <table:table-cell table:formula="of:=[.B204]" office:value-type="float" office:value="365.896201118081">
            <text:p>365.8962</text:p>
          </table:table-cell>
          <table:table-cell table:number-columns-repeated="8"/>
        </table:table-row>
        <table:table-row table:style-name="ro1">
          <table:table-cell table:formula="of:=[.F205]" office:value-type="float" office:value="405.216459046455">
            <text:p>405.2165</text:p>
          </table:table-cell>
          <table:table-cell table:formula="of:=[.B197]+[.$A$1]*([.B196]-[.B197]+[.C197]-[.B197]+[.B198]-[.B197]+[.A197]-[.B197])" office:value-type="float" office:value="405.792233235829">
            <text:p>405.7922</text:p>
          </table:table-cell>
          <table:table-cell table:formula="of:=[.C197]+[.$A$1]*([.C196]-[.C197]+[.D197]-[.C197]+[.C198]-[.C197]+[.B197]-[.C197])" office:value-type="float" office:value="555.149185625633">
            <text:p>555.1492</text:p>
          </table:table-cell>
          <table:table-cell table:formula="of:=[.D197]" office:value-type="float" office:value="1000">
            <text:p>1000.0000</text:p>
          </table:table-cell>
          <table:table-cell table:formula="of:=[.E197]+[.$A$1]*([.E196]-[.E197]+[.F197]-[.E197]+[.E198]-[.E197]+[.D197]-[.E197])" office:value-type="float" office:value="554.640878728159">
            <text:p>554.6409</text:p>
          </table:table-cell>
          <table:table-cell table:formula="of:=[.F197]+[.$A$1]*([.F196]-[.F197]+[.G197]-[.F197]+[.F198]-[.F197]+[.E197]-[.F197])" office:value-type="float" office:value="405.216459046455">
            <text:p>405.2165</text:p>
          </table:table-cell>
          <table:table-cell table:formula="of:=[.B205]" office:value-type="float" office:value="405.792233235829">
            <text:p>405.7922</text:p>
          </table:table-cell>
          <table:table-cell table:number-columns-repeated="8"/>
        </table:table-row>
        <table:table-row table:style-name="ro1">
          <table:table-cell table:formula="of:=[.F206]" office:value-type="float" office:value="314.067645595451">
            <text:p>314.0676</text:p>
          </table:table-cell>
          <table:table-cell table:formula="of:=[.B198]+[.$A$1]*([.B197]-[.B198]+[.C198]-[.B198]+[.B199]-[.B198]+[.A198]-[.B198])" office:value-type="float" office:value="314.221905087878">
            <text:p>314.2219</text:p>
          </table:table-cell>
          <table:table-cell table:formula="of:=[.C198]+[.$A$1]*([.C197]-[.C198]+[.D198]-[.C198]+[.C199]-[.C198]+[.B198]-[.C198])" office:value-type="float" office:value="385.808292987688">
            <text:p>385.8083</text:p>
          </table:table-cell>
          <table:table-cell table:formula="of:=[.D198]+[.$A$1]*([.D197]-[.D198]+[.E198]-[.D198]+[.D199]-[.D198]+[.C198]-[.D198])" office:value-type="float" office:value="495.163485601594">
            <text:p>495.1635</text:p>
          </table:table-cell>
          <table:table-cell table:formula="of:=[.E198]+[.$A$1]*([.E197]-[.E198]+[.F198]-[.E198]+[.E199]-[.E198]+[.D198]-[.E198])" office:value-type="float" office:value="385.635157778163">
            <text:p>385.6352</text:p>
          </table:table-cell>
          <table:table-cell table:formula="of:=[.F198]+[.$A$1]*([.F197]-[.F198]+[.G198]-[.F198]+[.F199]-[.F198]+[.E198]-[.F198])" office:value-type="float" office:value="314.067645595451">
            <text:p>314.0676</text:p>
          </table:table-cell>
          <table:table-cell table:formula="of:=[.B206]" office:value-type="float" office:value="314.221905087878">
            <text:p>314.2219</text:p>
          </table:table-cell>
          <table:table-cell table:number-columns-repeated="8"/>
        </table:table-row>
        <table:table-row table:style-name="ro1">
          <table:table-cell table:formula="of:=[.F207]" office:value-type="float" office:value="165.400080870316">
            <text:p>165.4001</text:p>
          </table:table-cell>
          <table:table-cell table:formula="of:=[.B199]+[.$A$1]*([.B198]-[.B199]+[.C199]-[.B199]+[.B201]-[.B199]+[.A199]-[.B199])" office:value-type="float" office:value="165.440200701177">
            <text:p>165.4402</text:p>
          </table:table-cell>
          <table:table-cell table:formula="of:=[.C199]+[.$A$1]*([.C198]-[.C199]+[.D199]-[.C199]+[.C201]-[.C199]+[.B199]-[.C199])" office:value-type="float" office:value="190.350915043903">
            <text:p>190.3509</text:p>
          </table:table-cell>
          <table:table-cell table:formula="of:=[.D199]+[.$A$1]*([.D198]-[.D199]+[.E199]-[.D199]+[.D201]-[.D199]+[.C199]-[.D199])" office:value-type="float" office:value="217.385610575416">
            <text:p>217.3856</text:p>
          </table:table-cell>
          <table:table-cell table:formula="of:=[.E199]+[.$A$1]*([.E198]-[.E199]+[.F199]-[.E199]+[.E201]-[.E199]+[.D199]-[.E199])" office:value-type="float" office:value="190.299518039404">
            <text:p>190.2995</text:p>
          </table:table-cell>
          <table:table-cell table:formula="of:=[.F199]+[.$A$1]*([.F198]-[.F199]+[.G199]-[.F199]+[.F201]-[.F199]+[.E199]-[.F199])" office:value-type="float" office:value="165.400080870316">
            <text:p>165.4001</text:p>
          </table:table-cell>
          <table:table-cell table:formula="of:=[.B207]" office:value-type="float" office:value="165.440200701177">
            <text:p>165.4402</text:p>
          </table:table-cell>
          <table:table-cell table:number-columns-repeated="8"/>
        </table:table-row>
        <table:table-row table:style-name="ro1">
          <table:table-cell/>
          <table:table-cell table:formula="of:=[.B203]" office:value-type="float" office:value="271.349773210336">
            <text:p>271.3498</text:p>
          </table:table-cell>
          <table:table-cell table:formula="of:=[.C203]" office:value-type="float" office:value="307.836797445524">
            <text:p>307.8368</text:p>
          </table:table-cell>
          <table:table-cell table:formula="of:=[.D203]" office:value-type="float" office:value="342.554445671101">
            <text:p>342.5544</text:p>
          </table:table-cell>
          <table:table-cell table:formula="of:=[.E203]" office:value-type="float" office:value="305.140801586223">
            <text:p>305.1408</text:p>
          </table:table-cell>
          <table:table-cell table:formula="of:=[.F203]" office:value-type="float" office:value="261.748316494895">
            <text:p>261.7483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15]" office:value-type="float" office:value="167.41110426855">
            <text:p>167.4111</text:p>
          </table:table-cell>
          <table:table-cell table:formula="of:=[.C215]" office:value-type="float" office:value="192.086221625184">
            <text:p>192.0862</text:p>
          </table:table-cell>
          <table:table-cell table:formula="of:=[.D215]" office:value-type="float" office:value="218.890764907393">
            <text:p>218.8908</text:p>
          </table:table-cell>
          <table:table-cell table:formula="of:=[.E215]" office:value-type="float" office:value="192.032984535311">
            <text:p>192.0330</text:p>
          </table:table-cell>
          <table:table-cell table:formula="of:=[.F215]" office:value-type="float" office:value="167.36977067546">
            <text:p>167.3698</text:p>
          </table:table-cell>
          <table:table-cell table:number-columns-repeated="9"/>
        </table:table-row>
        <table:table-row table:style-name="ro1">
          <table:table-cell table:formula="of:=[.F211]" office:value-type="float" office:value="265.324367049359">
            <text:p>265.3244</text:p>
          </table:table-cell>
          <table:table-cell table:formula="of:=[.B203]+[.$A$1]*([.B202]-[.B203]+[.C203]-[.B203]+[.B204]-[.B203]+[.A203]-[.B203])" office:value-type="float" office:value="275.075154710736">
            <text:p>275.0752</text:p>
          </table:table-cell>
          <table:table-cell table:formula="of:=[.C203]+[.$A$1]*([.C202]-[.C203]+[.D203]-[.C203]+[.C204]-[.C203]+[.B203]-[.C203])" office:value-type="float" office:value="311.281644010962">
            <text:p>311.2816</text:p>
          </table:table-cell>
          <table:table-cell table:formula="of:=[.D203]+[.$A$1]*([.D202]-[.D203]+[.E203]-[.D203]+[.D204]-[.D203]+[.C203]-[.D203])" office:value-type="float" office:value="345.688601861445">
            <text:p>345.6886</text:p>
          </table:table-cell>
          <table:table-cell table:formula="of:=[.E203]+[.$A$1]*([.E202]-[.E203]+[.F203]-[.E203]+[.E204]-[.E203]+[.D203]-[.E203])" office:value-type="float" office:value="308.535931846045">
            <text:p>308.5359</text:p>
          </table:table-cell>
          <table:table-cell table:formula="of:=[.$A$1]*([.F202]+[.G203]+[.F204]+[.E203])" office:value-type="float" office:value="265.324367049359">
            <text:p>265.3244</text:p>
          </table:table-cell>
          <table:table-cell table:formula="of:=[.B211]" office:value-type="float" office:value="275.075154710736">
            <text:p>275.0752</text:p>
          </table:table-cell>
          <table:table-cell table:number-columns-repeated="8"/>
        </table:table-row>
        <table:table-row table:style-name="ro1">
          <table:table-cell table:formula="of:=[.F212]" office:value-type="float" office:value="368.057488546448">
            <text:p>368.0575</text:p>
          </table:table-cell>
          <table:table-cell table:formula="of:=[.B204]+[.$A$1]*([.B203]-[.B204]+[.C204]-[.B204]+[.B205]-[.B204]+[.A204]-[.B204])" office:value-type="float" office:value="370.367479252171">
            <text:p>370.3675</text:p>
          </table:table-cell>
          <table:table-cell table:formula="of:=[.C204]+[.$A$1]*([.C203]-[.C204]+[.D204]-[.C204]+[.C205]-[.C204]+[.B204]-[.C204])" office:value-type="float" office:value="445.288801262809">
            <text:p>445.2888</text:p>
          </table:table-cell>
          <table:table-cell table:formula="of:=[.D204]+[.$A$1]*([.D203]-[.D204]+[.E204]-[.D204]+[.D205]-[.D204]+[.C204]-[.D204])" office:value-type="float" office:value="555.902301753571">
            <text:p>555.9023</text:p>
          </table:table-cell>
          <table:table-cell table:formula="of:=[.E204]+[.$A$1]*([.E203]-[.E204]+[.F204]-[.E204]+[.E205]-[.E204]+[.D204]-[.E204])" office:value-type="float" office:value="443.921758782526">
            <text:p>443.9218</text:p>
          </table:table-cell>
          <table:table-cell table:formula="of:=[.F204]+[.$A$1]*([.F203]-[.F204]+[.G204]-[.F204]+[.F205]-[.F204]+[.E204]-[.F204])" office:value-type="float" office:value="368.057488546448">
            <text:p>368.0575</text:p>
          </table:table-cell>
          <table:table-cell table:formula="of:=[.B212]" office:value-type="float" office:value="370.367479252171">
            <text:p>370.3675</text:p>
          </table:table-cell>
          <table:table-cell table:number-columns-repeated="8"/>
        </table:table-row>
        <table:table-row table:style-name="ro1">
          <table:table-cell table:formula="of:=[.F213]" office:value-type="float" office:value="409.359449865433">
            <text:p>409.3594</text:p>
          </table:table-cell>
          <table:table-cell table:formula="of:=[.B205]+[.$A$1]*([.B204]-[.B205]+[.C205]-[.B205]+[.B206]-[.B205]+[.A205]-[.B205])" office:value-type="float" office:value="409.947789540164">
            <text:p>409.9478</text:p>
          </table:table-cell>
          <table:table-cell table:formula="of:=[.C205]+[.$A$1]*([.C204]-[.C205]+[.D205]-[.C205]+[.C206]-[.C205]+[.B205]-[.C205])" office:value-type="float" office:value="558.137033689729">
            <text:p>558.1370</text:p>
          </table:table-cell>
          <table:table-cell table:formula="of:=[.D205]" office:value-type="float" office:value="1000">
            <text:p>1000.0000</text:p>
          </table:table-cell>
          <table:table-cell table:formula="of:=[.E205]+[.$A$1]*([.E204]-[.E205]+[.F205]-[.E205]+[.E206]-[.E205]+[.D205]-[.E205])" office:value-type="float" office:value="557.615775720335">
            <text:p>557.6158</text:p>
          </table:table-cell>
          <table:table-cell table:formula="of:=[.F205]+[.$A$1]*([.F204]-[.F205]+[.G205]-[.F205]+[.F206]-[.F205]+[.E205]-[.F205])" office:value-type="float" office:value="409.359449865433">
            <text:p>409.3594</text:p>
          </table:table-cell>
          <table:table-cell table:formula="of:=[.B213]" office:value-type="float" office:value="409.947789540164">
            <text:p>409.9478</text:p>
          </table:table-cell>
          <table:table-cell table:number-columns-repeated="8"/>
        </table:table-row>
        <table:table-row table:style-name="ro1">
          <table:table-cell table:formula="of:=[.F214]" office:value-type="float" office:value="317.476370491693">
            <text:p>317.4764</text:p>
          </table:table-cell>
          <table:table-cell table:formula="of:=[.B206]+[.$A$1]*([.B205]-[.B206]+[.C206]-[.B206]+[.B207]-[.B206]+[.A206]-[.B206])" office:value-type="float" office:value="317.63488560835">
            <text:p>317.6349</text:p>
          </table:table-cell>
          <table:table-cell table:formula="of:=[.C206]+[.$A$1]*([.C205]-[.C206]+[.D206]-[.C206]+[.C207]-[.C206]+[.B206]-[.C206])" office:value-type="float" office:value="388.604849645669">
            <text:p>388.6048</text:p>
          </table:table-cell>
          <table:table-cell table:formula="of:=[.D206]+[.$A$1]*([.D205]-[.D206]+[.E206]-[.D206]+[.D207]-[.D206]+[.C206]-[.D206])" office:value-type="float" office:value="497.125514145968">
            <text:p>497.1255</text:p>
          </table:table-cell>
          <table:table-cell table:formula="of:=[.E206]+[.$A$1]*([.E205]-[.E206]+[.F206]-[.E206]+[.E207]-[.E206]+[.D206]-[.E206])" office:value-type="float" office:value="388.426573022632">
            <text:p>388.4266</text:p>
          </table:table-cell>
          <table:table-cell table:formula="of:=[.F206]+[.$A$1]*([.F205]-[.F206]+[.G206]-[.F206]+[.F207]-[.F206]+[.E206]-[.F206])" office:value-type="float" office:value="317.476370491693">
            <text:p>317.4764</text:p>
          </table:table-cell>
          <table:table-cell table:formula="of:=[.B214]" office:value-type="float" office:value="317.63488560835">
            <text:p>317.6349</text:p>
          </table:table-cell>
          <table:table-cell table:number-columns-repeated="8"/>
        </table:table-row>
        <table:table-row table:style-name="ro1">
          <table:table-cell table:formula="of:=[.F215]" office:value-type="float" office:value="167.36977067546">
            <text:p>167.3698</text:p>
          </table:table-cell>
          <table:table-cell table:formula="of:=[.B207]+[.$A$1]*([.B206]-[.B207]+[.C207]-[.B207]+[.B209]-[.B207]+[.A207]-[.B207])" office:value-type="float" office:value="167.41110426855">
            <text:p>167.4111</text:p>
          </table:table-cell>
          <table:table-cell table:formula="of:=[.C207]+[.$A$1]*([.C206]-[.C207]+[.D207]-[.C207]+[.C209]-[.C207]+[.B207]-[.C207])" office:value-type="float" office:value="192.086221625184">
            <text:p>192.0862</text:p>
          </table:table-cell>
          <table:table-cell table:formula="of:=[.D207]+[.$A$1]*([.D206]-[.D207]+[.E207]-[.D207]+[.D209]-[.D207]+[.C207]-[.D207])" office:value-type="float" office:value="218.890764907393">
            <text:p>218.8908</text:p>
          </table:table-cell>
          <table:table-cell table:formula="of:=[.E207]+[.$A$1]*([.E206]-[.E207]+[.F207]-[.E207]+[.E209]-[.E207]+[.D207]-[.E207])" office:value-type="float" office:value="192.032984535311">
            <text:p>192.0330</text:p>
          </table:table-cell>
          <table:table-cell table:formula="of:=[.F207]+[.$A$1]*([.F206]-[.F207]+[.G207]-[.F207]+[.F209]-[.F207]+[.E207]-[.F207])" office:value-type="float" office:value="167.36977067546">
            <text:p>167.3698</text:p>
          </table:table-cell>
          <table:table-cell table:formula="of:=[.B215]" office:value-type="float" office:value="167.41110426855">
            <text:p>167.4111</text:p>
          </table:table-cell>
          <table:table-cell table:number-columns-repeated="8"/>
        </table:table-row>
        <table:table-row table:style-name="ro1">
          <table:table-cell/>
          <table:table-cell table:formula="of:=[.B211]" office:value-type="float" office:value="275.075154710736">
            <text:p>275.0752</text:p>
          </table:table-cell>
          <table:table-cell table:formula="of:=[.C211]" office:value-type="float" office:value="311.281644010962">
            <text:p>311.2816</text:p>
          </table:table-cell>
          <table:table-cell table:formula="of:=[.D211]" office:value-type="float" office:value="345.688601861445">
            <text:p>345.6886</text:p>
          </table:table-cell>
          <table:table-cell table:formula="of:=[.E211]" office:value-type="float" office:value="308.535931846045">
            <text:p>308.5359</text:p>
          </table:table-cell>
          <table:table-cell table:formula="of:=[.F211]" office:value-type="float" office:value="265.324367049359">
            <text:p>265.3244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23]" office:value-type="float" office:value="169.198254868901">
            <text:p>169.1983</text:p>
          </table:table-cell>
          <table:table-cell table:formula="of:=[.C223]" office:value-type="float" office:value="193.661061382194">
            <text:p>193.6611</text:p>
          </table:table-cell>
          <table:table-cell table:formula="of:=[.D223]" office:value-type="float" office:value="220.254363469847">
            <text:p>220.2544</text:p>
          </table:table-cell>
          <table:table-cell table:formula="of:=[.E223]" office:value-type="float" office:value="193.606225446729">
            <text:p>193.6062</text:p>
          </table:table-cell>
          <table:table-cell table:formula="of:=[.F223]" office:value-type="float" office:value="169.155701057951">
            <text:p>169.1557</text:p>
          </table:table-cell>
          <table:table-cell table:number-columns-repeated="9"/>
        </table:table-row>
        <table:table-row table:style-name="ro1">
          <table:table-cell table:formula="of:=[.F219]" office:value-type="float" office:value="268.569202986885">
            <text:p>268.5692</text:p>
          </table:table-cell>
          <table:table-cell table:formula="of:=[.B211]+[.$A$1]*([.B210]-[.B211]+[.C211]-[.B211]+[.B212]-[.B211]+[.A211]-[.B211])" office:value-type="float" office:value="278.45530888788">
            <text:p>278.4553</text:p>
          </table:table-cell>
          <table:table-cell table:formula="of:=[.C211]+[.$A$1]*([.C210]-[.C211]+[.D211]-[.C211]+[.C212]-[.C211]+[.B211]-[.C211])" office:value-type="float" office:value="314.40457283088">
            <text:p>314.4046</text:p>
          </table:table-cell>
          <table:table-cell table:formula="of:=[.D211]+[.$A$1]*([.D210]-[.D211]+[.E211]-[.D211]+[.D212]-[.D211]+[.C211]-[.D211])" office:value-type="float" office:value="348.534098278771">
            <text:p>348.5341</text:p>
          </table:table-cell>
          <table:table-cell table:formula="of:=[.E211]+[.$A$1]*([.E210]-[.E211]+[.F211]-[.E211]+[.E212]-[.E211]+[.D211]-[.E211])" office:value-type="float" office:value="311.613688208715">
            <text:p>311.6137</text:p>
          </table:table-cell>
          <table:table-cell table:formula="of:=[.$A$1]*([.F210]+[.G211]+[.F212]+[.E211])" office:value-type="float" office:value="268.569202986885">
            <text:p>268.5692</text:p>
          </table:table-cell>
          <table:table-cell table:formula="of:=[.B219]" office:value-type="float" office:value="278.45530888788">
            <text:p>278.4553</text:p>
          </table:table-cell>
          <table:table-cell table:number-columns-repeated="8"/>
        </table:table-row>
        <table:table-row table:style-name="ro1">
          <table:table-cell table:formula="of:=[.F220]" office:value-type="float" office:value="372.075832729735">
            <text:p>372.0758</text:p>
          </table:table-cell>
          <table:table-cell table:formula="of:=[.B212]+[.$A$1]*([.B211]-[.B212]+[.C212]-[.B212]+[.B213]-[.B212]+[.A212]-[.B212])" office:value-type="float" office:value="374.423315344525">
            <text:p>374.4233</text:p>
          </table:table-cell>
          <table:table-cell table:formula="of:=[.C212]+[.$A$1]*([.C211]-[.C212]+[.D212]-[.C212]+[.C213]-[.C212]+[.B212]-[.C212])" office:value-type="float" office:value="448.776782140056">
            <text:p>448.7768</text:p>
          </table:table-cell>
          <table:table-cell table:formula="of:=[.D212]+[.$A$1]*([.D211]-[.D212]+[.E212]-[.D212]+[.D213]-[.D212]+[.C212]-[.D212])" office:value-type="float" office:value="558.61189092777">
            <text:p>558.6119</text:p>
          </table:table-cell>
          <table:table-cell table:formula="of:=[.E212]+[.$A$1]*([.E211]-[.E212]+[.F212]-[.E212]+[.E213]-[.E212]+[.D212]-[.E212])" office:value-type="float" office:value="447.383629839237">
            <text:p>447.3836</text:p>
          </table:table-cell>
          <table:table-cell table:formula="of:=[.F212]+[.$A$1]*([.F211]-[.F212]+[.G212]-[.F212]+[.F213]-[.F212]+[.E212]-[.F212])" office:value-type="float" office:value="372.075832729735">
            <text:p>372.0758</text:p>
          </table:table-cell>
          <table:table-cell table:formula="of:=[.B220]" office:value-type="float" office:value="374.423315344525">
            <text:p>374.4233</text:p>
          </table:table-cell>
          <table:table-cell table:number-columns-repeated="8"/>
        </table:table-row>
        <table:table-row table:style-name="ro1">
          <table:table-cell table:formula="of:=[.F221]" office:value-type="float" office:value="413.117759826291">
            <text:p>413.1178</text:p>
          </table:table-cell>
          <table:table-cell table:formula="of:=[.B213]+[.$A$1]*([.B212]-[.B213]+[.C213]-[.B213]+[.B214]-[.B213]+[.A213]-[.B213])" office:value-type="float" office:value="413.71763520137">
            <text:p>413.7176</text:p>
          </table:table-cell>
          <table:table-cell table:formula="of:=[.C213]+[.$A$1]*([.C212]-[.C213]+[.D213]-[.C213]+[.C214]-[.C213]+[.B213]-[.C213])" office:value-type="float" office:value="560.847427055263">
            <text:p>560.8474</text:p>
          </table:table-cell>
          <table:table-cell table:formula="of:=[.D213]" office:value-type="float" office:value="1000">
            <text:p>1000.0000</text:p>
          </table:table-cell>
          <table:table-cell table:formula="of:=[.E213]+[.$A$1]*([.E212]-[.E213]+[.F213]-[.E213]+[.E214]-[.E213]+[.D213]-[.E213])" office:value-type="float" office:value="560.314498629755">
            <text:p>560.3145</text:p>
          </table:table-cell>
          <table:table-cell table:formula="of:=[.F213]+[.$A$1]*([.F212]-[.F213]+[.G213]-[.F213]+[.F214]-[.F213]+[.E213]-[.F213])" office:value-type="float" office:value="413.117759826291">
            <text:p>413.1178</text:p>
          </table:table-cell>
          <table:table-cell table:formula="of:=[.B221]" office:value-type="float" office:value="413.71763520137">
            <text:p>413.7176</text:p>
          </table:table-cell>
          <table:table-cell table:number-columns-repeated="8"/>
        </table:table-row>
        <table:table-row table:style-name="ro1">
          <table:table-cell table:formula="of:=[.F222]" office:value-type="float" office:value="320.568817820918">
            <text:p>320.5688</text:p>
          </table:table-cell>
          <table:table-cell table:formula="of:=[.B214]+[.$A$1]*([.B213]-[.B214]+[.C214]-[.B214]+[.B215]-[.B214]+[.A214]-[.B214])" office:value-type="float" office:value="320.731022771392">
            <text:p>320.7310</text:p>
          </table:table-cell>
          <table:table-cell table:formula="of:=[.C214]+[.$A$1]*([.C213]-[.C214]+[.D214]-[.C214]+[.C215]-[.C214]+[.B214]-[.C214])" office:value-type="float" office:value="391.140271202442">
            <text:p>391.1403</text:p>
          </table:table-cell>
          <table:table-cell table:formula="of:=[.D214]+[.$A$1]*([.D213]-[.D214]+[.E214]-[.D214]+[.D215]-[.D214]+[.C214]-[.D214])" office:value-type="float" office:value="498.906345584005">
            <text:p>498.9063</text:p>
          </table:table-cell>
          <table:table-cell table:formula="of:=[.E214]+[.$A$1]*([.E213]-[.E214]+[.F214]-[.E214]+[.E215]-[.E214]+[.D214]-[.E214])" office:value-type="float" office:value="390.957217695299">
            <text:p>390.9572</text:p>
          </table:table-cell>
          <table:table-cell table:formula="of:=[.F214]+[.$A$1]*([.F213]-[.F214]+[.G214]-[.F214]+[.F215]-[.F214]+[.E214]-[.F214])" office:value-type="float" office:value="320.568817820918">
            <text:p>320.5688</text:p>
          </table:table-cell>
          <table:table-cell table:formula="of:=[.B222]" office:value-type="float" office:value="320.731022771392">
            <text:p>320.7310</text:p>
          </table:table-cell>
          <table:table-cell table:number-columns-repeated="8"/>
        </table:table-row>
        <table:table-row table:style-name="ro1">
          <table:table-cell table:formula="of:=[.F223]" office:value-type="float" office:value="169.155701057951">
            <text:p>169.1557</text:p>
          </table:table-cell>
          <table:table-cell table:formula="of:=[.B215]+[.$A$1]*([.B214]-[.B215]+[.C215]-[.B215]+[.B217]-[.B215]+[.A215]-[.B215])" office:value-type="float" office:value="169.198254868901">
            <text:p>169.1983</text:p>
          </table:table-cell>
          <table:table-cell table:formula="of:=[.C215]+[.$A$1]*([.C214]-[.C215]+[.D215]-[.C215]+[.C217]-[.C215]+[.B215]-[.C215])" office:value-type="float" office:value="193.661061382194">
            <text:p>193.6611</text:p>
          </table:table-cell>
          <table:table-cell table:formula="of:=[.D215]+[.$A$1]*([.D214]-[.D215]+[.E215]-[.D215]+[.D217]-[.D215]+[.C215]-[.D215])" office:value-type="float" office:value="220.254363469847">
            <text:p>220.2544</text:p>
          </table:table-cell>
          <table:table-cell table:formula="of:=[.E215]+[.$A$1]*([.E214]-[.E215]+[.F215]-[.E215]+[.E217]-[.E215]+[.D215]-[.E215])" office:value-type="float" office:value="193.606225446729">
            <text:p>193.6062</text:p>
          </table:table-cell>
          <table:table-cell table:formula="of:=[.F215]+[.$A$1]*([.F214]-[.F215]+[.G215]-[.F215]+[.F217]-[.F215]+[.E215]-[.F215])" office:value-type="float" office:value="169.155701057951">
            <text:p>169.1557</text:p>
          </table:table-cell>
          <table:table-cell table:formula="of:=[.B223]" office:value-type="float" office:value="169.198254868901">
            <text:p>169.1983</text:p>
          </table:table-cell>
          <table:table-cell table:number-columns-repeated="8"/>
        </table:table-row>
        <table:table-row table:style-name="ro1">
          <table:table-cell/>
          <table:table-cell table:formula="of:=[.B219]" office:value-type="float" office:value="278.45530888788">
            <text:p>278.4553</text:p>
          </table:table-cell>
          <table:table-cell table:formula="of:=[.C219]" office:value-type="float" office:value="314.40457283088">
            <text:p>314.4046</text:p>
          </table:table-cell>
          <table:table-cell table:formula="of:=[.D219]" office:value-type="float" office:value="348.534098278771">
            <text:p>348.5341</text:p>
          </table:table-cell>
          <table:table-cell table:formula="of:=[.E219]" office:value-type="float" office:value="311.613688208715">
            <text:p>311.6137</text:p>
          </table:table-cell>
          <table:table-cell table:formula="of:=[.F219]" office:value-type="float" office:value="268.569202986885">
            <text:p>268.5692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31]" office:value-type="float" office:value="170.819398645525">
            <text:p>170.8194</text:p>
          </table:table-cell>
          <table:table-cell table:formula="of:=[.C231]" office:value-type="float" office:value="195.088735945173">
            <text:p>195.0887</text:p>
          </table:table-cell>
          <table:table-cell table:formula="of:=[.D231]" office:value-type="float" office:value="221.491846317897">
            <text:p>221.4918</text:p>
          </table:table-cell>
          <table:table-cell table:formula="of:=[.E231]" office:value-type="float" office:value="195.032396751412">
            <text:p>195.0324</text:p>
          </table:table-cell>
          <table:table-cell table:formula="of:=[.F231]" office:value-type="float" office:value="170.775819595089">
            <text:p>170.7758</text:p>
          </table:table-cell>
          <table:table-cell table:number-columns-repeated="9"/>
        </table:table-row>
        <table:table-row table:style-name="ro1">
          <table:table-cell table:formula="of:=[.F227]" office:value-type="float" office:value="271.512127412228">
            <text:p>271.5121</text:p>
          </table:table-cell>
          <table:table-cell table:formula="of:=[.B219]+[.$A$1]*([.B218]-[.B219]+[.C219]-[.B219]+[.B220]-[.B219]+[.A219]-[.B219])" office:value-type="float" office:value="281.521095403001">
            <text:p>281.5211</text:p>
          </table:table-cell>
          <table:table-cell table:formula="of:=[.C219]+[.$A$1]*([.C218]-[.C219]+[.D219]-[.C219]+[.C220]-[.C219]+[.B219]-[.C219])" office:value-type="float" office:value="317.238723078571">
            <text:p>317.2387</text:p>
          </table:table-cell>
          <table:table-cell table:formula="of:=[.D219]+[.$A$1]*([.D218]-[.D219]+[.E219]-[.D219]+[.D220]-[.D219]+[.C219]-[.D219])" office:value-type="float" office:value="351.113647636082">
            <text:p>351.1136</text:p>
          </table:table-cell>
          <table:table-cell table:formula="of:=[.E219]+[.$A$1]*([.E218]-[.E219]+[.F219]-[.E219]+[.E220]-[.E219]+[.D219]-[.E219])" office:value-type="float" office:value="314.406905100738">
            <text:p>314.4069</text:p>
          </table:table-cell>
          <table:table-cell table:formula="of:=[.$A$1]*([.F218]+[.G219]+[.F220]+[.E219])" office:value-type="float" office:value="271.512127412228">
            <text:p>271.5121</text:p>
          </table:table-cell>
          <table:table-cell table:formula="of:=[.B227]" office:value-type="float" office:value="281.521095403001">
            <text:p>281.5211</text:p>
          </table:table-cell>
          <table:table-cell table:number-columns-repeated="8"/>
        </table:table-row>
        <table:table-row table:style-name="ro1">
          <table:table-cell table:formula="of:=[.F228]" office:value-type="float" office:value="375.721571228454">
            <text:p>375.7216</text:p>
          </table:table-cell>
          <table:table-cell table:formula="of:=[.B220]+[.$A$1]*([.B219]-[.B220]+[.C220]-[.B220]+[.B221]-[.B220]+[.A220]-[.B220])" office:value-type="float" office:value="378.103066763951">
            <text:p>378.1031</text:p>
          </table:table-cell>
          <table:table-cell table:formula="of:=[.C220]+[.$A$1]*([.C219]-[.C220]+[.D220]-[.C220]+[.C221]-[.C220]+[.B220]-[.C220])" office:value-type="float" office:value="451.940000763627">
            <text:p>451.9400</text:p>
          </table:table-cell>
          <table:table-cell table:formula="of:=[.D220]+[.$A$1]*([.D219]-[.D220]+[.E220]-[.D220]+[.D221]-[.D220]+[.C220]-[.D220])" office:value-type="float" office:value="561.071158099046">
            <text:p>561.0712</text:p>
          </table:table-cell>
          <table:table-cell table:formula="of:=[.E220]+[.$A$1]*([.E219]-[.E220]+[.F220]-[.E220]+[.E221]-[.E220]+[.D220]-[.E220])" office:value-type="float" office:value="450.523163712604">
            <text:p>450.5232</text:p>
          </table:table-cell>
          <table:table-cell table:formula="of:=[.F220]+[.$A$1]*([.F219]-[.F220]+[.G220]-[.F220]+[.F221]-[.F220]+[.E220]-[.F220])" office:value-type="float" office:value="375.721571228454">
            <text:p>375.7216</text:p>
          </table:table-cell>
          <table:table-cell table:formula="of:=[.B228]" office:value-type="float" office:value="378.103066763951">
            <text:p>378.1031</text:p>
          </table:table-cell>
          <table:table-cell table:number-columns-repeated="8"/>
        </table:table-row>
        <table:table-row table:style-name="ro1">
          <table:table-cell table:formula="of:=[.F229]" office:value-type="float" office:value="416.527138644678">
            <text:p>416.5271</text:p>
          </table:table-cell>
          <table:table-cell table:formula="of:=[.B221]+[.$A$1]*([.B220]-[.B221]+[.C221]-[.B221]+[.B222]-[.B221]+[.A221]-[.B221])" office:value-type="float" office:value="417.137391407448">
            <text:p>417.1374</text:p>
          </table:table-cell>
          <table:table-cell table:formula="of:=[.C221]+[.$A$1]*([.C220]-[.C221]+[.D221]-[.C221]+[.C222]-[.C221]+[.B221]-[.C221])" office:value-type="float" office:value="563.306222332739">
            <text:p>563.3062</text:p>
          </table:table-cell>
          <table:table-cell table:formula="of:=[.D221]" office:value-type="float" office:value="1000">
            <text:p>1000.0000</text:p>
          </table:table-cell>
          <table:table-cell table:formula="of:=[.E221]+[.$A$1]*([.E220]-[.E221]+[.F221]-[.E221]+[.E222]-[.E221]+[.D221]-[.E221])" office:value-type="float" office:value="562.762645711789">
            <text:p>562.7626</text:p>
          </table:table-cell>
          <table:table-cell table:formula="of:=[.F221]+[.$A$1]*([.F220]-[.F221]+[.G221]-[.F221]+[.F222]-[.F221]+[.E221]-[.F221])" office:value-type="float" office:value="416.527138644678">
            <text:p>416.5271</text:p>
          </table:table-cell>
          <table:table-cell table:formula="of:=[.B229]" office:value-type="float" office:value="417.137391407448">
            <text:p>417.1374</text:p>
          </table:table-cell>
          <table:table-cell table:number-columns-repeated="8"/>
        </table:table-row>
        <table:table-row table:style-name="ro1">
          <table:table-cell table:formula="of:=[.F230]" office:value-type="float" office:value="323.373561037061">
            <text:p>323.3736</text:p>
          </table:table-cell>
          <table:table-cell table:formula="of:=[.B222]+[.$A$1]*([.B221]-[.B222]+[.C222]-[.B222]+[.B223]-[.B222]+[.A222]-[.B222])" office:value-type="float" office:value="323.539235893327">
            <text:p>323.5392</text:p>
          </table:table-cell>
          <table:table-cell table:formula="of:=[.C222]+[.$A$1]*([.C221]-[.C222]+[.D222]-[.C222]+[.C223]-[.C222]+[.B222]-[.C222])" office:value-type="float" office:value="393.440616478383">
            <text:p>393.4406</text:p>
          </table:table-cell>
          <table:table-cell table:formula="of:=[.D222]+[.$A$1]*([.D221]-[.D222]+[.E222]-[.D222]+[.D223]-[.D222]+[.C222]-[.D222])" office:value-type="float" office:value="500.520698391581">
            <text:p>500.5207</text:p>
          </table:table-cell>
          <table:table-cell table:formula="of:=[.E222]+[.$A$1]*([.E221]-[.E222]+[.F222]-[.E222]+[.E223]-[.E222]+[.D222]-[.E222])" office:value-type="float" office:value="393.25330170335">
            <text:p>393.2533</text:p>
          </table:table-cell>
          <table:table-cell table:formula="of:=[.F222]+[.$A$1]*([.F221]-[.F222]+[.G222]-[.F222]+[.F223]-[.F222]+[.E222]-[.F222])" office:value-type="float" office:value="323.373561037061">
            <text:p>323.3736</text:p>
          </table:table-cell>
          <table:table-cell table:formula="of:=[.B230]" office:value-type="float" office:value="323.539235893327">
            <text:p>323.5392</text:p>
          </table:table-cell>
          <table:table-cell table:number-columns-repeated="8"/>
        </table:table-row>
        <table:table-row table:style-name="ro1">
          <table:table-cell table:formula="of:=[.F231]" office:value-type="float" office:value="170.775819595089">
            <text:p>170.7758</text:p>
          </table:table-cell>
          <table:table-cell table:formula="of:=[.B223]+[.$A$1]*([.B222]-[.B223]+[.C223]-[.B223]+[.B225]-[.B223]+[.A223]-[.B223])" office:value-type="float" office:value="170.819398645525">
            <text:p>170.8194</text:p>
          </table:table-cell>
          <table:table-cell table:formula="of:=[.C223]+[.$A$1]*([.C222]-[.C223]+[.D223]-[.C223]+[.C225]-[.C223]+[.B223]-[.C223])" office:value-type="float" office:value="195.088735945173">
            <text:p>195.0887</text:p>
          </table:table-cell>
          <table:table-cell table:formula="of:=[.D223]+[.$A$1]*([.D222]-[.D223]+[.E223]-[.D223]+[.D225]-[.D223]+[.C223]-[.D223])" office:value-type="float" office:value="221.491846317897">
            <text:p>221.4918</text:p>
          </table:table-cell>
          <table:table-cell table:formula="of:=[.E223]+[.$A$1]*([.E222]-[.E223]+[.F223]-[.E223]+[.E225]-[.E223]+[.D223]-[.E223])" office:value-type="float" office:value="195.032396751412">
            <text:p>195.0324</text:p>
          </table:table-cell>
          <table:table-cell table:formula="of:=[.F223]+[.$A$1]*([.F222]-[.F223]+[.G223]-[.F223]+[.F225]-[.F223]+[.E223]-[.F223])" office:value-type="float" office:value="170.775819595089">
            <text:p>170.7758</text:p>
          </table:table-cell>
          <table:table-cell table:formula="of:=[.B231]" office:value-type="float" office:value="170.819398645525">
            <text:p>170.8194</text:p>
          </table:table-cell>
          <table:table-cell table:number-columns-repeated="8"/>
        </table:table-row>
        <table:table-row table:style-name="ro1">
          <table:table-cell/>
          <table:table-cell table:formula="of:=[.B227]" office:value-type="float" office:value="281.521095403001">
            <text:p>281.5211</text:p>
          </table:table-cell>
          <table:table-cell table:formula="of:=[.C227]" office:value-type="float" office:value="317.238723078571">
            <text:p>317.2387</text:p>
          </table:table-cell>
          <table:table-cell table:formula="of:=[.D227]" office:value-type="float" office:value="351.113647636082">
            <text:p>351.1136</text:p>
          </table:table-cell>
          <table:table-cell table:formula="of:=[.E227]" office:value-type="float" office:value="314.406905100738">
            <text:p>314.4069</text:p>
          </table:table-cell>
          <table:table-cell table:formula="of:=[.F227]" office:value-type="float" office:value="271.512127412228">
            <text:p>271.5121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39]" office:value-type="float" office:value="172.289685889883">
            <text:p>172.2897</text:p>
          </table:table-cell>
          <table:table-cell table:formula="of:=[.C239]" office:value-type="float" office:value="196.38399618384">
            <text:p>196.3840</text:p>
          </table:table-cell>
          <table:table-cell table:formula="of:=[.D239]" office:value-type="float" office:value="222.613713313876">
            <text:p>222.6137</text:p>
          </table:table-cell>
          <table:table-cell table:formula="of:=[.E239]" office:value-type="float" office:value="196.326328097977">
            <text:p>196.3263</text:p>
          </table:table-cell>
          <table:table-cell table:formula="of:=[.F239]" office:value-type="float" office:value="172.245118327963">
            <text:p>172.2451</text:p>
          </table:table-cell>
          <table:table-cell table:number-columns-repeated="9"/>
        </table:table-row>
        <table:table-row table:style-name="ro1">
          <table:table-cell table:formula="of:=[.F235]" office:value-type="float" office:value="274.182093918548">
            <text:p>274.1821</text:p>
          </table:table-cell>
          <table:table-cell table:formula="of:=[.B227]+[.$A$1]*([.B226]-[.B227]+[.C227]-[.B227]+[.B228]-[.B227]+[.A227]-[.B227])" office:value-type="float" office:value="284.302439632186">
            <text:p>284.3024</text:p>
          </table:table-cell>
          <table:table-cell table:formula="of:=[.C227]+[.$A$1]*([.C226]-[.C227]+[.D227]-[.C227]+[.C228]-[.C227]+[.B227]-[.C227])" office:value-type="float" office:value="319.808784062635">
            <text:p>319.8088</text:p>
          </table:table-cell>
          <table:table-cell table:formula="of:=[.D227]+[.$A$1]*([.D226]-[.D227]+[.E227]-[.D227]+[.D228]-[.D227]+[.C227]-[.D227])" office:value-type="float" office:value="353.454617728544">
            <text:p>353.4546</text:p>
          </table:table-cell>
          <table:table-cell table:formula="of:=[.E227]+[.$A$1]*([.E226]-[.E227]+[.F227]-[.E227]+[.E228]-[.E227]+[.D227]-[.E227])" office:value-type="float" office:value="316.939796726988">
            <text:p>316.9398</text:p>
          </table:table-cell>
          <table:table-cell table:formula="of:=[.$A$1]*([.F226]+[.G227]+[.F228]+[.E227])" office:value-type="float" office:value="274.182093918548">
            <text:p>274.1821</text:p>
          </table:table-cell>
          <table:table-cell table:formula="of:=[.B235]" office:value-type="float" office:value="284.302439632186">
            <text:p>284.3024</text:p>
          </table:table-cell>
          <table:table-cell table:number-columns-repeated="8"/>
        </table:table-row>
        <table:table-row table:style-name="ro1">
          <table:table-cell table:formula="of:=[.F236]" office:value-type="float" office:value="379.028582017169">
            <text:p>379.0286</text:p>
          </table:table-cell>
          <table:table-cell table:formula="of:=[.B228]+[.$A$1]*([.B227]-[.B228]+[.C228]-[.B228]+[.B229]-[.B228]+[.A228]-[.B228])" office:value-type="float" office:value="381.440936783165">
            <text:p>381.4409</text:p>
          </table:table-cell>
          <table:table-cell table:formula="of:=[.C228]+[.$A$1]*([.C227]-[.C228]+[.D228]-[.C228]+[.C229]-[.C228]+[.B228]-[.C228])" office:value-type="float" office:value="454.810200896379">
            <text:p>454.8102</text:p>
          </table:table-cell>
          <table:table-cell table:formula="of:=[.D228]+[.$A$1]*([.D227]-[.D228]+[.E228]-[.D228]+[.D229]-[.D228]+[.C228]-[.D228])" office:value-type="float" office:value="563.301281230917">
            <text:p>563.3013</text:p>
          </table:table-cell>
          <table:table-cell table:formula="of:=[.E228]+[.$A$1]*([.E227]-[.E228]+[.F228]-[.E228]+[.E229]-[.E228]+[.D228]-[.E228])" office:value-type="float" office:value="453.371873782111">
            <text:p>453.3719</text:p>
          </table:table-cell>
          <table:table-cell table:formula="of:=[.F228]+[.$A$1]*([.F227]-[.F228]+[.G228]-[.F228]+[.F229]-[.F228]+[.E228]-[.F228])" office:value-type="float" office:value="379.028582017169">
            <text:p>379.0286</text:p>
          </table:table-cell>
          <table:table-cell table:formula="of:=[.B236]" office:value-type="float" office:value="381.440936783165">
            <text:p>381.4409</text:p>
          </table:table-cell>
          <table:table-cell table:number-columns-repeated="8"/>
        </table:table-row>
        <table:table-row table:style-name="ro1">
          <table:table-cell table:formula="of:=[.F237]" office:value-type="float" office:value="419.619926198128">
            <text:p>419.6199</text:p>
          </table:table-cell>
          <table:table-cell table:formula="of:=[.B229]+[.$A$1]*([.B228]-[.B229]+[.C229]-[.B229]+[.B230]-[.B229]+[.A229]-[.B229])" office:value-type="float" office:value="420.239654928625">
            <text:p>420.2397</text:p>
          </table:table-cell>
          <table:table-cell table:formula="of:=[.C229]+[.$A$1]*([.C228]-[.C229]+[.D229]-[.C229]+[.C230]-[.C229]+[.B229]-[.C229])" office:value-type="float" office:value="565.53657096918">
            <text:p>565.5366</text:p>
          </table:table-cell>
          <table:table-cell table:formula="of:=[.D229]" office:value-type="float" office:value="1000">
            <text:p>1000.0000</text:p>
          </table:table-cell>
          <table:table-cell table:formula="of:=[.E229]+[.$A$1]*([.E228]-[.E229]+[.F229]-[.E229]+[.E230]-[.E229]+[.D229]-[.E229])" office:value-type="float" office:value="564.983370803023">
            <text:p>564.9834</text:p>
          </table:table-cell>
          <table:table-cell table:formula="of:=[.F229]+[.$A$1]*([.F228]-[.F229]+[.G229]-[.F229]+[.F230]-[.F229]+[.E229]-[.F229])" office:value-type="float" office:value="419.619926198128">
            <text:p>419.6199</text:p>
          </table:table-cell>
          <table:table-cell table:formula="of:=[.B237]" office:value-type="float" office:value="420.239654928625">
            <text:p>420.2397</text:p>
          </table:table-cell>
          <table:table-cell table:number-columns-repeated="8"/>
        </table:table-row>
        <table:table-row table:style-name="ro1">
          <table:table-cell table:formula="of:=[.F238]" office:value-type="float" office:value="325.917861442229">
            <text:p>325.9179</text:p>
          </table:table-cell>
          <table:table-cell table:formula="of:=[.B230]+[.$A$1]*([.B229]-[.B230]+[.C230]-[.B230]+[.B231]-[.B230]+[.A230]-[.B230])" office:value-type="float" office:value="326.086601652153">
            <text:p>326.0866</text:p>
          </table:table-cell>
          <table:table-cell table:formula="of:=[.C230]+[.$A$1]*([.C229]-[.C230]+[.D230]-[.C230]+[.C231]-[.C230]+[.B230]-[.C230])" office:value-type="float" office:value="395.526798874212">
            <text:p>395.5268</text:p>
          </table:table-cell>
          <table:table-cell table:formula="of:=[.D230]+[.$A$1]*([.D229]-[.D230]+[.E230]-[.D230]+[.D231]-[.D230]+[.C230]-[.D230])" office:value-type="float" office:value="501.985411415574">
            <text:p>501.9854</text:p>
          </table:table-cell>
          <table:table-cell table:formula="of:=[.E230]+[.$A$1]*([.E229]-[.E230]+[.F230]-[.E230]+[.E231]-[.E230]+[.D230]-[.E230])" office:value-type="float" office:value="395.335564522176">
            <text:p>395.3356</text:p>
          </table:table-cell>
          <table:table-cell table:formula="of:=[.F230]+[.$A$1]*([.F229]-[.F230]+[.G230]-[.F230]+[.F231]-[.F230]+[.E230]-[.F230])" office:value-type="float" office:value="325.917861442229">
            <text:p>325.9179</text:p>
          </table:table-cell>
          <table:table-cell table:formula="of:=[.B238]" office:value-type="float" office:value="326.086601652153">
            <text:p>326.0866</text:p>
          </table:table-cell>
          <table:table-cell table:number-columns-repeated="8"/>
        </table:table-row>
        <table:table-row table:style-name="ro1">
          <table:table-cell table:formula="of:=[.F239]" office:value-type="float" office:value="172.245118327963">
            <text:p>172.2451</text:p>
          </table:table-cell>
          <table:table-cell table:formula="of:=[.B231]+[.$A$1]*([.B230]-[.B231]+[.C231]-[.B231]+[.B233]-[.B231]+[.A231]-[.B231])" office:value-type="float" office:value="172.289685889883">
            <text:p>172.2897</text:p>
          </table:table-cell>
          <table:table-cell table:formula="of:=[.C231]+[.$A$1]*([.C230]-[.C231]+[.D231]-[.C231]+[.C233]-[.C231]+[.B231]-[.C231])" office:value-type="float" office:value="196.38399618384">
            <text:p>196.3840</text:p>
          </table:table-cell>
          <table:table-cell table:formula="of:=[.D231]+[.$A$1]*([.D230]-[.D231]+[.E231]-[.D231]+[.D233]-[.D231]+[.C231]-[.D231])" office:value-type="float" office:value="222.613713313876">
            <text:p>222.6137</text:p>
          </table:table-cell>
          <table:table-cell table:formula="of:=[.E231]+[.$A$1]*([.E230]-[.E231]+[.F231]-[.E231]+[.E233]-[.E231]+[.D231]-[.E231])" office:value-type="float" office:value="196.326328097977">
            <text:p>196.3263</text:p>
          </table:table-cell>
          <table:table-cell table:formula="of:=[.F231]+[.$A$1]*([.F230]-[.F231]+[.G231]-[.F231]+[.F233]-[.F231]+[.E231]-[.F231])" office:value-type="float" office:value="172.245118327963">
            <text:p>172.2451</text:p>
          </table:table-cell>
          <table:table-cell table:formula="of:=[.B239]" office:value-type="float" office:value="172.289685889883">
            <text:p>172.2897</text:p>
          </table:table-cell>
          <table:table-cell table:number-columns-repeated="8"/>
        </table:table-row>
        <table:table-row table:style-name="ro1">
          <table:table-cell/>
          <table:table-cell table:formula="of:=[.B235]" office:value-type="float" office:value="284.302439632186">
            <text:p>284.3024</text:p>
          </table:table-cell>
          <table:table-cell table:formula="of:=[.C235]" office:value-type="float" office:value="319.808784062635">
            <text:p>319.8088</text:p>
          </table:table-cell>
          <table:table-cell table:formula="of:=[.D235]" office:value-type="float" office:value="353.454617728544">
            <text:p>353.4546</text:p>
          </table:table-cell>
          <table:table-cell table:formula="of:=[.E235]" office:value-type="float" office:value="316.939796726988">
            <text:p>316.9398</text:p>
          </table:table-cell>
          <table:table-cell table:formula="of:=[.F235]" office:value-type="float" office:value="274.182093918548">
            <text:p>274.1821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47]" office:value-type="float" office:value="173.623359314945">
            <text:p>173.6234</text:p>
          </table:table-cell>
          <table:table-cell table:formula="of:=[.C247]" office:value-type="float" office:value="197.558607386067">
            <text:p>197.5586</text:p>
          </table:table-cell>
          <table:table-cell table:formula="of:=[.D247]" office:value-type="float" office:value="223.631525099929">
            <text:p>223.6315</text:p>
          </table:table-cell>
          <table:table-cell table:formula="of:=[.E247]" office:value-type="float" office:value="197.499708203283">
            <text:p>197.4997</text:p>
          </table:table-cell>
          <table:table-cell table:formula="of:=[.F247]" office:value-type="float" office:value="173.57793483634">
            <text:p>173.5779</text:p>
          </table:table-cell>
          <table:table-cell table:number-columns-repeated="9"/>
        </table:table-row>
        <table:table-row table:style-name="ro1">
          <table:table-cell table:formula="of:=[.F243]" office:value-type="float" office:value="276.603824809033">
            <text:p>276.6038</text:p>
          </table:table-cell>
          <table:table-cell table:formula="of:=[.B235]+[.$A$1]*([.B234]-[.B235]+[.C235]-[.B235]+[.B236]-[.B235]+[.A235]-[.B235])" office:value-type="float" office:value="286.825257742303">
            <text:p>286.8253</text:p>
          </table:table-cell>
          <table:table-cell table:formula="of:=[.C235]+[.$A$1]*([.C234]-[.C235]+[.D235]-[.C235]+[.C236]-[.C235]+[.B235]-[.C235])" office:value-type="float" office:value="322.140652428333">
            <text:p>322.1407</text:p>
          </table:table-cell>
          <table:table-cell table:formula="of:=[.D235]+[.$A$1]*([.D234]-[.D235]+[.E235]-[.D235]+[.D236]-[.D235]+[.C235]-[.D235])" office:value-type="float" office:value="355.577442789401">
            <text:p>355.5774</text:p>
          </table:table-cell>
          <table:table-cell table:formula="of:=[.E235]+[.$A$1]*([.E234]-[.E235]+[.F235]-[.E235]+[.E236]-[.E235]+[.D235]-[.E235])" office:value-type="float" office:value="319.237971115603">
            <text:p>319.2380</text:p>
          </table:table-cell>
          <table:table-cell table:formula="of:=[.$A$1]*([.F234]+[.G235]+[.F236]+[.E235])" office:value-type="float" office:value="276.603824809033">
            <text:p>276.6038</text:p>
          </table:table-cell>
          <table:table-cell table:formula="of:=[.B243]" office:value-type="float" office:value="286.825257742303">
            <text:p>286.8253</text:p>
          </table:table-cell>
          <table:table-cell table:number-columns-repeated="8"/>
        </table:table-row>
        <table:table-row table:style-name="ro1">
          <table:table-cell table:formula="of:=[.F244]" office:value-type="float" office:value="382.028702644355">
            <text:p>382.0287</text:p>
          </table:table-cell>
          <table:table-cell table:formula="of:=[.B236]+[.$A$1]*([.B235]-[.B236]+[.C236]-[.B236]+[.B237]-[.B236]+[.A236]-[.B236])" office:value-type="float" office:value="384.469048065173">
            <text:p>384.4690</text:p>
          </table:table-cell>
          <table:table-cell table:formula="of:=[.C236]+[.$A$1]*([.C235]-[.C236]+[.D236]-[.C236]+[.C237]-[.C236]+[.B236]-[.C236])" office:value-type="float" office:value="457.41342556687">
            <text:p>457.4134</text:p>
          </table:table-cell>
          <table:table-cell table:formula="of:=[.D236]+[.$A$1]*([.D235]-[.D236]+[.E236]-[.D236]+[.D237]-[.D236]+[.C236]-[.D236])" office:value-type="float" office:value="565.324857426925">
            <text:p>565.3249</text:p>
          </table:table-cell>
          <table:table-cell table:formula="of:=[.E236]+[.$A$1]*([.E235]-[.E236]+[.F236]-[.E236]+[.E237]-[.E236]+[.D236]-[.E236])" office:value-type="float" office:value="455.955602338028">
            <text:p>455.9556</text:p>
          </table:table-cell>
          <table:table-cell table:formula="of:=[.F236]+[.$A$1]*([.F235]-[.F236]+[.G236]-[.F236]+[.F237]-[.F236]+[.E236]-[.F236])" office:value-type="float" office:value="382.028702644355">
            <text:p>382.0287</text:p>
          </table:table-cell>
          <table:table-cell table:formula="of:=[.B244]" office:value-type="float" office:value="384.469048065173">
            <text:p>384.4690</text:p>
          </table:table-cell>
          <table:table-cell table:number-columns-repeated="8"/>
        </table:table-row>
        <table:table-row table:style-name="ro1">
          <table:table-cell table:formula="of:=[.F245]" office:value-type="float" office:value="422.425469653776">
            <text:p>422.4255</text:p>
          </table:table-cell>
          <table:table-cell table:formula="of:=[.B237]+[.$A$1]*([.B236]-[.B237]+[.C237]-[.B237]+[.B238]-[.B237]+[.A237]-[.B237])" office:value-type="float" office:value="423.053754741775">
            <text:p>423.0538</text:p>
          </table:table-cell>
          <table:table-cell table:formula="of:=[.C237]+[.$A$1]*([.C236]-[.C237]+[.D237]-[.C237]+[.C238]-[.C237]+[.B237]-[.C237])" office:value-type="float" office:value="567.559859966579">
            <text:p>567.5599</text:p>
          </table:table-cell>
          <table:table-cell table:formula="of:=[.D237]" office:value-type="float" office:value="1000">
            <text:p>1000.0000</text:p>
          </table:table-cell>
          <table:table-cell table:formula="of:=[.E237]+[.$A$1]*([.E236]-[.E237]+[.F237]-[.E237]+[.E238]-[.E237]+[.D237]-[.E237])" office:value-type="float" office:value="566.9979023127">
            <text:p>566.9979</text:p>
          </table:table-cell>
          <table:table-cell table:formula="of:=[.F237]+[.$A$1]*([.F236]-[.F237]+[.G237]-[.F237]+[.F238]-[.F237]+[.E237]-[.F237])" office:value-type="float" office:value="422.425469653776">
            <text:p>422.4255</text:p>
          </table:table-cell>
          <table:table-cell table:formula="of:=[.B245]" office:value-type="float" office:value="423.053754741775">
            <text:p>423.0538</text:p>
          </table:table-cell>
          <table:table-cell table:number-columns-repeated="8"/>
        </table:table-row>
        <table:table-row table:style-name="ro1">
          <table:table-cell table:formula="of:=[.F246]" office:value-type="float" office:value="328.22564502579">
            <text:p>328.2256</text:p>
          </table:table-cell>
          <table:table-cell table:formula="of:=[.B238]+[.$A$1]*([.B237]-[.B238]+[.C238]-[.B238]+[.B239]-[.B238]+[.A238]-[.B238])" office:value-type="float" office:value="328.397224338474">
            <text:p>328.3972</text:p>
          </table:table-cell>
          <table:table-cell table:formula="of:=[.C238]+[.$A$1]*([.C237]-[.C238]+[.D238]-[.C238]+[.C239]-[.C238]+[.B238]-[.C238])" office:value-type="float" office:value="397.419291207948">
            <text:p>397.4193</text:p>
          </table:table-cell>
          <table:table-cell table:formula="of:=[.D238]+[.$A$1]*([.D237]-[.D238]+[.E238]-[.D238]+[.D239]-[.D238]+[.C238]-[.D238])" office:value-type="float" office:value="503.313674867086">
            <text:p>503.3137</text:p>
          </table:table-cell>
          <table:table-cell table:formula="of:=[.E238]+[.$A$1]*([.E237]-[.E238]+[.F238]-[.E238]+[.E239]-[.E238]+[.D238]-[.E238])" office:value-type="float" office:value="397.224535803">
            <text:p>397.2245</text:p>
          </table:table-cell>
          <table:table-cell table:formula="of:=[.F238]+[.$A$1]*([.F237]-[.F238]+[.G238]-[.F238]+[.F239]-[.F238]+[.E238]-[.F238])" office:value-type="float" office:value="328.22564502579">
            <text:p>328.2256</text:p>
          </table:table-cell>
          <table:table-cell table:formula="of:=[.B246]" office:value-type="float" office:value="328.397224338474">
            <text:p>328.3972</text:p>
          </table:table-cell>
          <table:table-cell table:number-columns-repeated="8"/>
        </table:table-row>
        <table:table-row table:style-name="ro1">
          <table:table-cell table:formula="of:=[.F247]" office:value-type="float" office:value="173.57793483634">
            <text:p>173.5779</text:p>
          </table:table-cell>
          <table:table-cell table:formula="of:=[.B239]+[.$A$1]*([.B238]-[.B239]+[.C239]-[.B239]+[.B241]-[.B239]+[.A239]-[.B239])" office:value-type="float" office:value="173.623359314945">
            <text:p>173.6234</text:p>
          </table:table-cell>
          <table:table-cell table:formula="of:=[.C239]+[.$A$1]*([.C238]-[.C239]+[.D239]-[.C239]+[.C241]-[.C239]+[.B239]-[.C239])" office:value-type="float" office:value="197.558607386067">
            <text:p>197.5586</text:p>
          </table:table-cell>
          <table:table-cell table:formula="of:=[.D239]+[.$A$1]*([.D238]-[.D239]+[.E239]-[.D239]+[.D241]-[.D239]+[.C239]-[.D239])" office:value-type="float" office:value="223.631525099929">
            <text:p>223.6315</text:p>
          </table:table-cell>
          <table:table-cell table:formula="of:=[.E239]+[.$A$1]*([.E238]-[.E239]+[.F239]-[.E239]+[.E241]-[.E239]+[.D239]-[.E239])" office:value-type="float" office:value="197.499708203283">
            <text:p>197.4997</text:p>
          </table:table-cell>
          <table:table-cell table:formula="of:=[.F239]+[.$A$1]*([.F238]-[.F239]+[.G239]-[.F239]+[.F241]-[.F239]+[.E239]-[.F239])" office:value-type="float" office:value="173.57793483634">
            <text:p>173.5779</text:p>
          </table:table-cell>
          <table:table-cell table:formula="of:=[.B247]" office:value-type="float" office:value="173.623359314945">
            <text:p>173.6234</text:p>
          </table:table-cell>
          <table:table-cell table:number-columns-repeated="8"/>
        </table:table-row>
        <table:table-row table:style-name="ro1">
          <table:table-cell/>
          <table:table-cell table:formula="of:=[.B243]" office:value-type="float" office:value="286.825257742303">
            <text:p>286.8253</text:p>
          </table:table-cell>
          <table:table-cell table:formula="of:=[.C243]" office:value-type="float" office:value="322.140652428333">
            <text:p>322.1407</text:p>
          </table:table-cell>
          <table:table-cell table:formula="of:=[.D243]" office:value-type="float" office:value="355.577442789401">
            <text:p>355.5774</text:p>
          </table:table-cell>
          <table:table-cell table:formula="of:=[.E243]" office:value-type="float" office:value="319.237971115603">
            <text:p>319.2380</text:p>
          </table:table-cell>
          <table:table-cell table:formula="of:=[.F243]" office:value-type="float" office:value="276.603824809033">
            <text:p>276.6038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55]" office:value-type="float" office:value="174.833038347209">
            <text:p>174.8330</text:p>
          </table:table-cell>
          <table:table-cell table:formula="of:=[.C255]" office:value-type="float" office:value="198.62414644492">
            <text:p>198.6241</text:p>
          </table:table-cell>
          <table:table-cell table:formula="of:=[.D255]" office:value-type="float" office:value="224.554538713542">
            <text:p>224.5545</text:p>
          </table:table-cell>
          <table:table-cell table:formula="of:=[.E255]" office:value-type="float" office:value="198.564147305556">
            <text:p>198.5641</text:p>
          </table:table-cell>
          <table:table-cell table:formula="of:=[.F255]" office:value-type="float" office:value="174.786808404018">
            <text:p>174.7868</text:p>
          </table:table-cell>
          <table:table-cell table:number-columns-repeated="9"/>
        </table:table-row>
        <table:table-row table:style-name="ro1">
          <table:table-cell table:formula="of:=[.F251]" office:value-type="float" office:value="278.800767921264">
            <text:p>278.8008</text:p>
          </table:table-cell>
          <table:table-cell table:formula="of:=[.B243]+[.$A$1]*([.B242]-[.B243]+[.C243]-[.B243]+[.B244]-[.B243]+[.A243]-[.B243])" office:value-type="float" office:value="289.113862617888">
            <text:p>289.1139</text:p>
          </table:table-cell>
          <table:table-cell table:formula="of:=[.C243]+[.$A$1]*([.C242]-[.C243]+[.D243]-[.C243]+[.C244]-[.C243]+[.B243]-[.C243])" office:value-type="float" office:value="324.255562133447">
            <text:p>324.2556</text:p>
          </table:table-cell>
          <table:table-cell table:formula="of:=[.D243]+[.$A$1]*([.D242]-[.D243]+[.E243]-[.D243]+[.D244]-[.D243]+[.C243]-[.D243])" office:value-type="float" office:value="357.503499168565">
            <text:p>357.5035</text:p>
          </table:table-cell>
          <table:table-cell table:formula="of:=[.E243]+[.$A$1]*([.E242]-[.E243]+[.F243]-[.E243]+[.E244]-[.E243]+[.D243]-[.E243])" office:value-type="float" office:value="321.322297598163">
            <text:p>321.3223</text:p>
          </table:table-cell>
          <table:table-cell table:formula="of:=[.$A$1]*([.F242]+[.G243]+[.F244]+[.E243])" office:value-type="float" office:value="278.800767921264">
            <text:p>278.8008</text:p>
          </table:table-cell>
          <table:table-cell table:formula="of:=[.B251]" office:value-type="float" office:value="289.113862617888">
            <text:p>289.1139</text:p>
          </table:table-cell>
          <table:table-cell table:number-columns-repeated="8"/>
        </table:table-row>
        <table:table-row table:style-name="ro1">
          <table:table-cell table:formula="of:=[.F252]" office:value-type="float" office:value="384.750094873616">
            <text:p>384.7501</text:p>
          </table:table-cell>
          <table:table-cell table:formula="of:=[.B244]+[.$A$1]*([.B243]-[.B244]+[.C244]-[.B244]+[.B245]-[.B244]+[.A244]-[.B244])" office:value-type="float" office:value="387.21583568948">
            <text:p>387.2158</text:p>
          </table:table-cell>
          <table:table-cell table:formula="of:=[.C244]+[.$A$1]*([.C243]-[.C244]+[.D244]-[.C244]+[.C245]-[.C244]+[.B244]-[.C244])" office:value-type="float" office:value="459.775197315557">
            <text:p>459.7752</text:p>
          </table:table-cell>
          <table:table-cell table:formula="of:=[.D244]+[.$A$1]*([.D243]-[.D244]+[.E244]-[.D244]+[.D245]-[.D244]+[.C244]-[.D244])" office:value-type="float" office:value="567.160147263709">
            <text:p>567.1601</text:p>
          </table:table-cell>
          <table:table-cell table:formula="of:=[.E244]+[.$A$1]*([.E243]-[.E244]+[.F244]-[.E244]+[.E245]-[.E244]+[.D244]-[.E244])" office:value-type="float" office:value="458.299688133421">
            <text:p>458.2997</text:p>
          </table:table-cell>
          <table:table-cell table:formula="of:=[.F244]+[.$A$1]*([.F243]-[.F244]+[.G244]-[.F244]+[.F245]-[.F244]+[.E244]-[.F244])" office:value-type="float" office:value="384.750094873616">
            <text:p>384.7501</text:p>
          </table:table-cell>
          <table:table-cell table:formula="of:=[.B252]" office:value-type="float" office:value="387.21583568948">
            <text:p>387.2158</text:p>
          </table:table-cell>
          <table:table-cell table:number-columns-repeated="8"/>
        </table:table-row>
        <table:table-row table:style-name="ro1">
          <table:table-cell table:formula="of:=[.F253]" office:value-type="float" office:value="424.97045992006">
            <text:p>424.9705</text:p>
          </table:table-cell>
          <table:table-cell table:formula="of:=[.B245]+[.$A$1]*([.B244]-[.B245]+[.C245]-[.B245]+[.B246]-[.B245]+[.A245]-[.B245])" office:value-type="float" office:value="425.606534675431">
            <text:p>425.6065</text:p>
          </table:table-cell>
          <table:table-cell table:formula="of:=[.C245]+[.$A$1]*([.C244]-[.C245]+[.D245]-[.C245]+[.C246]-[.C245]+[.B245]-[.C245])" office:value-type="float" office:value="569.395147562646">
            <text:p>569.3951</text:p>
          </table:table-cell>
          <table:table-cell table:formula="of:=[.D245]" office:value-type="float" office:value="1000">
            <text:p>1000.0000</text:p>
          </table:table-cell>
          <table:table-cell table:formula="of:=[.E245]+[.$A$1]*([.E244]-[.E245]+[.F245]-[.E245]+[.E246]-[.E245]+[.D245]-[.E245])" office:value-type="float" office:value="568.825261963261">
            <text:p>568.8253</text:p>
          </table:table-cell>
          <table:table-cell table:formula="of:=[.F245]+[.$A$1]*([.F244]-[.F245]+[.G245]-[.F245]+[.F246]-[.F245]+[.E245]-[.F245])" office:value-type="float" office:value="424.97045992006">
            <text:p>424.9705</text:p>
          </table:table-cell>
          <table:table-cell table:formula="of:=[.B253]" office:value-type="float" office:value="425.606534675431">
            <text:p>425.6065</text:p>
          </table:table-cell>
          <table:table-cell table:number-columns-repeated="8"/>
        </table:table-row>
        <table:table-row table:style-name="ro1">
          <table:table-cell table:formula="of:=[.F254]" office:value-type="float" office:value="330.319065312613">
            <text:p>330.3191</text:p>
          </table:table-cell>
          <table:table-cell table:formula="of:=[.B246]+[.$A$1]*([.B245]-[.B246]+[.C246]-[.B246]+[.B247]-[.B246]+[.A246]-[.B246])" office:value-type="float" office:value="330.493181043249">
            <text:p>330.4932</text:p>
          </table:table-cell>
          <table:table-cell table:formula="of:=[.C246]+[.$A$1]*([.C245]-[.C246]+[.D246]-[.C246]+[.C247]-[.C246]+[.B246]-[.C246])" office:value-type="float" office:value="399.135819622287">
            <text:p>399.1358</text:p>
          </table:table-cell>
          <table:table-cell table:formula="of:=[.D246]+[.$A$1]*([.D245]-[.D246]+[.E246]-[.D246]+[.D247]-[.D246]+[.C246]-[.D246])" office:value-type="float" office:value="504.518631501294">
            <text:p>504.5186</text:p>
          </table:table-cell>
          <table:table-cell table:formula="of:=[.E246]+[.$A$1]*([.E245]-[.E246]+[.F246]-[.E246]+[.E247]-[.E246]+[.D246]-[.E246])" office:value-type="float" office:value="398.937844730246">
            <text:p>398.9378</text:p>
          </table:table-cell>
          <table:table-cell table:formula="of:=[.F246]+[.$A$1]*([.F245]-[.F246]+[.G246]-[.F246]+[.F247]-[.F246]+[.E246]-[.F246])" office:value-type="float" office:value="330.319065312613">
            <text:p>330.3191</text:p>
          </table:table-cell>
          <table:table-cell table:formula="of:=[.B254]" office:value-type="float" office:value="330.493181043249">
            <text:p>330.4932</text:p>
          </table:table-cell>
          <table:table-cell table:number-columns-repeated="8"/>
        </table:table-row>
        <table:table-row table:style-name="ro1">
          <table:table-cell table:formula="of:=[.F255]" office:value-type="float" office:value="174.786808404018">
            <text:p>174.7868</text:p>
          </table:table-cell>
          <table:table-cell table:formula="of:=[.B247]+[.$A$1]*([.B246]-[.B247]+[.C247]-[.B247]+[.B249]-[.B247]+[.A247]-[.B247])" office:value-type="float" office:value="174.833038347209">
            <text:p>174.8330</text:p>
          </table:table-cell>
          <table:table-cell table:formula="of:=[.C247]+[.$A$1]*([.C246]-[.C247]+[.D247]-[.C247]+[.C249]-[.C247]+[.B247]-[.C247])" office:value-type="float" office:value="198.62414644492">
            <text:p>198.6241</text:p>
          </table:table-cell>
          <table:table-cell table:formula="of:=[.D247]+[.$A$1]*([.D246]-[.D247]+[.E247]-[.D247]+[.D249]-[.D247]+[.C247]-[.D247])" office:value-type="float" office:value="224.554538713542">
            <text:p>224.5545</text:p>
          </table:table-cell>
          <table:table-cell table:formula="of:=[.E247]+[.$A$1]*([.E246]-[.E247]+[.F247]-[.E247]+[.E249]-[.E247]+[.D247]-[.E247])" office:value-type="float" office:value="198.564147305556">
            <text:p>198.5641</text:p>
          </table:table-cell>
          <table:table-cell table:formula="of:=[.F247]+[.$A$1]*([.F246]-[.F247]+[.G247]-[.F247]+[.F249]-[.F247]+[.E247]-[.F247])" office:value-type="float" office:value="174.786808404018">
            <text:p>174.7868</text:p>
          </table:table-cell>
          <table:table-cell table:formula="of:=[.B255]" office:value-type="float" office:value="174.833038347209">
            <text:p>174.8330</text:p>
          </table:table-cell>
          <table:table-cell table:number-columns-repeated="8"/>
        </table:table-row>
        <table:table-row table:style-name="ro1">
          <table:table-cell/>
          <table:table-cell table:formula="of:=[.B251]" office:value-type="float" office:value="289.113862617888">
            <text:p>289.1139</text:p>
          </table:table-cell>
          <table:table-cell table:formula="of:=[.C251]" office:value-type="float" office:value="324.255562133447">
            <text:p>324.2556</text:p>
          </table:table-cell>
          <table:table-cell table:formula="of:=[.D251]" office:value-type="float" office:value="357.503499168565">
            <text:p>357.5035</text:p>
          </table:table-cell>
          <table:table-cell table:formula="of:=[.E251]" office:value-type="float" office:value="321.322297598163">
            <text:p>321.3223</text:p>
          </table:table-cell>
          <table:table-cell table:formula="of:=[.F251]" office:value-type="float" office:value="278.800767921264">
            <text:p>278.8008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63]" office:value-type="float" office:value="175.930314148013">
            <text:p>175.9303</text:p>
          </table:table-cell>
          <table:table-cell table:formula="of:=[.C263]" office:value-type="float" office:value="199.590581061726">
            <text:p>199.5906</text:p>
          </table:table-cell>
          <table:table-cell table:formula="of:=[.D263]" office:value-type="float" office:value="225.391843608966">
            <text:p>225.3918</text:p>
          </table:table-cell>
          <table:table-cell table:formula="of:=[.E263]" office:value-type="float" office:value="199.529571935696">
            <text:p>199.5296</text:p>
          </table:table-cell>
          <table:table-cell table:formula="of:=[.F263]" office:value-type="float" office:value="175.883372567851">
            <text:p>175.8834</text:p>
          </table:table-cell>
          <table:table-cell table:number-columns-repeated="9"/>
        </table:table-row>
        <table:table-row table:style-name="ro1">
          <table:table-cell table:formula="of:=[.F259]" office:value-type="float" office:value="280.793535238484">
            <text:p>280.7935</text:p>
          </table:table-cell>
          <table:table-cell table:formula="of:=[.B251]+[.$A$1]*([.B250]-[.B251]+[.C251]-[.B251]+[.B252]-[.B251]+[.A251]-[.B251])" office:value-type="float" office:value="291.189803486651">
            <text:p>291.1898</text:p>
          </table:table-cell>
          <table:table-cell table:formula="of:=[.C251]+[.$A$1]*([.C250]-[.C251]+[.D251]-[.C251]+[.C252]-[.C251]+[.B251]-[.C251])" office:value-type="float" office:value="326.174231816601">
            <text:p>326.1742</text:p>
          </table:table-cell>
          <table:table-cell table:formula="of:=[.D251]+[.$A$1]*([.D250]-[.D251]+[.E251]-[.D251]+[.D252]-[.D251]+[.C251]-[.D251])" office:value-type="float" office:value="359.250350936869">
            <text:p>359.2504</text:p>
          </table:table-cell>
          <table:table-cell table:formula="of:=[.E251]+[.$A$1]*([.E250]-[.E251]+[.F251]-[.E251]+[.E252]-[.E251]+[.D251]-[.E251])" office:value-type="float" office:value="323.21323651084">
            <text:p>323.2132</text:p>
          </table:table-cell>
          <table:table-cell table:formula="of:=[.$A$1]*([.F250]+[.G251]+[.F252]+[.E251])" office:value-type="float" office:value="280.793535238484">
            <text:p>280.7935</text:p>
          </table:table-cell>
          <table:table-cell table:formula="of:=[.B259]" office:value-type="float" office:value="291.189803486651">
            <text:p>291.1898</text:p>
          </table:table-cell>
          <table:table-cell table:number-columns-repeated="8"/>
        </table:table-row>
        <table:table-row table:style-name="ro1">
          <table:table-cell table:formula="of:=[.F260]" office:value-type="float" office:value="387.218824194359">
            <text:p>387.2188</text:p>
          </table:table-cell>
          <table:table-cell table:formula="of:=[.B252]+[.$A$1]*([.B251]-[.B252]+[.C252]-[.B252]+[.B253]-[.B252]+[.A252]-[.B252])" office:value-type="float" office:value="389.707598903377">
            <text:p>389.7076</text:p>
          </table:table-cell>
          <table:table-cell table:formula="of:=[.C252]+[.$A$1]*([.C251]-[.C252]+[.D252]-[.C252]+[.C253]-[.C252]+[.B252]-[.C252])" office:value-type="float" office:value="461.91741412845">
            <text:p>461.9174</text:p>
          </table:table-cell>
          <table:table-cell table:formula="of:=[.D252]+[.$A$1]*([.D251]-[.D252]+[.E252]-[.D252]+[.D253]-[.D252]+[.C252]-[.D252])" office:value-type="float" office:value="568.825218198759">
            <text:p>568.8252</text:p>
          </table:table-cell>
          <table:table-cell table:formula="of:=[.E252]+[.$A$1]*([.E251]-[.E252]+[.F252]-[.E252]+[.E253]-[.E252]+[.D252]-[.E252])" office:value-type="float" office:value="460.425859933037">
            <text:p>460.4259</text:p>
          </table:table-cell>
          <table:table-cell table:formula="of:=[.F252]+[.$A$1]*([.F251]-[.F252]+[.G252]-[.F252]+[.F253]-[.F252]+[.E252]-[.F252])" office:value-type="float" office:value="387.218824194359">
            <text:p>387.2188</text:p>
          </table:table-cell>
          <table:table-cell table:formula="of:=[.B260]" office:value-type="float" office:value="389.707598903377">
            <text:p>389.7076</text:p>
          </table:table-cell>
          <table:table-cell table:number-columns-repeated="8"/>
        </table:table-row>
        <table:table-row table:style-name="ro1">
          <table:table-cell table:formula="of:=[.F261]" office:value-type="float" office:value="427.279048034784">
            <text:p>427.2790</text:p>
          </table:table-cell>
          <table:table-cell table:formula="of:=[.B253]+[.$A$1]*([.B252]-[.B253]+[.C253]-[.B253]+[.B254]-[.B253]+[.A253]-[.B253])" office:value-type="float" office:value="427.922171198721">
            <text:p>427.9222</text:p>
          </table:table-cell>
          <table:table-cell table:formula="of:=[.C253]+[.$A$1]*([.C252]-[.C253]+[.D253]-[.C253]+[.C254]-[.C253]+[.B253]-[.C253])" office:value-type="float" office:value="571.060018289692">
            <text:p>571.0600</text:p>
          </table:table-cell>
          <table:table-cell table:formula="of:=[.D253]" office:value-type="float" office:value="1000">
            <text:p>1000.0000</text:p>
          </table:table-cell>
          <table:table-cell table:formula="of:=[.E253]+[.$A$1]*([.E252]-[.E253]+[.F253]-[.E253]+[.E254]-[.E253]+[.D253]-[.E253])" office:value-type="float" office:value="570.482928746625">
            <text:p>570.4829</text:p>
          </table:table-cell>
          <table:table-cell table:formula="of:=[.F253]+[.$A$1]*([.F252]-[.F253]+[.G253]-[.F253]+[.F254]-[.F253]+[.E253]-[.F253])" office:value-type="float" office:value="427.279048034784">
            <text:p>427.2790</text:p>
          </table:table-cell>
          <table:table-cell table:formula="of:=[.B261]" office:value-type="float" office:value="427.922171198721">
            <text:p>427.9222</text:p>
          </table:table-cell>
          <table:table-cell table:number-columns-repeated="8"/>
        </table:table-row>
        <table:table-row table:style-name="ro1">
          <table:table-cell table:formula="of:=[.F262]" office:value-type="float" office:value="332.217953195922">
            <text:p>332.2180</text:p>
          </table:table-cell>
          <table:table-cell table:formula="of:=[.B254]+[.$A$1]*([.B253]-[.B254]+[.C254]-[.B254]+[.B255]-[.B254]+[.A254]-[.B254])" office:value-type="float" office:value="332.39439715154">
            <text:p>332.3944</text:p>
          </table:table-cell>
          <table:table-cell table:formula="of:=[.C254]+[.$A$1]*([.C253]-[.C254]+[.D254]-[.C254]+[.C255]-[.C254]+[.B254]-[.C254])" office:value-type="float" office:value="400.692898357397">
            <text:p>400.6929</text:p>
          </table:table-cell>
          <table:table-cell table:formula="of:=[.D254]+[.$A$1]*([.D253]-[.D254]+[.E254]-[.D254]+[.D255]-[.D254]+[.C254]-[.D254])" office:value-type="float" office:value="505.61151399591">
            <text:p>505.6115</text:p>
          </table:table-cell>
          <table:table-cell table:formula="of:=[.E254]+[.$A$1]*([.E253]-[.E254]+[.F254]-[.E254]+[.E255]-[.E254]+[.D254]-[.E254])" office:value-type="float" office:value="400.492019249064">
            <text:p>400.4920</text:p>
          </table:table-cell>
          <table:table-cell table:formula="of:=[.F254]+[.$A$1]*([.F253]-[.F254]+[.G254]-[.F254]+[.F255]-[.F254]+[.E254]-[.F254])" office:value-type="float" office:value="332.217953195922">
            <text:p>332.2180</text:p>
          </table:table-cell>
          <table:table-cell table:formula="of:=[.B262]" office:value-type="float" office:value="332.39439715154">
            <text:p>332.3944</text:p>
          </table:table-cell>
          <table:table-cell table:number-columns-repeated="8"/>
        </table:table-row>
        <table:table-row table:style-name="ro1">
          <table:table-cell table:formula="of:=[.F263]" office:value-type="float" office:value="175.883372567851">
            <text:p>175.8834</text:p>
          </table:table-cell>
          <table:table-cell table:formula="of:=[.B255]+[.$A$1]*([.B254]-[.B255]+[.C255]-[.B255]+[.B257]-[.B255]+[.A255]-[.B255])" office:value-type="float" office:value="175.930314148013">
            <text:p>175.9303</text:p>
          </table:table-cell>
          <table:table-cell table:formula="of:=[.C255]+[.$A$1]*([.C254]-[.C255]+[.D255]-[.C255]+[.C257]-[.C255]+[.B255]-[.C255])" office:value-type="float" office:value="199.590581061726">
            <text:p>199.5906</text:p>
          </table:table-cell>
          <table:table-cell table:formula="of:=[.D255]+[.$A$1]*([.D254]-[.D255]+[.E255]-[.D255]+[.D257]-[.D255]+[.C255]-[.D255])" office:value-type="float" office:value="225.391843608966">
            <text:p>225.3918</text:p>
          </table:table-cell>
          <table:table-cell table:formula="of:=[.E255]+[.$A$1]*([.E254]-[.E255]+[.F255]-[.E255]+[.E257]-[.E255]+[.D255]-[.E255])" office:value-type="float" office:value="199.529571935696">
            <text:p>199.5296</text:p>
          </table:table-cell>
          <table:table-cell table:formula="of:=[.F255]+[.$A$1]*([.F254]-[.F255]+[.G255]-[.F255]+[.F257]-[.F255]+[.E255]-[.F255])" office:value-type="float" office:value="175.883372567851">
            <text:p>175.8834</text:p>
          </table:table-cell>
          <table:table-cell table:formula="of:=[.B263]" office:value-type="float" office:value="175.930314148013">
            <text:p>175.9303</text:p>
          </table:table-cell>
          <table:table-cell table:number-columns-repeated="8"/>
        </table:table-row>
        <table:table-row table:style-name="ro1">
          <table:table-cell/>
          <table:table-cell table:formula="of:=[.B259]" office:value-type="float" office:value="291.189803486651">
            <text:p>291.1898</text:p>
          </table:table-cell>
          <table:table-cell table:formula="of:=[.C259]" office:value-type="float" office:value="326.174231816601">
            <text:p>326.1742</text:p>
          </table:table-cell>
          <table:table-cell table:formula="of:=[.D259]" office:value-type="float" office:value="359.250350936869">
            <text:p>359.2504</text:p>
          </table:table-cell>
          <table:table-cell table:formula="of:=[.E259]" office:value-type="float" office:value="323.21323651084">
            <text:p>323.2132</text:p>
          </table:table-cell>
          <table:table-cell table:formula="of:=[.F259]" office:value-type="float" office:value="280.793535238484">
            <text:p>280.7935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71]" office:value-type="float" office:value="176.925616753389">
            <text:p>176.9256</text:p>
          </table:table-cell>
          <table:table-cell table:formula="of:=[.C271]" office:value-type="float" office:value="200.467236709919">
            <text:p>200.4672</text:p>
          </table:table-cell>
          <table:table-cell table:formula="of:=[.D271]" office:value-type="float" office:value="226.151273822758">
            <text:p>226.1513</text:p>
          </table:table-cell>
          <table:table-cell table:formula="of:=[.E271]" office:value-type="float" office:value="200.405319379639">
            <text:p>200.4053</text:p>
          </table:table-cell>
          <table:table-cell table:formula="of:=[.F271]" office:value-type="float" office:value="176.878016329825">
            <text:p>176.8780</text:p>
          </table:table-cell>
          <table:table-cell table:number-columns-repeated="9"/>
        </table:table-row>
        <table:table-row table:style-name="ro1">
          <table:table-cell table:formula="of:=[.F267]" office:value-type="float" office:value="282.601256822328">
            <text:p>282.6013</text:p>
          </table:table-cell>
          <table:table-cell table:formula="of:=[.B259]+[.$A$1]*([.B258]-[.B259]+[.C259]-[.B259]+[.B260]-[.B259]+[.A259]-[.B259])" office:value-type="float" office:value="293.07295536502">
            <text:p>293.0730</text:p>
          </table:table-cell>
          <table:table-cell table:formula="of:=[.C259]+[.$A$1]*([.C258]-[.C259]+[.D259]-[.C259]+[.C260]-[.C259]+[.B259]-[.C259])" office:value-type="float" office:value="327.914525179951">
            <text:p>327.9145</text:p>
          </table:table-cell>
          <table:table-cell table:formula="of:=[.D259]+[.$A$1]*([.D258]-[.D259]+[.E259]-[.D259]+[.D260]-[.D259]+[.C259]-[.D259])" office:value-type="float" office:value="360.835101269915">
            <text:p>360.8351</text:p>
          </table:table-cell>
          <table:table-cell table:formula="of:=[.E259]+[.$A$1]*([.E258]-[.E259]+[.F259]-[.E259]+[.E260]-[.E259]+[.D259]-[.E259])" office:value-type="float" office:value="324.928365791014">
            <text:p>324.9284</text:p>
          </table:table-cell>
          <table:table-cell table:formula="of:=[.$A$1]*([.F258]+[.G259]+[.F260]+[.E259])" office:value-type="float" office:value="282.601256822328">
            <text:p>282.6013</text:p>
          </table:table-cell>
          <table:table-cell table:formula="of:=[.B267]" office:value-type="float" office:value="293.07295536502">
            <text:p>293.0730</text:p>
          </table:table-cell>
          <table:table-cell table:number-columns-repeated="8"/>
        </table:table-row>
        <table:table-row table:style-name="ro1">
          <table:table-cell table:formula="of:=[.F268]" office:value-type="float" office:value="389.458203074098">
            <text:p>389.4582</text:p>
          </table:table-cell>
          <table:table-cell table:formula="of:=[.B260]+[.$A$1]*([.B259]-[.B260]+[.C260]-[.B260]+[.B261]-[.B260]+[.A260]-[.B260])" office:value-type="float" office:value="391.967875078099">
            <text:p>391.9679</text:p>
          </table:table-cell>
          <table:table-cell table:formula="of:=[.C260]+[.$A$1]*([.C259]-[.C260]+[.D260]-[.C260]+[.C261]-[.C260]+[.B260]-[.C260])" office:value-type="float" office:value="463.860792695161">
            <text:p>463.8608</text:p>
          </table:table-cell>
          <table:table-cell table:formula="of:=[.D260]+[.$A$1]*([.D259]-[.D260]+[.E260]-[.D260]+[.D261]-[.D260]+[.C260]-[.D260])" office:value-type="float" office:value="570.335478727556">
            <text:p>570.3355</text:p>
          </table:table-cell>
          <table:table-cell table:formula="of:=[.E260]+[.$A$1]*([.E259]-[.E260]+[.F260]-[.E260]+[.E261]-[.E260]+[.D260]-[.E260])" office:value-type="float" office:value="462.354684233461">
            <text:p>462.3547</text:p>
          </table:table-cell>
          <table:table-cell table:formula="of:=[.F260]+[.$A$1]*([.F259]-[.F260]+[.G260]-[.F260]+[.F261]-[.F260]+[.E260]-[.F260])" office:value-type="float" office:value="389.458203074098">
            <text:p>389.4582</text:p>
          </table:table-cell>
          <table:table-cell table:formula="of:=[.B268]" office:value-type="float" office:value="391.967875078099">
            <text:p>391.9679</text:p>
          </table:table-cell>
          <table:table-cell table:number-columns-repeated="8"/>
        </table:table-row>
        <table:table-row table:style-name="ro1">
          <table:table-cell table:formula="of:=[.F269]" office:value-type="float" office:value="429.373212481942">
            <text:p>429.3732</text:p>
          </table:table-cell>
          <table:table-cell table:formula="of:=[.B261]+[.$A$1]*([.B260]-[.B261]+[.C261]-[.B261]+[.B262]-[.B261]+[.A261]-[.B261])" office:value-type="float" office:value="430.022741819003">
            <text:p>430.0227</text:p>
          </table:table-cell>
          <table:table-cell table:formula="of:=[.C261]+[.$A$1]*([.C260]-[.C261]+[.D261]-[.C261]+[.C262]-[.C261]+[.B261]-[.C261])" office:value-type="float" office:value="572.570196815884">
            <text:p>572.5702</text:p>
          </table:table-cell>
          <table:table-cell table:formula="of:=[.D261]" office:value-type="float" office:value="1000">
            <text:p>1000.0000</text:p>
          </table:table-cell>
          <table:table-cell table:formula="of:=[.E261]+[.$A$1]*([.E260]-[.E261]+[.F261]-[.E261]+[.E262]-[.E261]+[.D261]-[.E261])" office:value-type="float" office:value="571.986579681917">
            <text:p>571.9866</text:p>
          </table:table-cell>
          <table:table-cell table:formula="of:=[.F261]+[.$A$1]*([.F260]-[.F261]+[.G261]-[.F261]+[.F262]-[.F261]+[.E261]-[.F261])" office:value-type="float" office:value="429.373212481942">
            <text:p>429.3732</text:p>
          </table:table-cell>
          <table:table-cell table:formula="of:=[.B269]" office:value-type="float" office:value="430.022741819003">
            <text:p>430.0227</text:p>
          </table:table-cell>
          <table:table-cell table:number-columns-repeated="8"/>
        </table:table-row>
        <table:table-row table:style-name="ro1">
          <table:table-cell table:formula="of:=[.F270]" office:value-type="float" office:value="333.940439008614">
            <text:p>333.9404</text:p>
          </table:table-cell>
          <table:table-cell table:formula="of:=[.B262]+[.$A$1]*([.B261]-[.B262]+[.C262]-[.B262]+[.B263]-[.B262]+[.A262]-[.B262])" office:value-type="float" office:value="334.118976742075">
            <text:p>334.1190</text:p>
          </table:table-cell>
          <table:table-cell table:formula="of:=[.C262]+[.$A$1]*([.C261]-[.C262]+[.D262]-[.C262]+[.C263]-[.C262]+[.B262]-[.C262])" office:value-type="float" office:value="402.105278454024">
            <text:p>402.1053</text:p>
          </table:table-cell>
          <table:table-cell table:formula="of:=[.D262]+[.$A$1]*([.D261]-[.D262]+[.E262]-[.D262]+[.D263]-[.D262]+[.C262]-[.D262])" office:value-type="float" office:value="506.602883251539">
            <text:p>506.6029</text:p>
          </table:table-cell>
          <table:table-cell table:formula="of:=[.E262]+[.$A$1]*([.E261]-[.E262]+[.F262]-[.E262]+[.E263]-[.E262]+[.D262]-[.E262])" office:value-type="float" office:value="401.901753059759">
            <text:p>401.9018</text:p>
          </table:table-cell>
          <table:table-cell table:formula="of:=[.F262]+[.$A$1]*([.F261]-[.F262]+[.G262]-[.F262]+[.F263]-[.F262]+[.E262]-[.F262])" office:value-type="float" office:value="333.940439008614">
            <text:p>333.9404</text:p>
          </table:table-cell>
          <table:table-cell table:formula="of:=[.B270]" office:value-type="float" office:value="334.118976742075">
            <text:p>334.1190</text:p>
          </table:table-cell>
          <table:table-cell table:number-columns-repeated="8"/>
        </table:table-row>
        <table:table-row table:style-name="ro1">
          <table:table-cell table:formula="of:=[.F271]" office:value-type="float" office:value="176.878016329825">
            <text:p>176.8780</text:p>
          </table:table-cell>
          <table:table-cell table:formula="of:=[.B263]+[.$A$1]*([.B262]-[.B263]+[.C263]-[.B263]+[.B265]-[.B263]+[.A263]-[.B263])" office:value-type="float" office:value="176.925616753389">
            <text:p>176.9256</text:p>
          </table:table-cell>
          <table:table-cell table:formula="of:=[.C263]+[.$A$1]*([.C262]-[.C263]+[.D263]-[.C263]+[.C265]-[.C263]+[.B263]-[.C263])" office:value-type="float" office:value="200.467236709919">
            <text:p>200.4672</text:p>
          </table:table-cell>
          <table:table-cell table:formula="of:=[.D263]+[.$A$1]*([.D262]-[.D263]+[.E263]-[.D263]+[.D265]-[.D263]+[.C263]-[.D263])" office:value-type="float" office:value="226.151273822758">
            <text:p>226.1513</text:p>
          </table:table-cell>
          <table:table-cell table:formula="of:=[.E263]+[.$A$1]*([.E262]-[.E263]+[.F263]-[.E263]+[.E265]-[.E263]+[.D263]-[.E263])" office:value-type="float" office:value="200.405319379639">
            <text:p>200.4053</text:p>
          </table:table-cell>
          <table:table-cell table:formula="of:=[.F263]+[.$A$1]*([.F262]-[.F263]+[.G263]-[.F263]+[.F265]-[.F263]+[.E263]-[.F263])" office:value-type="float" office:value="176.878016329825">
            <text:p>176.8780</text:p>
          </table:table-cell>
          <table:table-cell table:formula="of:=[.B271]" office:value-type="float" office:value="176.925616753389">
            <text:p>176.9256</text:p>
          </table:table-cell>
          <table:table-cell table:number-columns-repeated="8"/>
        </table:table-row>
        <table:table-row table:style-name="ro1">
          <table:table-cell/>
          <table:table-cell table:formula="of:=[.B267]" office:value-type="float" office:value="293.07295536502">
            <text:p>293.0730</text:p>
          </table:table-cell>
          <table:table-cell table:formula="of:=[.C267]" office:value-type="float" office:value="327.914525179951">
            <text:p>327.9145</text:p>
          </table:table-cell>
          <table:table-cell table:formula="of:=[.D267]" office:value-type="float" office:value="360.835101269915">
            <text:p>360.8351</text:p>
          </table:table-cell>
          <table:table-cell table:formula="of:=[.E267]" office:value-type="float" office:value="324.928365791014">
            <text:p>324.9284</text:p>
          </table:table-cell>
          <table:table-cell table:formula="of:=[.F267]" office:value-type="float" office:value="282.601256822328">
            <text:p>282.6013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79]" office:value-type="float" office:value="177.828439817772">
            <text:p>177.8284</text:p>
          </table:table-cell>
          <table:table-cell table:formula="of:=[.C279]" office:value-type="float" office:value="201.262410035638">
            <text:p>201.2624</text:p>
          </table:table-cell>
          <table:table-cell table:formula="of:=[.D279]" office:value-type="float" office:value="226.840156394774">
            <text:p>226.8402</text:p>
          </table:table-cell>
          <table:table-cell table:formula="of:=[.E279]" office:value-type="float" office:value="201.199663146148">
            <text:p>201.1997</text:p>
          </table:table-cell>
          <table:table-cell table:formula="of:=[.F279]" office:value-type="float" office:value="177.780250687187">
            <text:p>177.7803</text:p>
          </table:table-cell>
          <table:table-cell table:number-columns-repeated="9"/>
        </table:table-row>
        <table:table-row table:style-name="ro1">
          <table:table-cell table:formula="of:=[.F275]" office:value-type="float" office:value="284.24100973439">
            <text:p>284.2410</text:p>
          </table:table-cell>
          <table:table-cell table:formula="of:=[.B267]+[.$A$1]*([.B266]-[.B267]+[.C267]-[.B267]+[.B268]-[.B267]+[.A267]-[.B267])" office:value-type="float" office:value="294.781143934705">
            <text:p>294.7811</text:p>
          </table:table-cell>
          <table:table-cell table:formula="of:=[.C267]+[.$A$1]*([.C266]-[.C267]+[.D267]-[.C267]+[.C268]-[.C267]+[.B267]-[.C267])" office:value-type="float" office:value="329.493241656802">
            <text:p>329.4932</text:p>
          </table:table-cell>
          <table:table-cell table:formula="of:=[.D267]+[.$A$1]*([.D266]-[.D267]+[.E267]-[.D267]+[.D268]-[.D267]+[.C267]-[.D267])" office:value-type="float" office:value="362.272518495904">
            <text:p>362.2725</text:p>
          </table:table-cell>
          <table:table-cell table:formula="of:=[.E267]+[.$A$1]*([.E266]-[.E267]+[.F267]-[.E267]+[.E268]-[.E267]+[.D267]-[.E267])" office:value-type="float" office:value="326.484261440923">
            <text:p>326.4843</text:p>
          </table:table-cell>
          <table:table-cell table:formula="of:=[.$A$1]*([.F266]+[.G267]+[.F268]+[.E267])" office:value-type="float" office:value="284.24100973439">
            <text:p>284.2410</text:p>
          </table:table-cell>
          <table:table-cell table:formula="of:=[.B275]" office:value-type="float" office:value="294.781143934705">
            <text:p>294.7811</text:p>
          </table:table-cell>
          <table:table-cell table:number-columns-repeated="8"/>
        </table:table-row>
        <table:table-row table:style-name="ro1">
          <table:table-cell table:formula="of:=[.F276]" office:value-type="float" office:value="391.489614990763">
            <text:p>391.4896</text:p>
          </table:table-cell>
          <table:table-cell table:formula="of:=[.B268]+[.$A$1]*([.B267]-[.B268]+[.C268]-[.B268]+[.B269]-[.B268]+[.A268]-[.B268])" office:value-type="float" office:value="394.018241311912">
            <text:p>394.0182</text:p>
          </table:table-cell>
          <table:table-cell table:formula="of:=[.C268]+[.$A$1]*([.C267]-[.C268]+[.D268]-[.C268]+[.C269]-[.C268]+[.B268]-[.C268])" office:value-type="float" office:value="465.623569900164">
            <text:p>465.6236</text:p>
          </table:table-cell>
          <table:table-cell table:formula="of:=[.D268]+[.$A$1]*([.D267]-[.D268]+[.E268]-[.D268]+[.D269]-[.D268]+[.C268]-[.D268])" office:value-type="float" office:value="571.705557916751">
            <text:p>571.7056</text:p>
          </table:table-cell>
          <table:table-cell table:formula="of:=[.E268]+[.$A$1]*([.E267]-[.E268]+[.F268]-[.E268]+[.E269]-[.E268]+[.D268]-[.E268])" office:value-type="float" office:value="464.104257915239">
            <text:p>464.1043</text:p>
          </table:table-cell>
          <table:table-cell table:formula="of:=[.F268]+[.$A$1]*([.F267]-[.F268]+[.G268]-[.F268]+[.F269]-[.F268]+[.E268]-[.F268])" office:value-type="float" office:value="391.489614990763">
            <text:p>391.4896</text:p>
          </table:table-cell>
          <table:table-cell table:formula="of:=[.B276]" office:value-type="float" office:value="394.018241311912">
            <text:p>394.0182</text:p>
          </table:table-cell>
          <table:table-cell table:number-columns-repeated="8"/>
        </table:table-row>
        <table:table-row table:style-name="ro1">
          <table:table-cell table:formula="of:=[.F277]" office:value-type="float" office:value="431.272839759349">
            <text:p>431.2728</text:p>
          </table:table-cell>
          <table:table-cell table:formula="of:=[.B269]+[.$A$1]*([.B268]-[.B269]+[.C269]-[.B269]+[.B270]-[.B269]+[.A269]-[.B269])" office:value-type="float" office:value="431.92817234108">
            <text:p>431.9282</text:p>
          </table:table-cell>
          <table:table-cell table:formula="of:=[.C269]+[.$A$1]*([.C268]-[.C269]+[.D269]-[.C269]+[.C270]-[.C269]+[.B269]-[.C269])" office:value-type="float" office:value="573.940122985001">
            <text:p>573.9401</text:p>
          </table:table-cell>
          <table:table-cell table:formula="of:=[.D269]" office:value-type="float" office:value="1000">
            <text:p>1000.0000</text:p>
          </table:table-cell>
          <table:table-cell table:formula="of:=[.E269]+[.$A$1]*([.E268]-[.E269]+[.F269]-[.E269]+[.E270]-[.E269]+[.D269]-[.E269])" office:value-type="float" office:value="573.350579133316">
            <text:p>573.3506</text:p>
          </table:table-cell>
          <table:table-cell table:formula="of:=[.F269]+[.$A$1]*([.F268]-[.F269]+[.G269]-[.F269]+[.F270]-[.F269]+[.E269]-[.F269])" office:value-type="float" office:value="431.272839759349">
            <text:p>431.2728</text:p>
          </table:table-cell>
          <table:table-cell table:formula="of:=[.B277]" office:value-type="float" office:value="431.92817234108">
            <text:p>431.9282</text:p>
          </table:table-cell>
          <table:table-cell table:number-columns-repeated="8"/>
        </table:table-row>
        <table:table-row table:style-name="ro1">
          <table:table-cell table:formula="of:=[.F278]" office:value-type="float" office:value="335.502887627609">
            <text:p>335.5029</text:p>
          </table:table-cell>
          <table:table-cell table:formula="of:=[.B270]+[.$A$1]*([.B269]-[.B270]+[.C270]-[.B270]+[.B271]-[.B270]+[.A270]-[.B270])" office:value-type="float" office:value="335.68333731809">
            <text:p>335.6833</text:p>
          </table:table-cell>
          <table:table-cell table:formula="of:=[.C270]+[.$A$1]*([.C269]-[.C270]+[.D270]-[.C270]+[.C271]-[.C270]+[.B270]-[.C270])" office:value-type="float" office:value="403.386441582821">
            <text:p>403.3864</text:p>
          </table:table-cell>
          <table:table-cell table:formula="of:=[.D270]+[.$A$1]*([.D269]-[.D270]+[.E270]-[.D270]+[.D271]-[.D270]+[.C270]-[.D270])" office:value-type="float" office:value="507.502108610832">
            <text:p>507.5021</text:p>
          </table:table-cell>
          <table:table-cell table:formula="of:=[.E270]+[.$A$1]*([.E269]-[.E270]+[.F270]-[.E270]+[.E271]-[.E270]+[.D270]-[.E270])" office:value-type="float" office:value="403.180523239601">
            <text:p>403.1805</text:p>
          </table:table-cell>
          <table:table-cell table:formula="of:=[.F270]+[.$A$1]*([.F269]-[.F270]+[.G270]-[.F270]+[.F271]-[.F270]+[.E270]-[.F270])" office:value-type="float" office:value="335.502887627609">
            <text:p>335.5029</text:p>
          </table:table-cell>
          <table:table-cell table:formula="of:=[.B278]" office:value-type="float" office:value="335.68333731809">
            <text:p>335.6833</text:p>
          </table:table-cell>
          <table:table-cell table:number-columns-repeated="8"/>
        </table:table-row>
        <table:table-row table:style-name="ro1">
          <table:table-cell table:formula="of:=[.F279]" office:value-type="float" office:value="177.780250687187">
            <text:p>177.7803</text:p>
          </table:table-cell>
          <table:table-cell table:formula="of:=[.B271]+[.$A$1]*([.B270]-[.B271]+[.C271]-[.B271]+[.B273]-[.B271]+[.A271]-[.B271])" office:value-type="float" office:value="177.828439817772">
            <text:p>177.8284</text:p>
          </table:table-cell>
          <table:table-cell table:formula="of:=[.C271]+[.$A$1]*([.C270]-[.C271]+[.D271]-[.C271]+[.C273]-[.C271]+[.B271]-[.C271])" office:value-type="float" office:value="201.262410035638">
            <text:p>201.2624</text:p>
          </table:table-cell>
          <table:table-cell table:formula="of:=[.D271]+[.$A$1]*([.D270]-[.D271]+[.E271]-[.D271]+[.D273]-[.D271]+[.C271]-[.D271])" office:value-type="float" office:value="226.840156394774">
            <text:p>226.8402</text:p>
          </table:table-cell>
          <table:table-cell table:formula="of:=[.E271]+[.$A$1]*([.E270]-[.E271]+[.F271]-[.E271]+[.E273]-[.E271]+[.D271]-[.E271])" office:value-type="float" office:value="201.199663146148">
            <text:p>201.1997</text:p>
          </table:table-cell>
          <table:table-cell table:formula="of:=[.F271]+[.$A$1]*([.F270]-[.F271]+[.G271]-[.F271]+[.F273]-[.F271]+[.E271]-[.F271])" office:value-type="float" office:value="177.780250687187">
            <text:p>177.7803</text:p>
          </table:table-cell>
          <table:table-cell table:formula="of:=[.B279]" office:value-type="float" office:value="177.828439817772">
            <text:p>177.8284</text:p>
          </table:table-cell>
          <table:table-cell table:number-columns-repeated="8"/>
        </table:table-row>
        <table:table-row table:style-name="ro1">
          <table:table-cell/>
          <table:table-cell table:formula="of:=[.B275]" office:value-type="float" office:value="294.781143934705">
            <text:p>294.7811</text:p>
          </table:table-cell>
          <table:table-cell table:formula="of:=[.C275]" office:value-type="float" office:value="329.493241656802">
            <text:p>329.4932</text:p>
          </table:table-cell>
          <table:table-cell table:formula="of:=[.D275]" office:value-type="float" office:value="362.272518495904">
            <text:p>362.2725</text:p>
          </table:table-cell>
          <table:table-cell table:formula="of:=[.E275]" office:value-type="float" office:value="326.484261440923">
            <text:p>326.4843</text:p>
          </table:table-cell>
          <table:table-cell table:formula="of:=[.F275]" office:value-type="float" office:value="284.24100973439">
            <text:p>284.2410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87]" office:value-type="float" office:value="178.647377122531">
            <text:p>178.6474</text:p>
          </table:table-cell>
          <table:table-cell table:formula="of:=[.C287]" office:value-type="float" office:value="201.983705472314">
            <text:p>201.9837</text:p>
          </table:table-cell>
          <table:table-cell table:formula="of:=[.D287]" office:value-type="float" office:value="227.465009886019">
            <text:p>227.4650</text:p>
          </table:table-cell>
          <table:table-cell table:formula="of:=[.E287]" office:value-type="float" office:value="201.920209803021">
            <text:p>201.9202</text:p>
          </table:table-cell>
          <table:table-cell table:formula="of:=[.F287]" office:value-type="float" office:value="178.598647769454">
            <text:p>178.5986</text:p>
          </table:table-cell>
          <table:table-cell table:number-columns-repeated="9"/>
        </table:table-row>
        <table:table-row table:style-name="ro1">
          <table:table-cell table:formula="of:=[.F283]" office:value-type="float" office:value="285.728465052859">
            <text:p>285.7285</text:p>
          </table:table-cell>
          <table:table-cell table:formula="of:=[.B275]+[.$A$1]*([.B274]-[.B275]+[.C275]-[.B275]+[.B276]-[.B275]+[.A275]-[.B275])" office:value-type="float" office:value="296.330669562398">
            <text:p>296.3307</text:p>
          </table:table-cell>
          <table:table-cell table:formula="of:=[.C275]+[.$A$1]*([.C274]-[.C275]+[.D275]-[.C275]+[.C276]-[.C275]+[.B275]-[.C275])" office:value-type="float" office:value="330.925243834211">
            <text:p>330.9252</text:p>
          </table:table-cell>
          <table:table-cell table:formula="of:=[.D275]+[.$A$1]*([.D274]-[.D275]+[.E275]-[.D275]+[.D276]-[.D275]+[.C275]-[.D275])" office:value-type="float" office:value="363.576472918056">
            <text:p>363.5765</text:p>
          </table:table-cell>
          <table:table-cell table:formula="of:=[.E275]+[.$A$1]*([.E274]-[.E275]+[.F275]-[.E275]+[.E276]-[.E275]+[.D275]-[.E275])" office:value-type="float" office:value="327.89555828764">
            <text:p>327.8956</text:p>
          </table:table-cell>
          <table:table-cell table:formula="of:=[.$A$1]*([.F274]+[.G275]+[.F276]+[.E275])" office:value-type="float" office:value="285.728465052859">
            <text:p>285.7285</text:p>
          </table:table-cell>
          <table:table-cell table:formula="of:=[.B283]" office:value-type="float" office:value="296.330669562398">
            <text:p>296.3307</text:p>
          </table:table-cell>
          <table:table-cell table:number-columns-repeated="8"/>
        </table:table-row>
        <table:table-row table:style-name="ro1">
          <table:table-cell table:formula="of:=[.F284]" office:value-type="float" office:value="393.332308292644">
            <text:p>393.3323</text:p>
          </table:table-cell>
          <table:table-cell table:formula="of:=[.B276]+[.$A$1]*([.B275]-[.B276]+[.C276]-[.B276]+[.B277]-[.B276]+[.A276]-[.B276])" office:value-type="float" office:value="395.878129932487">
            <text:p>395.8781</text:p>
          </table:table-cell>
          <table:table-cell table:formula="of:=[.C276]+[.$A$1]*([.C275]-[.C276]+[.D276]-[.C276]+[.C277]-[.C276]+[.B276]-[.C276])" office:value-type="float" office:value="467.222662124918">
            <text:p>467.2227</text:p>
          </table:table-cell>
          <table:table-cell table:formula="of:=[.D276]+[.$A$1]*([.D275]-[.D276]+[.E276]-[.D276]+[.D277]-[.D276]+[.C276]-[.D276])" office:value-type="float" office:value="572.948305431384">
            <text:p>572.9483</text:p>
          </table:table-cell>
          <table:table-cell table:formula="of:=[.E276]+[.$A$1]*([.E275]-[.E276]+[.F276]-[.E276]+[.E277]-[.E276]+[.D276]-[.E276])" office:value-type="float" office:value="465.69137355223">
            <text:p>465.6914</text:p>
          </table:table-cell>
          <table:table-cell table:formula="of:=[.F276]+[.$A$1]*([.F275]-[.F276]+[.G276]-[.F276]+[.F277]-[.F276]+[.E276]-[.F276])" office:value-type="float" office:value="393.332308292644">
            <text:p>393.3323</text:p>
          </table:table-cell>
          <table:table-cell table:formula="of:=[.B284]" office:value-type="float" office:value="395.878129932487">
            <text:p>395.8781</text:p>
          </table:table-cell>
          <table:table-cell table:number-columns-repeated="8"/>
        </table:table-row>
        <table:table-row table:style-name="ro1">
          <table:table-cell table:formula="of:=[.F285]" office:value-type="float" office:value="432.996014572638">
            <text:p>432.9960</text:p>
          </table:table-cell>
          <table:table-cell table:formula="of:=[.B277]+[.$A$1]*([.B276]-[.B277]+[.C277]-[.B277]+[.B278]-[.B277]+[.A277]-[.B277])" office:value-type="float" office:value="433.656616823488">
            <text:p>433.6566</text:p>
          </table:table-cell>
          <table:table-cell table:formula="of:=[.C277]+[.$A$1]*([.C276]-[.C277]+[.D277]-[.C277]+[.C278]-[.C277]+[.B277]-[.C277])" office:value-type="float" office:value="575.182769037176">
            <text:p>575.1828</text:p>
          </table:table-cell>
          <table:table-cell table:formula="of:=[.D277]" office:value-type="float" office:value="1000">
            <text:p>1000.0000</text:p>
          </table:table-cell>
          <table:table-cell table:formula="of:=[.E277]+[.$A$1]*([.E276]-[.E277]+[.F277]-[.E277]+[.E278]-[.E277]+[.D277]-[.E277])" office:value-type="float" office:value="574.587852184738">
            <text:p>574.5879</text:p>
          </table:table-cell>
          <table:table-cell table:formula="of:=[.F277]+[.$A$1]*([.F276]-[.F277]+[.G277]-[.F277]+[.F278]-[.F277]+[.E277]-[.F277])" office:value-type="float" office:value="432.996014572638">
            <text:p>432.9960</text:p>
          </table:table-cell>
          <table:table-cell table:formula="of:=[.B285]" office:value-type="float" office:value="433.656616823488">
            <text:p>433.6566</text:p>
          </table:table-cell>
          <table:table-cell table:number-columns-repeated="8"/>
        </table:table-row>
        <table:table-row table:style-name="ro1">
          <table:table-cell table:formula="of:=[.F286]" office:value-type="float" office:value="336.920183746119">
            <text:p>336.9202</text:p>
          </table:table-cell>
          <table:table-cell table:formula="of:=[.B278]+[.$A$1]*([.B277]-[.B278]+[.C278]-[.B278]+[.B279]-[.B278]+[.A278]-[.B278])" office:value-type="float" office:value="337.102359421351">
            <text:p>337.1024</text:p>
          </table:table-cell>
          <table:table-cell table:formula="of:=[.C278]+[.$A$1]*([.C277]-[.C278]+[.D278]-[.C278]+[.C279]-[.C278]+[.B278]-[.C278])" office:value-type="float" office:value="404.548572611207">
            <text:p>404.5486</text:p>
          </table:table-cell>
          <table:table-cell table:formula="of:=[.D278]+[.$A$1]*([.D277]-[.D278]+[.E278]-[.D278]+[.D279]-[.D278]+[.C278]-[.D278])" office:value-type="float" office:value="508.31779343656">
            <text:p>508.3178</text:p>
          </table:table-cell>
          <table:table-cell table:formula="of:=[.E278]+[.$A$1]*([.E277]-[.E278]+[.F278]-[.E278]+[.E279]-[.E278]+[.D278]-[.E278])" office:value-type="float" office:value="404.340478173881">
            <text:p>404.3405</text:p>
          </table:table-cell>
          <table:table-cell table:formula="of:=[.F278]+[.$A$1]*([.F277]-[.F278]+[.G278]-[.F278]+[.F279]-[.F278]+[.E278]-[.F278])" office:value-type="float" office:value="336.920183746119">
            <text:p>336.9202</text:p>
          </table:table-cell>
          <table:table-cell table:formula="of:=[.B286]" office:value-type="float" office:value="337.102359421351">
            <text:p>337.1024</text:p>
          </table:table-cell>
          <table:table-cell table:number-columns-repeated="8"/>
        </table:table-row>
        <table:table-row table:style-name="ro1">
          <table:table-cell table:formula="of:=[.F287]" office:value-type="float" office:value="178.598647769454">
            <text:p>178.5986</text:p>
          </table:table-cell>
          <table:table-cell table:formula="of:=[.B279]+[.$A$1]*([.B278]-[.B279]+[.C279]-[.B279]+[.B281]-[.B279]+[.A279]-[.B279])" office:value-type="float" office:value="178.647377122531">
            <text:p>178.6474</text:p>
          </table:table-cell>
          <table:table-cell table:formula="of:=[.C279]+[.$A$1]*([.C278]-[.C279]+[.D279]-[.C279]+[.C281]-[.C279]+[.B279]-[.C279])" office:value-type="float" office:value="201.983705472314">
            <text:p>201.9837</text:p>
          </table:table-cell>
          <table:table-cell table:formula="of:=[.D279]+[.$A$1]*([.D278]-[.D279]+[.E279]-[.D279]+[.D281]-[.D279]+[.C279]-[.D279])" office:value-type="float" office:value="227.465009886019">
            <text:p>227.4650</text:p>
          </table:table-cell>
          <table:table-cell table:formula="of:=[.E279]+[.$A$1]*([.E278]-[.E279]+[.F279]-[.E279]+[.E281]-[.E279]+[.D279]-[.E279])" office:value-type="float" office:value="201.920209803021">
            <text:p>201.9202</text:p>
          </table:table-cell>
          <table:table-cell table:formula="of:=[.F279]+[.$A$1]*([.F278]-[.F279]+[.G279]-[.F279]+[.F281]-[.F279]+[.E279]-[.F279])" office:value-type="float" office:value="178.598647769454">
            <text:p>178.5986</text:p>
          </table:table-cell>
          <table:table-cell table:formula="of:=[.B287]" office:value-type="float" office:value="178.647377122531">
            <text:p>178.6474</text:p>
          </table:table-cell>
          <table:table-cell table:number-columns-repeated="8"/>
        </table:table-row>
        <table:table-row table:style-name="ro1">
          <table:table-cell/>
          <table:table-cell table:formula="of:=[.B283]" office:value-type="float" office:value="296.330669562398">
            <text:p>296.3307</text:p>
          </table:table-cell>
          <table:table-cell table:formula="of:=[.C283]" office:value-type="float" office:value="330.925243834211">
            <text:p>330.9252</text:p>
          </table:table-cell>
          <table:table-cell table:formula="of:=[.D283]" office:value-type="float" office:value="363.576472918056">
            <text:p>363.5765</text:p>
          </table:table-cell>
          <table:table-cell table:formula="of:=[.E283]" office:value-type="float" office:value="327.89555828764">
            <text:p>327.8956</text:p>
          </table:table-cell>
          <table:table-cell table:formula="of:=[.F283]" office:value-type="float" office:value="285.728465052859">
            <text:p>285.7285</text:p>
          </table:table-cell>
          <table:table-cell table:number-columns-repeated="9"/>
        </table:table-row>
        <table:table-row table:style-name="ro1">
          <table:table-cell/>
          <table:table-cell table:number-columns-repeated="5"/>
          <table:table-cell table:number-columns-repeated="9"/>
        </table:table-row>
        <table:table-row table:style-name="ro1">
          <table:table-cell/>
          <table:table-cell table:formula="of:=[.B295]" office:value-type="float" office:value="179.39022612405">
            <text:p>179.3902</text:p>
          </table:table-cell>
          <table:table-cell table:formula="of:=[.C295]" office:value-type="float" office:value="202.637978527634">
            <text:p>202.6380</text:p>
          </table:table-cell>
          <table:table-cell table:formula="of:=[.D295]" office:value-type="float" office:value="228.031810486295">
            <text:p>228.0318</text:p>
          </table:table-cell>
          <table:table-cell table:formula="of:=[.E295]" office:value-type="float" office:value="202.573800991166">
            <text:p>202.5738</text:p>
          </table:table-cell>
          <table:table-cell table:formula="of:=[.F295]" office:value-type="float" office:value="179.341010871979">
            <text:p>179.3410</text:p>
          </table:table-cell>
          <table:table-cell table:number-columns-repeated="9"/>
        </table:table-row>
        <table:table-row table:style-name="ro1">
          <table:table-cell table:formula="of:=[.F291]" office:value-type="float" office:value="287.077724138913">
            <text:p>287.0777</text:p>
          </table:table-cell>
          <table:table-cell table:formula="of:=[.B283]+[.$A$1]*([.B282]-[.B283]+[.C283]-[.B283]+[.B284]-[.B283]+[.A283]-[.B283])" office:value-type="float" office:value="297.736238608597">
            <text:p>297.7362</text:p>
          </table:table-cell>
          <table:table-cell table:formula="of:=[.C283]+[.$A$1]*([.C282]-[.C283]+[.D283]-[.C283]+[.C284]-[.C283]+[.B283]-[.C283])" office:value-type="float" office:value="332.224252172013">
            <text:p>332.2243</text:p>
          </table:table-cell>
          <table:table-cell table:formula="of:=[.D283]+[.$A$1]*([.D282]-[.D283]+[.E283]-[.D283]+[.D284]-[.D283]+[.C283]-[.D283])" office:value-type="float" office:value="364.759247102143">
            <text:p>364.7592</text:p>
          </table:table-cell>
          <table:table-cell table:formula="of:=[.E283]+[.$A$1]*([.E282]-[.E283]+[.F283]-[.E283]+[.E284]-[.E283]+[.D283]-[.E283])" office:value-type="float" office:value="329.175787449785">
            <text:p>329.1758</text:p>
          </table:table-cell>
          <table:table-cell table:formula="of:=[.$A$1]*([.F282]+[.G283]+[.F284]+[.E283])" office:value-type="float" office:value="287.077724138913">
            <text:p>287.0777</text:p>
          </table:table-cell>
          <table:table-cell table:formula="of:=[.B291]" office:value-type="float" office:value="297.736238608597">
            <text:p>297.7362</text:p>
          </table:table-cell>
          <table:table-cell table:number-columns-repeated="8"/>
        </table:table-row>
        <table:table-row table:style-name="ro1">
          <table:table-cell table:formula="of:=[.F292]" office:value-type="float" office:value="395.003848278157">
            <text:p>395.0038</text:p>
          </table:table-cell>
          <table:table-cell table:formula="of:=[.B284]+[.$A$1]*([.B283]-[.B284]+[.C284]-[.B284]+[.B285]-[.B284]+[.A284]-[.B284])" office:value-type="float" office:value="397.565266830127">
            <text:p>397.5653</text:p>
          </table:table-cell>
          <table:table-cell table:formula="of:=[.C284]+[.$A$1]*([.C283]-[.C284]+[.D284]-[.C284]+[.C285]-[.C284]+[.B284]-[.C284])" office:value-type="float" office:value="468.673174061458">
            <text:p>468.6732</text:p>
          </table:table-cell>
          <table:table-cell table:formula="of:=[.D284]+[.$A$1]*([.D283]-[.D284]+[.E284]-[.D284]+[.D285]-[.D284]+[.C284]-[.D284])" office:value-type="float" office:value="574.075654280104">
            <text:p>574.0757</text:p>
          </table:table-cell>
          <table:table-cell table:formula="of:=[.E284]+[.$A$1]*([.E283]-[.E284]+[.F284]-[.E284]+[.E285]-[.E284]+[.D284]-[.E284])" office:value-type="float" office:value="467.131020749227">
            <text:p>467.1310</text:p>
          </table:table-cell>
          <table:table-cell table:formula="of:=[.F284]+[.$A$1]*([.F283]-[.F284]+[.G284]-[.F284]+[.F285]-[.F284]+[.E284]-[.F284])" office:value-type="float" office:value="395.003848278157">
            <text:p>395.0038</text:p>
          </table:table-cell>
          <table:table-cell table:formula="of:=[.B292]" office:value-type="float" office:value="397.565266830127">
            <text:p>397.5653</text:p>
          </table:table-cell>
          <table:table-cell table:number-columns-repeated="8"/>
        </table:table-row>
        <table:table-row table:style-name="ro1">
          <table:table-cell table:formula="of:=[.F293]" office:value-type="float" office:value="434.559111234183">
            <text:p>434.5591</text:p>
          </table:table-cell>
          <table:table-cell table:formula="of:=[.B285]+[.$A$1]*([.B284]-[.B285]+[.C285]-[.B285]+[.B286]-[.B285]+[.A285]-[.B285])" office:value-type="float" office:value="435.224490184216">
            <text:p>435.2245</text:p>
          </table:table-cell>
          <table:table-cell table:formula="of:=[.C285]+[.$A$1]*([.C284]-[.C285]+[.D285]-[.C285]+[.C286]-[.C285]+[.B285]-[.C285])" office:value-type="float" office:value="576.309995135794">
            <text:p>576.3100</text:p>
          </table:table-cell>
          <table:table-cell table:formula="of:=[.D285]" office:value-type="float" office:value="1000">
            <text:p>1000.0000</text:p>
          </table:table-cell>
          <table:table-cell table:formula="of:=[.E285]+[.$A$1]*([.E284]-[.E285]+[.F285]-[.E285]+[.E286]-[.E285]+[.D285]-[.E285])" office:value-type="float" office:value="575.710201999089">
            <text:p>575.7102</text:p>
          </table:table-cell>
          <table:table-cell table:formula="of:=[.F285]+[.$A$1]*([.F284]-[.F285]+[.G285]-[.F285]+[.F286]-[.F285]+[.E285]-[.F285])" office:value-type="float" office:value="434.559111234183">
            <text:p>434.5591</text:p>
          </table:table-cell>
          <table:table-cell table:formula="of:=[.B293]" office:value-type="float" office:value="435.224490184216">
            <text:p>435.2245</text:p>
          </table:table-cell>
          <table:table-cell table:number-columns-repeated="8"/>
        </table:table-row>
        <table:table-row table:style-name="ro1">
          <table:table-cell table:formula="of:=[.F294]" office:value-type="float" office:value="338.205807334803">
            <text:p>338.2058</text:p>
          </table:table-cell>
          <table:table-cell table:formula="of:=[.B286]+[.$A$1]*([.B285]-[.B286]+[.C286]-[.B286]+[.B287]-[.B286]+[.A286]-[.B286])" office:value-type="float" office:value="338.389554449657">
            <text:p>338.3896</text:p>
          </table:table-cell>
          <table:table-cell table:formula="of:=[.C286]+[.$A$1]*([.C285]-[.C286]+[.D286]-[.C286]+[.C287]-[.C286]+[.B286]-[.C286])" office:value-type="float" office:value="405.602733472624">
            <text:p>405.6027</text:p>
          </table:table-cell>
          <table:table-cell table:formula="of:=[.D286]+[.$A$1]*([.D285]-[.D286]+[.E286]-[.D286]+[.D287]-[.D286]+[.C286]-[.D286])" office:value-type="float" office:value="509.057686298528">
            <text:p>509.0577</text:p>
          </table:table-cell>
          <table:table-cell table:formula="of:=[.E286]+[.$A$1]*([.E285]-[.E286]+[.F286]-[.E286]+[.E287]-[.E286]+[.D286]-[.E286])" office:value-type="float" office:value="405.39266852786">
            <text:p>405.3927</text:p>
          </table:table-cell>
          <table:table-cell table:formula="of:=[.F286]+[.$A$1]*([.F285]-[.F286]+[.G286]-[.F286]+[.F287]-[.F286]+[.E286]-[.F286])" office:value-type="float" office:value="338.205807334803">
            <text:p>338.2058</text:p>
          </table:table-cell>
          <table:table-cell table:formula="of:=[.B294]" office:value-type="float" office:value="338.389554449657">
            <text:p>338.3896</text:p>
          </table:table-cell>
          <table:table-cell table:number-columns-repeated="8"/>
        </table:table-row>
        <table:table-row table:style-name="ro1">
          <table:table-cell table:formula="of:=[.F295]" office:value-type="float" office:value="179.341010871979">
            <text:p>179.3410</text:p>
          </table:table-cell>
          <table:table-cell table:formula="of:=[.B287]+[.$A$1]*([.B286]-[.B287]+[.C287]-[.B287]+[.B289]-[.B287]+[.A287]-[.B287])" office:value-type="float" office:value="179.39022612405">
            <text:p>179.3902</text:p>
          </table:table-cell>
          <table:table-cell table:formula="of:=[.C287]+[.$A$1]*([.C286]-[.C287]+[.D287]-[.C287]+[.C289]-[.C287]+[.B287]-[.C287])" office:value-type="float" office:value="202.637978527634">
            <text:p>202.6380</text:p>
          </table:table-cell>
          <table:table-cell table:formula="of:=[.D287]+[.$A$1]*([.D286]-[.D287]+[.E287]-[.D287]+[.D289]-[.D287]+[.C287]-[.D287])" office:value-type="float" office:value="228.031810486295">
            <text:p>228.0318</text:p>
          </table:table-cell>
          <table:table-cell table:formula="of:=[.E287]+[.$A$1]*([.E286]-[.E287]+[.F287]-[.E287]+[.E289]-[.E287]+[.D287]-[.E287])" office:value-type="float" office:value="202.573800991166">
            <text:p>202.5738</text:p>
          </table:table-cell>
          <table:table-cell table:formula="of:=[.F287]+[.$A$1]*([.F286]-[.F287]+[.G287]-[.F287]+[.F289]-[.F287]+[.E287]-[.F287])" office:value-type="float" office:value="179.341010871979">
            <text:p>179.3410</text:p>
          </table:table-cell>
          <table:table-cell table:formula="of:=[.B295]" office:value-type="float" office:value="179.39022612405">
            <text:p>179.3902</text:p>
          </table:table-cell>
          <table:table-cell table:number-columns-repeated="8"/>
        </table:table-row>
        <table:table-row table:style-name="ro1">
          <table:table-cell/>
          <table:table-cell table:formula="of:=[.B291]" office:value-type="float" office:value="297.736238608597">
            <text:p>297.7362</text:p>
          </table:table-cell>
          <table:table-cell table:formula="of:=[.C291]" office:value-type="float" office:value="332.224252172013">
            <text:p>332.2243</text:p>
          </table:table-cell>
          <table:table-cell table:formula="of:=[.D291]" office:value-type="float" office:value="364.759247102143">
            <text:p>364.7592</text:p>
          </table:table-cell>
          <table:table-cell table:formula="of:=[.E291]" office:value-type="float" office:value="329.175787449785">
            <text:p>329.1758</text:p>
          </table:table-cell>
          <table:table-cell table:formula="of:=[.F291]" office:value-type="float" office:value="287.077724138913">
            <text:p>287.0777</text:p>
          </table:table-cell>
          <table:table-cell table:number-columns-repeated="9"/>
        </table:table-row>
        <table:table-row table:style-name="ro1" table:number-rows-repeated="104827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12/05/2011</text:date>, <text:time>03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y Abshire</meta:initial-creator>
    <meta:creation-date>2011-12-04T13:14:53</meta:creation-date>
    <dc:date>2011-12-05T03:32:31</dc:date>
    <dc:creator>Corey Abshire</dc:creator>
    <meta:editing-duration>PT13H31M17S</meta:editing-duration>
    <meta:editing-cycles>1</meta:editing-cycles>
    <meta:document-statistic meta:table-count="3" meta:cell-count="1891" meta:object-count="0"/>
    <meta:generator>LibreOffice/3.4$Unix LibreOffice_project/340m1$Build-402</meta:generator>
  </office:meta>
</office:document-meta>
</file>